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0.5028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9709in"/>
    </style:style>
    <style:style style:name="co12" style:family="table-column">
      <style:table-column-properties fo:break-before="auto" style:column-width="1.798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0.8075in"/>
    </style:style>
    <style:style style:name="co15" style:family="table-column">
      <style:table-column-properties fo:break-before="auto" style:column-width="1.3953in"/>
    </style:style>
    <style:style style:name="co16" style:family="table-column">
      <style:table-column-properties fo:break-before="auto" style:column-width="1.3839in"/>
    </style:style>
    <style:style style:name="co17" style:family="table-column">
      <style:table-column-properties fo:break-before="auto" style:column-width="1.178in"/>
    </style:style>
    <style:style style:name="co18" style:family="table-column">
      <style:table-column-properties fo:break-before="auto" style:column-width="0.6874in"/>
    </style:style>
    <style:style style:name="co19" style:family="table-column">
      <style:table-column-properties fo:break-before="auto" style:column-width="1.0575in"/>
    </style:style>
    <style:style style:name="co20" style:family="table-column">
      <style:table-column-properties fo:break-before="auto" style:column-width="1.1228in"/>
    </style:style>
    <style:style style:name="co21" style:family="table-column">
      <style:table-column-properties fo:break-before="auto" style:column-width="1.2429in"/>
    </style:style>
    <style:style style:name="co22" style:family="table-column">
      <style:table-column-properties fo:break-before="auto" style:column-width="1.2646in"/>
    </style:style>
    <style:style style:name="co23" style:family="table-column">
      <style:table-column-properties fo:break-before="auto" style:column-width="1.5043in"/>
    </style:style>
    <style:style style:name="co24" style:family="table-column">
      <style:table-column-properties fo:break-before="auto" style:column-width="1.5146in"/>
    </style:style>
    <style:style style:name="co25" style:family="table-column">
      <style:table-column-properties fo:break-before="auto" style:column-width="1.0902in"/>
    </style:style>
    <style:style style:name="co26" style:family="table-column">
      <style:table-column-properties fo:break-before="auto" style:column-width="1.1118in"/>
    </style:style>
    <style:style style:name="co27" style:family="table-column">
      <style:table-column-properties fo:break-before="auto" style:column-width="1.3409in"/>
    </style:style>
    <style:style style:name="co28" style:family="table-column">
      <style:table-column-properties fo:break-before="auto" style:column-width="1.9398in"/>
    </style:style>
    <style:style style:name="co29" style:family="table-column">
      <style:table-column-properties fo:break-before="auto" style:column-width="1.439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2.3854in"/>
    </style:style>
    <style:style style:name="co32" style:family="table-column">
      <style:table-column-properties fo:break-before="auto" style:column-width="2.7555in"/>
    </style:style>
    <style:style style:name="co33" style:family="table-column">
      <style:table-column-properties fo:break-before="auto" style:column-width="1.4819in"/>
    </style:style>
    <style:style style:name="co34" style:family="table-column">
      <style:table-column-properties fo:break-before="auto" style:column-width="1.5583in"/>
    </style:style>
    <style:style style:name="co35" style:family="table-column">
      <style:table-column-properties fo:break-before="auto" style:column-width="1.1339in"/>
    </style:style>
    <style:style style:name="co36" style:family="table-column">
      <style:table-column-properties fo:break-before="auto" style:column-width="1.6563in"/>
    </style:style>
    <style:style style:name="co37" style:family="table-column">
      <style:table-column-properties fo:break-before="auto" style:column-width="1.711in"/>
    </style:style>
    <style:style style:name="co38" style:family="table-column">
      <style:table-column-properties fo:break-before="auto" style:column-width="2.0264in"/>
    </style:style>
    <style:style style:name="co39" style:family="table-column">
      <style:table-column-properties fo:break-before="auto" style:column-width="1.4165in"/>
    </style:style>
    <style:style style:name="co40" style:family="table-column">
      <style:table-column-properties fo:break-before="auto" style:column-width="1.7327in"/>
    </style:style>
    <style:style style:name="co41" style:family="table-column">
      <style:table-column-properties fo:break-before="auto" style:column-width="1.7866in"/>
    </style:style>
    <style:style style:name="co42" style:family="table-column">
      <style:table-column-properties fo:break-before="auto" style:column-width="2.1028in"/>
    </style:style>
    <style:style style:name="co43" style:family="table-column">
      <style:table-column-properties fo:break-before="auto" style:column-width="1.4063in"/>
    </style:style>
    <style:style style:name="co44" style:family="table-column">
      <style:table-column-properties fo:break-before="auto" style:column-width="1.7217in"/>
    </style:style>
    <style:style style:name="co45" style:family="table-column">
      <style:table-column-properties fo:break-before="auto" style:column-width="1.7764in"/>
    </style:style>
    <style:style style:name="co46" style:family="table-column">
      <style:table-column-properties fo:break-before="auto" style:column-width="2.0917in"/>
    </style:style>
    <style:style style:name="co47" style:family="table-column">
      <style:table-column-properties fo:break-before="auto" style:column-width="1.9827in"/>
    </style:style>
    <style:style style:name="co48" style:family="table-column">
      <style:table-column-properties fo:break-before="auto" style:column-width="2.2984in"/>
    </style:style>
    <style:style style:name="co49" style:family="table-column">
      <style:table-column-properties fo:break-before="auto" style:column-width="2.3528in"/>
    </style:style>
    <style:style style:name="co50" style:family="table-column">
      <style:table-column-properties fo:break-before="auto" style:column-width="2.6689in"/>
    </style:style>
    <style:style style:name="co51" style:family="table-column">
      <style:table-column-properties fo:break-before="auto" style:column-width="2.0591in"/>
    </style:style>
    <style:style style:name="co52" style:family="table-column">
      <style:table-column-properties fo:break-before="auto" style:column-width="2.3752in"/>
    </style:style>
    <style:style style:name="co53" style:family="table-column">
      <style:table-column-properties fo:break-before="auto" style:column-width="2.4291in"/>
    </style:style>
    <style:style style:name="co54" style:family="table-column">
      <style:table-column-properties fo:break-before="auto" style:column-width="2.7445in"/>
    </style:style>
    <style:style style:name="co55" style:family="table-column">
      <style:table-column-properties fo:break-before="auto" style:column-width="2.048in"/>
    </style:style>
    <style:style style:name="co56" style:family="table-column">
      <style:table-column-properties fo:break-before="auto" style:column-width="2.3638in"/>
    </style:style>
    <style:style style:name="co57" style:family="table-column">
      <style:table-column-properties fo:break-before="auto" style:column-width="2.4181in"/>
    </style:style>
    <style:style style:name="co58" style:family="table-column">
      <style:table-column-properties fo:break-before="auto" style:column-width="2.7339in"/>
    </style:style>
    <style:style style:name="co59" style:family="table-column">
      <style:table-column-properties fo:break-before="auto" style:column-width="2.7882in"/>
    </style:style>
    <style:style style:name="co60" style:family="table-column">
      <style:table-column-properties fo:break-before="auto" style:column-width="3.1583in"/>
    </style:style>
    <style:style style:name="co61" style:family="table-column">
      <style:table-column-properties fo:break-before="auto" style:column-width="3.1043in"/>
    </style:style>
    <style:style style:name="co62" style:family="table-column">
      <style:table-column-properties fo:break-before="auto" style:column-width="3.4744in"/>
    </style:style>
    <style:style style:name="co63" style:family="table-column">
      <style:table-column-properties fo:break-before="auto" style:column-width="2.8646in"/>
    </style:style>
    <style:style style:name="co64" style:family="table-column">
      <style:table-column-properties fo:break-before="auto" style:column-width="3.2346in"/>
    </style:style>
    <style:style style:name="co65" style:family="table-column">
      <style:table-column-properties fo:break-before="auto" style:column-width="3.1799in"/>
    </style:style>
    <style:style style:name="co66" style:family="table-column">
      <style:table-column-properties fo:break-before="auto" style:column-width="3.55in"/>
    </style:style>
    <style:style style:name="co67" style:family="table-column">
      <style:table-column-properties fo:break-before="auto" style:column-width="2.8535in"/>
    </style:style>
    <style:style style:name="co68" style:family="table-column">
      <style:table-column-properties fo:break-before="auto" style:column-width="3.2236in"/>
    </style:style>
    <style:style style:name="co69" style:family="table-column">
      <style:table-column-properties fo:break-before="auto" style:column-width="3.1693in"/>
    </style:style>
    <style:style style:name="co70" style:family="table-column">
      <style:table-column-properties fo:break-before="auto" style:column-width="3.5398in"/>
    </style:style>
    <style:style style:name="co71" style:family="table-column">
      <style:table-column-properties fo:break-before="auto" style:column-width="1.3736in"/>
    </style:style>
    <style:style style:name="co72" style:family="table-column">
      <style:table-column-properties fo:break-before="auto" style:column-width="1.1016in"/>
    </style:style>
    <style:style style:name="co73" style:family="table-column">
      <style:table-column-properties fo:break-before="auto" style:column-width="1.8744in"/>
    </style:style>
    <style:style style:name="co74" style:family="table-column">
      <style:table-column-properties fo:break-before="auto" style:column-width="2.2445in"/>
    </style:style>
    <style:style style:name="co75" style:family="table-column">
      <style:table-column-properties fo:break-before="auto" style:column-width="1.3299in"/>
    </style:style>
    <style:style style:name="co76" style:family="table-column">
      <style:table-column-properties fo:break-before="auto" style:column-width="1.4929in"/>
    </style:style>
    <style:style style:name="co77" style:family="table-column">
      <style:table-column-properties fo:break-before="auto" style:column-width="1.6453in"/>
    </style:style>
    <style:style style:name="co78" style:family="table-column">
      <style:table-column-properties fo:break-before="auto" style:column-width="1.6673in"/>
    </style:style>
    <style:style style:name="co79" style:family="table-column">
      <style:table-column-properties fo:break-before="auto" style:column-width="1.8091in"/>
    </style:style>
    <style:style style:name="co80" style:family="table-column">
      <style:table-column-properties fo:break-before="auto" style:column-width="1.8307in"/>
    </style:style>
    <style:style style:name="co81" style:family="table-column">
      <style:table-column-properties fo:break-before="auto" style:column-width="1.7in"/>
    </style:style>
    <style:style style:name="co82" style:family="table-column">
      <style:table-column-properties fo:break-before="auto" style:column-width="1.7654in"/>
    </style:style>
    <style:style style:name="co83" style:family="table-column">
      <style:table-column-properties fo:break-before="auto" style:column-width="2.3425in"/>
    </style:style>
    <style:style style:name="co84" style:family="table-column">
      <style:table-column-properties fo:break-before="auto" style:column-width="2.4075in"/>
    </style:style>
    <style:style style:name="co85" style:family="table-column">
      <style:table-column-properties fo:break-before="auto" style:column-width="0.8835in"/>
    </style:style>
    <style:style style:name="co8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_Iram_tel_N2P4_v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number-columns-repeated="2" table:default-cell-style-name="Default"/>
        <table:table-column table:style-name="co35" table:number-columns-repeated="16" table:default-cell-style-name="Default"/>
        <table:table-column table:style-name="co27" table:number-columns-repeated="2" table:default-cell-style-name="Default"/>
        <table:table-column table:style-name="co36" table:number-columns-repeated="2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45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column table:style-name="co51" table:number-columns-repeated="2" table:default-cell-style-name="Default"/>
        <table:table-column table:style-name="co52" table:number-columns-repeated="2" table:default-cell-style-name="Default"/>
        <table:table-column table:style-name="co53" table:number-columns-repeated="2" table:default-cell-style-name="Default"/>
        <table:table-column table:style-name="co54" table:number-columns-repeated="2" table:default-cell-style-name="Default"/>
        <table:table-column table:style-name="co55" table:number-columns-repeated="2" table:default-cell-style-name="Default"/>
        <table:table-column table:style-name="co56" table:number-columns-repeated="2" table:default-cell-style-name="Default"/>
        <table:table-column table:style-name="co57" table:number-columns-repeated="2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75" table:default-cell-style-name="Default"/>
        <table:table-column table:style-name="co3" table:default-cell-style-name="Default"/>
        <table:table-column table:style-name="co7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75" table:default-cell-style-name="Default"/>
        <table:table-column table:style-name="co3" table:default-cell-style-name="Default"/>
        <table:table-column table:style-name="co7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column table:style-name="co81" table:number-columns-repeated="2" table:default-cell-style-name="Default"/>
        <table:table-column table:style-name="co45" table:number-columns-repeated="2" table:default-cell-style-name="Default"/>
        <table:table-column table:style-name="co82" table:number-columns-repeated="2" table:default-cell-style-name="Default"/>
        <table:table-column table:style-name="co38" table:number-columns-repeated="2" table:default-cell-style-name="Default"/>
        <table:table-column table:style-name="co83" table:number-columns-repeated="2" table:default-cell-style-name="Default"/>
        <table:table-column table:style-name="co42" table:number-columns-repeated="2" table:default-cell-style-name="Default"/>
        <table:table-column table:style-name="co57" table:number-columns-repeated="2" table:default-cell-style-name="Default"/>
        <table:table-column table:style-name="co46" table:number-columns-repeated="2" table:default-cell-style-name="Default"/>
        <table:table-column table:style-name="co84" table:number-columns-repeated="2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DAY </text:p>
          </table:table-cell>
          <table:table-cell office:value-type="string" calcext:value-type="string">
            <text:p><text:s/>SCANNUM </text:p>
          </table:table-cell>
          <table:table-cell office:value-type="string" calcext:value-type="string">
            <text:p><text:s/>OBJECT </text:p>
          </table:table-cell>
          <table:table-cell office:value-type="string" calcext:value-type="string">
            <text:p><text:s/>OPERATOR </text:p>
          </table:table-cell>
          <table:table-cell office:value-type="string" calcext:value-type="string">
            <text:p><text:s/>OBSID </text:p>
          </table:table-cell>
          <table:table-cell office:value-type="string" calcext:value-type="string">
            <text:p><text:s/>PROJID </text:p>
          </table:table-cell>
          <table:table-cell office:value-type="string" calcext:value-type="string">
            <text:p><text:s/>RUN </text:p>
          </table:table-cell>
          <table:table-cell office:value-type="string" calcext:value-type="string">
            <text:p><text:s/>CONFIG </text:p>
          </table:table-cell>
          <table:table-cell office:value-type="string" calcext:value-type="string">
            <text:p><text:s/>RA_DEG </text:p>
          </table:table-cell>
          <table:table-cell office:value-type="string" calcext:value-type="string">
            <text:p><text:s/>DEC_DEG </text:p>
          </table:table-cell>
          <table:table-cell office:value-type="string" calcext:value-type="string">
            <text:p><text:s/>AZ_DEG </text:p>
          </table:table-cell>
          <table:table-cell office:value-type="string" calcext:value-type="string">
            <text:p><text:s/>EL_DEG </text:p>
          </table:table-cell>
          <table:table-cell office:value-type="string" calcext:value-type="string">
            <text:p><text:s/>PARANGLE_DEG </text:p>
          </table:table-cell>
          <table:table-cell office:value-type="string" calcext:value-type="string">
            <text:p><text:s/>MJD </text:p>
          </table:table-cell>
          <table:table-cell office:value-type="string" calcext:value-type="string">
            <text:p><text:s/>DATE </text:p>
          </table:table-cell>
          <table:table-cell office:value-type="string" calcext:value-type="string">
            <text:p><text:s/>LST_SEC </text:p>
          </table:table-cell>
          <table:table-cell office:value-type="string" calcext:value-type="string">
            <text:p><text:s/>EXPTIME </text:p>
          </table:table-cell>
          <table:table-cell office:value-type="string" calcext:value-type="string">
            <text:p><text:s/>TOTAL_OBS_TIME </text:p>
          </table:table-cell>
          <table:table-cell office:value-type="string" calcext:value-type="string">
            <text:p><text:s/>VALID_OBS_TIME </text:p>
          </table:table-cell>
          <table:table-cell office:value-type="string" calcext:value-type="string">
            <text:p><text:s/>NKIDS_VALID1 </text:p>
          </table:table-cell>
          <table:table-cell office:value-type="string" calcext:value-type="string">
            <text:p><text:s/>NKIDS_VALID2 </text:p>
          </table:table-cell>
          <table:table-cell office:value-type="string" calcext:value-type="string">
            <text:p><text:s/>NKIDS_VALID3 </text:p>
          </table:table-cell>
          <table:table-cell office:value-type="string" calcext:value-type="string">
            <text:p><text:s/>N_OBS </text:p>
          </table:table-cell>
          <table:table-cell office:value-type="string" calcext:value-type="string">
            <text:p><text:s/>N_OBSP </text:p>
          </table:table-cell>
          <table:table-cell office:value-type="string" calcext:value-type="string">
            <text:p><text:s/>OBSTYPE </text:p>
          </table:table-cell>
          <table:table-cell office:value-type="string" calcext:value-type="string">
            <text:p><text:s/>POLAR </text:p>
          </table:table-cell>
          <table:table-cell office:value-type="string" calcext:value-type="string">
            <text:p><text:s/>SYSOFF </text:p>
          </table:table-cell>
          <table:table-cell office:value-type="string" calcext:value-type="string">
            <text:p><text:s/>NASX_ARCSEC </text:p>
          </table:table-cell>
          <table:table-cell office:value-type="string" calcext:value-type="string">
            <text:p><text:s/>NASY_ARCSEC </text:p>
          </table:table-cell>
          <table:table-cell office:value-type="string" calcext:value-type="string">
            <text:p><text:s/>XOFFSET_ARCSEC </text:p>
          </table:table-cell>
          <table:table-cell office:value-type="string" calcext:value-type="string">
            <text:p><text:s/>YOFFSET_ARCSEC </text:p>
          </table:table-cell>
          <table:table-cell office:value-type="string" calcext:value-type="string">
            <text:p><text:s/>SWITCHMODE </text:p>
          </table:table-cell>
          <table:table-cell office:value-type="string" calcext:value-type="string">
            <text:p><text:s/>FOCUSX_MM </text:p>
          </table:table-cell>
          <table:table-cell office:value-type="string" calcext:value-type="string">
            <text:p><text:s/>FOCUSY_MM </text:p>
          </table:table-cell>
          <table:table-cell office:value-type="string" calcext:value-type="string">
            <text:p><text:s/>FOCUSZ_MM </text:p>
          </table:table-cell>
          <table:table-cell office:value-type="string" calcext:value-type="string">
            <text:p><text:s/>PRESSURE_HPA </text:p>
          </table:table-cell>
          <table:table-cell office:value-type="string" calcext:value-type="string">
            <text:p><text:s/>TAMBIENT_C </text:p>
          </table:table-cell>
          <table:table-cell office:value-type="string" calcext:value-type="string">
            <text:p><text:s/>REL_HUMIDITY_PERCENT </text:p>
          </table:table-cell>
          <table:table-cell office:value-type="string" calcext:value-type="string">
            <text:p><text:s/>WINDVEL_MPERS </text:p>
          </table:table-cell>
          <table:table-cell office:value-type="string" calcext:value-type="string">
            <text:p><text:s/>TIPTAU225GHZ </text:p>
          </table:table-cell>
          <table:table-cell office:value-type="string" calcext:value-type="string">
            <text:p><text:s/>TAU1MM </text:p>
          </table:table-cell>
          <table:table-cell office:value-type="string" calcext:value-type="string">
            <text:p><text:s/>TAU2MM </text:p>
          </table:table-cell>
          <table:table-cell office:value-type="string" calcext:value-type="string">
            <text:p><text:s/>TAU1 </text:p>
          </table:table-cell>
          <table:table-cell office:value-type="string" calcext:value-type="string">
            <text:p><text:s/>TAU3 </text:p>
          </table:table-cell>
          <table:table-cell office:value-type="string" calcext:value-type="string">
            <text:p><text:s/>DIR </text:p>
          </table:table-cell>
          <table:table-cell office:value-type="string" calcext:value-type="string">
            <text:p><text:s/>FILE </text:p>
          </table:table-cell>
          <table:table-cell office:value-type="string" calcext:value-type="string">
            <text:p><text:s/>POWLAWAMP1MM </text:p>
          </table:table-cell>
          <table:table-cell office:value-type="string" calcext:value-type="string">
            <text:p><text:s/>POWLAWAMP2MM </text:p>
          </table:table-cell>
          <table:table-cell office:value-type="string" calcext:value-type="string">
            <text:p><text:s/>POWLAWEXPO1MM </text:p>
          </table:table-cell>
          <table:table-cell office:value-type="string" calcext:value-type="string">
            <text:p><text:s/>POWLAWEXPO2MM </text:p>
          </table:table-cell>
          <table:table-cell office:value-type="string" calcext:value-type="string">
            <text:p><text:s/>SKYNOI1MM0 </text:p>
          </table:table-cell>
          <table:table-cell office:value-type="string" calcext:value-type="string">
            <text:p><text:s/>SKYNOI1MM1 </text:p>
          </table:table-cell>
          <table:table-cell office:value-type="string" calcext:value-type="string">
            <text:p><text:s/>SKYNOI1MM2 </text:p>
          </table:table-cell>
          <table:table-cell office:value-type="string" calcext:value-type="string">
            <text:p><text:s/>SKYNOI1MM3 </text:p>
          </table:table-cell>
          <table:table-cell office:value-type="string" calcext:value-type="string">
            <text:p><text:s/>SKYNOI1MM4 </text:p>
          </table:table-cell>
          <table:table-cell office:value-type="string" calcext:value-type="string">
            <text:p><text:s/>SKYNOI1MM5 </text:p>
          </table:table-cell>
          <table:table-cell office:value-type="string" calcext:value-type="string">
            <text:p><text:s/>SKYNOI1MM6 </text:p>
          </table:table-cell>
          <table:table-cell office:value-type="string" calcext:value-type="string">
            <text:p><text:s/>SKYNOI1MM7 </text:p>
          </table:table-cell>
          <table:table-cell office:value-type="string" calcext:value-type="string">
            <text:p><text:s/>SKYNOI2MM0 </text:p>
          </table:table-cell>
          <table:table-cell office:value-type="string" calcext:value-type="string">
            <text:p><text:s/>SKYNOI2MM1 </text:p>
          </table:table-cell>
          <table:table-cell office:value-type="string" calcext:value-type="string">
            <text:p><text:s/>SKYNOI2MM2 </text:p>
          </table:table-cell>
          <table:table-cell office:value-type="string" calcext:value-type="string">
            <text:p><text:s/>SKYNOI2MM3 </text:p>
          </table:table-cell>
          <table:table-cell office:value-type="string" calcext:value-type="string">
            <text:p><text:s/>SKYNOI2MM4 </text:p>
          </table:table-cell>
          <table:table-cell office:value-type="string" calcext:value-type="string">
            <text:p><text:s/>SKYNOI2MM5 </text:p>
          </table:table-cell>
          <table:table-cell office:value-type="string" calcext:value-type="string">
            <text:p><text:s/>SKYNOI2MM6 </text:p>
          </table:table-cell>
          <table:table-cell office:value-type="string" calcext:value-type="string">
            <text:p><text:s/>SKYNOI2MM7 </text:p>
          </table:table-cell>
          <table:table-cell office:value-type="string" calcext:value-type="string">
            <text:p><text:s/>RESULT_FLUX_I1 </text:p>
          </table:table-cell>
          <table:table-cell office:value-type="string" calcext:value-type="string">
            <text:p><text:s/>RESULT_FLUX_I3 </text:p>
          </table:table-cell>
          <table:table-cell office:value-type="string" calcext:value-type="string">
            <text:p><text:s/>RESULT_FLUX_I_1MM </text:p>
          </table:table-cell>
          <table:table-cell office:value-type="string" calcext:value-type="string">
            <text:p><text:s/>RESULT_FLUX_I_2MM </text:p>
          </table:table-cell>
          <table:table-cell office:value-type="string" calcext:value-type="string">
            <text:p><text:s/>RESULT_ERR_FLUX_I1 </text:p>
          </table:table-cell>
          <table:table-cell office:value-type="string" calcext:value-type="string">
            <text:p><text:s/>RESULT_ERR_FLUX_I3 </text:p>
          </table:table-cell>
          <table:table-cell office:value-type="string" calcext:value-type="string">
            <text:p><text:s/>RESULT_ERR_FLUX_I_1MM </text:p>
          </table:table-cell>
          <table:table-cell office:value-type="string" calcext:value-type="string">
            <text:p><text:s/>RESULT_ERR_FLUX_I_2MM </text:p>
          </table:table-cell>
          <table:table-cell office:value-type="string" calcext:value-type="string">
            <text:p><text:s/>RESULT_FLUX_Q1 </text:p>
          </table:table-cell>
          <table:table-cell office:value-type="string" calcext:value-type="string">
            <text:p><text:s/>RESULT_FLUX_Q3 </text:p>
          </table:table-cell>
          <table:table-cell office:value-type="string" calcext:value-type="string">
            <text:p><text:s/>RESULT_FLUX_Q_1MM </text:p>
          </table:table-cell>
          <table:table-cell office:value-type="string" calcext:value-type="string">
            <text:p><text:s/>RESULT_FLUX_Q_2MM </text:p>
          </table:table-cell>
          <table:table-cell office:value-type="string" calcext:value-type="string">
            <text:p><text:s/>RESULT_ERR_FLUX_Q1 </text:p>
          </table:table-cell>
          <table:table-cell office:value-type="string" calcext:value-type="string">
            <text:p><text:s/>RESULT_ERR_FLUX_Q3 </text:p>
          </table:table-cell>
          <table:table-cell office:value-type="string" calcext:value-type="string">
            <text:p><text:s/>RESULT_ERR_FLUX_Q_1MM </text:p>
          </table:table-cell>
          <table:table-cell office:value-type="string" calcext:value-type="string">
            <text:p><text:s/>RESULT_ERR_FLUX_Q_2MM </text:p>
          </table:table-cell>
          <table:table-cell office:value-type="string" calcext:value-type="string">
            <text:p><text:s/>RESULT_FLUX_U1 </text:p>
          </table:table-cell>
          <table:table-cell office:value-type="string" calcext:value-type="string">
            <text:p><text:s/>RESULT_FLUX_U3 </text:p>
          </table:table-cell>
          <table:table-cell office:value-type="string" calcext:value-type="string">
            <text:p><text:s/>RESULT_FLUX_U_1MM </text:p>
          </table:table-cell>
          <table:table-cell office:value-type="string" calcext:value-type="string">
            <text:p><text:s/>RESULT_FLUX_U_2MM </text:p>
          </table:table-cell>
          <table:table-cell office:value-type="string" calcext:value-type="string">
            <text:p><text:s/>RESULT_ERR_FLUX_U1 </text:p>
          </table:table-cell>
          <table:table-cell office:value-type="string" calcext:value-type="string">
            <text:p><text:s/>RESULT_ERR_FLUX_U3 </text:p>
          </table:table-cell>
          <table:table-cell office:value-type="string" calcext:value-type="string">
            <text:p><text:s/>RESULT_ERR_FLUX_U_1MM </text:p>
          </table:table-cell>
          <table:table-cell office:value-type="string" calcext:value-type="string">
            <text:p><text:s/>RESULT_ERR_FLUX_U_2MM </text:p>
          </table:table-cell>
          <table:table-cell office:value-type="string" calcext:value-type="string">
            <text:p><text:s/>RESULT_FLUX_CENTER_I1 </text:p>
          </table:table-cell>
          <table:table-cell office:value-type="string" calcext:value-type="string">
            <text:p><text:s/>RESULT_FLUX_CENTER_I3 </text:p>
          </table:table-cell>
          <table:table-cell office:value-type="string" calcext:value-type="string">
            <text:p><text:s/>RESULT_FLUX_CENTER_I_1MM </text:p>
          </table:table-cell>
          <table:table-cell office:value-type="string" calcext:value-type="string">
            <text:p><text:s/>RESULT_FLUX_CENTER_I_2MM </text:p>
          </table:table-cell>
          <table:table-cell office:value-type="string" calcext:value-type="string">
            <text:p><text:s/>RESULT_ERR_FLUX_CENTER_I1 </text:p>
          </table:table-cell>
          <table:table-cell office:value-type="string" calcext:value-type="string">
            <text:p><text:s/>RESULT_ERR_FLUX_CENTER_I3 </text:p>
          </table:table-cell>
          <table:table-cell office:value-type="string" calcext:value-type="string">
            <text:p><text:s/>RESULT_ERR_FLUX_CENTER_I_1MM </text:p>
          </table:table-cell>
          <table:table-cell office:value-type="string" calcext:value-type="string">
            <text:p><text:s/>RESULT_ERR_FLUX_CENTER_I_2MM </text:p>
          </table:table-cell>
          <table:table-cell office:value-type="string" calcext:value-type="string">
            <text:p><text:s/>RESULT_FLUX_CENTER_Q1 </text:p>
          </table:table-cell>
          <table:table-cell office:value-type="string" calcext:value-type="string">
            <text:p><text:s/>RESULT_FLUX_CENTER_Q3 </text:p>
          </table:table-cell>
          <table:table-cell office:value-type="string" calcext:value-type="string">
            <text:p><text:s/>RESULT_FLUX_CENTER_Q_1MM </text:p>
          </table:table-cell>
          <table:table-cell office:value-type="string" calcext:value-type="string">
            <text:p><text:s/>RESULT_FLUX_CENTER_Q_2MM </text:p>
          </table:table-cell>
          <table:table-cell office:value-type="string" calcext:value-type="string">
            <text:p><text:s/>RESULT_ERR_FLUX_CENTER_Q1 </text:p>
          </table:table-cell>
          <table:table-cell office:value-type="string" calcext:value-type="string">
            <text:p><text:s/>RESULT_ERR_FLUX_CENTER_Q3 </text:p>
          </table:table-cell>
          <table:table-cell office:value-type="string" calcext:value-type="string">
            <text:p><text:s/>RESULT_ERR_FLUX_CENTER_Q_1MM </text:p>
          </table:table-cell>
          <table:table-cell office:value-type="string" calcext:value-type="string">
            <text:p><text:s/>RESULT_ERR_FLUX_CENTER_Q_2MM </text:p>
          </table:table-cell>
          <table:table-cell office:value-type="string" calcext:value-type="string">
            <text:p><text:s/>RESULT_FLUX_CENTER_U1 </text:p>
          </table:table-cell>
          <table:table-cell office:value-type="string" calcext:value-type="string">
            <text:p><text:s/>RESULT_FLUX_CENTER_U3 </text:p>
          </table:table-cell>
          <table:table-cell office:value-type="string" calcext:value-type="string">
            <text:p><text:s/>RESULT_FLUX_CENTER_U_1MM </text:p>
          </table:table-cell>
          <table:table-cell office:value-type="string" calcext:value-type="string">
            <text:p><text:s/>RESULT_FLUX_CENTER_U_2MM </text:p>
          </table:table-cell>
          <table:table-cell office:value-type="string" calcext:value-type="string">
            <text:p><text:s/>RESULT_ERR_FLUX_CENTER_U1 </text:p>
          </table:table-cell>
          <table:table-cell office:value-type="string" calcext:value-type="string">
            <text:p><text:s/>RESULT_ERR_FLUX_CENTER_U3 </text:p>
          </table:table-cell>
          <table:table-cell office:value-type="string" calcext:value-type="string">
            <text:p><text:s/>RESULT_ERR_FLUX_CENTER_U_1MM </text:p>
          </table:table-cell>
          <table:table-cell office:value-type="string" calcext:value-type="string">
            <text:p><text:s/>RESULT_ERR_FLUX_CENTER_U_2MM </text:p>
          </table:table-cell>
          <table:table-cell office:value-type="string" calcext:value-type="string">
            <text:p><text:s/>RESULT_APERTURE_PHOTOMETRY_I1 </text:p>
          </table:table-cell>
          <table:table-cell office:value-type="string" calcext:value-type="string">
            <text:p><text:s/>RESULT_ERR_APERTURE_PHOTOMETRY_I1 </text:p>
          </table:table-cell>
          <table:table-cell office:value-type="string" calcext:value-type="string">
            <text:p><text:s/>RESULT_APERTURE_PHOTOMETRY_I3 </text:p>
          </table:table-cell>
          <table:table-cell office:value-type="string" calcext:value-type="string">
            <text:p><text:s/>RESULT_ERR_APERTURE_PHOTOMETRY_I3 </text:p>
          </table:table-cell>
          <table:table-cell office:value-type="string" calcext:value-type="string">
            <text:p><text:s/>RESULT_APERTURE_PHOTOMETRY_I_1MM </text:p>
          </table:table-cell>
          <table:table-cell office:value-type="string" calcext:value-type="string">
            <text:p><text:s/>RESULT_ERR_APERTURE_PHOTOMETRY_I_1MM </text:p>
          </table:table-cell>
          <table:table-cell office:value-type="string" calcext:value-type="string">
            <text:p><text:s/>RESULT_APERTURE_PHOTOMETRY_I_2MM </text:p>
          </table:table-cell>
          <table:table-cell office:value-type="string" calcext:value-type="string">
            <text:p><text:s/>RESULT_ERR_APERTURE_PHOTOMETRY_I_2MM </text:p>
          </table:table-cell>
          <table:table-cell office:value-type="string" calcext:value-type="string">
            <text:p><text:s/>RESULT_APERTURE_PHOTOMETRY_Q1 </text:p>
          </table:table-cell>
          <table:table-cell office:value-type="string" calcext:value-type="string">
            <text:p><text:s/>RESULT_ERR_APERTURE_PHOTOMETRY_Q1 </text:p>
          </table:table-cell>
          <table:table-cell office:value-type="string" calcext:value-type="string">
            <text:p><text:s/>RESULT_APERTURE_PHOTOMETRY_Q3 </text:p>
          </table:table-cell>
          <table:table-cell office:value-type="string" calcext:value-type="string">
            <text:p><text:s/>RESULT_ERR_APERTURE_PHOTOMETRY_Q3 </text:p>
          </table:table-cell>
          <table:table-cell office:value-type="string" calcext:value-type="string">
            <text:p><text:s/>RESULT_APERTURE_PHOTOMETRY_Q_1MM </text:p>
          </table:table-cell>
          <table:table-cell office:value-type="string" calcext:value-type="string">
            <text:p><text:s/>RESULT_ERR_APERTURE_PHOTOMETRY_Q_1MM </text:p>
          </table:table-cell>
          <table:table-cell office:value-type="string" calcext:value-type="string">
            <text:p><text:s/>RESULT_APERTURE_PHOTOMETRY_Q_2MM </text:p>
          </table:table-cell>
          <table:table-cell office:value-type="string" calcext:value-type="string">
            <text:p><text:s/>RESULT_ERR_APERTURE_PHOTOMETRY_Q_2MM </text:p>
          </table:table-cell>
          <table:table-cell office:value-type="string" calcext:value-type="string">
            <text:p><text:s/>RESULT_APERTURE_PHOTOMETRY_U1 </text:p>
          </table:table-cell>
          <table:table-cell office:value-type="string" calcext:value-type="string">
            <text:p><text:s/>RESULT_ERR_APERTURE_PHOTOMETRY_U1 </text:p>
          </table:table-cell>
          <table:table-cell office:value-type="string" calcext:value-type="string">
            <text:p><text:s/>RESULT_APERTURE_PHOTOMETRY_U3 </text:p>
          </table:table-cell>
          <table:table-cell office:value-type="string" calcext:value-type="string">
            <text:p><text:s/>RESULT_ERR_APERTURE_PHOTOMETRY_U3 </text:p>
          </table:table-cell>
          <table:table-cell office:value-type="string" calcext:value-type="string">
            <text:p><text:s/>RESULT_APERTURE_PHOTOMETRY_U_1MM </text:p>
          </table:table-cell>
          <table:table-cell office:value-type="string" calcext:value-type="string">
            <text:p><text:s/>RESULT_ERR_APERTURE_PHOTOMETRY_U_1MM </text:p>
          </table:table-cell>
          <table:table-cell office:value-type="string" calcext:value-type="string">
            <text:p><text:s/>RESULT_APERTURE_PHOTOMETRY_U_2MM </text:p>
          </table:table-cell>
          <table:table-cell office:value-type="string" calcext:value-type="string">
            <text:p><text:s/>RESULT_ERR_APERTURE_PHOTOMETRY_U_2MM </text:p>
          </table:table-cell>
          <table:table-cell office:value-type="string" calcext:value-type="string">
            <text:p><text:s/>HWP_ROT_FREQ </text:p>
          </table:table-cell>
          <table:table-cell office:value-type="string" calcext:value-type="string">
            <text:p><text:s/>F_SAMPLING </text:p>
          </table:table-cell>
          <table:table-cell office:value-type="string" calcext:value-type="string">
            <text:p><text:s/>RESULT_POL_DEG_1MM </text:p>
          </table:table-cell>
          <table:table-cell office:value-type="string" calcext:value-type="string">
            <text:p><text:s/>RESULT_ERR_POL_DEG_1MM </text:p>
          </table:table-cell>
          <table:table-cell office:value-type="string" calcext:value-type="string">
            <text:p><text:s/>RESULT_POL_DEG_2MM </text:p>
          </table:table-cell>
          <table:table-cell office:value-type="string" calcext:value-type="string">
            <text:p><text:s/>RESULT_ERR_POL_DEG_2MM </text:p>
          </table:table-cell>
          <table:table-cell office:value-type="string" calcext:value-type="string">
            <text:p><text:s/>RESULT_POL_ANGLE_1MM </text:p>
          </table:table-cell>
          <table:table-cell office:value-type="string" calcext:value-type="string">
            <text:p><text:s/>RESULT_ERR_POL_ANGLE_1MM </text:p>
          </table:table-cell>
          <table:table-cell office:value-type="string" calcext:value-type="string">
            <text:p><text:s/>RESULT_POL_ANGLE_2MM </text:p>
          </table:table-cell>
          <table:table-cell office:value-type="string" calcext:value-type="string">
            <text:p><text:s/>RESULT_ERR_POL_ANGLE_2MM </text:p>
          </table:table-cell>
          <table:table-cell office:value-type="string" calcext:value-type="string">
            <text:p><text:s/>RESULT_OFF_X1 </text:p>
          </table:table-cell>
          <table:table-cell office:value-type="string" calcext:value-type="string">
            <text:p><text:s/>RESULT_OFF_Y1 </text:p>
          </table:table-cell>
          <table:table-cell office:value-type="string" calcext:value-type="string">
            <text:p><text:s/>RESULT_FWHM_X1 </text:p>
          </table:table-cell>
          <table:table-cell office:value-type="string" calcext:value-type="string">
            <text:p><text:s/>RESULT_FWHM_Y1 </text:p>
          </table:table-cell>
          <table:table-cell office:value-type="string" calcext:value-type="string">
            <text:p><text:s/>RESULT_FWHM1 </text:p>
          </table:table-cell>
          <table:table-cell office:value-type="string" calcext:value-type="string">
            <text:p><text:s/>RESULT_OFF_X3 </text:p>
          </table:table-cell>
          <table:table-cell office:value-type="string" calcext:value-type="string">
            <text:p><text:s/>RESULT_OFF_Y3 </text:p>
          </table:table-cell>
          <table:table-cell office:value-type="string" calcext:value-type="string">
            <text:p><text:s/>RESULT_FWHM_X3 </text:p>
          </table:table-cell>
          <table:table-cell office:value-type="string" calcext:value-type="string">
            <text:p><text:s/>RESULT_FWHM_Y3 </text:p>
          </table:table-cell>
          <table:table-cell office:value-type="string" calcext:value-type="string">
            <text:p><text:s/>RESULT_FWHM3 </text:p>
          </table:table-cell>
          <table:table-cell office:value-type="string" calcext:value-type="string">
            <text:p><text:s/>RESULT_OFF_X_1MM </text:p>
          </table:table-cell>
          <table:table-cell office:value-type="string" calcext:value-type="string">
            <text:p><text:s/>RESULT_OFF_Y_1MM </text:p>
          </table:table-cell>
          <table:table-cell office:value-type="string" calcext:value-type="string">
            <text:p><text:s/>RESULT_FWHM_X_1MM </text:p>
          </table:table-cell>
          <table:table-cell office:value-type="string" calcext:value-type="string">
            <text:p><text:s/>RESULT_FWHM_Y_1MM </text:p>
          </table:table-cell>
          <table:table-cell office:value-type="string" calcext:value-type="string">
            <text:p><text:s/>RESULT_FWHM_1MM </text:p>
          </table:table-cell>
          <table:table-cell office:value-type="string" calcext:value-type="string">
            <text:p><text:s/>RESULT_OFF_X_2MM </text:p>
          </table:table-cell>
          <table:table-cell office:value-type="string" calcext:value-type="string">
            <text:p><text:s/>RESULT_OFF_Y_2MM </text:p>
          </table:table-cell>
          <table:table-cell office:value-type="string" calcext:value-type="string">
            <text:p><text:s/>RESULT_FWHM_X_2MM </text:p>
          </table:table-cell>
          <table:table-cell office:value-type="string" calcext:value-type="string">
            <text:p><text:s/>RESULT_FWHM_Y_2MM </text:p>
          </table:table-cell>
          <table:table-cell office:value-type="string" calcext:value-type="string">
            <text:p><text:s/>RESULT_FWHM_2MM </text:p>
          </table:table-cell>
          <table:table-cell office:value-type="string" calcext:value-type="string">
            <text:p><text:s/>RESULT_NEFD_I_1MM </text:p>
          </table:table-cell>
          <table:table-cell office:value-type="string" calcext:value-type="string">
            <text:p><text:s/>RESULT_NEFD_I_2MM </text:p>
          </table:table-cell>
          <table:table-cell office:value-type="string" calcext:value-type="string">
            <text:p><text:s/>RESULT_NEFD_Q_1MM </text:p>
          </table:table-cell>
          <table:table-cell office:value-type="string" calcext:value-type="string">
            <text:p><text:s/>RESULT_NEFD_Q_2MM </text:p>
          </table:table-cell>
          <table:table-cell office:value-type="string" calcext:value-type="string">
            <text:p><text:s/>RESULT_NEFD_U_1MM </text:p>
          </table:table-cell>
          <table:table-cell office:value-type="string" calcext:value-type="string">
            <text:p><text:s/>RESULT_NEFD_U_2MM </text:p>
          </table:table-cell>
          <table:table-cell office:value-type="string" calcext:value-type="string">
            <text:p><text:s/>RESULT_NEFD_CENTER_I1 </text:p>
          </table:table-cell>
          <table:table-cell office:value-type="string" calcext:value-type="string">
            <text:p><text:s/>RESULT_NEFD_CENTER_I3 </text:p>
          </table:table-cell>
          <table:table-cell office:value-type="string" calcext:value-type="string">
            <text:p><text:s/>RESULT_NEFD_CENTER_I_1MM </text:p>
          </table:table-cell>
          <table:table-cell office:value-type="string" calcext:value-type="string">
            <text:p><text:s/>RESULT_NEFD_CENTER_I_2MM </text:p>
          </table:table-cell>
          <table:table-cell office:value-type="string" calcext:value-type="string">
            <text:p><text:s/>RESULT_NEFD_CENTER_Q1 </text:p>
          </table:table-cell>
          <table:table-cell office:value-type="string" calcext:value-type="string">
            <text:p><text:s/>RESULT_NEFD_CENTER_Q3 </text:p>
          </table:table-cell>
          <table:table-cell office:value-type="string" calcext:value-type="string">
            <text:p><text:s/>RESULT_NEFD_CENTER_Q_1MM </text:p>
          </table:table-cell>
          <table:table-cell office:value-type="string" calcext:value-type="string">
            <text:p><text:s/>RESULT_NEFD_CENTER_Q_2MM </text:p>
          </table:table-cell>
          <table:table-cell office:value-type="string" calcext:value-type="string">
            <text:p><text:s/>RESULT_NEFD_CENTER_U1 </text:p>
          </table:table-cell>
          <table:table-cell office:value-type="string" calcext:value-type="string">
            <text:p><text:s/>RESULT_NEFD_CENTER_U3 </text:p>
          </table:table-cell>
          <table:table-cell office:value-type="string" calcext:value-type="string">
            <text:p><text:s/>RESULT_NEFD_CENTER_U_1MM </text:p>
          </table:table-cell>
          <table:table-cell office:value-type="string" calcext:value-type="string">
            <text:p><text:s/>RESULT_NEFD_CENTER_U_2MM </text:p>
          </table:table-cell>
          <table:table-cell office:value-type="string" calcext:value-type="string">
            <text:p><text:s/>COMMENT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test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9.999998" calcext:value-type="float">
            <text:p>49.999998</text:p>
          </table:table-cell>
          <table:table-cell office:value-type="float" office:value="83.315009" calcext:value-type="float">
            <text:p>83.315009</text:p>
          </table:table-cell>
          <table:table-cell office:value-type="float" office:value="58890.615" calcext:value-type="float">
            <text:p>58890.615</text:p>
          </table:table-cell>
          <table:table-cell office:value-type="string" calcext:value-type="string">
            <text:p><text:s/>2020-02-11T14:46:03.500 </text:p>
          </table:table-cell>
          <table:table-cell office:value-type="float" office:value="86220.162" calcext:value-type="float">
            <text:p>86220.162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track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.8" calcext:value-type="float">
            <text:p>728.8</text:p>
          </table:table-cell>
          <table:table-cell office:value-type="float" office:value="7.6" calcext:value-type="float">
            <text:p>7.6</text:p>
          </table:table-cell>
          <table:table-cell office:value-type="float" office:value="29.4" calcext:value-type="float">
            <text:p>29.4</text:p>
          </table:table-cell>
          <table:table-cell office:value-type="float" office:value="3.6" calcext:value-type="float">
            <text:p>3.6</text:p>
          </table:table-cell>
          <table:table-cell office:value-type="float" office:value="0.287163" calcext:value-type="float">
            <text:p>0.28716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test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9.999998" calcext:value-type="float">
            <text:p>49.999998</text:p>
          </table:table-cell>
          <table:table-cell office:value-type="float" office:value="83.320879" calcext:value-type="float">
            <text:p>83.320879</text:p>
          </table:table-cell>
          <table:table-cell office:value-type="float" office:value="58890.616" calcext:value-type="float">
            <text:p>58890.616</text:p>
          </table:table-cell>
          <table:table-cell office:value-type="string" calcext:value-type="string">
            <text:p><text:s/>2020-02-11T14:47:06.875 </text:p>
          </table:table-cell>
          <table:table-cell office:value-type="float" office:value="86283.71" calcext:value-type="float">
            <text:p>86283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track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.8" calcext:value-type="float">
            <text:p>728.8</text:p>
          </table:table-cell>
          <table:table-cell office:value-type="float" office:value="7.6" calcext:value-type="float">
            <text:p>7.6</text:p>
          </table:table-cell>
          <table:table-cell office:value-type="float" office:value="29.4" calcext:value-type="float">
            <text:p>29.4</text:p>
          </table:table-cell>
          <table:table-cell office:value-type="float" office:value="3.5" calcext:value-type="float">
            <text:p>3.5</text:p>
          </table:table-cell>
          <table:table-cell office:value-type="float" office:value="0.287163" calcext:value-type="float">
            <text:p>0.28716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test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9.999998" calcext:value-type="float">
            <text:p>49.999998</text:p>
          </table:table-cell>
          <table:table-cell office:value-type="float" office:value="83.320656" calcext:value-type="float">
            <text:p>83.320656</text:p>
          </table:table-cell>
          <table:table-cell office:value-type="float" office:value="58890.617" calcext:value-type="float">
            <text:p>58890.617</text:p>
          </table:table-cell>
          <table:table-cell office:value-type="string" calcext:value-type="string">
            <text:p><text:s/>2020-02-11T14:48:09.875 </text:p>
          </table:table-cell>
          <table:table-cell office:value-type="float" office:value="86346.883" calcext:value-type="float">
            <text:p>86346.88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track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.8" calcext:value-type="float">
            <text:p>728.8</text:p>
          </table:table-cell>
          <table:table-cell office:value-type="float" office:value="7.6" calcext:value-type="float">
            <text:p>7.6</text:p>
          </table:table-cell>
          <table:table-cell office:value-type="float" office:value="29.4" calcext:value-type="float">
            <text:p>29.4</text:p>
          </table:table-cell>
          <table:table-cell office:value-type="float" office:value="3.9" calcext:value-type="float">
            <text:p>3.9</text:p>
          </table:table-cell>
          <table:table-cell office:value-type="float" office:value="0.287163" calcext:value-type="float">
            <text:p>0.28716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test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9.999998" calcext:value-type="float">
            <text:p>49.999998</text:p>
          </table:table-cell>
          <table:table-cell office:value-type="float" office:value="83.320741" calcext:value-type="float">
            <text:p>83.320741</text:p>
          </table:table-cell>
          <table:table-cell office:value-type="float" office:value="58890.618" calcext:value-type="float">
            <text:p>58890.618</text:p>
          </table:table-cell>
          <table:table-cell office:value-type="string" calcext:value-type="string">
            <text:p><text:s/>2020-02-11T14:49:13.375 </text:p>
          </table:table-cell>
          <table:table-cell office:value-type="float" office:value="10.556628" calcext:value-type="float">
            <text:p>10.556628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track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.8" calcext:value-type="float">
            <text:p>728.8</text:p>
          </table:table-cell>
          <table:table-cell office:value-type="float" office:value="7.6" calcext:value-type="float">
            <text:p>7.6</text:p>
          </table:table-cell>
          <table:table-cell office:value-type="float" office:value="29.1" calcext:value-type="float">
            <text:p>29.1</text:p>
          </table:table-cell>
          <table:table-cell office:value-type="float" office:value="2.8" calcext:value-type="float">
            <text:p>2.8</text:p>
          </table:table-cell>
          <table:table-cell office:value-type="float" office:value="0.274919" calcext:value-type="float">
            <text:p>0.27491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374" calcext:value-type="float">
            <text:p>31.027374</text:p>
          </table:table-cell>
          <table:table-cell office:value-type="float" office:value="12.093669" calcext:value-type="float">
            <text:p>12.093669</text:p>
          </table:table-cell>
          <table:table-cell office:value-type="float" office:value="124.27784" calcext:value-type="float">
            <text:p>124.27784</text:p>
          </table:table-cell>
          <table:table-cell office:value-type="float" office:value="52.924434" calcext:value-type="float">
            <text:p>52.924434</text:p>
          </table:table-cell>
          <table:table-cell office:value-type="float" office:value="89.654038" calcext:value-type="float">
            <text:p>89.654038</text:p>
          </table:table-cell>
          <table:table-cell office:value-type="float" office:value="58890.619" calcext:value-type="float">
            <text:p>58890.619</text:p>
          </table:table-cell>
          <table:table-cell office:value-type="string" calcext:value-type="string">
            <text:p><text:s/>2020-02-11T14:50:45.125 </text:p>
          </table:table-cell>
          <table:table-cell office:value-type="float" office:value="102.55783" calcext:value-type="float">
            <text:p>102.5578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.8" calcext:value-type="float">
            <text:p>728.8</text:p>
          </table:table-cell>
          <table:table-cell office:value-type="float" office:value="7.6" calcext:value-type="float">
            <text:p>7.6</text:p>
          </table:table-cell>
          <table:table-cell office:value-type="float" office:value="29.1" calcext:value-type="float">
            <text:p>29.1</text:p>
          </table:table-cell>
          <table:table-cell office:value-type="float" office:value="4" calcext:value-type="float">
            <text:p>4</text:p>
          </table:table-cell>
          <table:table-cell office:value-type="float" office:value="0.274919" calcext:value-type="float">
            <text:p>0.27491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557" calcext:value-type="float">
            <text:p>31.027557</text:p>
          </table:table-cell>
          <table:table-cell office:value-type="float" office:value="12.09374" calcext:value-type="float">
            <text:p>12.09374</text:p>
          </table:table-cell>
          <table:table-cell office:value-type="float" office:value="127.56828" calcext:value-type="float">
            <text:p>127.56828</text:p>
          </table:table-cell>
          <table:table-cell office:value-type="float" office:value="54.63498" calcext:value-type="float">
            <text:p>54.63498</text:p>
          </table:table-cell>
          <table:table-cell office:value-type="float" office:value="94.403263" calcext:value-type="float">
            <text:p>94.403263</text:p>
          </table:table-cell>
          <table:table-cell office:value-type="float" office:value="58890.626" calcext:value-type="float">
            <text:p>58890.626</text:p>
          </table:table-cell>
          <table:table-cell office:value-type="string" calcext:value-type="string">
            <text:p><text:s/>2020-02-11T15:01:19.250 </text:p>
          </table:table-cell>
          <table:table-cell office:value-type="float" office:value="738.41901" calcext:value-type="float">
            <text:p>738.4190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.9" calcext:value-type="float">
            <text:p>728.9</text:p>
          </table:table-cell>
          <table:table-cell office:value-type="float" office:value="7.7" calcext:value-type="float">
            <text:p>7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0.272333" calcext:value-type="float">
            <text:p>0.27233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627" calcext:value-type="float">
            <text:p>31.027627</text:p>
          </table:table-cell>
          <table:table-cell office:value-type="float" office:value="12.093767" calcext:value-type="float">
            <text:p>12.093767</text:p>
          </table:table-cell>
          <table:table-cell office:value-type="float" office:value="128.87134" calcext:value-type="float">
            <text:p>128.87134</text:p>
          </table:table-cell>
          <table:table-cell office:value-type="float" office:value="55.266665" calcext:value-type="float">
            <text:p>55.266665</text:p>
          </table:table-cell>
          <table:table-cell office:value-type="float" office:value="96.329786" calcext:value-type="float">
            <text:p>96.329786</text:p>
          </table:table-cell>
          <table:table-cell office:value-type="float" office:value="58890.629" calcext:value-type="float">
            <text:p>58890.629</text:p>
          </table:table-cell>
          <table:table-cell office:value-type="string" calcext:value-type="string">
            <text:p><text:s/>2020-02-11T15:05:17.875 </text:p>
          </table:table-cell>
          <table:table-cell office:value-type="float" office:value="977.69734" calcext:value-type="float">
            <text:p>977.6973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728.9" calcext:value-type="float">
            <text:p>728.9</text:p>
          </table:table-cell>
          <table:table-cell office:value-type="float" office:value="7.8" calcext:value-type="float">
            <text:p>7.8</text:p>
          </table:table-cell>
          <table:table-cell office:value-type="float" office:value="25.2" calcext:value-type="float">
            <text:p>25.2</text:p>
          </table:table-cell>
          <table:table-cell office:value-type="float" office:value="2.1" calcext:value-type="float">
            <text:p>2.1</text:p>
          </table:table-cell>
          <table:table-cell office:value-type="float" office:value="0.276847" calcext:value-type="float">
            <text:p>0.27684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648" calcext:value-type="float">
            <text:p>31.027648</text:p>
          </table:table-cell>
          <table:table-cell office:value-type="float" office:value="12.093775" calcext:value-type="float">
            <text:p>12.093775</text:p>
          </table:table-cell>
          <table:table-cell office:value-type="float" office:value="129.2876" calcext:value-type="float">
            <text:p>129.2876</text:p>
          </table:table-cell>
          <table:table-cell office:value-type="float" office:value="55.460226" calcext:value-type="float">
            <text:p>55.460226</text:p>
          </table:table-cell>
          <table:table-cell office:value-type="float" office:value="96.946703" calcext:value-type="float">
            <text:p>96.946703</text:p>
          </table:table-cell>
          <table:table-cell office:value-type="float" office:value="58890.63" calcext:value-type="float">
            <text:p>58890.63</text:p>
          </table:table-cell>
          <table:table-cell office:value-type="string" calcext:value-type="string">
            <text:p><text:s/>2020-02-11T15:06:32.750 </text:p>
          </table:table-cell>
          <table:table-cell office:value-type="float" office:value="1052.7773" calcext:value-type="float">
            <text:p>1052.777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8.9" calcext:value-type="float">
            <text:p>728.9</text:p>
          </table:table-cell>
          <table:table-cell office:value-type="float" office:value="7.8" calcext:value-type="float">
            <text:p>7.8</text:p>
          </table:table-cell>
          <table:table-cell office:value-type="float" office:value="25.2" calcext:value-type="float">
            <text:p>25.2</text:p>
          </table:table-cell>
          <table:table-cell office:value-type="float" office:value="3.3" calcext:value-type="float">
            <text:p>3.3</text:p>
          </table:table-cell>
          <table:table-cell office:value-type="float" office:value="0.276847" calcext:value-type="float">
            <text:p>0.27684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67" calcext:value-type="float">
            <text:p>31.02767</text:p>
          </table:table-cell>
          <table:table-cell office:value-type="float" office:value="12.093783" calcext:value-type="float">
            <text:p>12.093783</text:p>
          </table:table-cell>
          <table:table-cell office:value-type="float" office:value="129.70263" calcext:value-type="float">
            <text:p>129.70263</text:p>
          </table:table-cell>
          <table:table-cell office:value-type="float" office:value="55.650389" calcext:value-type="float">
            <text:p>55.650389</text:p>
          </table:table-cell>
          <table:table-cell office:value-type="float" office:value="97.565348" calcext:value-type="float">
            <text:p>97.565348</text:p>
          </table:table-cell>
          <table:table-cell office:value-type="float" office:value="58890.63" calcext:value-type="float">
            <text:p>58890.63</text:p>
          </table:table-cell>
          <table:table-cell office:value-type="string" calcext:value-type="string">
            <text:p><text:s/>2020-02-11T15:07:46.875 </text:p>
          </table:table-cell>
          <table:table-cell office:value-type="float" office:value="1127.1053" calcext:value-type="float">
            <text:p>1127.105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28.9" calcext:value-type="float">
            <text:p>728.9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0.273794" calcext:value-type="float">
            <text:p>0.27379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691" calcext:value-type="float">
            <text:p>31.027691</text:p>
          </table:table-cell>
          <table:table-cell office:value-type="float" office:value="12.093792" calcext:value-type="float">
            <text:p>12.093792</text:p>
          </table:table-cell>
          <table:table-cell office:value-type="float" office:value="130.12203" calcext:value-type="float">
            <text:p>130.12203</text:p>
          </table:table-cell>
          <table:table-cell office:value-type="float" office:value="55.839722" calcext:value-type="float">
            <text:p>55.839722</text:p>
          </table:table-cell>
          <table:table-cell office:value-type="float" office:value="98.19167" calcext:value-type="float">
            <text:p>98.19167</text:p>
          </table:table-cell>
          <table:table-cell office:value-type="float" office:value="58890.631" calcext:value-type="float">
            <text:p>58890.631</text:p>
          </table:table-cell>
          <table:table-cell office:value-type="string" calcext:value-type="string">
            <text:p><text:s/>2020-02-11T15:09:00.875 </text:p>
          </table:table-cell>
          <table:table-cell office:value-type="float" office:value="1201.3079" calcext:value-type="float">
            <text:p>1201.307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728.9" calcext:value-type="float">
            <text:p>728.9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.6</text:p>
          </table:table-cell>
          <table:table-cell office:value-type="float" office:value="0.273794" calcext:value-type="float">
            <text:p>0.27379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5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713" calcext:value-type="float">
            <text:p>31.027713</text:p>
          </table:table-cell>
          <table:table-cell office:value-type="float" office:value="12.0938" calcext:value-type="float">
            <text:p>12.0938</text:p>
          </table:table-cell>
          <table:table-cell office:value-type="float" office:value="130.54658" calcext:value-type="float">
            <text:p>130.54658</text:p>
          </table:table-cell>
          <table:table-cell office:value-type="float" office:value="56.028513" calcext:value-type="float">
            <text:p>56.028513</text:p>
          </table:table-cell>
          <table:table-cell office:value-type="float" office:value="98.827657" calcext:value-type="float">
            <text:p>98.827657</text:p>
          </table:table-cell>
          <table:table-cell office:value-type="float" office:value="58890.632" calcext:value-type="float">
            <text:p>58890.632</text:p>
          </table:table-cell>
          <table:table-cell office:value-type="string" calcext:value-type="string">
            <text:p><text:s/>2020-02-11T15:10:15.375 </text:p>
          </table:table-cell>
          <table:table-cell office:value-type="float" office:value="1276.0119" calcext:value-type="float">
            <text:p>1276.011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28.8" calcext:value-type="float">
            <text:p>728.8</text:p>
          </table:table-cell>
          <table:table-cell office:value-type="float" office:value="7.8" calcext:value-type="float">
            <text:p>7.8</text:p>
          </table:table-cell>
          <table:table-cell office:value-type="float" office:value="24.8" calcext:value-type="float">
            <text:p>24.8</text:p>
          </table:table-cell>
          <table:table-cell office:value-type="float" office:value="2.7" calcext:value-type="float">
            <text:p>2.7</text:p>
          </table:table-cell>
          <table:table-cell office:value-type="float" office:value="0.273794" calcext:value-type="float">
            <text:p>0.27379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766" calcext:value-type="float">
            <text:p>31.027766</text:p>
          </table:table-cell>
          <table:table-cell office:value-type="float" office:value="12.093821" calcext:value-type="float">
            <text:p>12.093821</text:p>
          </table:table-cell>
          <table:table-cell office:value-type="float" office:value="131.61245" calcext:value-type="float">
            <text:p>131.61245</text:p>
          </table:table-cell>
          <table:table-cell office:value-type="float" office:value="56.48305" calcext:value-type="float">
            <text:p>56.48305</text:p>
          </table:table-cell>
          <table:table-cell office:value-type="float" office:value="100.42373" calcext:value-type="float">
            <text:p>100.42373</text:p>
          </table:table-cell>
          <table:table-cell office:value-type="float" office:value="58890.634" calcext:value-type="float">
            <text:p>58890.634</text:p>
          </table:table-cell>
          <table:table-cell office:value-type="string" calcext:value-type="string">
            <text:p><text:s/>2020-02-11T15:13:19.250 </text:p>
          </table:table-cell>
          <table:table-cell office:value-type="float" office:value="1460.3903" calcext:value-type="float">
            <text:p>1460.390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728.8" calcext:value-type="float">
            <text:p>728.8</text:p>
          </table:table-cell>
          <table:table-cell office:value-type="float" office:value="7.8" calcext:value-type="float">
            <text:p>7.8</text:p>
          </table:table-cell>
          <table:table-cell office:value-type="float" office:value="25.5" calcext:value-type="float">
            <text:p>25.5</text:p>
          </table:table-cell>
          <table:table-cell office:value-type="float" office:value="2.3" calcext:value-type="float">
            <text:p>2.3</text:p>
          </table:table-cell>
          <table:table-cell office:value-type="float" office:value="0.274662" calcext:value-type="float">
            <text:p>0.27466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786" calcext:value-type="float">
            <text:p>31.027786</text:p>
          </table:table-cell>
          <table:table-cell office:value-type="float" office:value="12.093829" calcext:value-type="float">
            <text:p>12.093829</text:p>
          </table:table-cell>
          <table:table-cell office:value-type="float" office:value="132.02737" calcext:value-type="float">
            <text:p>132.02737</text:p>
          </table:table-cell>
          <table:table-cell office:value-type="float" office:value="56.657992" calcext:value-type="float">
            <text:p>56.657992</text:p>
          </table:table-cell>
          <table:table-cell office:value-type="float" office:value="101.05134" calcext:value-type="float">
            <text:p>101.05134</text:p>
          </table:table-cell>
          <table:table-cell office:value-type="float" office:value="58890.635" calcext:value-type="float">
            <text:p>58890.635</text:p>
          </table:table-cell>
          <table:table-cell office:value-type="string" calcext:value-type="string">
            <text:p><text:s/>2020-02-11T15:14:29.750 </text:p>
          </table:table-cell>
          <table:table-cell office:value-type="float" office:value="1531.0833" calcext:value-type="float">
            <text:p>1531.083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728.8" calcext:value-type="float">
            <text:p>728.8</text:p>
          </table:table-cell>
          <table:table-cell office:value-type="float" office:value="7.9" calcext:value-type="float">
            <text:p>7.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274662" calcext:value-type="float">
            <text:p>0.27466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7838" calcext:value-type="float">
            <text:p>31.027838</text:p>
          </table:table-cell>
          <table:table-cell office:value-type="float" office:value="12.093848" calcext:value-type="float">
            <text:p>12.093848</text:p>
          </table:table-cell>
          <table:table-cell office:value-type="float" office:value="133.04013" calcext:value-type="float">
            <text:p>133.04013</text:p>
          </table:table-cell>
          <table:table-cell office:value-type="float" office:value="57.134386" calcext:value-type="float">
            <text:p>57.134386</text:p>
          </table:table-cell>
          <table:table-cell office:value-type="float" office:value="102.67023" calcext:value-type="float">
            <text:p>102.67023</text:p>
          </table:table-cell>
          <table:table-cell office:value-type="float" office:value="58890.637" calcext:value-type="float">
            <text:p>58890.637</text:p>
          </table:table-cell>
          <table:table-cell office:value-type="string" calcext:value-type="string">
            <text:p><text:s/>2020-02-11T15:17:27.000 </text:p>
          </table:table-cell>
          <table:table-cell office:value-type="float" office:value="1708.8186" calcext:value-type="float">
            <text:p>1708.818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728.8" calcext:value-type="float">
            <text:p>728.8</text:p>
          </table:table-cell>
          <table:table-cell office:value-type="float" office:value="7.9" calcext:value-type="float">
            <text:p>7.9</text:p>
          </table:table-cell>
          <table:table-cell office:value-type="float" office:value="27.1" calcext:value-type="float">
            <text:p>27.1</text:p>
          </table:table-cell>
          <table:table-cell office:value-type="float" office:value="2.1" calcext:value-type="float">
            <text:p>2.1</text:p>
          </table:table-cell>
          <table:table-cell office:value-type="float" office:value="0.275807" calcext:value-type="float">
            <text:p>0.27580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0234+285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9.468269" calcext:value-type="float">
            <text:p>39.468269</text:p>
          </table:table-cell>
          <table:table-cell office:value-type="float" office:value="28.802717" calcext:value-type="float">
            <text:p>28.802717</text:p>
          </table:table-cell>
          <table:table-cell office:value-type="float" office:value="98.048559" calcext:value-type="float">
            <text:p>98.048559</text:p>
          </table:table-cell>
          <table:table-cell office:value-type="float" office:value="62.592" calcext:value-type="float">
            <text:p>62.592</text:p>
          </table:table-cell>
          <table:table-cell office:value-type="float" office:value="77.309583" calcext:value-type="float">
            <text:p>77.309583</text:p>
          </table:table-cell>
          <table:table-cell office:value-type="float" office:value="58890.641" calcext:value-type="float">
            <text:p>58890.641</text:p>
          </table:table-cell>
          <table:table-cell office:value-type="string" calcext:value-type="string">
            <text:p><text:s/>2020-02-11T15:22:32.750 </text:p>
          </table:table-cell>
          <table:table-cell office:value-type="float" office:value="2015.4057" calcext:value-type="float">
            <text:p>2015.405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728.7" calcext:value-type="float">
            <text:p>728.7</text:p>
          </table:table-cell>
          <table:table-cell office:value-type="float" office:value="7.9" calcext:value-type="float">
            <text:p>7.9</text:p>
          </table:table-cell>
          <table:table-cell office:value-type="float" office:value="27.2" calcext:value-type="float">
            <text:p>27.2</text:p>
          </table:table-cell>
          <table:table-cell office:value-type="float" office:value="2.4" calcext:value-type="float">
            <text:p>2.4</text:p>
          </table:table-cell>
          <table:table-cell office:value-type="float" office:value="0.287953" calcext:value-type="float">
            <text:p>0.28795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024" calcext:value-type="float">
            <text:p>31.028024</text:p>
          </table:table-cell>
          <table:table-cell office:value-type="float" office:value="12.093921" calcext:value-type="float">
            <text:p>12.093921</text:p>
          </table:table-cell>
          <table:table-cell office:value-type="float" office:value="137.13052" calcext:value-type="float">
            <text:p>137.13052</text:p>
          </table:table-cell>
          <table:table-cell office:value-type="float" office:value="58.607091" calcext:value-type="float">
            <text:p>58.607091</text:p>
          </table:table-cell>
          <table:table-cell office:value-type="float" office:value="108.91117" calcext:value-type="float">
            <text:p>108.91117</text:p>
          </table:table-cell>
          <table:table-cell office:value-type="float" office:value="58890.645" calcext:value-type="float">
            <text:p>58890.645</text:p>
          </table:table-cell>
          <table:table-cell office:value-type="string" calcext:value-type="string">
            <text:p><text:s/>2020-02-11T15:28:11.375 </text:p>
          </table:table-cell>
          <table:table-cell office:value-type="float" office:value="2354.9579" calcext:value-type="float">
            <text:p>2354.957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728.7" calcext:value-type="float">
            <text:p>728.7</text:p>
          </table:table-cell>
          <table:table-cell office:value-type="float" office:value="8.1" calcext:value-type="float">
            <text:p>8.1</text:p>
          </table:table-cell>
          <table:table-cell office:value-type="float" office:value="25.7" calcext:value-type="float">
            <text:p>25.7</text:p>
          </table:table-cell>
          <table:table-cell office:value-type="float" office:value="3.8" calcext:value-type="float">
            <text:p>3.8</text:p>
          </table:table-cell>
          <table:table-cell office:value-type="float" office:value="0.253596" calcext:value-type="float">
            <text:p>0.2535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137" calcext:value-type="float">
            <text:p>31.028137</text:p>
          </table:table-cell>
          <table:table-cell office:value-type="float" office:value="12.093965" calcext:value-type="float">
            <text:p>12.093965</text:p>
          </table:table-cell>
          <table:table-cell office:value-type="float" office:value="139.75275" calcext:value-type="float">
            <text:p>139.75275</text:p>
          </table:table-cell>
          <table:table-cell office:value-type="float" office:value="59.481369" calcext:value-type="float">
            <text:p>59.481369</text:p>
          </table:table-cell>
          <table:table-cell office:value-type="float" office:value="113.04528" calcext:value-type="float">
            <text:p>113.04528</text:p>
          </table:table-cell>
          <table:table-cell office:value-type="float" office:value="58890.649" calcext:value-type="float">
            <text:p>58890.649</text:p>
          </table:table-cell>
          <table:table-cell office:value-type="string" calcext:value-type="string">
            <text:p><text:s/>2020-02-11T15:34:44.125 </text:p>
          </table:table-cell>
          <table:table-cell office:value-type="float" office:value="2748.7832" calcext:value-type="float">
            <text:p>2748.783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float" office:value="728.6" calcext:value-type="float">
            <text:p>728.6</text:p>
          </table:table-cell>
          <table:table-cell office:value-type="float" office:value="8.1" calcext:value-type="float">
            <text:p>8.1</text:p>
          </table:table-cell>
          <table:table-cell office:value-type="float" office:value="26.3" calcext:value-type="float">
            <text:p>26.3</text:p>
          </table:table-cell>
          <table:table-cell office:value-type="float" office:value="3.7" calcext:value-type="float">
            <text:p>3.7</text:p>
          </table:table-cell>
          <table:table-cell office:value-type="float" office:value="0.281916" calcext:value-type="float">
            <text:p>0.28191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159" calcext:value-type="float">
            <text:p>31.028159</text:p>
          </table:table-cell>
          <table:table-cell office:value-type="float" office:value="12.093973" calcext:value-type="float">
            <text:p>12.093973</text:p>
          </table:table-cell>
          <table:table-cell office:value-type="float" office:value="140.2701" calcext:value-type="float">
            <text:p>140.2701</text:p>
          </table:table-cell>
          <table:table-cell office:value-type="float" office:value="59.642571" calcext:value-type="float">
            <text:p>59.642571</text:p>
          </table:table-cell>
          <table:table-cell office:value-type="float" office:value="113.86559" calcext:value-type="float">
            <text:p>113.86559</text:p>
          </table:table-cell>
          <table:table-cell office:value-type="float" office:value="58890.65" calcext:value-type="float">
            <text:p>58890.65</text:p>
          </table:table-cell>
          <table:table-cell office:value-type="string" calcext:value-type="string">
            <text:p><text:s/>2020-02-11T15:35:59.500 </text:p>
          </table:table-cell>
          <table:table-cell office:value-type="float" office:value="2824.3645" calcext:value-type="float">
            <text:p>2824.3645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" calcext:value-type="float">
            <text:p>-1.31</text:p>
          </table:table-cell>
          <table:table-cell office:value-type="float" office:value="728.6" calcext:value-type="float">
            <text:p>728.6</text:p>
          </table:table-cell>
          <table:table-cell office:value-type="float" office:value="8.1" calcext:value-type="float">
            <text:p>8.1</text:p>
          </table:table-cell>
          <table:table-cell office:value-type="float" office:value="26.7" calcext:value-type="float">
            <text:p>26.7</text:p>
          </table:table-cell>
          <table:table-cell office:value-type="float" office:value="3.6" calcext:value-type="float">
            <text:p>3.6</text:p>
          </table:table-cell>
          <table:table-cell office:value-type="float" office:value="0.261183" calcext:value-type="float">
            <text:p>0.26118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181" calcext:value-type="float">
            <text:p>31.028181</text:p>
          </table:table-cell>
          <table:table-cell office:value-type="float" office:value="12.093981" calcext:value-type="float">
            <text:p>12.093981</text:p>
          </table:table-cell>
          <table:table-cell office:value-type="float" office:value="140.78161" calcext:value-type="float">
            <text:p>140.78161</text:p>
          </table:table-cell>
          <table:table-cell office:value-type="float" office:value="59.798862" calcext:value-type="float">
            <text:p>59.798862</text:p>
          </table:table-cell>
          <table:table-cell office:value-type="float" office:value="114.67769" calcext:value-type="float">
            <text:p>114.67769</text:p>
          </table:table-cell>
          <table:table-cell office:value-type="float" office:value="58890.651" calcext:value-type="float">
            <text:p>58890.651</text:p>
          </table:table-cell>
          <table:table-cell office:value-type="string" calcext:value-type="string">
            <text:p><text:s/>2020-02-11T15:37:13.375 </text:p>
          </table:table-cell>
          <table:table-cell office:value-type="float" office:value="2898.4418" calcext:value-type="float">
            <text:p>2898.4418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" calcext:value-type="float">
            <text:p>-0.91</text:p>
          </table:table-cell>
          <table:table-cell office:value-type="float" office:value="728.6" calcext:value-type="float">
            <text:p>728.6</text:p>
          </table:table-cell>
          <table:table-cell office:value-type="float" office:value="8.1" calcext:value-type="float">
            <text:p>8.1</text:p>
          </table:table-cell>
          <table:table-cell office:value-type="float" office:value="26.9" calcext:value-type="float">
            <text:p>26.9</text:p>
          </table:table-cell>
          <table:table-cell office:value-type="float" office:value="2.9" calcext:value-type="float">
            <text:p>2.9</text:p>
          </table:table-cell>
          <table:table-cell office:value-type="float" office:value="0.265227" calcext:value-type="float">
            <text:p>0.26522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202" calcext:value-type="float">
            <text:p>31.028202</text:p>
          </table:table-cell>
          <table:table-cell office:value-type="float" office:value="12.09399" calcext:value-type="float">
            <text:p>12.09399</text:p>
          </table:table-cell>
          <table:table-cell office:value-type="float" office:value="141.30283" calcext:value-type="float">
            <text:p>141.30283</text:p>
          </table:table-cell>
          <table:table-cell office:value-type="float" office:value="59.954999" calcext:value-type="float">
            <text:p>59.954999</text:p>
          </table:table-cell>
          <table:table-cell office:value-type="float" office:value="115.5065" calcext:value-type="float">
            <text:p>115.5065</text:p>
          </table:table-cell>
          <table:table-cell office:value-type="float" office:value="58890.652" calcext:value-type="float">
            <text:p>58890.652</text:p>
          </table:table-cell>
          <table:table-cell office:value-type="string" calcext:value-type="string">
            <text:p><text:s/>2020-02-11T15:38:27.875 </text:p>
          </table:table-cell>
          <table:table-cell office:value-type="float" office:value="2973.1458" calcext:value-type="float">
            <text:p>2973.1458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728.6" calcext:value-type="float">
            <text:p>728.6</text:p>
          </table:table-cell>
          <table:table-cell office:value-type="float" office:value="8.1" calcext:value-type="float">
            <text:p>8.1</text:p>
          </table:table-cell>
          <table:table-cell office:value-type="float" office:value="26.4" calcext:value-type="float">
            <text:p>26.4</text:p>
          </table:table-cell>
          <table:table-cell office:value-type="float" office:value="2.7" calcext:value-type="float">
            <text:p>2.7</text:p>
          </table:table-cell>
          <table:table-cell office:value-type="float" office:value="0.265227" calcext:value-type="float">
            <text:p>0.26522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6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223" calcext:value-type="float">
            <text:p>31.028223</text:p>
          </table:table-cell>
          <table:table-cell office:value-type="float" office:value="12.093998" calcext:value-type="float">
            <text:p>12.093998</text:p>
          </table:table-cell>
          <table:table-cell office:value-type="float" office:value="141.81356" calcext:value-type="float">
            <text:p>141.81356</text:p>
          </table:table-cell>
          <table:table-cell office:value-type="float" office:value="60.104989" calcext:value-type="float">
            <text:p>60.104989</text:p>
          </table:table-cell>
          <table:table-cell office:value-type="float" office:value="116.32206" calcext:value-type="float">
            <text:p>116.32206</text:p>
          </table:table-cell>
          <table:table-cell office:value-type="float" office:value="58890.653" calcext:value-type="float">
            <text:p>58890.653</text:p>
          </table:table-cell>
          <table:table-cell office:value-type="string" calcext:value-type="string">
            <text:p><text:s/>2020-02-11T15:39:40.500 </text:p>
          </table:table-cell>
          <table:table-cell office:value-type="float" office:value="3045.9696" calcext:value-type="float">
            <text:p>3045.969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28.6" calcext:value-type="float">
            <text:p>728.6</text:p>
          </table:table-cell>
          <table:table-cell office:value-type="float" office:value="8.1" calcext:value-type="float">
            <text:p>8.1</text:p>
          </table:table-cell>
          <table:table-cell office:value-type="float" office:value="26.4" calcext:value-type="float">
            <text:p>26.4</text:p>
          </table:table-cell>
          <table:table-cell office:value-type="float" office:value="2.7" calcext:value-type="float">
            <text:p>2.7</text:p>
          </table:table-cell>
          <table:table-cell office:value-type="float" office:value="0.265227" calcext:value-type="float">
            <text:p>0.26522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7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288" calcext:value-type="float">
            <text:p>31.028288</text:p>
          </table:table-cell>
          <table:table-cell office:value-type="float" office:value="12.094023" calcext:value-type="float">
            <text:p>12.094023</text:p>
          </table:table-cell>
          <table:table-cell office:value-type="float" office:value="143.41707" calcext:value-type="float">
            <text:p>143.41707</text:p>
          </table:table-cell>
          <table:table-cell office:value-type="float" office:value="60.550029" calcext:value-type="float">
            <text:p>60.550029</text:p>
          </table:table-cell>
          <table:table-cell office:value-type="float" office:value="118.88051" calcext:value-type="float">
            <text:p>118.88051</text:p>
          </table:table-cell>
          <table:table-cell office:value-type="float" office:value="58890.655" calcext:value-type="float">
            <text:p>58890.655</text:p>
          </table:table-cell>
          <table:table-cell office:value-type="string" calcext:value-type="string">
            <text:p><text:s/>2020-02-11T15:43:24.250 </text:p>
          </table:table-cell>
          <table:table-cell office:value-type="float" office:value="3270.3322" calcext:value-type="float">
            <text:p>3270.332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8.6" calcext:value-type="float">
            <text:p>728.6</text:p>
          </table:table-cell>
          <table:table-cell office:value-type="float" office:value="8.1" calcext:value-type="float">
            <text:p>8.1</text:p>
          </table:table-cell>
          <table:table-cell office:value-type="float" office:value="26.7" calcext:value-type="float">
            <text:p>26.7</text:p>
          </table:table-cell>
          <table:table-cell office:value-type="float" office:value="1.7" calcext:value-type="float">
            <text:p>1.7</text:p>
          </table:table-cell>
          <table:table-cell office:value-type="float" office:value="0.26848" calcext:value-type="float">
            <text:p>0.2684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7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348" calcext:value-type="float">
            <text:p>31.028348</text:p>
          </table:table-cell>
          <table:table-cell office:value-type="float" office:value="12.094046" calcext:value-type="float">
            <text:p>12.094046</text:p>
          </table:table-cell>
          <table:table-cell office:value-type="float" office:value="144.89993" calcext:value-type="float">
            <text:p>144.89993</text:p>
          </table:table-cell>
          <table:table-cell office:value-type="float" office:value="60.998348" calcext:value-type="float">
            <text:p>60.998348</text:p>
          </table:table-cell>
          <table:table-cell office:value-type="float" office:value="121.34493" calcext:value-type="float">
            <text:p>121.34493</text:p>
          </table:table-cell>
          <table:table-cell office:value-type="float" office:value="58890.658" calcext:value-type="float">
            <text:p>58890.658</text:p>
          </table:table-cell>
          <table:table-cell office:value-type="string" calcext:value-type="string">
            <text:p><text:s/>2020-02-11T15:46:53.125 </text:p>
          </table:table-cell>
          <table:table-cell office:value-type="float" office:value="3479.7791" calcext:value-type="float">
            <text:p>3479.779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-9.1" calcext:value-type="float">
            <text:p>-9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8.6" calcext:value-type="float">
            <text:p>728.6</text:p>
          </table:table-cell>
          <table:table-cell office:value-type="float" office:value="8.1" calcext:value-type="float">
            <text:p>8.1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.8</text:p>
          </table:table-cell>
          <table:table-cell office:value-type="float" office:value="0.285167" calcext:value-type="float">
            <text:p>0.28516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7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416" calcext:value-type="float">
            <text:p>31.028416</text:p>
          </table:table-cell>
          <table:table-cell office:value-type="float" office:value="12.094072" calcext:value-type="float">
            <text:p>12.094072</text:p>
          </table:table-cell>
          <table:table-cell office:value-type="float" office:value="146.57997" calcext:value-type="float">
            <text:p>146.57997</text:p>
          </table:table-cell>
          <table:table-cell office:value-type="float" office:value="61.329654" calcext:value-type="float">
            <text:p>61.329654</text:p>
          </table:table-cell>
          <table:table-cell office:value-type="float" office:value="123.95075" calcext:value-type="float">
            <text:p>123.95075</text:p>
          </table:table-cell>
          <table:table-cell office:value-type="float" office:value="58890.66" calcext:value-type="float">
            <text:p>58890.66</text:p>
          </table:table-cell>
          <table:table-cell office:value-type="string" calcext:value-type="string">
            <text:p><text:s/>2020-02-11T15:50:47.875 </text:p>
          </table:table-cell>
          <table:table-cell office:value-type="float" office:value="3715.1718" calcext:value-type="float">
            <text:p>3715.1718</text:p>
          </table:table-cell>
          <table:table-cell office:value-type="float" office:value="1194" calcext:value-type="float">
            <text:p>11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-9.1" calcext:value-type="float">
            <text:p>-9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8.5" calcext:value-type="float">
            <text:p>728.5</text:p>
          </table:table-cell>
          <table:table-cell office:value-type="float" office:value="7.5" calcext:value-type="float">
            <text:p>7.5</text:p>
          </table:table-cell>
          <table:table-cell office:value-type="float" office:value="29.1" calcext:value-type="float">
            <text:p>29.1</text:p>
          </table:table-cell>
          <table:table-cell office:value-type="float" office:value="1.9" calcext:value-type="float">
            <text:p>1.9</text:p>
          </table:table-cell>
          <table:table-cell office:value-type="float" office:value="0.29089" calcext:value-type="float">
            <text:p>0.2908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7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8821" calcext:value-type="float">
            <text:p>31.028821</text:p>
          </table:table-cell>
          <table:table-cell office:value-type="float" office:value="12.09423" calcext:value-type="float">
            <text:p>12.09423</text:p>
          </table:table-cell>
          <table:table-cell office:value-type="float" office:value="158.18829" calcext:value-type="float">
            <text:p>158.18829</text:p>
          </table:table-cell>
          <table:table-cell office:value-type="float" office:value="63.601066" calcext:value-type="float">
            <text:p>63.601066</text:p>
          </table:table-cell>
          <table:table-cell office:value-type="float" office:value="143.19479" calcext:value-type="float">
            <text:p>143.19479</text:p>
          </table:table-cell>
          <table:table-cell office:value-type="float" office:value="58890.677" calcext:value-type="float">
            <text:p>58890.677</text:p>
          </table:table-cell>
          <table:table-cell office:value-type="string" calcext:value-type="string">
            <text:p><text:s/>2020-02-11T16:14:13.375 </text:p>
          </table:table-cell>
          <table:table-cell office:value-type="float" office:value="5124.52" calcext:value-type="float">
            <text:p>5124.5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-9.1" calcext:value-type="float">
            <text:p>-9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8.5" calcext:value-type="float">
            <text:p>728.5</text:p>
          </table:table-cell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</text:p>
          </table:table-cell>
          <table:table-cell office:value-type="float" office:value="0.308233" calcext:value-type="float">
            <text:p>0.30823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7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ipCurrentAzimuth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59.90051" calcext:value-type="float">
            <text:p>159.90051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40.449716" calcext:value-type="float">
            <text:p>40.449716</text:p>
          </table:table-cell>
          <table:table-cell office:value-type="float" office:value="58890.68" calcext:value-type="float">
            <text:p>58890.68</text:p>
          </table:table-cell>
          <table:table-cell office:value-type="string" calcext:value-type="string">
            <text:p><text:s/>2020-02-11T16:19:34.875 </text:p>
          </table:table-cell>
          <table:table-cell office:value-type="float" office:value="5446.9002" calcext:value-type="float">
            <text:p>5446.9002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-9.1" calcext:value-type="float">
            <text:p>-9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8.4" calcext:value-type="float">
            <text:p>728.4</text:p>
          </table:table-cell>
          <table:table-cell office:value-type="float" office:value="7.5" calcext:value-type="float">
            <text:p>7.5</text:p>
          </table:table-cell>
          <table:table-cell office:value-type="float" office:value="26.5" calcext:value-type="float">
            <text:p>26.5</text:p>
          </table:table-cell>
          <table:table-cell office:value-type="float" office:value="2.4" calcext:value-type="float">
            <text:p>2.4</text:p>
          </table:table-cell>
          <table:table-cell office:value-type="float" office:value="0.249528" calcext:value-type="float">
            <text:p>0.24952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7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Uranus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29136" calcext:value-type="float">
            <text:p>31.029136</text:p>
          </table:table-cell>
          <table:table-cell office:value-type="float" office:value="12.094352" calcext:value-type="float">
            <text:p>12.094352</text:p>
          </table:table-cell>
          <table:table-cell office:value-type="float" office:value="168.20281" calcext:value-type="float">
            <text:p>168.20281</text:p>
          </table:table-cell>
          <table:table-cell office:value-type="float" office:value="64.609703" calcext:value-type="float">
            <text:p>64.609703</text:p>
          </table:table-cell>
          <table:table-cell office:value-type="float" office:value="159.98415" calcext:value-type="float">
            <text:p>159.98415</text:p>
          </table:table-cell>
          <table:table-cell office:value-type="float" office:value="58890.689" calcext:value-type="float">
            <text:p>58890.689</text:p>
          </table:table-cell>
          <table:table-cell office:value-type="string" calcext:value-type="string">
            <text:p><text:s/>2020-02-11T16:32:28.500 </text:p>
          </table:table-cell>
          <table:table-cell office:value-type="float" office:value="6222.6433" calcext:value-type="float">
            <text:p>6222.643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-9.1" calcext:value-type="float">
            <text:p>-9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8.3" calcext:value-type="float">
            <text:p>728.3</text:p>
          </table:table-cell>
          <table:table-cell office:value-type="float" office:value="7.4" calcext:value-type="float">
            <text:p>7.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office:value-type="float" office:value="0.264334" calcext:value-type="float">
            <text:p>0.2643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7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30504" calcext:value-type="float">
            <text:p>31.030504</text:p>
          </table:table-cell>
          <table:table-cell office:value-type="float" office:value="12.094884" calcext:value-type="float">
            <text:p>12.094884</text:p>
          </table:table-cell>
          <table:table-cell office:value-type="float" office:value="211.71227" calcext:value-type="float">
            <text:p>211.71227</text:p>
          </table:table-cell>
          <table:table-cell office:value-type="float" office:value="61.749631" calcext:value-type="float">
            <text:p>61.749631</text:p>
          </table:table-cell>
          <table:table-cell office:value-type="float" office:value="-126.76589" calcext:value-type="float">
            <text:p>-126.76589</text:p>
          </table:table-cell>
          <table:table-cell office:value-type="float" office:value="58890.744" calcext:value-type="float">
            <text:p>58890.744</text:p>
          </table:table-cell>
          <table:table-cell office:value-type="string" calcext:value-type="string">
            <text:p><text:s/>2020-02-11T17:51:57.375 </text:p>
          </table:table-cell>
          <table:table-cell office:value-type="float" office:value="11004.575" calcext:value-type="float">
            <text:p>11004.575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8.6" calcext:value-type="float">
            <text:p>-8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8.5" calcext:value-type="float">
            <text:p>728.5</text:p>
          </table:table-cell>
          <table:table-cell office:value-type="float" office:value="5.3" calcext:value-type="float">
            <text:p>5.3</text:p>
          </table:table-cell>
          <table:table-cell office:value-type="float" office:value="15.7" calcext:value-type="float">
            <text:p>15.7</text:p>
          </table:table-cell>
          <table:table-cell office:value-type="float" office:value="0.9" calcext:value-type="float">
            <text:p>0.9</text:p>
          </table:table-cell>
          <table:table-cell office:value-type="float" office:value="0.251346" calcext:value-type="float">
            <text:p>0.25134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19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33228" calcext:value-type="float">
            <text:p>31.033228</text:p>
          </table:table-cell>
          <table:table-cell office:value-type="float" office:value="12.095939" calcext:value-type="float">
            <text:p>12.095939</text:p>
          </table:table-cell>
          <table:table-cell office:value-type="float" office:value="257.59089" calcext:value-type="float">
            <text:p>257.59089</text:p>
          </table:table-cell>
          <table:table-cell office:value-type="float" office:value="35.358857" calcext:value-type="float">
            <text:p>35.358857</text:p>
          </table:table-cell>
          <table:table-cell office:value-type="float" office:value="-63.323875" calcext:value-type="float">
            <text:p>-63.323875</text:p>
          </table:table-cell>
          <table:table-cell office:value-type="float" office:value="58890.855" calcext:value-type="float">
            <text:p>58890.855</text:p>
          </table:table-cell>
          <table:table-cell office:value-type="string" calcext:value-type="string">
            <text:p><text:s/>2020-02-11T20:30:29.500 </text:p>
          </table:table-cell>
          <table:table-cell office:value-type="float" office:value="20542.743" calcext:value-type="float">
            <text:p>20542.74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5" calcext:value-type="float">
            <text:p>2.5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office:value-type="float" office:value="0.302407" calcext:value-type="float">
            <text:p>0.30240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33412" calcext:value-type="float">
            <text:p>31.033412</text:p>
          </table:table-cell>
          <table:table-cell office:value-type="float" office:value="12.09601" calcext:value-type="float">
            <text:p>12.09601</text:p>
          </table:table-cell>
          <table:table-cell office:value-type="float" office:value="259.46658" calcext:value-type="float">
            <text:p>259.46658</text:p>
          </table:table-cell>
          <table:table-cell office:value-type="float" office:value="33.304395" calcext:value-type="float">
            <text:p>33.304395</text:p>
          </table:table-cell>
          <table:table-cell office:value-type="float" office:value="-61.672717" calcext:value-type="float">
            <text:p>-61.672717</text:p>
          </table:table-cell>
          <table:table-cell office:value-type="float" office:value="58890.862" calcext:value-type="float">
            <text:p>58890.862</text:p>
          </table:table-cell>
          <table:table-cell office:value-type="string" calcext:value-type="string">
            <text:p><text:s/>2020-02-11T20:41:11.000 </text:p>
          </table:table-cell>
          <table:table-cell office:value-type="float" office:value="21186" calcext:value-type="float">
            <text:p>2118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2.7" calcext:value-type="float">
            <text:p>-2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7" calcext:value-type="float">
            <text:p>728.7</text:p>
          </table:table-cell>
          <table:table-cell office:value-type="float" office:value="2.7" calcext:value-type="float">
            <text:p>2.7</text:p>
          </table:table-cell>
          <table:table-cell office:value-type="float" office:value="30.8" calcext:value-type="float">
            <text:p>30.8</text:p>
          </table:table-cell>
          <table:table-cell office:value-type="float" office:value="2.8" calcext:value-type="float">
            <text:p>2.8</text:p>
          </table:table-cell>
          <table:table-cell office:value-type="float" office:value="0.319161" calcext:value-type="float">
            <text:p>0.31916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259.96286" calcext:value-type="float">
            <text:p>259.96286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56.344923" calcext:value-type="float">
            <text:p>-56.344923</text:p>
          </table:table-cell>
          <table:table-cell office:value-type="float" office:value="58890.866" calcext:value-type="float">
            <text:p>58890.866</text:p>
          </table:table-cell>
          <table:table-cell office:value-type="string" calcext:value-type="string">
            <text:p><text:s/>2020-02-11T20:47:17.500 </text:p>
          </table:table-cell>
          <table:table-cell office:value-type="float" office:value="21553.503" calcext:value-type="float">
            <text:p>21553.503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2.7" calcext:value-type="float">
            <text:p>-2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5" calcext:value-type="float">
            <text:p>2.5</text:p>
          </table:table-cell>
          <table:table-cell office:value-type="float" office:value="37.6" calcext:value-type="float">
            <text:p>37.6</text:p>
          </table:table-cell>
          <table:table-cell office:value-type="float" office:value="3.4" calcext:value-type="float">
            <text:p>3.4</text:p>
          </table:table-cell>
          <table:table-cell office:value-type="float" office:value="0.297855" calcext:value-type="float">
            <text:p>0.29785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945+408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47.23056" calcext:value-type="float">
            <text:p>147.23056</text:p>
          </table:table-cell>
          <table:table-cell office:value-type="float" office:value="40.662346" calcext:value-type="float">
            <text:p>40.662346</text:p>
          </table:table-cell>
          <table:table-cell office:value-type="float" office:value="67.902233" calcext:value-type="float">
            <text:p>67.902233</text:p>
          </table:table-cell>
          <table:table-cell office:value-type="float" office:value="48.677532" calcext:value-type="float">
            <text:p>48.677532</text:p>
          </table:table-cell>
          <table:table-cell office:value-type="float" office:value="49.870241" calcext:value-type="float">
            <text:p>49.870241</text:p>
          </table:table-cell>
          <table:table-cell office:value-type="float" office:value="58890.877" calcext:value-type="float">
            <text:p>58890.877</text:p>
          </table:table-cell>
          <table:table-cell office:value-type="string" calcext:value-type="string">
            <text:p><text:s/>2020-02-11T21:03:28.000 </text:p>
          </table:table-cell>
          <table:table-cell office:value-type="float" office:value="22526.66" calcext:value-type="float">
            <text:p>22526.6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2.7" calcext:value-type="float">
            <text:p>-2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4" calcext:value-type="float">
            <text:p>2.4</text:p>
          </table:table-cell>
          <table:table-cell office:value-type="float" office:value="39.2" calcext:value-type="float">
            <text:p>39.2</text:p>
          </table:table-cell>
          <table:table-cell office:value-type="float" office:value="1.8" calcext:value-type="float">
            <text:p>1.8</text:p>
          </table:table-cell>
          <table:table-cell office:value-type="float" office:value="0.298765" calcext:value-type="float">
            <text:p>0.29876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814+425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4.56668" calcext:value-type="float">
            <text:p>124.56668</text:p>
          </table:table-cell>
          <table:table-cell office:value-type="float" office:value="42.37926" calcext:value-type="float">
            <text:p>42.37926</text:p>
          </table:table-cell>
          <table:table-cell office:value-type="float" office:value="67.600484" calcext:value-type="float">
            <text:p>67.600484</text:p>
          </table:table-cell>
          <table:table-cell office:value-type="float" office:value="66.870167" calcext:value-type="float">
            <text:p>66.870167</text:p>
          </table:table-cell>
          <table:table-cell office:value-type="float" office:value="55.014118" calcext:value-type="float">
            <text:p>55.014118</text:p>
          </table:table-cell>
          <table:table-cell office:value-type="float" office:value="58890.882" calcext:value-type="float">
            <text:p>58890.882</text:p>
          </table:table-cell>
          <table:table-cell office:value-type="string" calcext:value-type="string">
            <text:p><text:s/>2020-02-11T21:09:53.000 </text:p>
          </table:table-cell>
          <table:table-cell office:value-type="float" office:value="22912.714" calcext:value-type="float">
            <text:p>22912.71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3" calcext:value-type="float">
            <text:p>2.3</text:p>
          </table:table-cell>
          <table:table-cell office:value-type="float" office:value="43.2" calcext:value-type="float">
            <text:p>43.2</text:p>
          </table:table-cell>
          <table:table-cell office:value-type="float" office:value="1.2" calcext:value-type="float">
            <text:p>1.2</text:p>
          </table:table-cell>
          <table:table-cell office:value-type="float" office:value="0.296916" calcext:value-type="float">
            <text:p>0.29691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923+392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41.76254" calcext:value-type="float">
            <text:p>141.76254</text:p>
          </table:table-cell>
          <table:table-cell office:value-type="float" office:value="39.039081" calcext:value-type="float">
            <text:p>39.039081</text:p>
          </table:table-cell>
          <table:table-cell office:value-type="float" office:value="72.545737" calcext:value-type="float">
            <text:p>72.545737</text:p>
          </table:table-cell>
          <table:table-cell office:value-type="float" office:value="54.316927" calcext:value-type="float">
            <text:p>54.316927</text:p>
          </table:table-cell>
          <table:table-cell office:value-type="float" office:value="54.360778" calcext:value-type="float">
            <text:p>54.360778</text:p>
          </table:table-cell>
          <table:table-cell office:value-type="float" office:value="58890.884" calcext:value-type="float">
            <text:p>58890.884</text:p>
          </table:table-cell>
          <table:table-cell office:value-type="string" calcext:value-type="string">
            <text:p><text:s/>2020-02-11T21:13:28.625 </text:p>
          </table:table-cell>
          <table:table-cell office:value-type="float" office:value="23128.93" calcext:value-type="float">
            <text:p>23128.9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8.1" calcext:value-type="float">
            <text:p>-8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3" calcext:value-type="float">
            <text:p>2.3</text:p>
          </table:table-cell>
          <table:table-cell office:value-type="float" office:value="41.9" calcext:value-type="float">
            <text:p>41.9</text:p>
          </table:table-cell>
          <table:table-cell office:value-type="float" office:value="1.4" calcext:value-type="float">
            <text:p>1.4</text:p>
          </table:table-cell>
          <table:table-cell office:value-type="float" office:value="0.298747" calcext:value-type="float">
            <text:p>0.29874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1012+232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53.69609" calcext:value-type="float">
            <text:p>153.69609</text:p>
          </table:table-cell>
          <table:table-cell office:value-type="float" office:value="23.021237" calcext:value-type="float">
            <text:p>23.021237</text:p>
          </table:table-cell>
          <table:table-cell office:value-type="float" office:value="89.502163" calcext:value-type="float">
            <text:p>89.502163</text:p>
          </table:table-cell>
          <table:table-cell office:value-type="float" office:value="39.657919" calcext:value-type="float">
            <text:p>39.657919</text:p>
          </table:table-cell>
          <table:table-cell office:value-type="float" office:value="59.609777" calcext:value-type="float">
            <text:p>59.609777</text:p>
          </table:table-cell>
          <table:table-cell office:value-type="float" office:value="58890.887" calcext:value-type="float">
            <text:p>58890.887</text:p>
          </table:table-cell>
          <table:table-cell office:value-type="string" calcext:value-type="string">
            <text:p><text:s/>2020-02-11T21:17:04.625 </text:p>
          </table:table-cell>
          <table:table-cell office:value-type="float" office:value="23345.521" calcext:value-type="float">
            <text:p>23345.52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2" calcext:value-type="float">
            <text:p>2.2</text:p>
          </table:table-cell>
          <table:table-cell office:value-type="float" office:value="41.8" calcext:value-type="float">
            <text:p>41.8</text:p>
          </table:table-cell>
          <table:table-cell office:value-type="float" office:value="1.3" calcext:value-type="float">
            <text:p>1.3</text:p>
          </table:table-cell>
          <table:table-cell office:value-type="float" office:value="0.298747" calcext:value-type="float">
            <text:p>0.29874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0851+202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33.70365" calcext:value-type="float">
            <text:p>133.70365</text:p>
          </table:table-cell>
          <table:table-cell office:value-type="float" office:value="20.108492" calcext:value-type="float">
            <text:p>20.108492</text:p>
          </table:table-cell>
          <table:table-cell office:value-type="float" office:value="109.34999" calcext:value-type="float">
            <text:p>109.34999</text:p>
          </table:table-cell>
          <table:table-cell office:value-type="float" office:value="55.096881" calcext:value-type="float">
            <text:p>55.096881</text:p>
          </table:table-cell>
          <table:table-cell office:value-type="float" office:value="80.393434" calcext:value-type="float">
            <text:p>80.393434</text:p>
          </table:table-cell>
          <table:table-cell office:value-type="float" office:value="58890.891" calcext:value-type="float">
            <text:p>58890.891</text:p>
          </table:table-cell>
          <table:table-cell office:value-type="string" calcext:value-type="string">
            <text:p><text:s/>2020-02-11T21:23:42.875 </text:p>
          </table:table-cell>
          <table:table-cell office:value-type="float" office:value="23744.862" calcext:value-type="float">
            <text:p>23744.86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299968" calcext:value-type="float">
            <text:p>0.29996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2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0745+241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17.15055" calcext:value-type="float">
            <text:p>117.15055</text:p>
          </table:table-cell>
          <table:table-cell office:value-type="float" office:value="24.006663" calcext:value-type="float">
            <text:p>24.006663</text:p>
          </table:table-cell>
          <table:table-cell office:value-type="float" office:value="126.11062" calcext:value-type="float">
            <text:p>126.11062</text:p>
          </table:table-cell>
          <table:table-cell office:value-type="float" office:value="70.080225" calcext:value-type="float">
            <text:p>70.080225</text:p>
          </table:table-cell>
          <table:table-cell office:value-type="float" office:value="110.19065" calcext:value-type="float">
            <text:p>110.19065</text:p>
          </table:table-cell>
          <table:table-cell office:value-type="float" office:value="58890.894" calcext:value-type="float">
            <text:p>58890.894</text:p>
          </table:table-cell>
          <table:table-cell office:value-type="string" calcext:value-type="string">
            <text:p><text:s/>2020-02-11T21:27:46.000 </text:p>
          </table:table-cell>
          <table:table-cell office:value-type="float" office:value="23988.652" calcext:value-type="float">
            <text:p>23988.65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.1" calcext:value-type="float">
            <text:p>2.1</text:p>
          </table:table-cell>
          <table:table-cell office:value-type="float" office:value="37.2" calcext:value-type="float">
            <text:p>37.2</text:p>
          </table:table-cell>
          <table:table-cell office:value-type="float" office:value="1.6" calcext:value-type="float">
            <text:p>1.6</text:p>
          </table:table-cell>
          <table:table-cell office:value-type="float" office:value="0.289364" calcext:value-type="float">
            <text:p>0.28936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3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0735+178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14.5308" calcext:value-type="float">
            <text:p>114.5308</text:p>
          </table:table-cell>
          <table:table-cell office:value-type="float" office:value="17.705272" calcext:value-type="float">
            <text:p>17.705272</text:p>
          </table:table-cell>
          <table:table-cell office:value-type="float" office:value="147.03983" calcext:value-type="float">
            <text:p>147.03983</text:p>
          </table:table-cell>
          <table:table-cell office:value-type="float" office:value="67.700415" calcext:value-type="float">
            <text:p>67.700415</text:p>
          </table:table-cell>
          <table:table-cell office:value-type="float" office:value="132.02211" calcext:value-type="float">
            <text:p>132.02211</text:p>
          </table:table-cell>
          <table:table-cell office:value-type="float" office:value="58890.901" calcext:value-type="float">
            <text:p>58890.901</text:p>
          </table:table-cell>
          <table:table-cell office:value-type="string" calcext:value-type="string">
            <text:p><text:s/>2020-02-11T21:37:19.125 </text:p>
          </table:table-cell>
          <table:table-cell office:value-type="float" office:value="24563.346" calcext:value-type="float">
            <text:p>24563.34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7.5" calcext:value-type="float">
            <text:p>-7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2" calcext:value-type="float">
            <text:p>2</text:p>
          </table:table-cell>
          <table:table-cell office:value-type="float" office:value="38.2" calcext:value-type="float">
            <text:p>38.2</text:p>
          </table:table-cell>
          <table:table-cell office:value-type="float" office:value="2.6" calcext:value-type="float">
            <text:p>2.6</text:p>
          </table:table-cell>
          <table:table-cell office:value-type="float" office:value="0.344271" calcext:value-type="float">
            <text:p>0.34427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3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0754+100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19.27775" calcext:value-type="float">
            <text:p>119.27775</text:p>
          </table:table-cell>
          <table:table-cell office:value-type="float" office:value="9.9429606" calcext:value-type="float">
            <text:p>9.9429606</text:p>
          </table:table-cell>
          <table:table-cell office:value-type="float" office:value="161.28323" calcext:value-type="float">
            <text:p>161.28323</text:p>
          </table:table-cell>
          <table:table-cell office:value-type="float" office:value="61.666795" calcext:value-type="float">
            <text:p>61.666795</text:p>
          </table:table-cell>
          <table:table-cell office:value-type="float" office:value="146.01851" calcext:value-type="float">
            <text:p>146.01851</text:p>
          </table:table-cell>
          <table:table-cell office:value-type="float" office:value="58890.924" calcext:value-type="float">
            <text:p>58890.924</text:p>
          </table:table-cell>
          <table:table-cell office:value-type="string" calcext:value-type="string">
            <text:p><text:s/>2020-02-11T22:10:38.625 </text:p>
          </table:table-cell>
          <table:table-cell office:value-type="float" office:value="26568.321" calcext:value-type="float">
            <text:p>26568.32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8.1" calcext:value-type="float">
            <text:p>-8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1.7" calcext:value-type="float">
            <text:p>1.7</text:p>
          </table:table-cell>
          <table:table-cell office:value-type="float" office:value="32.5" calcext:value-type="float">
            <text:p>32.5</text:p>
          </table:table-cell>
          <table:table-cell office:value-type="float" office:value="2.5" calcext:value-type="float">
            <text:p>2.5</text:p>
          </table:table-cell>
          <table:table-cell office:value-type="float" office:value="0.314647" calcext:value-type="float">
            <text:p>0.31464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3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0805-078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2.0647" calcext:value-type="float">
            <text:p>122.0647</text:p>
          </table:table-cell>
          <table:table-cell office:value-type="float" office:value="-7.8527919" calcext:value-type="float">
            <text:p>-7.8527919</text:p>
          </table:table-cell>
          <table:table-cell office:value-type="float" office:value="165.15183" calcext:value-type="float">
            <text:p>165.15183</text:p>
          </table:table-cell>
          <table:table-cell office:value-type="float" office:value="43.914662" calcext:value-type="float">
            <text:p>43.914662</text:p>
          </table:table-cell>
          <table:table-cell office:value-type="float" office:value="116.55241" calcext:value-type="float">
            <text:p>116.55241</text:p>
          </table:table-cell>
          <table:table-cell office:value-type="float" office:value="58890.927" calcext:value-type="float">
            <text:p>58890.927</text:p>
          </table:table-cell>
          <table:table-cell office:value-type="string" calcext:value-type="string">
            <text:p><text:s/>2020-02-11T22:14:16.375 </text:p>
          </table:table-cell>
          <table:table-cell office:value-type="float" office:value="26786.667" calcext:value-type="float">
            <text:p>26786.66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7" calcext:value-type="float">
            <text:p>728.7</text:p>
          </table:table-cell>
          <table:table-cell office:value-type="float" office:value="1.7" calcext:value-type="float">
            <text:p>1.7</text:p>
          </table:table-cell>
          <table:table-cell office:value-type="float" office:value="34.7" calcext:value-type="float">
            <text:p>34.7</text:p>
          </table:table-cell>
          <table:table-cell office:value-type="float" office:value="3.1" calcext:value-type="float">
            <text:p>3.1</text:p>
          </table:table-cell>
          <table:table-cell office:value-type="float" office:value="0.341199" calcext:value-type="float">
            <text:p>0.3411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3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0736+017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14.82512" calcext:value-type="float">
            <text:p>114.82512</text:p>
          </table:table-cell>
          <table:table-cell office:value-type="float" office:value="1.6179389" calcext:value-type="float">
            <text:p>1.6179389</text:p>
          </table:table-cell>
          <table:table-cell office:value-type="float" office:value="175.41099" calcext:value-type="float">
            <text:p>175.41099</text:p>
          </table:table-cell>
          <table:table-cell office:value-type="float" office:value="54.418432" calcext:value-type="float">
            <text:p>54.418432</text:p>
          </table:table-cell>
          <table:table-cell office:value-type="float" office:value="167.87529" calcext:value-type="float">
            <text:p>167.87529</text:p>
          </table:table-cell>
          <table:table-cell office:value-type="float" office:value="58890.929" calcext:value-type="float">
            <text:p>58890.929</text:p>
          </table:table-cell>
          <table:table-cell office:value-type="string" calcext:value-type="string">
            <text:p><text:s/>2020-02-11T22:17:39.250 </text:p>
          </table:table-cell>
          <table:table-cell office:value-type="float" office:value="26990.097" calcext:value-type="float">
            <text:p>26990.09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7" calcext:value-type="float">
            <text:p>728.7</text:p>
          </table:table-cell>
          <table:table-cell office:value-type="float" office:value="1.7" calcext:value-type="float">
            <text:p>1.7</text:p>
          </table:table-cell>
          <table:table-cell office:value-type="float" office:value="35.4" calcext:value-type="float">
            <text:p>35.4</text:p>
          </table:table-cell>
          <table:table-cell office:value-type="float" office:value="3.2" calcext:value-type="float">
            <text:p>3.2</text:p>
          </table:table-cell>
          <table:table-cell office:value-type="float" office:value="0.296758" calcext:value-type="float">
            <text:p>0.29675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3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0607-157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92.420671" calcext:value-type="float">
            <text:p>92.420671</text:p>
          </table:table-cell>
          <table:table-cell office:value-type="float" office:value="-15.711243" calcext:value-type="float">
            <text:p>-15.711243</text:p>
          </table:table-cell>
          <table:table-cell office:value-type="float" office:value="205.2428" calcext:value-type="float">
            <text:p>205.2428</text:p>
          </table:table-cell>
          <table:table-cell office:value-type="float" office:value="33.371138" calcext:value-type="float">
            <text:p>33.371138</text:p>
          </table:table-cell>
          <table:table-cell office:value-type="float" office:value="-72.903691" calcext:value-type="float">
            <text:p>-72.903691</text:p>
          </table:table-cell>
          <table:table-cell office:value-type="float" office:value="58890.934" calcext:value-type="float">
            <text:p>58890.934</text:p>
          </table:table-cell>
          <table:table-cell office:value-type="string" calcext:value-type="string">
            <text:p><text:s/>2020-02-11T22:25:24.875 </text:p>
          </table:table-cell>
          <table:table-cell office:value-type="float" office:value="27456.997" calcext:value-type="float">
            <text:p>27456.99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1.9" calcext:value-type="float">
            <text:p>1.9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float" office:value="0.305865" calcext:value-type="float">
            <text:p>0.30586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4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605-085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91.998717" calcext:value-type="float">
            <text:p>91.998717</text:p>
          </table:table-cell>
          <table:table-cell office:value-type="float" office:value="-8.5805522" calcext:value-type="float">
            <text:p>-8.5805522</text:p>
          </table:table-cell>
          <table:table-cell office:value-type="float" office:value="210.01527" calcext:value-type="float">
            <text:p>210.01527</text:p>
          </table:table-cell>
          <table:table-cell office:value-type="float" office:value="39.506963" calcext:value-type="float">
            <text:p>39.506963</text:p>
          </table:table-cell>
          <table:table-cell office:value-type="float" office:value="-86.558919" calcext:value-type="float">
            <text:p>-86.558919</text:p>
          </table:table-cell>
          <table:table-cell office:value-type="float" office:value="58890.937" calcext:value-type="float">
            <text:p>58890.937</text:p>
          </table:table-cell>
          <table:table-cell office:value-type="string" calcext:value-type="string">
            <text:p><text:s/>2020-02-11T22:28:48.375 </text:p>
          </table:table-cell>
          <table:table-cell office:value-type="float" office:value="27661.054" calcext:value-type="float">
            <text:p>27661.05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1.8" calcext:value-type="float">
            <text:p>1.8</text:p>
          </table:table-cell>
          <table:table-cell office:value-type="float" office:value="34.7" calcext:value-type="float">
            <text:p>34.7</text:p>
          </table:table-cell>
          <table:table-cell office:value-type="float" office:value="3.1" calcext:value-type="float">
            <text:p>3.1</text:p>
          </table:table-cell>
          <table:table-cell office:value-type="float" office:value="0.300406" calcext:value-type="float">
            <text:p>0.30040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4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514-161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79.066362" calcext:value-type="float">
            <text:p>79.066362</text:p>
          </table:table-cell>
          <table:table-cell office:value-type="float" office:value="-16.052115" calcext:value-type="float">
            <text:p>-16.052115</text:p>
          </table:table-cell>
          <table:table-cell office:value-type="float" office:value="-139.83672" calcext:value-type="float">
            <text:p>-139.83672</text:p>
          </table:table-cell>
          <table:table-cell office:value-type="float" office:value="26.511428" calcext:value-type="float">
            <text:p>26.511428</text:p>
          </table:table-cell>
          <table:table-cell office:value-type="float" office:value="-62.708069" calcext:value-type="float">
            <text:p>-62.708069</text:p>
          </table:table-cell>
          <table:table-cell office:value-type="float" office:value="58890.939" calcext:value-type="float">
            <text:p>58890.939</text:p>
          </table:table-cell>
          <table:table-cell office:value-type="string" calcext:value-type="string">
            <text:p><text:s/>2020-02-11T22:32:44.250 </text:p>
          </table:table-cell>
          <table:table-cell office:value-type="float" office:value="27897.575" calcext:value-type="float">
            <text:p>27897.57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6" calcext:value-type="float">
            <text:p>728.6</text:p>
          </table:table-cell>
          <table:table-cell office:value-type="float" office:value="1.7" calcext:value-type="float">
            <text:p>1.7</text:p>
          </table:table-cell>
          <table:table-cell office:value-type="float" office:value="35.5" calcext:value-type="float">
            <text:p>35.5</text:p>
          </table:table-cell>
          <table:table-cell office:value-type="float" office:value="2.6" calcext:value-type="float">
            <text:p>2.6</text:p>
          </table:table-cell>
          <table:table-cell office:value-type="float" office:value="0.300406" calcext:value-type="float">
            <text:p>0.30040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4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0454-234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74.263181" calcext:value-type="float">
            <text:p>74.263181</text:p>
          </table:table-cell>
          <table:table-cell office:value-type="float" office:value="-23.414546" calcext:value-type="float">
            <text:p>-23.414546</text:p>
          </table:table-cell>
          <table:table-cell office:value-type="float" office:value="-138.42624" calcext:value-type="float">
            <text:p>-138.42624</text:p>
          </table:table-cell>
          <table:table-cell office:value-type="float" office:value="16.790464" calcext:value-type="float">
            <text:p>16.790464</text:p>
          </table:table-cell>
          <table:table-cell office:value-type="float" office:value="-52.735715" calcext:value-type="float">
            <text:p>-52.735715</text:p>
          </table:table-cell>
          <table:table-cell office:value-type="float" office:value="58890.945" calcext:value-type="float">
            <text:p>58890.945</text:p>
          </table:table-cell>
          <table:table-cell office:value-type="string" calcext:value-type="string">
            <text:p><text:s/>2020-02-11T22:41:02.750 </text:p>
          </table:table-cell>
          <table:table-cell office:value-type="float" office:value="28397.44" calcext:value-type="float">
            <text:p>28397.4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3.7" calcext:value-type="float">
            <text:p>-3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5" calcext:value-type="float">
            <text:p>728.5</text:p>
          </table:table-cell>
          <table:table-cell office:value-type="float" office:value="1.6" calcext:value-type="float">
            <text:p>1.6</text:p>
          </table:table-cell>
          <table:table-cell office:value-type="float" office:value="34.8" calcext:value-type="float">
            <text:p>34.8</text:p>
          </table:table-cell>
          <table:table-cell office:value-type="float" office:value="2.6" calcext:value-type="float">
            <text:p>2.6</text:p>
          </table:table-cell>
          <table:table-cell office:value-type="float" office:value="0.295138" calcext:value-type="float">
            <text:p>0.29513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4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528+134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82.735145" calcext:value-type="float">
            <text:p>82.735145</text:p>
          </table:table-cell>
          <table:table-cell office:value-type="float" office:value="13.531993" calcext:value-type="float">
            <text:p>13.531993</text:p>
          </table:table-cell>
          <table:table-cell office:value-type="float" office:value="243.71779" calcext:value-type="float">
            <text:p>243.71779</text:p>
          </table:table-cell>
          <table:table-cell office:value-type="float" office:value="49.916637" calcext:value-type="float">
            <text:p>49.916637</text:p>
          </table:table-cell>
          <table:table-cell office:value-type="float" office:value="-80.719201" calcext:value-type="float">
            <text:p>-80.719201</text:p>
          </table:table-cell>
          <table:table-cell office:value-type="float" office:value="58890.948" calcext:value-type="float">
            <text:p>58890.948</text:p>
          </table:table-cell>
          <table:table-cell office:value-type="string" calcext:value-type="string">
            <text:p><text:s/>2020-02-11T22:45:38.125 </text:p>
          </table:table-cell>
          <table:table-cell office:value-type="float" office:value="28673.569" calcext:value-type="float">
            <text:p>28673.56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5" calcext:value-type="float">
            <text:p>728.5</text:p>
          </table:table-cell>
          <table:table-cell office:value-type="float" office:value="1.6" calcext:value-type="float">
            <text:p>1.6</text:p>
          </table:table-cell>
          <table:table-cell office:value-type="float" office:value="34.7" calcext:value-type="float">
            <text:p>34.7</text:p>
          </table:table-cell>
          <table:table-cell office:value-type="float" office:value="2.1" calcext:value-type="float">
            <text:p>2.1</text:p>
          </table:table-cell>
          <table:table-cell office:value-type="float" office:value="0.469496" calcext:value-type="float">
            <text:p>0.4694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4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0458-020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75.303335" calcext:value-type="float">
            <text:p>75.303335</text:p>
          </table:table-cell>
          <table:table-cell office:value-type="float" office:value="-1.9871544" calcext:value-type="float">
            <text:p>-1.9871544</text:p>
          </table:table-cell>
          <table:table-cell office:value-type="float" office:value="237.22732" calcext:value-type="float">
            <text:p>237.22732</text:p>
          </table:table-cell>
          <table:table-cell office:value-type="float" office:value="32.940322" calcext:value-type="float">
            <text:p>32.940322</text:p>
          </table:table-cell>
          <table:table-cell office:value-type="float" office:value="-68.096234" calcext:value-type="float">
            <text:p>-68.096234</text:p>
          </table:table-cell>
          <table:table-cell office:value-type="float" office:value="58890.951" calcext:value-type="float">
            <text:p>58890.951</text:p>
          </table:table-cell>
          <table:table-cell office:value-type="string" calcext:value-type="string">
            <text:p><text:s/>2020-02-11T22:49:44.750 </text:p>
          </table:table-cell>
          <table:table-cell office:value-type="float" office:value="28920.869" calcext:value-type="float">
            <text:p>28920.86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5" calcext:value-type="float">
            <text:p>728.5</text:p>
          </table:table-cell>
          <table:table-cell office:value-type="float" office:value="1.6" calcext:value-type="float">
            <text:p>1.6</text:p>
          </table:table-cell>
          <table:table-cell office:value-type="float" office:value="33.5" calcext:value-type="float">
            <text:p>33.5</text:p>
          </table:table-cell>
          <table:table-cell office:value-type="float" office:value="1.9" calcext:value-type="float">
            <text:p>1.9</text:p>
          </table:table-cell>
          <table:table-cell office:value-type="float" office:value="0.217192" calcext:value-type="float">
            <text:p>0.21719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4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403-132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61.391581" calcext:value-type="float">
            <text:p>61.391581</text:p>
          </table:table-cell>
          <table:table-cell office:value-type="float" office:value="-13.137318" calcext:value-type="float">
            <text:p>-13.137318</text:p>
          </table:table-cell>
          <table:table-cell office:value-type="float" office:value="-119.44726" calcext:value-type="float">
            <text:p>-119.44726</text:p>
          </table:table-cell>
          <table:table-cell office:value-type="float" office:value="14.660185" calcext:value-type="float">
            <text:p>14.660185</text:p>
          </table:table-cell>
          <table:table-cell office:value-type="float" office:value="-55.222436" calcext:value-type="float">
            <text:p>-55.222436</text:p>
          </table:table-cell>
          <table:table-cell office:value-type="float" office:value="58890.954" calcext:value-type="float">
            <text:p>58890.954</text:p>
          </table:table-cell>
          <table:table-cell office:value-type="string" calcext:value-type="string">
            <text:p><text:s/>2020-02-11T22:53:52.875 </text:p>
          </table:table-cell>
          <table:table-cell office:value-type="float" office:value="29169.674" calcext:value-type="float">
            <text:p>29169.67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5" calcext:value-type="float">
            <text:p>728.5</text:p>
          </table:table-cell>
          <table:table-cell office:value-type="float" office:value="1.5" calcext:value-type="float">
            <text:p>1.5</text:p>
          </table:table-cell>
          <table:table-cell office:value-type="float" office:value="33.7" calcext:value-type="float">
            <text:p>33.7</text:p>
          </table:table-cell>
          <table:table-cell office:value-type="float" office:value="1.8" calcext:value-type="float">
            <text:p>1.8</text:p>
          </table:table-cell>
          <table:table-cell office:value-type="float" office:value="0.385934" calcext:value-type="float">
            <text:p>0.3859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4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0422+004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66.195094" calcext:value-type="float">
            <text:p>66.195094</text:p>
          </table:table-cell>
          <table:table-cell office:value-type="float" office:value="0.60241722" calcext:value-type="float">
            <text:p>0.60241722</text:p>
          </table:table-cell>
          <table:table-cell office:value-type="float" office:value="248.83546" calcext:value-type="float">
            <text:p>248.83546</text:p>
          </table:table-cell>
          <table:table-cell office:value-type="float" office:value="26.46361" calcext:value-type="float">
            <text:p>26.46361</text:p>
          </table:table-cell>
          <table:table-cell office:value-type="float" office:value="-61.135362" calcext:value-type="float">
            <text:p>-61.135362</text:p>
          </table:table-cell>
          <table:table-cell office:value-type="float" office:value="58890.958" calcext:value-type="float">
            <text:p>58890.958</text:p>
          </table:table-cell>
          <table:table-cell office:value-type="string" calcext:value-type="string">
            <text:p><text:s/>2020-02-11T23:00:02.125 </text:p>
          </table:table-cell>
          <table:table-cell office:value-type="float" office:value="29539.935" calcext:value-type="float">
            <text:p>29539.9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4" calcext:value-type="float">
            <text:p>728.4</text:p>
          </table:table-cell>
          <table:table-cell office:value-type="float" office:value="1.5" calcext:value-type="float">
            <text:p>1.5</text:p>
          </table:table-cell>
          <table:table-cell office:value-type="float" office:value="34.3" calcext:value-type="float">
            <text:p>34.3</text:p>
          </table:table-cell>
          <table:table-cell office:value-type="float" office:value="2.1" calcext:value-type="float">
            <text:p>2.1</text:p>
          </table:table-cell>
          <table:table-cell office:value-type="float" office:value="0.315065" calcext:value-type="float">
            <text:p>0.31506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5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0336-019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4.87889" calcext:value-type="float">
            <text:p>54.87889</text:p>
          </table:table-cell>
          <table:table-cell office:value-type="float" office:value="-1.7765986" calcext:value-type="float">
            <text:p>-1.7765986</text:p>
          </table:table-cell>
          <table:table-cell office:value-type="float" office:value="-104.13443" calcext:value-type="float">
            <text:p>-104.13443</text:p>
          </table:table-cell>
          <table:table-cell office:value-type="float" office:value="15.154214" calcext:value-type="float">
            <text:p>15.154214</text:p>
          </table:table-cell>
          <table:table-cell office:value-type="float" office:value="-55.589764" calcext:value-type="float">
            <text:p>-55.589764</text:p>
          </table:table-cell>
          <table:table-cell office:value-type="float" office:value="58890.963" calcext:value-type="float">
            <text:p>58890.963</text:p>
          </table:table-cell>
          <table:table-cell office:value-type="string" calcext:value-type="string">
            <text:p><text:s/>2020-02-11T23:06:09.750 </text:p>
          </table:table-cell>
          <table:table-cell office:value-type="float" office:value="29908.566" calcext:value-type="float">
            <text:p>29908.56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4" calcext:value-type="float">
            <text:p>728.4</text:p>
          </table:table-cell>
          <table:table-cell office:value-type="float" office:value="1.4" calcext:value-type="float">
            <text:p>1.4</text:p>
          </table:table-cell>
          <table:table-cell office:value-type="float" office:value="36.1" calcext:value-type="float">
            <text:p>36.1</text:p>
          </table:table-cell>
          <table:table-cell office:value-type="float" office:value="1.7" calcext:value-type="float">
            <text:p>1.7</text:p>
          </table:table-cell>
          <table:table-cell office:value-type="float" office:value="0.300548" calcext:value-type="float">
            <text:p>0.30054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5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0234+285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9.468269" calcext:value-type="float">
            <text:p>39.468269</text:p>
          </table:table-cell>
          <table:table-cell office:value-type="float" office:value="28.802717" calcext:value-type="float">
            <text:p>28.802717</text:p>
          </table:table-cell>
          <table:table-cell office:value-type="float" office:value="-67.566882" calcext:value-type="float">
            <text:p>-67.566882</text:p>
          </table:table-cell>
          <table:table-cell office:value-type="float" office:value="18.809257" calcext:value-type="float">
            <text:p>18.809257</text:p>
          </table:table-cell>
          <table:table-cell office:value-type="float" office:value="-47.792024" calcext:value-type="float">
            <text:p>-47.792024</text:p>
          </table:table-cell>
          <table:table-cell office:value-type="float" office:value="58890.97" calcext:value-type="float">
            <text:p>58890.97</text:p>
          </table:table-cell>
          <table:table-cell office:value-type="string" calcext:value-type="string">
            <text:p><text:s/>2020-02-11T23:16:27.250 </text:p>
          </table:table-cell>
          <table:table-cell office:value-type="float" office:value="30527.757" calcext:value-type="float">
            <text:p>30527.75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3" calcext:value-type="float">
            <text:p>728.3</text:p>
          </table:table-cell>
          <table:table-cell office:value-type="float" office:value="1.4" calcext:value-type="float">
            <text:p>1.4</text:p>
          </table:table-cell>
          <table:table-cell office:value-type="float" office:value="37.1" calcext:value-type="float">
            <text:p>37.1</text:p>
          </table:table-cell>
          <table:table-cell office:value-type="float" office:value="3.1" calcext:value-type="float">
            <text:p>3.1</text:p>
          </table:table-cell>
          <table:table-cell office:value-type="float" office:value="0.288595" calcext:value-type="float">
            <text:p>0.28859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5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0415+379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64.588617" calcext:value-type="float">
            <text:p>64.588617</text:p>
          </table:table-cell>
          <table:table-cell office:value-type="float" office:value="38.026548" calcext:value-type="float">
            <text:p>38.026548</text:p>
          </table:table-cell>
          <table:table-cell office:value-type="float" office:value="291.60867" calcext:value-type="float">
            <text:p>291.60867</text:p>
          </table:table-cell>
          <table:table-cell office:value-type="float" office:value="40.768898" calcext:value-type="float">
            <text:p>40.768898</text:p>
          </table:table-cell>
          <table:table-cell office:value-type="float" office:value="-48.85704" calcext:value-type="float">
            <text:p>-48.85704</text:p>
          </table:table-cell>
          <table:table-cell office:value-type="float" office:value="58890.973" calcext:value-type="float">
            <text:p>58890.973</text:p>
          </table:table-cell>
          <table:table-cell office:value-type="string" calcext:value-type="string">
            <text:p><text:s/>2020-02-11T23:20:55.250 </text:p>
          </table:table-cell>
          <table:table-cell office:value-type="float" office:value="30796.491" calcext:value-type="float">
            <text:p>30796.49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1.7" calcext:value-type="float">
            <text:p>1.7</text:p>
          </table:table-cell>
          <table:table-cell office:value-type="float" office:value="34.5" calcext:value-type="float">
            <text:p>34.5</text:p>
          </table:table-cell>
          <table:table-cell office:value-type="float" office:value="3.2" calcext:value-type="float">
            <text:p>3.2</text:p>
          </table:table-cell>
          <table:table-cell office:value-type="float" office:value="0.285734" calcext:value-type="float">
            <text:p>0.2857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5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-58.869325" calcext:value-type="float">
            <text:p>-58.869325</text:p>
          </table:table-cell>
          <table:table-cell office:value-type="float" office:value="30.846895" calcext:value-type="float">
            <text:p>30.846895</text:p>
          </table:table-cell>
          <table:table-cell office:value-type="float" office:value="-43.131516" calcext:value-type="float">
            <text:p>-43.131516</text:p>
          </table:table-cell>
          <table:table-cell office:value-type="float" office:value="58890.976" calcext:value-type="float">
            <text:p>58890.976</text:p>
          </table:table-cell>
          <table:table-cell office:value-type="string" calcext:value-type="string">
            <text:p><text:s/>2020-02-11T23:25:13.500 </text:p>
          </table:table-cell>
          <table:table-cell office:value-type="float" office:value="31055.448" calcext:value-type="float">
            <text:p>31055.44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1.8" calcext:value-type="float">
            <text:p>1.8</text:p>
          </table:table-cell>
          <table:table-cell office:value-type="float" office:value="35.3" calcext:value-type="float">
            <text:p>35.3</text:p>
          </table:table-cell>
          <table:table-cell office:value-type="float" office:value="3.2" calcext:value-type="float">
            <text:p>3.2</text:p>
          </table:table-cell>
          <table:table-cell office:value-type="float" office:value="0.269356" calcext:value-type="float">
            <text:p>0.26935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5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300+471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5.896846" calcext:value-type="float">
            <text:p>45.896846</text:p>
          </table:table-cell>
          <table:table-cell office:value-type="float" office:value="47.271219" calcext:value-type="float">
            <text:p>47.271219</text:p>
          </table:table-cell>
          <table:table-cell office:value-type="float" office:value="-50.943454" calcext:value-type="float">
            <text:p>-50.943454</text:p>
          </table:table-cell>
          <table:table-cell office:value-type="float" office:value="29.63824" calcext:value-type="float">
            <text:p>29.63824</text:p>
          </table:table-cell>
          <table:table-cell office:value-type="float" office:value="-38.723025" calcext:value-type="float">
            <text:p>-38.723025</text:p>
          </table:table-cell>
          <table:table-cell office:value-type="float" office:value="58890.98" calcext:value-type="float">
            <text:p>58890.98</text:p>
          </table:table-cell>
          <table:table-cell office:value-type="string" calcext:value-type="string">
            <text:p><text:s/>2020-02-11T23:30:50.000 </text:p>
          </table:table-cell>
          <table:table-cell office:value-type="float" office:value="31392.869" calcext:value-type="float">
            <text:p>31392.86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3" calcext:value-type="float">
            <text:p>728.3</text:p>
          </table:table-cell>
          <table:table-cell office:value-type="float" office:value="2.1" calcext:value-type="float">
            <text:p>2.1</text:p>
          </table:table-cell>
          <table:table-cell office:value-type="float" office:value="32.7" calcext:value-type="float">
            <text:p>32.7</text:p>
          </table:table-cell>
          <table:table-cell office:value-type="float" office:value="3" calcext:value-type="float">
            <text:p>3</text:p>
          </table:table-cell>
          <table:table-cell office:value-type="float" office:value="0.293593" calcext:value-type="float">
            <text:p>0.29359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5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0133+476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4.244129" calcext:value-type="float">
            <text:p>24.244129</text:p>
          </table:table-cell>
          <table:table-cell office:value-type="float" office:value="47.858101" calcext:value-type="float">
            <text:p>47.858101</text:p>
          </table:table-cell>
          <table:table-cell office:value-type="float" office:value="-41.933961" calcext:value-type="float">
            <text:p>-41.933961</text:p>
          </table:table-cell>
          <table:table-cell office:value-type="float" office:value="16.776538" calcext:value-type="float">
            <text:p>16.776538</text:p>
          </table:table-cell>
          <table:table-cell office:value-type="float" office:value="-35.436929" calcext:value-type="float">
            <text:p>-35.436929</text:p>
          </table:table-cell>
          <table:table-cell office:value-type="float" office:value="58890.983" calcext:value-type="float">
            <text:p>58890.983</text:p>
          </table:table-cell>
          <table:table-cell office:value-type="string" calcext:value-type="string">
            <text:p><text:s/>2020-02-11T23:35:02.875 </text:p>
          </table:table-cell>
          <table:table-cell office:value-type="float" office:value="31646.436" calcext:value-type="float">
            <text:p>31646.43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2.2" calcext:value-type="float">
            <text:p>2.2</text:p>
          </table:table-cell>
          <table:table-cell office:value-type="float" office:value="31.4" calcext:value-type="float">
            <text:p>31.4</text:p>
          </table:table-cell>
          <table:table-cell office:value-type="float" office:value="2.9" calcext:value-type="float">
            <text:p>2.9</text:p>
          </table:table-cell>
          <table:table-cell office:value-type="float" office:value="0.283485" calcext:value-type="float">
            <text:p>0.28348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5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0355+508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9.873943" calcext:value-type="float">
            <text:p>59.873943</text:p>
          </table:table-cell>
          <table:table-cell office:value-type="float" office:value="50.963953" calcext:value-type="float">
            <text:p>50.963953</text:p>
          </table:table-cell>
          <table:table-cell office:value-type="float" office:value="-49.885269" calcext:value-type="float">
            <text:p>-49.885269</text:p>
          </table:table-cell>
          <table:table-cell office:value-type="float" office:value="38.261379" calcext:value-type="float">
            <text:p>38.261379</text:p>
          </table:table-cell>
          <table:table-cell office:value-type="float" office:value="-37.624159" calcext:value-type="float">
            <text:p>-37.624159</text:p>
          </table:table-cell>
          <table:table-cell office:value-type="float" office:value="58890.985" calcext:value-type="float">
            <text:p>58890.985</text:p>
          </table:table-cell>
          <table:table-cell office:value-type="string" calcext:value-type="string">
            <text:p><text:s/>2020-02-11T23:38:42.750 </text:p>
          </table:table-cell>
          <table:table-cell office:value-type="float" office:value="31866.913" calcext:value-type="float">
            <text:p>31866.91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float" office:value="3.8" calcext:value-type="float">
            <text:p>3.8</text:p>
          </table:table-cell>
          <table:table-cell office:value-type="float" office:value="0.289659" calcext:value-type="float">
            <text:p>0.28965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6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0224+671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7.208606" calcext:value-type="float">
            <text:p>37.208606</text:p>
          </table:table-cell>
          <table:table-cell office:value-type="float" office:value="67.350867" calcext:value-type="float">
            <text:p>67.350867</text:p>
          </table:table-cell>
          <table:table-cell office:value-type="float" office:value="-26.474949" calcext:value-type="float">
            <text:p>-26.474949</text:p>
          </table:table-cell>
          <table:table-cell office:value-type="float" office:value="31.221023" calcext:value-type="float">
            <text:p>31.221023</text:p>
          </table:table-cell>
          <table:table-cell office:value-type="float" office:value="-21.87211" calcext:value-type="float">
            <text:p>-21.87211</text:p>
          </table:table-cell>
          <table:table-cell office:value-type="float" office:value="58890.991" calcext:value-type="float">
            <text:p>58890.991</text:p>
          </table:table-cell>
          <table:table-cell office:value-type="string" calcext:value-type="string">
            <text:p><text:s/>2020-02-11T23:46:49.250 </text:p>
          </table:table-cell>
          <table:table-cell office:value-type="float" office:value="32354.745" calcext:value-type="float">
            <text:p>32354.74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2.5" calcext:value-type="float">
            <text:p>2.5</text:p>
          </table:table-cell>
          <table:table-cell office:value-type="float" office:value="30.1" calcext:value-type="float">
            <text:p>30.1</text:p>
          </table:table-cell>
          <table:table-cell office:value-type="float" office:value="3.1" calcext:value-type="float">
            <text:p>3.1</text:p>
          </table:table-cell>
          <table:table-cell office:value-type="float" office:value="0.287442" calcext:value-type="float">
            <text:p>0.28744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6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0212+735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.378223" calcext:value-type="float">
            <text:p>34.378223</text:p>
          </table:table-cell>
          <table:table-cell office:value-type="float" office:value="73.82579" calcext:value-type="float">
            <text:p>73.82579</text:p>
          </table:table-cell>
          <table:table-cell office:value-type="float" office:value="-18.883855" calcext:value-type="float">
            <text:p>-18.883855</text:p>
          </table:table-cell>
          <table:table-cell office:value-type="float" office:value="32.551191" calcext:value-type="float">
            <text:p>32.551191</text:p>
          </table:table-cell>
          <table:table-cell office:value-type="float" office:value="-15.766169" calcext:value-type="float">
            <text:p>-15.766169</text:p>
          </table:table-cell>
          <table:table-cell office:value-type="float" office:value="58890.993" calcext:value-type="float">
            <text:p>58890.993</text:p>
          </table:table-cell>
          <table:table-cell office:value-type="string" calcext:value-type="string">
            <text:p><text:s/>2020-02-11T23:49:51.250 </text:p>
          </table:table-cell>
          <table:table-cell office:value-type="float" office:value="32537.244" calcext:value-type="float">
            <text:p>32537.24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2.5" calcext:value-type="float">
            <text:p>2.5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float" office:value="0.276084" calcext:value-type="float">
            <text:p>0.27608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6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928+738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7.3343919" calcext:value-type="float">
            <text:p>7.3343919</text:p>
          </table:table-cell>
          <table:table-cell office:value-type="float" office:value="22.397871" calcext:value-type="float">
            <text:p>22.397871</text:p>
          </table:table-cell>
          <table:table-cell office:value-type="float" office:value="6.7524649" calcext:value-type="float">
            <text:p>6.7524649</text:p>
          </table:table-cell>
          <table:table-cell office:value-type="float" office:value="58890.998" calcext:value-type="float">
            <text:p>58890.998</text:p>
          </table:table-cell>
          <table:table-cell office:value-type="string" calcext:value-type="string">
            <text:p><text:s/>2020-02-11T23:56:59.375 </text:p>
          </table:table-cell>
          <table:table-cell office:value-type="float" office:value="32966.541" calcext:value-type="float">
            <text:p>32966.54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-4.1" calcext:value-type="float">
            <text:p>-4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2.7" calcext:value-type="float">
            <text:p>2.7</text:p>
          </table:table-cell>
          <table:table-cell office:value-type="float" office:value="27.4" calcext:value-type="float">
            <text:p>27.4</text:p>
          </table:table-cell>
          <table:table-cell office:value-type="float" office:value="3.3" calcext:value-type="float">
            <text:p>3.3</text:p>
          </table:table-cell>
          <table:table-cell office:value-type="float" office:value="0.278969" calcext:value-type="float">
            <text:p>0.27896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6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9.7729404" calcext:value-type="float">
            <text:p>9.7729404</text:p>
          </table:table-cell>
          <table:table-cell office:value-type="float" office:value="28.969675" calcext:value-type="float">
            <text:p>28.969675</text:p>
          </table:table-cell>
          <table:table-cell office:value-type="float" office:value="8.4723495" calcext:value-type="float">
            <text:p>8.4723495</text:p>
          </table:table-cell>
          <table:table-cell office:value-type="float" office:value="58891" calcext:value-type="float">
            <text:p>58891</text:p>
          </table:table-cell>
          <table:table-cell office:value-type="string" calcext:value-type="string">
            <text:p><text:s/>2020-02-12T00:00:06.625 </text:p>
          </table:table-cell>
          <table:table-cell office:value-type="float" office:value="33154.297" calcext:value-type="float">
            <text:p>33154.29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-3.8" calcext:value-type="float">
            <text:p>-3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2" calcext:value-type="float">
            <text:p>728.2</text:p>
          </table:table-cell>
          <table:table-cell office:value-type="float" office:value="2.9" calcext:value-type="float">
            <text:p>2.9</text:p>
          </table:table-cell>
          <table:table-cell office:value-type="float" office:value="26.5" calcext:value-type="float">
            <text:p>26.5</text:p>
          </table:table-cell>
          <table:table-cell office:value-type="float" office:value="3.1" calcext:value-type="float">
            <text:p>3.1</text:p>
          </table:table-cell>
          <table:table-cell office:value-type="float" office:value="0.278969" calcext:value-type="float">
            <text:p>0.27896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1s26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18+546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14.94408" calcext:value-type="float">
            <text:p>214.94408</text:p>
          </table:table-cell>
          <table:table-cell office:value-type="float" office:value="54.387393" calcext:value-type="float">
            <text:p>54.387393</text:p>
          </table:table-cell>
          <table:table-cell office:value-type="float" office:value="45.24499" calcext:value-type="float">
            <text:p>45.24499</text:p>
          </table:table-cell>
          <table:table-cell office:value-type="float" office:value="37.403201" calcext:value-type="float">
            <text:p>37.403201</text:p>
          </table:table-cell>
          <table:table-cell office:value-type="float" office:value="34.634586" calcext:value-type="float">
            <text:p>34.634586</text:p>
          </table:table-cell>
          <table:table-cell office:value-type="float" office:value="58891.005" calcext:value-type="float">
            <text:p>58891.005</text:p>
          </table:table-cell>
          <table:table-cell office:value-type="string" calcext:value-type="string">
            <text:p><text:s/>2020-02-12T00:06:39.875 </text:p>
          </table:table-cell>
          <table:table-cell office:value-type="float" office:value="33548.622" calcext:value-type="float">
            <text:p>33548.62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4.1" calcext:value-type="float">
            <text:p>-4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.1" calcext:value-type="float">
            <text:p>728.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office:value-type="float" office:value="0.289748" calcext:value-type="float">
            <text:p>0.28974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39+811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1.09625" calcext:value-type="float">
            <text:p>161.09625</text:p>
          </table:table-cell>
          <table:table-cell office:value-type="float" office:value="80.910922" calcext:value-type="float">
            <text:p>80.910922</text:p>
          </table:table-cell>
          <table:table-cell office:value-type="float" office:value="4.4537476" calcext:value-type="float">
            <text:p>4.4537476</text:p>
          </table:table-cell>
          <table:table-cell office:value-type="float" office:value="45.621629" calcext:value-type="float">
            <text:p>45.621629</text:p>
          </table:table-cell>
          <table:table-cell office:value-type="float" office:value="3.5762209" calcext:value-type="float">
            <text:p>3.5762209</text:p>
          </table:table-cell>
          <table:table-cell office:value-type="float" office:value="58891.009" calcext:value-type="float">
            <text:p>58891.009</text:p>
          </table:table-cell>
          <table:table-cell office:value-type="string" calcext:value-type="string">
            <text:p><text:s/>2020-02-12T00:13:19.750 </text:p>
          </table:table-cell>
          <table:table-cell office:value-type="float" office:value="33949.592" calcext:value-type="float">
            <text:p>33949.59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-4.1" calcext:value-type="float">
            <text:p>-4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4.2" calcext:value-type="float">
            <text:p>24.2</text:p>
          </table:table-cell>
          <table:table-cell office:value-type="float" office:value="3.7" calcext:value-type="float">
            <text:p>3.7</text:p>
          </table:table-cell>
          <table:table-cell office:value-type="float" office:value="0.28521" calcext:value-type="float">
            <text:p>0.2852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716+714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10.47279" calcext:value-type="float">
            <text:p>110.47279</text:p>
          </table:table-cell>
          <table:table-cell office:value-type="float" office:value="71.343442" calcext:value-type="float">
            <text:p>71.343442</text:p>
          </table:table-cell>
          <table:table-cell office:value-type="float" office:value="-15.840724" calcext:value-type="float">
            <text:p>-15.840724</text:p>
          </table:table-cell>
          <table:table-cell office:value-type="float" office:value="52.120084" calcext:value-type="float">
            <text:p>52.120084</text:p>
          </table:table-cell>
          <table:table-cell office:value-type="float" office:value="-12.582996" calcext:value-type="float">
            <text:p>-12.582996</text:p>
          </table:table-cell>
          <table:table-cell office:value-type="float" office:value="58891.012" calcext:value-type="float">
            <text:p>58891.012</text:p>
          </table:table-cell>
          <table:table-cell office:value-type="string" calcext:value-type="string">
            <text:p><text:s/>2020-02-12T00:17:12.375 </text:p>
          </table:table-cell>
          <table:table-cell office:value-type="float" office:value="34182.854" calcext:value-type="float">
            <text:p>34182.85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" calcext:value-type="float">
            <text:p>728</text:p>
          </table:table-cell>
          <table:table-cell office:value-type="float" office:value="2.9" calcext:value-type="float">
            <text:p>2.9</text:p>
          </table:table-cell>
          <table:table-cell office:value-type="float" office:value="25.2" calcext:value-type="float">
            <text:p>25.2</text:p>
          </table:table-cell>
          <table:table-cell office:value-type="float" office:value="3.9" calcext:value-type="float">
            <text:p>3.9</text:p>
          </table:table-cell>
          <table:table-cell office:value-type="float" office:value="0.306521" calcext:value-type="float">
            <text:p>0.30652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836+710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30.35159" calcext:value-type="float">
            <text:p>130.35159</text:p>
          </table:table-cell>
          <table:table-cell office:value-type="float" office:value="70.894933" calcext:value-type="float">
            <text:p>70.894933</text:p>
          </table:table-cell>
          <table:table-cell office:value-type="float" office:value="-7.2646681" calcext:value-type="float">
            <text:p>-7.2646681</text:p>
          </table:table-cell>
          <table:table-cell office:value-type="float" office:value="55.61705" calcext:value-type="float">
            <text:p>55.61705</text:p>
          </table:table-cell>
          <table:table-cell office:value-type="float" office:value="-5.8017894" calcext:value-type="float">
            <text:p>-5.8017894</text:p>
          </table:table-cell>
          <table:table-cell office:value-type="float" office:value="58891.014" calcext:value-type="float">
            <text:p>58891.014</text:p>
          </table:table-cell>
          <table:table-cell office:value-type="string" calcext:value-type="string">
            <text:p><text:s/>2020-02-12T00:20:38.625 </text:p>
          </table:table-cell>
          <table:table-cell office:value-type="float" office:value="34389.669" calcext:value-type="float">
            <text:p>34389.66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8" calcext:value-type="float">
            <text:p>728</text:p>
          </table:table-cell>
          <table:table-cell office:value-type="float" office:value="2.8" calcext:value-type="float">
            <text:p>2.8</text:p>
          </table:table-cell>
          <table:table-cell office:value-type="float" office:value="26.1" calcext:value-type="float">
            <text:p>26.1</text:p>
          </table:table-cell>
          <table:table-cell office:value-type="float" office:value="4.1" calcext:value-type="float">
            <text:p>4.1</text:p>
          </table:table-cell>
          <table:table-cell office:value-type="float" office:value="0.292666" calcext:value-type="float">
            <text:p>0.29266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9.6556598" calcext:value-type="float">
            <text:p>9.6556598</text:p>
          </table:table-cell>
          <table:table-cell office:value-type="float" office:value="54.188097" calcext:value-type="float">
            <text:p>54.188097</text:p>
          </table:table-cell>
          <table:table-cell office:value-type="float" office:value="7.6900176" calcext:value-type="float">
            <text:p>7.6900176</text:p>
          </table:table-cell>
          <table:table-cell office:value-type="float" office:value="58891.017" calcext:value-type="float">
            <text:p>58891.017</text:p>
          </table:table-cell>
          <table:table-cell office:value-type="string" calcext:value-type="string">
            <text:p><text:s/>2020-02-12T00:24:20.125 </text:p>
          </table:table-cell>
          <table:table-cell office:value-type="float" office:value="34611.775" calcext:value-type="float">
            <text:p>34611.77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7.9" calcext:value-type="float">
            <text:p>727.9</text:p>
          </table:table-cell>
          <table:table-cell office:value-type="float" office:value="2.8" calcext:value-type="float">
            <text:p>2.8</text:p>
          </table:table-cell>
          <table:table-cell office:value-type="float" office:value="25.8" calcext:value-type="float">
            <text:p>25.8</text:p>
          </table:table-cell>
          <table:table-cell office:value-type="float" office:value="3.2" calcext:value-type="float">
            <text:p>3.2</text:p>
          </table:table-cell>
          <table:table-cell office:value-type="float" office:value="0.291145" calcext:value-type="float">
            <text:p>0.29114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820+560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6.19685" calcext:value-type="float">
            <text:p>126.19685</text:p>
          </table:table-cell>
          <table:table-cell office:value-type="float" office:value="55.878496" calcext:value-type="float">
            <text:p>55.878496</text:p>
          </table:table-cell>
          <table:table-cell office:value-type="float" office:value="-29.364276" calcext:value-type="float">
            <text:p>-29.364276</text:p>
          </table:table-cell>
          <table:table-cell office:value-type="float" office:value="66.949206" calcext:value-type="float">
            <text:p>66.949206</text:p>
          </table:table-cell>
          <table:table-cell office:value-type="float" office:value="-24.076651" calcext:value-type="float">
            <text:p>-24.076651</text:p>
          </table:table-cell>
          <table:table-cell office:value-type="float" office:value="58891.023" calcext:value-type="float">
            <text:p>58891.023</text:p>
          </table:table-cell>
          <table:table-cell office:value-type="string" calcext:value-type="string">
            <text:p><text:s/>2020-02-12T00:33:27.500 </text:p>
          </table:table-cell>
          <table:table-cell office:value-type="float" office:value="35160.649" calcext:value-type="float">
            <text:p>35160.64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7.8" calcext:value-type="float">
            <text:p>-7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7.9" calcext:value-type="float">
            <text:p>727.9</text:p>
          </table:table-cell>
          <table:table-cell office:value-type="float" office:value="2.6" calcext:value-type="float">
            <text:p>2.6</text:p>
          </table:table-cell>
          <table:table-cell office:value-type="float" office:value="26.5" calcext:value-type="float">
            <text:p>26.5</text:p>
          </table:table-cell>
          <table:table-cell office:value-type="float" office:value="2.9" calcext:value-type="float">
            <text:p>2.9</text:p>
          </table:table-cell>
          <table:table-cell office:value-type="float" office:value="0.277313" calcext:value-type="float">
            <text:p>0.2773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804+499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22.16529" calcext:value-type="float">
            <text:p>122.16529</text:p>
          </table:table-cell>
          <table:table-cell office:value-type="float" office:value="49.843467" calcext:value-type="float">
            <text:p>49.843467</text:p>
          </table:table-cell>
          <table:table-cell office:value-type="float" office:value="313.13123" calcext:value-type="float">
            <text:p>313.13123</text:p>
          </table:table-cell>
          <table:table-cell office:value-type="float" office:value="68.006618" calcext:value-type="float">
            <text:p>68.006618</text:p>
          </table:table-cell>
          <table:table-cell office:value-type="float" office:value="-38.526586" calcext:value-type="float">
            <text:p>-38.526586</text:p>
          </table:table-cell>
          <table:table-cell office:value-type="float" office:value="58891.026" calcext:value-type="float">
            <text:p>58891.026</text:p>
          </table:table-cell>
          <table:table-cell office:value-type="string" calcext:value-type="string">
            <text:p><text:s/>2020-02-12T00:37:33.625 </text:p>
          </table:table-cell>
          <table:table-cell office:value-type="float" office:value="35407.448" calcext:value-type="float">
            <text:p>35407.44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7.9" calcext:value-type="float">
            <text:p>727.9</text:p>
          </table:table-cell>
          <table:table-cell office:value-type="float" office:value="2.6" calcext:value-type="float">
            <text:p>2.6</text:p>
          </table:table-cell>
          <table:table-cell office:value-type="float" office:value="27.7" calcext:value-type="float">
            <text:p>27.7</text:p>
          </table:table-cell>
          <table:table-cell office:value-type="float" office:value="2.7" calcext:value-type="float">
            <text:p>2.7</text:p>
          </table:table-cell>
          <table:table-cell office:value-type="float" office:value="0.297228" calcext:value-type="float">
            <text:p>0.29722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642+449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01.63343" calcext:value-type="float">
            <text:p>101.63343</text:p>
          </table:table-cell>
          <table:table-cell office:value-type="float" office:value="44.854607" calcext:value-type="float">
            <text:p>44.854607</text:p>
          </table:table-cell>
          <table:table-cell office:value-type="float" office:value="297.47858" calcext:value-type="float">
            <text:p>297.47858</text:p>
          </table:table-cell>
          <table:table-cell office:value-type="float" office:value="54.506965" calcext:value-type="float">
            <text:p>54.506965</text:p>
          </table:table-cell>
          <table:table-cell office:value-type="float" office:value="-47.465676" calcext:value-type="float">
            <text:p>-47.465676</text:p>
          </table:table-cell>
          <table:table-cell office:value-type="float" office:value="58891.029" calcext:value-type="float">
            <text:p>58891.029</text:p>
          </table:table-cell>
          <table:table-cell office:value-type="string" calcext:value-type="string">
            <text:p><text:s/>2020-02-12T00:41:35.625 </text:p>
          </table:table-cell>
          <table:table-cell office:value-type="float" office:value="35650.11" calcext:value-type="float">
            <text:p>35650.1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-8.9" calcext:value-type="float">
            <text:p>-8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7.9" calcext:value-type="float">
            <text:p>727.9</text:p>
          </table:table-cell>
          <table:table-cell office:value-type="float" office:value="2.6" calcext:value-type="float">
            <text:p>2.6</text:p>
          </table:table-cell>
          <table:table-cell office:value-type="float" office:value="28.5" calcext:value-type="float">
            <text:p>28.5</text:p>
          </table:table-cell>
          <table:table-cell office:value-type="float" office:value="2.9" calcext:value-type="float">
            <text:p>2.9</text:p>
          </table:table-cell>
          <table:table-cell office:value-type="float" office:value="0.314428" calcext:value-type="float">
            <text:p>0.31442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Run27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297.03554" calcext:value-type="float">
            <text:p>297.03554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45.903365" calcext:value-type="float">
            <text:p>-45.903365</text:p>
          </table:table-cell>
          <table:table-cell office:value-type="float" office:value="58891.032" calcext:value-type="float">
            <text:p>58891.032</text:p>
          </table:table-cell>
          <table:table-cell office:value-type="string" calcext:value-type="string">
            <text:p><text:s/>2020-02-12T00:45:54.125 </text:p>
          </table:table-cell>
          <table:table-cell office:value-type="float" office:value="35909.318" calcext:value-type="float">
            <text:p>35909.318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7.8" calcext:value-type="float">
            <text:p>727.8</text:p>
          </table:table-cell>
          <table:table-cell office:value-type="float" office:value="2.3" calcext:value-type="float">
            <text:p>2.3</text:p>
          </table:table-cell>
          <table:table-cell office:value-type="float" office:value="31.7" calcext:value-type="float">
            <text:p>31.7</text:p>
          </table:table-cell>
          <table:table-cell office:value-type="float" office:value="3" calcext:value-type="float">
            <text:p>3</text:p>
          </table:table-cell>
          <table:table-cell office:value-type="float" office:value="0.297242" calcext:value-type="float">
            <text:p>0.29724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5.1458092" calcext:value-type="float">
            <text:p>5.1458092</text:p>
          </table:table-cell>
          <table:table-cell office:value-type="float" office:value="55.102499" calcext:value-type="float">
            <text:p>55.102499</text:p>
          </table:table-cell>
          <table:table-cell office:value-type="float" office:value="4.1033039" calcext:value-type="float">
            <text:p>4.1033039</text:p>
          </table:table-cell>
          <table:table-cell office:value-type="float" office:value="58891.041" calcext:value-type="float">
            <text:p>58891.041</text:p>
          </table:table-cell>
          <table:table-cell office:value-type="string" calcext:value-type="string">
            <text:p><text:s/>2020-02-12T00:59:19.625 </text:p>
          </table:table-cell>
          <table:table-cell office:value-type="float" office:value="36717.024" calcext:value-type="float">
            <text:p>36717.02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727.7" calcext:value-type="float">
            <text:p>727.7</text:p>
          </table:table-cell>
          <table:table-cell office:value-type="float" office:value="2.2" calcext:value-type="float">
            <text:p>2.2</text:p>
          </table:table-cell>
          <table:table-cell office:value-type="float" office:value="32.5" calcext:value-type="float">
            <text:p>32.5</text:p>
          </table:table-cell>
          <table:table-cell office:value-type="float" office:value="3.7" calcext:value-type="float">
            <text:p>3.7</text:p>
          </table:table-cell>
          <table:table-cell office:value-type="float" office:value="0.306451" calcext:value-type="float">
            <text:p>0.30645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4.5638025" calcext:value-type="float">
            <text:p>4.5638025</text:p>
          </table:table-cell>
          <table:table-cell office:value-type="float" office:value="55.183564" calcext:value-type="float">
            <text:p>55.183564</text:p>
          </table:table-cell>
          <table:table-cell office:value-type="float" office:value="3.6390814" calcext:value-type="float">
            <text:p>3.6390814</text:p>
          </table:table-cell>
          <table:table-cell office:value-type="float" office:value="58891.044" calcext:value-type="float">
            <text:p>58891.044</text:p>
          </table:table-cell>
          <table:table-cell office:value-type="string" calcext:value-type="string">
            <text:p><text:s/>2020-02-12T01:03:38.250 </text:p>
          </table:table-cell>
          <table:table-cell office:value-type="float" office:value="36976.357" calcext:value-type="float">
            <text:p>36976.35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727.7" calcext:value-type="float">
            <text:p>727.7</text:p>
          </table:table-cell>
          <table:table-cell office:value-type="float" office:value="2.2" calcext:value-type="float">
            <text:p>2.2</text:p>
          </table:table-cell>
          <table:table-cell office:value-type="float" office:value="32.4" calcext:value-type="float">
            <text:p>32.4</text:p>
          </table:table-cell>
          <table:table-cell office:value-type="float" office:value="3.1" calcext:value-type="float">
            <text:p>3.1</text:p>
          </table:table-cell>
          <table:table-cell office:value-type="float" office:value="0.283911" calcext:value-type="float">
            <text:p>0.28391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4.3936474" calcext:value-type="float">
            <text:p>4.3936474</text:p>
          </table:table-cell>
          <table:table-cell office:value-type="float" office:value="55.203472" calcext:value-type="float">
            <text:p>55.203472</text:p>
          </table:table-cell>
          <table:table-cell office:value-type="float" office:value="3.5034829" calcext:value-type="float">
            <text:p>3.5034829</text:p>
          </table:table-cell>
          <table:table-cell office:value-type="float" office:value="58891.045" calcext:value-type="float">
            <text:p>58891.045</text:p>
          </table:table-cell>
          <table:table-cell office:value-type="string" calcext:value-type="string">
            <text:p><text:s/>2020-02-12T01:04:53.500 </text:p>
          </table:table-cell>
          <table:table-cell office:value-type="float" office:value="37051.813" calcext:value-type="float">
            <text:p>37051.81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7.7" calcext:value-type="float">
            <text:p>727.7</text:p>
          </table:table-cell>
          <table:table-cell office:value-type="float" office:value="2.2" calcext:value-type="float">
            <text:p>2.2</text:p>
          </table:table-cell>
          <table:table-cell office:value-type="float" office:value="32.4" calcext:value-type="float">
            <text:p>32.4</text:p>
          </table:table-cell>
          <table:table-cell office:value-type="float" office:value="2.6" calcext:value-type="float">
            <text:p>2.6</text:p>
          </table:table-cell>
          <table:table-cell office:value-type="float" office:value="0.26818" calcext:value-type="float">
            <text:p>0.2681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4.2282512" calcext:value-type="float">
            <text:p>4.2282512</text:p>
          </table:table-cell>
          <table:table-cell office:value-type="float" office:value="55.222074" calcext:value-type="float">
            <text:p>55.222074</text:p>
          </table:table-cell>
          <table:table-cell office:value-type="float" office:value="3.3715346" calcext:value-type="float">
            <text:p>3.3715346</text:p>
          </table:table-cell>
          <table:table-cell office:value-type="float" office:value="58891.046" calcext:value-type="float">
            <text:p>58891.046</text:p>
          </table:table-cell>
          <table:table-cell office:value-type="string" calcext:value-type="string">
            <text:p><text:s/>2020-02-12T01:06:06.500 </text:p>
          </table:table-cell>
          <table:table-cell office:value-type="float" office:value="37125.013" calcext:value-type="float">
            <text:p>37125.01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27.7" calcext:value-type="float">
            <text:p>727.7</text:p>
          </table:table-cell>
          <table:table-cell office:value-type="float" office:value="2.2" calcext:value-type="float">
            <text:p>2.2</text:p>
          </table:table-cell>
          <table:table-cell office:value-type="float" office:value="32.6" calcext:value-type="float">
            <text:p>32.6</text:p>
          </table:table-cell>
          <table:table-cell office:value-type="float" office:value="2.4" calcext:value-type="float">
            <text:p>2.4</text:p>
          </table:table-cell>
          <table:table-cell office:value-type="float" office:value="0.26818" calcext:value-type="float">
            <text:p>0.2681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4.0582826" calcext:value-type="float">
            <text:p>4.0582826</text:p>
          </table:table-cell>
          <table:table-cell office:value-type="float" office:value="55.240426" calcext:value-type="float">
            <text:p>55.240426</text:p>
          </table:table-cell>
          <table:table-cell office:value-type="float" office:value="3.235804" calcext:value-type="float">
            <text:p>3.235804</text:p>
          </table:table-cell>
          <table:table-cell office:value-type="float" office:value="58891.047" calcext:value-type="float">
            <text:p>58891.047</text:p>
          </table:table-cell>
          <table:table-cell office:value-type="string" calcext:value-type="string">
            <text:p><text:s/>2020-02-12T01:07:21.250 </text:p>
          </table:table-cell>
          <table:table-cell office:value-type="float" office:value="37199.967" calcext:value-type="float">
            <text:p>37199.96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727.7" calcext:value-type="float">
            <text:p>727.7</text:p>
          </table:table-cell>
          <table:table-cell office:value-type="float" office:value="2.1" calcext:value-type="float">
            <text:p>2.1</text:p>
          </table:table-cell>
          <table:table-cell office:value-type="float" office:value="32.5" calcext:value-type="float">
            <text:p>32.5</text:p>
          </table:table-cell>
          <table:table-cell office:value-type="float" office:value="2.5" calcext:value-type="float">
            <text:p>2.5</text:p>
          </table:table-cell>
          <table:table-cell office:value-type="float" office:value="0.26818" calcext:value-type="float">
            <text:p>0.2681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3.8902743" calcext:value-type="float">
            <text:p>3.8902743</text:p>
          </table:table-cell>
          <table:table-cell office:value-type="float" office:value="55.257808" calcext:value-type="float">
            <text:p>55.257808</text:p>
          </table:table-cell>
          <table:table-cell office:value-type="float" office:value="3.1017871" calcext:value-type="float">
            <text:p>3.1017871</text:p>
          </table:table-cell>
          <table:table-cell office:value-type="float" office:value="58891.048" calcext:value-type="float">
            <text:p>58891.048</text:p>
          </table:table-cell>
          <table:table-cell office:value-type="string" calcext:value-type="string">
            <text:p><text:s/>2020-02-12T01:08:35.250 </text:p>
          </table:table-cell>
          <table:table-cell office:value-type="float" office:value="37274.17" calcext:value-type="float">
            <text:p>37274.1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27.7" calcext:value-type="float">
            <text:p>727.7</text:p>
          </table:table-cell>
          <table:table-cell office:value-type="float" office:value="2.1" calcext:value-type="float">
            <text:p>2.1</text:p>
          </table:table-cell>
          <table:table-cell office:value-type="float" office:value="32.4" calcext:value-type="float">
            <text:p>32.4</text:p>
          </table:table-cell>
          <table:table-cell office:value-type="float" office:value="2" calcext:value-type="float">
            <text:p>2</text:p>
          </table:table-cell>
          <table:table-cell office:value-type="float" office:value="0.26818" calcext:value-type="float">
            <text:p>0.2681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3.4008235" calcext:value-type="float">
            <text:p>3.4008235</text:p>
          </table:table-cell>
          <table:table-cell office:value-type="float" office:value="55.297189" calcext:value-type="float">
            <text:p>55.297189</text:p>
          </table:table-cell>
          <table:table-cell office:value-type="float" office:value="2.7112853" calcext:value-type="float">
            <text:p>2.7112853</text:p>
          </table:table-cell>
          <table:table-cell office:value-type="float" office:value="58891.05" calcext:value-type="float">
            <text:p>58891.05</text:p>
          </table:table-cell>
          <table:table-cell office:value-type="string" calcext:value-type="string">
            <text:p><text:s/>2020-02-12T01:12:09.750 </text:p>
          </table:table-cell>
          <table:table-cell office:value-type="float" office:value="37489.257" calcext:value-type="float">
            <text:p>37489.25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7" calcext:value-type="float">
            <text:p>727.7</text:p>
          </table:table-cell>
          <table:table-cell office:value-type="float" office:value="2.1" calcext:value-type="float">
            <text:p>2.1</text:p>
          </table:table-cell>
          <table:table-cell office:value-type="float" office:value="32.7" calcext:value-type="float">
            <text:p>32.7</text:p>
          </table:table-cell>
          <table:table-cell office:value-type="float" office:value="2" calcext:value-type="float">
            <text:p>2</text:p>
          </table:table-cell>
          <table:table-cell office:value-type="float" office:value="0.282194" calcext:value-type="float">
            <text:p>0.28219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8.061299" calcext:value-type="float">
            <text:p>28.061299</text:p>
          </table:table-cell>
          <table:table-cell office:value-type="float" office:value="58.099678" calcext:value-type="float">
            <text:p>58.099678</text:p>
          </table:table-cell>
          <table:table-cell office:value-type="float" office:value="22.273097" calcext:value-type="float">
            <text:p>22.273097</text:p>
          </table:table-cell>
          <table:table-cell office:value-type="float" office:value="58891.053" calcext:value-type="float">
            <text:p>58891.053</text:p>
          </table:table-cell>
          <table:table-cell office:value-type="string" calcext:value-type="string">
            <text:p><text:s/>2020-02-12T01:15:49.375 </text:p>
          </table:table-cell>
          <table:table-cell office:value-type="float" office:value="37709.483" calcext:value-type="float">
            <text:p>37709.483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7" calcext:value-type="float">
            <text:p>727.7</text:p>
          </table:table-cell>
          <table:table-cell office:value-type="float" office:value="2.1" calcext:value-type="float">
            <text:p>2.1</text:p>
          </table:table-cell>
          <table:table-cell office:value-type="float" office:value="32.7" calcext:value-type="float">
            <text:p>32.7</text:p>
          </table:table-cell>
          <table:table-cell office:value-type="float" office:value="3.1" calcext:value-type="float">
            <text:p>3.1</text:p>
          </table:table-cell>
          <table:table-cell office:value-type="float" office:value="0.286159" calcext:value-type="float">
            <text:p>0.28615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7.352503" calcext:value-type="float">
            <text:p>27.352503</text:p>
          </table:table-cell>
          <table:table-cell office:value-type="float" office:value="58.717813" calcext:value-type="float">
            <text:p>58.717813</text:p>
          </table:table-cell>
          <table:table-cell office:value-type="float" office:value="21.753215" calcext:value-type="float">
            <text:p>21.753215</text:p>
          </table:table-cell>
          <table:table-cell office:value-type="float" office:value="58891.057" calcext:value-type="float">
            <text:p>58891.057</text:p>
          </table:table-cell>
          <table:table-cell office:value-type="string" calcext:value-type="string">
            <text:p><text:s/>2020-02-12T01:22:29.625 </text:p>
          </table:table-cell>
          <table:table-cell office:value-type="float" office:value="38110.829" calcext:value-type="float">
            <text:p>38110.829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7" calcext:value-type="float">
            <text:p>727.7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.5</text:p>
          </table:table-cell>
          <table:table-cell office:value-type="float" office:value="0.284923" calcext:value-type="float">
            <text:p>0.28492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5.954868" calcext:value-type="float">
            <text:p>25.954868</text:p>
          </table:table-cell>
          <table:table-cell office:value-type="float" office:value="59.439836" calcext:value-type="float">
            <text:p>59.439836</text:p>
          </table:table-cell>
          <table:table-cell office:value-type="float" office:value="20.695533" calcext:value-type="float">
            <text:p>20.695533</text:p>
          </table:table-cell>
          <table:table-cell office:value-type="float" office:value="58891.063" calcext:value-type="float">
            <text:p>58891.063</text:p>
          </table:table-cell>
          <table:table-cell office:value-type="string" calcext:value-type="string">
            <text:p><text:s/>2020-02-12T01:30:34.000 </text:p>
          </table:table-cell>
          <table:table-cell office:value-type="float" office:value="38596.53" calcext:value-type="float">
            <text:p>38596.53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6" calcext:value-type="float">
            <text:p>727.6</text:p>
          </table:table-cell>
          <table:table-cell office:value-type="float" office:value="2.2" calcext:value-type="float">
            <text:p>2.2</text:p>
          </table:table-cell>
          <table:table-cell office:value-type="float" office:value="32.2" calcext:value-type="float">
            <text:p>32.2</text:p>
          </table:table-cell>
          <table:table-cell office:value-type="float" office:value="3.2" calcext:value-type="float">
            <text:p>3.2</text:p>
          </table:table-cell>
          <table:table-cell office:value-type="float" office:value="0.278249" calcext:value-type="float">
            <text:p>0.27824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5.113228" calcext:value-type="float">
            <text:p>25.113228</text:p>
          </table:table-cell>
          <table:table-cell office:value-type="float" office:value="60.021413" calcext:value-type="float">
            <text:p>60.021413</text:p>
          </table:table-cell>
          <table:table-cell office:value-type="float" office:value="20.064792" calcext:value-type="float">
            <text:p>20.064792</text:p>
          </table:table-cell>
          <table:table-cell office:value-type="float" office:value="58891.068" calcext:value-type="float">
            <text:p>58891.068</text:p>
          </table:table-cell>
          <table:table-cell office:value-type="string" calcext:value-type="string">
            <text:p><text:s/>2020-02-12T01:37:13.500 </text:p>
          </table:table-cell>
          <table:table-cell office:value-type="float" office:value="38997.124" calcext:value-type="float">
            <text:p>38997.124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5" calcext:value-type="float">
            <text:p>727.5</text:p>
          </table:table-cell>
          <table:table-cell office:value-type="float" office:value="2.2" calcext:value-type="float">
            <text:p>2.2</text:p>
          </table:table-cell>
          <table:table-cell office:value-type="float" office:value="33.1" calcext:value-type="float">
            <text:p>33.1</text:p>
          </table:table-cell>
          <table:table-cell office:value-type="float" office:value="2.9" calcext:value-type="float">
            <text:p>2.9</text:p>
          </table:table-cell>
          <table:table-cell office:value-type="float" office:value="0.270478" calcext:value-type="float">
            <text:p>0.27047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3.526214" calcext:value-type="float">
            <text:p>23.526214</text:p>
          </table:table-cell>
          <table:table-cell office:value-type="float" office:value="60.677681" calcext:value-type="float">
            <text:p>60.677681</text:p>
          </table:table-cell>
          <table:table-cell office:value-type="float" office:value="18.844684" calcext:value-type="float">
            <text:p>18.844684</text:p>
          </table:table-cell>
          <table:table-cell office:value-type="float" office:value="58891.073" calcext:value-type="float">
            <text:p>58891.073</text:p>
          </table:table-cell>
          <table:table-cell office:value-type="string" calcext:value-type="string">
            <text:p><text:s/>2020-02-12T01:45:20.375 </text:p>
          </table:table-cell>
          <table:table-cell office:value-type="float" office:value="39485.332" calcext:value-type="float">
            <text:p>39485.332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5" calcext:value-type="float">
            <text:p>727.5</text:p>
          </table:table-cell>
          <table:table-cell office:value-type="float" office:value="2.1" calcext:value-type="float">
            <text:p>2.1</text:p>
          </table:table-cell>
          <table:table-cell office:value-type="float" office:value="37.2" calcext:value-type="float">
            <text:p>37.2</text:p>
          </table:table-cell>
          <table:table-cell office:value-type="float" office:value="2" calcext:value-type="float">
            <text:p>2</text:p>
          </table:table-cell>
          <table:table-cell office:value-type="float" office:value="0.275657" calcext:value-type="float">
            <text:p>0.27565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2.539441" calcext:value-type="float">
            <text:p>22.539441</text:p>
          </table:table-cell>
          <table:table-cell office:value-type="float" office:value="61.217824" calcext:value-type="float">
            <text:p>61.217824</text:p>
          </table:table-cell>
          <table:table-cell office:value-type="float" office:value="18.090324" calcext:value-type="float">
            <text:p>18.090324</text:p>
          </table:table-cell>
          <table:table-cell office:value-type="float" office:value="58891.078" calcext:value-type="float">
            <text:p>58891.078</text:p>
          </table:table-cell>
          <table:table-cell office:value-type="string" calcext:value-type="string">
            <text:p><text:s/>2020-02-12T01:52:00.875 </text:p>
          </table:table-cell>
          <table:table-cell office:value-type="float" office:value="39886.929" calcext:value-type="float">
            <text:p>39886.929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6" calcext:value-type="float">
            <text:p>727.6</text:p>
          </table:table-cell>
          <table:table-cell office:value-type="float" office:value="2.1" calcext:value-type="float">
            <text:p>2.1</text:p>
          </table:table-cell>
          <table:table-cell office:value-type="float" office:value="36.6" calcext:value-type="float">
            <text:p>36.6</text:p>
          </table:table-cell>
          <table:table-cell office:value-type="float" office:value="2.9" calcext:value-type="float">
            <text:p>2.9</text:p>
          </table:table-cell>
          <table:table-cell office:value-type="float" office:value="0.289947" calcext:value-type="float">
            <text:p>0.28994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0.755261" calcext:value-type="float">
            <text:p>20.755261</text:p>
          </table:table-cell>
          <table:table-cell office:value-type="float" office:value="61.798533" calcext:value-type="float">
            <text:p>61.798533</text:p>
          </table:table-cell>
          <table:table-cell office:value-type="float" office:value="16.698051" calcext:value-type="float">
            <text:p>16.698051</text:p>
          </table:table-cell>
          <table:table-cell office:value-type="float" office:value="58891.083" calcext:value-type="float">
            <text:p>58891.083</text:p>
          </table:table-cell>
          <table:table-cell office:value-type="string" calcext:value-type="string">
            <text:p><text:s/>2020-02-12T02:00:11.500 </text:p>
          </table:table-cell>
          <table:table-cell office:value-type="float" office:value="40378.897" calcext:value-type="float">
            <text:p>40378.897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5" calcext:value-type="float">
            <text:p>727.5</text:p>
          </table:table-cell>
          <table:table-cell office:value-type="float" office:value="2" calcext:value-type="float">
            <text:p>2</text:p>
          </table:table-cell>
          <table:table-cell office:value-type="float" office:value="35.3" calcext:value-type="float">
            <text:p>35.3</text:p>
          </table:table-cell>
          <table:table-cell office:value-type="float" office:value="2.4" calcext:value-type="float">
            <text:p>2.4</text:p>
          </table:table-cell>
          <table:table-cell office:value-type="float" office:value="0.290934" calcext:value-type="float">
            <text:p>0.2909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19.622986" calcext:value-type="float">
            <text:p>19.622986</text:p>
          </table:table-cell>
          <table:table-cell office:value-type="float" office:value="62.28731" calcext:value-type="float">
            <text:p>62.28731</text:p>
          </table:table-cell>
          <table:table-cell office:value-type="float" office:value="15.817399" calcext:value-type="float">
            <text:p>15.817399</text:p>
          </table:table-cell>
          <table:table-cell office:value-type="float" office:value="58891.088" calcext:value-type="float">
            <text:p>58891.088</text:p>
          </table:table-cell>
          <table:table-cell office:value-type="string" calcext:value-type="string">
            <text:p><text:s/>2020-02-12T02:06:51.875 </text:p>
          </table:table-cell>
          <table:table-cell office:value-type="float" office:value="40780.368" calcext:value-type="float">
            <text:p>40780.368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4" calcext:value-type="float">
            <text:p>727.4</text:p>
          </table:table-cell>
          <table:table-cell office:value-type="float" office:value="1.9" calcext:value-type="float">
            <text:p>1.9</text:p>
          </table:table-cell>
          <table:table-cell office:value-type="float" office:value="33.2" calcext:value-type="float">
            <text:p>33.2</text:p>
          </table:table-cell>
          <table:table-cell office:value-type="float" office:value="2.4" calcext:value-type="float">
            <text:p>2.4</text:p>
          </table:table-cell>
          <table:table-cell office:value-type="float" office:value="0.289026" calcext:value-type="float">
            <text:p>0.28902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-5.4465382" calcext:value-type="float">
            <text:p>-5.4465382</text:p>
          </table:table-cell>
          <table:table-cell office:value-type="float" office:value="55.081149" calcext:value-type="float">
            <text:p>55.081149</text:p>
          </table:table-cell>
          <table:table-cell office:value-type="float" office:value="-4.3505099" calcext:value-type="float">
            <text:p>-4.3505099</text:p>
          </table:table-cell>
          <table:table-cell office:value-type="float" office:value="58891.095" calcext:value-type="float">
            <text:p>58891.095</text:p>
          </table:table-cell>
          <table:table-cell office:value-type="string" calcext:value-type="string">
            <text:p><text:s/>2020-02-12T02:16:15.750 </text:p>
          </table:table-cell>
          <table:table-cell office:value-type="float" office:value="41345.787" calcext:value-type="float">
            <text:p>41345.78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4" calcext:value-type="float">
            <text:p>727.4</text:p>
          </table:table-cell>
          <table:table-cell office:value-type="float" office:value="1.8" calcext:value-type="float">
            <text:p>1.8</text:p>
          </table:table-cell>
          <table:table-cell office:value-type="float" office:value="33.5" calcext:value-type="float">
            <text:p>33.5</text:p>
          </table:table-cell>
          <table:table-cell office:value-type="float" office:value="1.8" calcext:value-type="float">
            <text:p>1.8</text:p>
          </table:table-cell>
          <table:table-cell office:value-type="float" office:value="0.289026" calcext:value-type="float">
            <text:p>0.28902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15.825359" calcext:value-type="float">
            <text:p>15.825359</text:p>
          </table:table-cell>
          <table:table-cell office:value-type="float" office:value="63.245918" calcext:value-type="float">
            <text:p>63.245918</text:p>
          </table:table-cell>
          <table:table-cell office:value-type="float" office:value="12.808383" calcext:value-type="float">
            <text:p>12.808383</text:p>
          </table:table-cell>
          <table:table-cell office:value-type="float" office:value="58891.099" calcext:value-type="float">
            <text:p>58891.099</text:p>
          </table:table-cell>
          <table:table-cell office:value-type="string" calcext:value-type="string">
            <text:p><text:s/>2020-02-12T02:23:10.750 </text:p>
          </table:table-cell>
          <table:table-cell office:value-type="float" office:value="41761.923" calcext:value-type="float">
            <text:p>41761.923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3" calcext:value-type="float">
            <text:p>727.3</text:p>
          </table:table-cell>
          <table:table-cell office:value-type="float" office:value="1.7" calcext:value-type="float">
            <text:p>1.7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.9</text:p>
          </table:table-cell>
          <table:table-cell office:value-type="float" office:value="0.277435" calcext:value-type="float">
            <text:p>0.27743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14.466799" calcext:value-type="float">
            <text:p>14.466799</text:p>
          </table:table-cell>
          <table:table-cell office:value-type="float" office:value="63.640859" calcext:value-type="float">
            <text:p>63.640859</text:p>
          </table:table-cell>
          <table:table-cell office:value-type="float" office:value="11.727587" calcext:value-type="float">
            <text:p>11.727587</text:p>
          </table:table-cell>
          <table:table-cell office:value-type="float" office:value="58891.104" calcext:value-type="float">
            <text:p>58891.104</text:p>
          </table:table-cell>
          <table:table-cell office:value-type="string" calcext:value-type="string">
            <text:p><text:s/>2020-02-12T02:29:52.625 </text:p>
          </table:table-cell>
          <table:table-cell office:value-type="float" office:value="42164.899" calcext:value-type="float">
            <text:p>42164.899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3" calcext:value-type="float">
            <text:p>727.3</text:p>
          </table:table-cell>
          <table:table-cell office:value-type="float" office:value="1.6" calcext:value-type="float">
            <text:p>1.6</text:p>
          </table:table-cell>
          <table:table-cell office:value-type="float" office:value="36.1" calcext:value-type="float">
            <text:p>36.1</text:p>
          </table:table-cell>
          <table:table-cell office:value-type="float" office:value="2.3" calcext:value-type="float">
            <text:p>2.3</text:p>
          </table:table-cell>
          <table:table-cell office:value-type="float" office:value="0.294245" calcext:value-type="float">
            <text:p>0.29424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12.250833" calcext:value-type="float">
            <text:p>12.250833</text:p>
          </table:table-cell>
          <table:table-cell office:value-type="float" office:value="63.969187" calcext:value-type="float">
            <text:p>63.969187</text:p>
          </table:table-cell>
          <table:table-cell office:value-type="float" office:value="9.9459927" calcext:value-type="float">
            <text:p>9.9459927</text:p>
          </table:table-cell>
          <table:table-cell office:value-type="float" office:value="58891.11" calcext:value-type="float">
            <text:p>58891.11</text:p>
          </table:table-cell>
          <table:table-cell office:value-type="string" calcext:value-type="string">
            <text:p><text:s/>2020-02-12T02:38:03.875 </text:p>
          </table:table-cell>
          <table:table-cell office:value-type="float" office:value="42657.494" calcext:value-type="float">
            <text:p>42657.494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2" calcext:value-type="float">
            <text:p>727.2</text:p>
          </table:table-cell>
          <table:table-cell office:value-type="float" office:value="1.7" calcext:value-type="float">
            <text:p>1.7</text:p>
          </table:table-cell>
          <table:table-cell office:value-type="float" office:value="35.5" calcext:value-type="float">
            <text:p>35.5</text:p>
          </table:table-cell>
          <table:table-cell office:value-type="float" office:value="3.6" calcext:value-type="float">
            <text:p>3.6</text:p>
          </table:table-cell>
          <table:table-cell office:value-type="float" office:value="0.289804" calcext:value-type="float">
            <text:p>0.28980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10.773016" calcext:value-type="float">
            <text:p>10.773016</text:p>
          </table:table-cell>
          <table:table-cell office:value-type="float" office:value="64.290889" calcext:value-type="float">
            <text:p>64.290889</text:p>
          </table:table-cell>
          <table:table-cell office:value-type="float" office:value="8.7573739" calcext:value-type="float">
            <text:p>8.7573739</text:p>
          </table:table-cell>
          <table:table-cell office:value-type="float" office:value="58891.114" calcext:value-type="float">
            <text:p>58891.114</text:p>
          </table:table-cell>
          <table:table-cell office:value-type="string" calcext:value-type="string">
            <text:p><text:s/>2020-02-12T02:44:43.750 </text:p>
          </table:table-cell>
          <table:table-cell office:value-type="float" office:value="43058.463" calcext:value-type="float">
            <text:p>43058.463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2" calcext:value-type="float">
            <text:p>727.2</text:p>
          </table:table-cell>
          <table:table-cell office:value-type="float" office:value="1.7" calcext:value-type="float">
            <text:p>1.7</text:p>
          </table:table-cell>
          <table:table-cell office:value-type="float" office:value="32.3" calcext:value-type="float">
            <text:p>32.3</text:p>
          </table:table-cell>
          <table:table-cell office:value-type="float" office:value="4" calcext:value-type="float">
            <text:p>4</text:p>
          </table:table-cell>
          <table:table-cell office:value-type="float" office:value="0.287033" calcext:value-type="float">
            <text:p>0.28703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8.4414153" calcext:value-type="float">
            <text:p>8.4414153</text:p>
          </table:table-cell>
          <table:table-cell office:value-type="float" office:value="64.50287" calcext:value-type="float">
            <text:p>64.50287</text:p>
          </table:table-cell>
          <table:table-cell office:value-type="float" office:value="6.8681759" calcext:value-type="float">
            <text:p>6.8681759</text:p>
          </table:table-cell>
          <table:table-cell office:value-type="float" office:value="58891.12" calcext:value-type="float">
            <text:p>58891.12</text:p>
          </table:table-cell>
          <table:table-cell office:value-type="string" calcext:value-type="string">
            <text:p><text:s/>2020-02-12T02:52:53.875 </text:p>
          </table:table-cell>
          <table:table-cell office:value-type="float" office:value="43549.93" calcext:value-type="float">
            <text:p>43549.93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.1" calcext:value-type="float">
            <text:p>727.1</text:p>
          </table:table-cell>
          <table:table-cell office:value-type="float" office:value="1.8" calcext:value-type="float">
            <text:p>1.8</text:p>
          </table:table-cell>
          <table:table-cell office:value-type="float" office:value="31.1" calcext:value-type="float">
            <text:p>31.1</text:p>
          </table:table-cell>
          <table:table-cell office:value-type="float" office:value="2.6" calcext:value-type="float">
            <text:p>2.6</text:p>
          </table:table-cell>
          <table:table-cell office:value-type="float" office:value="0.297913" calcext:value-type="float">
            <text:p>0.2979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6.8548412" calcext:value-type="float">
            <text:p>6.8548412</text:p>
          </table:table-cell>
          <table:table-cell office:value-type="float" office:value="64.746688" calcext:value-type="float">
            <text:p>64.746688</text:p>
          </table:table-cell>
          <table:table-cell office:value-type="float" office:value="5.5823075" calcext:value-type="float">
            <text:p>5.5823075</text:p>
          </table:table-cell>
          <table:table-cell office:value-type="float" office:value="58891.125" calcext:value-type="float">
            <text:p>58891.125</text:p>
          </table:table-cell>
          <table:table-cell office:value-type="string" calcext:value-type="string">
            <text:p><text:s/>2020-02-12T02:59:34.625 </text:p>
          </table:table-cell>
          <table:table-cell office:value-type="float" office:value="43951.778" calcext:value-type="float">
            <text:p>43951.778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7" calcext:value-type="float">
            <text:p>727</text:p>
          </table:table-cell>
          <table:table-cell office:value-type="float" office:value="1.9" calcext:value-type="float">
            <text:p>1.9</text:p>
          </table:table-cell>
          <table:table-cell office:value-type="float" office:value="29.7" calcext:value-type="float">
            <text:p>29.7</text:p>
          </table:table-cell>
          <table:table-cell office:value-type="float" office:value="3.4" calcext:value-type="float">
            <text:p>3.4</text:p>
          </table:table-cell>
          <table:table-cell office:value-type="float" office:value="0.302025" calcext:value-type="float">
            <text:p>0.3020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4.4454983" calcext:value-type="float">
            <text:p>4.4454983</text:p>
          </table:table-cell>
          <table:table-cell office:value-type="float" office:value="64.836803" calcext:value-type="float">
            <text:p>64.836803</text:p>
          </table:table-cell>
          <table:table-cell office:value-type="float" office:value="3.6204127" calcext:value-type="float">
            <text:p>3.6204127</text:p>
          </table:table-cell>
          <table:table-cell office:value-type="float" office:value="58891.13" calcext:value-type="float">
            <text:p>58891.13</text:p>
          </table:table-cell>
          <table:table-cell office:value-type="string" calcext:value-type="string">
            <text:p><text:s/>2020-02-12T03:07:45.000 </text:p>
          </table:table-cell>
          <table:table-cell office:value-type="float" office:value="44443.495" calcext:value-type="float">
            <text:p>44443.495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9" calcext:value-type="float">
            <text:p>726.9</text:p>
          </table:table-cell>
          <table:table-cell office:value-type="float" office:value="1.9" calcext:value-type="float">
            <text:p>1.9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float" office:value="0.292519" calcext:value-type="float">
            <text:p>0.29251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2.7816282" calcext:value-type="float">
            <text:p>2.7816282</text:p>
          </table:table-cell>
          <table:table-cell office:value-type="float" office:value="64.996775" calcext:value-type="float">
            <text:p>64.996775</text:p>
          </table:table-cell>
          <table:table-cell office:value-type="float" office:value="2.2652318" calcext:value-type="float">
            <text:p>2.2652318</text:p>
          </table:table-cell>
          <table:table-cell office:value-type="float" office:value="58891.135" calcext:value-type="float">
            <text:p>58891.135</text:p>
          </table:table-cell>
          <table:table-cell office:value-type="string" calcext:value-type="string">
            <text:p><text:s/>2020-02-12T03:14:26.250 </text:p>
          </table:table-cell>
          <table:table-cell office:value-type="float" office:value="44845.844" calcext:value-type="float">
            <text:p>44845.844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9" calcext:value-type="float">
            <text:p>726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.9" calcext:value-type="float">
            <text:p>2.9</text:p>
          </table:table-cell>
          <table:table-cell office:value-type="float" office:value="0.299208" calcext:value-type="float">
            <text:p>0.29920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044+719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62.11516" calcext:value-type="float">
            <text:p>162.11516</text:p>
          </table:table-cell>
          <table:table-cell office:value-type="float" office:value="71.726608" calcext:value-type="float">
            <text:p>71.726608</text:p>
          </table:table-cell>
          <table:table-cell office:value-type="float" office:value="-13.579115" calcext:value-type="float">
            <text:p>-13.579115</text:p>
          </table:table-cell>
          <table:table-cell office:value-type="float" office:value="52.847985" calcext:value-type="float">
            <text:p>52.847985</text:p>
          </table:table-cell>
          <table:table-cell office:value-type="float" office:value="-10.801308" calcext:value-type="float">
            <text:p>-10.801308</text:p>
          </table:table-cell>
          <table:table-cell office:value-type="float" office:value="58891.141" calcext:value-type="float">
            <text:p>58891.141</text:p>
          </table:table-cell>
          <table:table-cell office:value-type="string" calcext:value-type="string">
            <text:p><text:s/>2020-02-12T03:23:14.500 </text:p>
          </table:table-cell>
          <table:table-cell office:value-type="float" office:value="45375.54" calcext:value-type="float">
            <text:p>45375.5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8" calcext:value-type="float">
            <text:p>726.8</text:p>
          </table:table-cell>
          <table:table-cell office:value-type="float" office:value="2" calcext:value-type="float">
            <text:p>2</text:p>
          </table:table-cell>
          <table:table-cell office:value-type="float" office:value="27.8" calcext:value-type="float">
            <text:p>27.8</text:p>
          </table:table-cell>
          <table:table-cell office:value-type="float" office:value="2.5" calcext:value-type="float">
            <text:p>2.5</text:p>
          </table:table-cell>
          <table:table-cell office:value-type="float" office:value="0.321382" calcext:value-type="float">
            <text:p>0.32138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1.6812163" calcext:value-type="float">
            <text:p>-1.6812163</text:p>
          </table:table-cell>
          <table:table-cell office:value-type="float" office:value="64.94424" calcext:value-type="float">
            <text:p>64.94424</text:p>
          </table:table-cell>
          <table:table-cell office:value-type="float" office:value="-1.3753946" calcext:value-type="float">
            <text:p>-1.3753946</text:p>
          </table:table-cell>
          <table:table-cell office:value-type="float" office:value="58891.146" calcext:value-type="float">
            <text:p>58891.146</text:p>
          </table:table-cell>
          <table:table-cell office:value-type="string" calcext:value-type="string">
            <text:p><text:s/>2020-02-12T03:29:56.125 </text:p>
          </table:table-cell>
          <table:table-cell office:value-type="float" office:value="45778.265" calcext:value-type="float">
            <text:p>45778.265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7" calcext:value-type="float">
            <text:p>726.7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4.9" calcext:value-type="float">
            <text:p>4.9</text:p>
          </table:table-cell>
          <table:table-cell office:value-type="float" office:value="0.311089" calcext:value-type="float">
            <text:p>0.31108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3.3967078" calcext:value-type="float">
            <text:p>-3.3967078</text:p>
          </table:table-cell>
          <table:table-cell office:value-type="float" office:value="64.972826" calcext:value-type="float">
            <text:p>64.972826</text:p>
          </table:table-cell>
          <table:table-cell office:value-type="float" office:value="-2.7750662" calcext:value-type="float">
            <text:p>-2.7750662</text:p>
          </table:table-cell>
          <table:table-cell office:value-type="float" office:value="58891.15" calcext:value-type="float">
            <text:p>58891.15</text:p>
          </table:table-cell>
          <table:table-cell office:value-type="string" calcext:value-type="string">
            <text:p><text:s/>2020-02-12T03:36:39.125 </text:p>
          </table:table-cell>
          <table:table-cell office:value-type="float" office:value="46182.368" calcext:value-type="float">
            <text:p>46182.368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6" calcext:value-type="float">
            <text:p>726.6</text:p>
          </table:table-cell>
          <table:table-cell office:value-type="float" office:value="2" calcext:value-type="float">
            <text:p>2</text:p>
          </table:table-cell>
          <table:table-cell office:value-type="float" office:value="37.2" calcext:value-type="float">
            <text:p>37.2</text:p>
          </table:table-cell>
          <table:table-cell office:value-type="float" office:value="3.3" calcext:value-type="float">
            <text:p>3.3</text:p>
          </table:table-cell>
          <table:table-cell office:value-type="float" office:value="0.303311" calcext:value-type="float">
            <text:p>0.30331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3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5.7531961" calcext:value-type="float">
            <text:p>-5.7531961</text:p>
          </table:table-cell>
          <table:table-cell office:value-type="float" office:value="64.751364" calcext:value-type="float">
            <text:p>64.751364</text:p>
          </table:table-cell>
          <table:table-cell office:value-type="float" office:value="-4.6929242" calcext:value-type="float">
            <text:p>-4.6929242</text:p>
          </table:table-cell>
          <table:table-cell office:value-type="float" office:value="58891.156" calcext:value-type="float">
            <text:p>58891.156</text:p>
          </table:table-cell>
          <table:table-cell office:value-type="string" calcext:value-type="string">
            <text:p><text:s/>2020-02-12T03:44:47.000 </text:p>
          </table:table-cell>
          <table:table-cell office:value-type="float" office:value="46671.579" calcext:value-type="float">
            <text:p>46671.579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6" calcext:value-type="float">
            <text:p>726.6</text:p>
          </table:table-cell>
          <table:table-cell office:value-type="float" office:value="1.8" calcext:value-type="float">
            <text:p>1.8</text:p>
          </table:table-cell>
          <table:table-cell office:value-type="float" office:value="40.6" calcext:value-type="float">
            <text:p>40.6</text:p>
          </table:table-cell>
          <table:table-cell office:value-type="float" office:value="2.7" calcext:value-type="float">
            <text:p>2.7</text:p>
          </table:table-cell>
          <table:table-cell office:value-type="float" office:value="0.303155" calcext:value-type="float">
            <text:p>0.30315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7.4670973" calcext:value-type="float">
            <text:p>-7.4670973</text:p>
          </table:table-cell>
          <table:table-cell office:value-type="float" office:value="64.68994" calcext:value-type="float">
            <text:p>64.68994</text:p>
          </table:table-cell>
          <table:table-cell office:value-type="float" office:value="-6.0877774" calcext:value-type="float">
            <text:p>-6.0877774</text:p>
          </table:table-cell>
          <table:table-cell office:value-type="float" office:value="58891.161" calcext:value-type="float">
            <text:p>58891.161</text:p>
          </table:table-cell>
          <table:table-cell office:value-type="string" calcext:value-type="string">
            <text:p><text:s/>2020-02-12T03:51:34.000 </text:p>
          </table:table-cell>
          <table:table-cell office:value-type="float" office:value="47079.693" calcext:value-type="float">
            <text:p>47079.693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5" calcext:value-type="float">
            <text:p>726.5</text:p>
          </table:table-cell>
          <table:table-cell office:value-type="float" office:value="1.8" calcext:value-type="float">
            <text:p>1.8</text:p>
          </table:table-cell>
          <table:table-cell office:value-type="float" office:value="33.3" calcext:value-type="float">
            <text:p>33.3</text:p>
          </table:table-cell>
          <table:table-cell office:value-type="float" office:value="2.7" calcext:value-type="float">
            <text:p>2.7</text:p>
          </table:table-cell>
          <table:table-cell office:value-type="float" office:value="0.298768" calcext:value-type="float">
            <text:p>0.29876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9.713726" calcext:value-type="float">
            <text:p>-9.713726</text:p>
          </table:table-cell>
          <table:table-cell office:value-type="float" office:value="64.349372" calcext:value-type="float">
            <text:p>64.349372</text:p>
          </table:table-cell>
          <table:table-cell office:value-type="float" office:value="-7.9065483" calcext:value-type="float">
            <text:p>-7.9065483</text:p>
          </table:table-cell>
          <table:table-cell office:value-type="float" office:value="58891.166" calcext:value-type="float">
            <text:p>58891.166</text:p>
          </table:table-cell>
          <table:table-cell office:value-type="string" calcext:value-type="string">
            <text:p><text:s/>2020-02-12T03:59:41.625 </text:p>
          </table:table-cell>
          <table:table-cell office:value-type="float" office:value="47568.653" calcext:value-type="float">
            <text:p>47568.653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5" calcext:value-type="float">
            <text:p>726.5</text:p>
          </table:table-cell>
          <table:table-cell office:value-type="float" office:value="1.9" calcext:value-type="float">
            <text:p>1.9</text:p>
          </table:table-cell>
          <table:table-cell office:value-type="float" office:value="29.2" calcext:value-type="float">
            <text:p>29.2</text:p>
          </table:table-cell>
          <table:table-cell office:value-type="float" office:value="2.6" calcext:value-type="float">
            <text:p>2.6</text:p>
          </table:table-cell>
          <table:table-cell office:value-type="float" office:value="0.299416" calcext:value-type="float">
            <text:p>0.29941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11.380537" calcext:value-type="float">
            <text:p>-11.380537</text:p>
          </table:table-cell>
          <table:table-cell office:value-type="float" office:value="64.199584" calcext:value-type="float">
            <text:p>64.199584</text:p>
          </table:table-cell>
          <table:table-cell office:value-type="float" office:value="-9.2555492" calcext:value-type="float">
            <text:p>-9.2555492</text:p>
          </table:table-cell>
          <table:table-cell office:value-type="float" office:value="58891.171" calcext:value-type="float">
            <text:p>58891.171</text:p>
          </table:table-cell>
          <table:table-cell office:value-type="string" calcext:value-type="string">
            <text:p><text:s/>2020-02-12T04:06:30.875 </text:p>
          </table:table-cell>
          <table:table-cell office:value-type="float" office:value="47979.024" calcext:value-type="float">
            <text:p>47979.024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4" calcext:value-type="float">
            <text:p>726.4</text:p>
          </table:table-cell>
          <table:table-cell office:value-type="float" office:value="2" calcext:value-type="float">
            <text:p>2</text:p>
          </table:table-cell>
          <table:table-cell office:value-type="float" office:value="29.1" calcext:value-type="float">
            <text:p>29.1</text:p>
          </table:table-cell>
          <table:table-cell office:value-type="float" office:value="2.1" calcext:value-type="float">
            <text:p>2.1</text:p>
          </table:table-cell>
          <table:table-cell office:value-type="float" office:value="0.295572" calcext:value-type="float">
            <text:p>0.29557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13.470302" calcext:value-type="float">
            <text:p>-13.470302</text:p>
          </table:table-cell>
          <table:table-cell office:value-type="float" office:value="63.748647" calcext:value-type="float">
            <text:p>63.748647</text:p>
          </table:table-cell>
          <table:table-cell office:value-type="float" office:value="-10.933203" calcext:value-type="float">
            <text:p>-10.933203</text:p>
          </table:table-cell>
          <table:table-cell office:value-type="float" office:value="58891.177" calcext:value-type="float">
            <text:p>58891.177</text:p>
          </table:table-cell>
          <table:table-cell office:value-type="string" calcext:value-type="string">
            <text:p><text:s/>2020-02-12T04:14:37.000 </text:p>
          </table:table-cell>
          <table:table-cell office:value-type="float" office:value="48466.48" calcext:value-type="float">
            <text:p>48466.48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5" calcext:value-type="float">
            <text:p>726.5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 office:value-type="float" office:value="0.296617" calcext:value-type="float">
            <text:p>0.29661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GOODSNORTH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92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9.22928" calcext:value-type="float">
            <text:p>189.22928</text:p>
          </table:table-cell>
          <table:table-cell office:value-type="float" office:value="62.243776" calcext:value-type="float">
            <text:p>62.243776</text:p>
          </table:table-cell>
          <table:table-cell office:value-type="float" office:value="-15.046431" calcext:value-type="float">
            <text:p>-15.046431</text:p>
          </table:table-cell>
          <table:table-cell office:value-type="float" office:value="63.516836" calcext:value-type="float">
            <text:p>63.516836</text:p>
          </table:table-cell>
          <table:table-cell office:value-type="float" office:value="-12.198722" calcext:value-type="float">
            <text:p>-12.198722</text:p>
          </table:table-cell>
          <table:table-cell office:value-type="float" office:value="58891.182" calcext:value-type="float">
            <text:p>58891.182</text:p>
          </table:table-cell>
          <table:table-cell office:value-type="string" calcext:value-type="string">
            <text:p><text:s/>2020-02-12T04:21:25.500 </text:p>
          </table:table-cell>
          <table:table-cell office:value-type="float" office:value="48876.098" calcext:value-type="float">
            <text:p>48876.098</text:p>
          </table:table-cell>
          <table:table-cell office:value-type="float" office:value="431.429" calcext:value-type="float">
            <text:p>431.4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4" calcext:value-type="float">
            <text:p>726.4</text:p>
          </table:table-cell>
          <table:table-cell office:value-type="float" office:value="1.9" calcext:value-type="float">
            <text:p>1.9</text:p>
          </table:table-cell>
          <table:table-cell office:value-type="float" office:value="38.7" calcext:value-type="float">
            <text:p>38.7</text:p>
          </table:table-cell>
          <table:table-cell office:value-type="float" office:value="2.4" calcext:value-type="float">
            <text:p>2.4</text:p>
          </table:table-cell>
          <table:table-cell office:value-type="float" office:value="0.305379" calcext:value-type="float">
            <text:p>0.30537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12.79577" calcext:value-type="float">
            <text:p>112.79577</text:p>
          </table:table-cell>
          <table:table-cell office:value-type="float" office:value="38.54564" calcext:value-type="float">
            <text:p>38.54564</text:p>
          </table:table-cell>
          <table:table-cell office:value-type="float" office:value="69.310368" calcext:value-type="float">
            <text:p>69.310368</text:p>
          </table:table-cell>
          <table:table-cell office:value-type="float" office:value="58891.194" calcext:value-type="float">
            <text:p>58891.194</text:p>
          </table:table-cell>
          <table:table-cell office:value-type="string" calcext:value-type="string">
            <text:p><text:s/>2020-02-12T04:39:15.375 </text:p>
          </table:table-cell>
          <table:table-cell office:value-type="float" office:value="49948.902" calcext:value-type="float">
            <text:p>49948.90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726.3" calcext:value-type="float">
            <text:p>726.3</text:p>
          </table:table-cell>
          <table:table-cell office:value-type="float" office:value="1.8" calcext:value-type="float">
            <text:p>1.8</text:p>
          </table:table-cell>
          <table:table-cell office:value-type="float" office:value="34.9" calcext:value-type="float">
            <text:p>34.9</text:p>
          </table:table-cell>
          <table:table-cell office:value-type="float" office:value="3.9" calcext:value-type="float">
            <text:p>3.9</text:p>
          </table:table-cell>
          <table:table-cell office:value-type="float" office:value="0.312289" calcext:value-type="float">
            <text:p>0.31228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14.51158" calcext:value-type="float">
            <text:p>114.51158</text:p>
          </table:table-cell>
          <table:table-cell office:value-type="float" office:value="40.00254" calcext:value-type="float">
            <text:p>40.00254</text:p>
          </table:table-cell>
          <table:table-cell office:value-type="float" office:value="71.145479" calcext:value-type="float">
            <text:p>71.145479</text:p>
          </table:table-cell>
          <table:table-cell office:value-type="float" office:value="58891.199" calcext:value-type="float">
            <text:p>58891.199</text:p>
          </table:table-cell>
          <table:table-cell office:value-type="string" calcext:value-type="string">
            <text:p><text:s/>2020-02-12T04:47:10.375 </text:p>
          </table:table-cell>
          <table:table-cell office:value-type="float" office:value="50425.203" calcext:value-type="float">
            <text:p>50425.20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6.4" calcext:value-type="float">
            <text:p>726.4</text:p>
          </table:table-cell>
          <table:table-cell office:value-type="float" office:value="1.6" calcext:value-type="float">
            <text:p>1.6</text:p>
          </table:table-cell>
          <table:table-cell office:value-type="float" office:value="45.9" calcext:value-type="float">
            <text:p>45.9</text:p>
          </table:table-cell>
          <table:table-cell office:value-type="float" office:value="4.3" calcext:value-type="float">
            <text:p>4.3</text:p>
          </table:table-cell>
          <table:table-cell office:value-type="float" office:value="0.337126" calcext:value-type="float">
            <text:p>0.33712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14.78043" calcext:value-type="float">
            <text:p>114.78043</text:p>
          </table:table-cell>
          <table:table-cell office:value-type="float" office:value="40.223258" calcext:value-type="float">
            <text:p>40.223258</text:p>
          </table:table-cell>
          <table:table-cell office:value-type="float" office:value="71.43907" calcext:value-type="float">
            <text:p>71.43907</text:p>
          </table:table-cell>
          <table:table-cell office:value-type="float" office:value="58891.2" calcext:value-type="float">
            <text:p>58891.2</text:p>
          </table:table-cell>
          <table:table-cell office:value-type="string" calcext:value-type="string">
            <text:p><text:s/>2020-02-12T04:48:23.250 </text:p>
          </table:table-cell>
          <table:table-cell office:value-type="float" office:value="50498.277" calcext:value-type="float">
            <text:p>50498.27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26.4" calcext:value-type="float">
            <text:p>726.4</text:p>
          </table:table-cell>
          <table:table-cell office:value-type="float" office:value="1.6" calcext:value-type="float">
            <text:p>1.6</text:p>
          </table:table-cell>
          <table:table-cell office:value-type="float" office:value="45.9" calcext:value-type="float">
            <text:p>45.9</text:p>
          </table:table-cell>
          <table:table-cell office:value-type="float" office:value="4.6" calcext:value-type="float">
            <text:p>4.6</text:p>
          </table:table-cell>
          <table:table-cell office:value-type="float" office:value="0.316354" calcext:value-type="float">
            <text:p>0.31635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4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15.0541" calcext:value-type="float">
            <text:p>115.0541</text:p>
          </table:table-cell>
          <table:table-cell office:value-type="float" office:value="40.446138" calcext:value-type="float">
            <text:p>40.446138</text:p>
          </table:table-cell>
          <table:table-cell office:value-type="float" office:value="71.73954" calcext:value-type="float">
            <text:p>71.73954</text:p>
          </table:table-cell>
          <table:table-cell office:value-type="float" office:value="58891.201" calcext:value-type="float">
            <text:p>58891.201</text:p>
          </table:table-cell>
          <table:table-cell office:value-type="string" calcext:value-type="string">
            <text:p><text:s/>2020-02-12T04:49:37.000 </text:p>
          </table:table-cell>
          <table:table-cell office:value-type="float" office:value="50572.229" calcext:value-type="float">
            <text:p>50572.22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726.4" calcext:value-type="float">
            <text:p>726.4</text:p>
          </table:table-cell>
          <table:table-cell office:value-type="float" office:value="1.6" calcext:value-type="float">
            <text:p>1.6</text:p>
          </table:table-cell>
          <table:table-cell office:value-type="float" office:value="48.5" calcext:value-type="float">
            <text:p>48.5</text:p>
          </table:table-cell>
          <table:table-cell office:value-type="float" office:value="5.2" calcext:value-type="float">
            <text:p>5.2</text:p>
          </table:table-cell>
          <table:table-cell office:value-type="float" office:value="0.316354" calcext:value-type="float">
            <text:p>0.31635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15.3261" calcext:value-type="float">
            <text:p>115.3261</text:p>
          </table:table-cell>
          <table:table-cell office:value-type="float" office:value="40.665882" calcext:value-type="float">
            <text:p>40.665882</text:p>
          </table:table-cell>
          <table:table-cell office:value-type="float" office:value="72.040256" calcext:value-type="float">
            <text:p>72.040256</text:p>
          </table:table-cell>
          <table:table-cell office:value-type="float" office:value="58891.202" calcext:value-type="float">
            <text:p>58891.202</text:p>
          </table:table-cell>
          <table:table-cell office:value-type="string" calcext:value-type="string">
            <text:p><text:s/>2020-02-12T04:50:49.875 </text:p>
          </table:table-cell>
          <table:table-cell office:value-type="float" office:value="50645.304" calcext:value-type="float">
            <text:p>50645.30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26.4" calcext:value-type="float">
            <text:p>726.4</text:p>
          </table:table-cell>
          <table:table-cell office:value-type="float" office:value="1.5" calcext:value-type="float">
            <text:p>1.5</text:p>
          </table:table-cell>
          <table:table-cell office:value-type="float" office:value="47.2" calcext:value-type="float">
            <text:p>47.2</text:p>
          </table:table-cell>
          <table:table-cell office:value-type="float" office:value="3.9" calcext:value-type="float">
            <text:p>3.9</text:p>
          </table:table-cell>
          <table:table-cell office:value-type="float" office:value="0.316354" calcext:value-type="float">
            <text:p>0.31635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16.35742" calcext:value-type="float">
            <text:p>116.35742</text:p>
          </table:table-cell>
          <table:table-cell office:value-type="float" office:value="41.476104" calcext:value-type="float">
            <text:p>41.476104</text:p>
          </table:table-cell>
          <table:table-cell office:value-type="float" office:value="73.191908" calcext:value-type="float">
            <text:p>73.191908</text:p>
          </table:table-cell>
          <table:table-cell office:value-type="float" office:value="58891.205" calcext:value-type="float">
            <text:p>58891.205</text:p>
          </table:table-cell>
          <table:table-cell office:value-type="string" calcext:value-type="string">
            <text:p><text:s/>2020-02-12T04:55:22.375 </text:p>
          </table:table-cell>
          <table:table-cell office:value-type="float" office:value="50918.55" calcext:value-type="float">
            <text:p>50918.5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4" calcext:value-type="float">
            <text:p>726.4</text:p>
          </table:table-cell>
          <table:table-cell office:value-type="float" office:value="1.5" calcext:value-type="float">
            <text:p>1.5</text:p>
          </table:table-cell>
          <table:table-cell office:value-type="float" office:value="48.7" calcext:value-type="float">
            <text:p>48.7</text:p>
          </table:table-cell>
          <table:table-cell office:value-type="float" office:value="4.5" calcext:value-type="float">
            <text:p>4.5</text:p>
          </table:table-cell>
          <table:table-cell office:value-type="float" office:value="0.31286" calcext:value-type="float">
            <text:p>0.3128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24.86678" calcext:value-type="float">
            <text:p>124.86678</text:p>
          </table:table-cell>
          <table:table-cell office:value-type="float" office:value="42.705809" calcext:value-type="float">
            <text:p>42.705809</text:p>
          </table:table-cell>
          <table:table-cell office:value-type="float" office:value="78.563584" calcext:value-type="float">
            <text:p>78.563584</text:p>
          </table:table-cell>
          <table:table-cell office:value-type="float" office:value="58891.208" calcext:value-type="float">
            <text:p>58891.208</text:p>
          </table:table-cell>
          <table:table-cell office:value-type="string" calcext:value-type="string">
            <text:p><text:s/>2020-02-12T04:59:16.875 </text:p>
          </table:table-cell>
          <table:table-cell office:value-type="float" office:value="51153.692" calcext:value-type="float">
            <text:p>51153.69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5" calcext:value-type="float">
            <text:p>1.5</text:p>
          </table:table-cell>
          <table:table-cell office:value-type="float" office:value="50.2" calcext:value-type="float">
            <text:p>50.2</text:p>
          </table:table-cell>
          <table:table-cell office:value-type="float" office:value="4.6" calcext:value-type="float">
            <text:p>4.6</text:p>
          </table:table-cell>
          <table:table-cell office:value-type="float" office:value="0.312613" calcext:value-type="float">
            <text:p>0.3126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43.32061" calcext:value-type="float">
            <text:p>43.32061</text:p>
          </table:table-cell>
          <table:table-cell office:value-type="float" office:value="79.72004" calcext:value-type="float">
            <text:p>79.72004</text:p>
          </table:table-cell>
          <table:table-cell office:value-type="float" office:value="58891.21" calcext:value-type="float">
            <text:p>58891.21</text:p>
          </table:table-cell>
          <table:table-cell office:value-type="string" calcext:value-type="string">
            <text:p><text:s/>2020-02-12T05:03:05.000 </text:p>
          </table:table-cell>
          <table:table-cell office:value-type="float" office:value="51382.442" calcext:value-type="float">
            <text:p>51382.44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4" calcext:value-type="float">
            <text:p>726.4</text:p>
          </table:table-cell>
          <table:table-cell office:value-type="float" office:value="1.5" calcext:value-type="float">
            <text:p>1.5</text:p>
          </table:table-cell>
          <table:table-cell office:value-type="float" office:value="50.3" calcext:value-type="float">
            <text:p>50.3</text:p>
          </table:table-cell>
          <table:table-cell office:value-type="float" office:value="4.6" calcext:value-type="float">
            <text:p>4.6</text:p>
          </table:table-cell>
          <table:table-cell office:value-type="float" office:value="0.312613" calcext:value-type="float">
            <text:p>0.3126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26.71402" calcext:value-type="float">
            <text:p>126.71402</text:p>
          </table:table-cell>
          <table:table-cell office:value-type="float" office:value="43.885827" calcext:value-type="float">
            <text:p>43.885827</text:p>
          </table:table-cell>
          <table:table-cell office:value-type="float" office:value="80.884842" calcext:value-type="float">
            <text:p>80.884842</text:p>
          </table:table-cell>
          <table:table-cell office:value-type="float" office:value="58891.213" calcext:value-type="float">
            <text:p>58891.213</text:p>
          </table:table-cell>
          <table:table-cell office:value-type="string" calcext:value-type="string">
            <text:p><text:s/>2020-02-12T05:06:52.125 </text:p>
          </table:table-cell>
          <table:table-cell office:value-type="float" office:value="51610.188" calcext:value-type="float">
            <text:p>51610.188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4" calcext:value-type="float">
            <text:p>726.4</text:p>
          </table:table-cell>
          <table:table-cell office:value-type="float" office:value="1.5" calcext:value-type="float">
            <text:p>1.5</text:p>
          </table:table-cell>
          <table:table-cell office:value-type="float" office:value="46.9" calcext:value-type="float">
            <text:p>46.9</text:p>
          </table:table-cell>
          <table:table-cell office:value-type="float" office:value="3.8" calcext:value-type="float">
            <text:p>3.8</text:p>
          </table:table-cell>
          <table:table-cell office:value-type="float" office:value="0.3215" calcext:value-type="float">
            <text:p>0.321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27.74001" calcext:value-type="float">
            <text:p>127.74001</text:p>
          </table:table-cell>
          <table:table-cell office:value-type="float" office:value="44.430703" calcext:value-type="float">
            <text:p>44.430703</text:p>
          </table:table-cell>
          <table:table-cell office:value-type="float" office:value="82.113078" calcext:value-type="float">
            <text:p>82.113078</text:p>
          </table:table-cell>
          <table:table-cell office:value-type="float" office:value="58891.216" calcext:value-type="float">
            <text:p>58891.216</text:p>
          </table:table-cell>
          <table:table-cell office:value-type="string" calcext:value-type="string">
            <text:p><text:s/>2020-02-12T05:10:40.125 </text:p>
          </table:table-cell>
          <table:table-cell office:value-type="float" office:value="51838.813" calcext:value-type="float">
            <text:p>51838.81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4" calcext:value-type="float">
            <text:p>1.4</text:p>
          </table:table-cell>
          <table:table-cell office:value-type="float" office:value="48.2" calcext:value-type="float">
            <text:p>48.2</text:p>
          </table:table-cell>
          <table:table-cell office:value-type="float" office:value="5" calcext:value-type="float">
            <text:p>5</text:p>
          </table:table-cell>
          <table:table-cell office:value-type="float" office:value="0.3215" calcext:value-type="float">
            <text:p>0.321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28.89169" calcext:value-type="float">
            <text:p>128.89169</text:p>
          </table:table-cell>
          <table:table-cell office:value-type="float" office:value="45.12047" calcext:value-type="float">
            <text:p>45.12047</text:p>
          </table:table-cell>
          <table:table-cell office:value-type="float" office:value="83.641146" calcext:value-type="float">
            <text:p>83.641146</text:p>
          </table:table-cell>
          <table:table-cell office:value-type="float" office:value="58891.218" calcext:value-type="float">
            <text:p>58891.218</text:p>
          </table:table-cell>
          <table:table-cell office:value-type="string" calcext:value-type="string">
            <text:p><text:s/>2020-02-12T05:14:22.375 </text:p>
          </table:table-cell>
          <table:table-cell office:value-type="float" office:value="52061.671" calcext:value-type="float">
            <text:p>52061.67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3" calcext:value-type="float">
            <text:p>1.3</text:p>
          </table:table-cell>
          <table:table-cell office:value-type="float" office:value="52.2" calcext:value-type="float">
            <text:p>52.2</text:p>
          </table:table-cell>
          <table:table-cell office:value-type="float" office:value="5.5" calcext:value-type="float">
            <text:p>5.5</text:p>
          </table:table-cell>
          <table:table-cell office:value-type="float" office:value="0.331028" calcext:value-type="float">
            <text:p>0.33102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29.86424" calcext:value-type="float">
            <text:p>129.86424</text:p>
          </table:table-cell>
          <table:table-cell office:value-type="float" office:value="45.70238" calcext:value-type="float">
            <text:p>45.70238</text:p>
          </table:table-cell>
          <table:table-cell office:value-type="float" office:value="84.98094" calcext:value-type="float">
            <text:p>84.98094</text:p>
          </table:table-cell>
          <table:table-cell office:value-type="float" office:value="58891.221" calcext:value-type="float">
            <text:p>58891.221</text:p>
          </table:table-cell>
          <table:table-cell office:value-type="string" calcext:value-type="string">
            <text:p><text:s/>2020-02-12T05:18:09.250 </text:p>
          </table:table-cell>
          <table:table-cell office:value-type="float" office:value="52289.167" calcext:value-type="float">
            <text:p>52289.16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2" calcext:value-type="float">
            <text:p>1.2</text:p>
          </table:table-cell>
          <table:table-cell office:value-type="float" office:value="55.4" calcext:value-type="float">
            <text:p>55.4</text:p>
          </table:table-cell>
          <table:table-cell office:value-type="float" office:value="4" calcext:value-type="float">
            <text:p>4</text:p>
          </table:table-cell>
          <table:table-cell office:value-type="float" office:value="0.328357" calcext:value-type="float">
            <text:p>0.32835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0.87853" calcext:value-type="float">
            <text:p>130.87853</text:p>
          </table:table-cell>
          <table:table-cell office:value-type="float" office:value="46.232102" calcext:value-type="float">
            <text:p>46.232102</text:p>
          </table:table-cell>
          <table:table-cell office:value-type="float" office:value="86.327216" calcext:value-type="float">
            <text:p>86.327216</text:p>
          </table:table-cell>
          <table:table-cell office:value-type="float" office:value="58891.224" calcext:value-type="float">
            <text:p>58891.224</text:p>
          </table:table-cell>
          <table:table-cell office:value-type="string" calcext:value-type="string">
            <text:p><text:s/>2020-02-12T05:21:55.125 </text:p>
          </table:table-cell>
          <table:table-cell office:value-type="float" office:value="52515.661" calcext:value-type="float">
            <text:p>52515.66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2" calcext:value-type="float">
            <text:p>1.2</text:p>
          </table:table-cell>
          <table:table-cell office:value-type="float" office:value="57" calcext:value-type="float">
            <text:p>57</text:p>
          </table:table-cell>
          <table:table-cell office:value-type="float" office:value="3.4" calcext:value-type="float">
            <text:p>3.4</text:p>
          </table:table-cell>
          <table:table-cell office:value-type="float" office:value="0.323805" calcext:value-type="float">
            <text:p>0.32380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5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1.98567" calcext:value-type="float">
            <text:p>131.98567</text:p>
          </table:table-cell>
          <table:table-cell office:value-type="float" office:value="46.742458" calcext:value-type="float">
            <text:p>46.742458</text:p>
          </table:table-cell>
          <table:table-cell office:value-type="float" office:value="87.75934" calcext:value-type="float">
            <text:p>87.75934</text:p>
          </table:table-cell>
          <table:table-cell office:value-type="float" office:value="58891.226" calcext:value-type="float">
            <text:p>58891.226</text:p>
          </table:table-cell>
          <table:table-cell office:value-type="string" calcext:value-type="string">
            <text:p><text:s/>2020-02-12T05:25:43.251 </text:p>
          </table:table-cell>
          <table:table-cell office:value-type="float" office:value="52744.411" calcext:value-type="float">
            <text:p>52744.41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office:value-type="float" office:value="5.9" calcext:value-type="float">
            <text:p>5.9</text:p>
          </table:table-cell>
          <table:table-cell office:value-type="float" office:value="0.323478" calcext:value-type="float">
            <text:p>0.32347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3.23849" calcext:value-type="float">
            <text:p>133.23849</text:p>
          </table:table-cell>
          <table:table-cell office:value-type="float" office:value="47.393459" calcext:value-type="float">
            <text:p>47.393459</text:p>
          </table:table-cell>
          <table:table-cell office:value-type="float" office:value="89.545077" calcext:value-type="float">
            <text:p>89.545077</text:p>
          </table:table-cell>
          <table:table-cell office:value-type="float" office:value="58891.229" calcext:value-type="float">
            <text:p>58891.229</text:p>
          </table:table-cell>
          <table:table-cell office:value-type="string" calcext:value-type="string">
            <text:p><text:s/>2020-02-12T05:29:26.500 </text:p>
          </table:table-cell>
          <table:table-cell office:value-type="float" office:value="52968.272" calcext:value-type="float">
            <text:p>52968.27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65.9" calcext:value-type="float">
            <text:p>65.9</text:p>
          </table:table-cell>
          <table:table-cell office:value-type="float" office:value="4.9" calcext:value-type="float">
            <text:p>4.9</text:p>
          </table:table-cell>
          <table:table-cell office:value-type="float" office:value="0.32753" calcext:value-type="float">
            <text:p>0.3275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4.28655" calcext:value-type="float">
            <text:p>134.28655</text:p>
          </table:table-cell>
          <table:table-cell office:value-type="float" office:value="47.936111" calcext:value-type="float">
            <text:p>47.936111</text:p>
          </table:table-cell>
          <table:table-cell office:value-type="float" office:value="91.094342" calcext:value-type="float">
            <text:p>91.094342</text:p>
          </table:table-cell>
          <table:table-cell office:value-type="float" office:value="58891.231" calcext:value-type="float">
            <text:p>58891.231</text:p>
          </table:table-cell>
          <table:table-cell office:value-type="string" calcext:value-type="string">
            <text:p><text:s/>2020-02-12T05:33:11.750 </text:p>
          </table:table-cell>
          <table:table-cell office:value-type="float" office:value="53194.138" calcext:value-type="float">
            <text:p>53194.138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64.1" calcext:value-type="float">
            <text:p>64.1</text:p>
          </table:table-cell>
          <table:table-cell office:value-type="float" office:value="3.4" calcext:value-type="float">
            <text:p>3.4</text:p>
          </table:table-cell>
          <table:table-cell office:value-type="float" office:value="0.32753" calcext:value-type="float">
            <text:p>0.3275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5.36897" calcext:value-type="float">
            <text:p>135.36897</text:p>
          </table:table-cell>
          <table:table-cell office:value-type="float" office:value="48.421603" calcext:value-type="float">
            <text:p>48.421603</text:p>
          </table:table-cell>
          <table:table-cell office:value-type="float" office:value="92.641807" calcext:value-type="float">
            <text:p>92.641807</text:p>
          </table:table-cell>
          <table:table-cell office:value-type="float" office:value="58891.234" calcext:value-type="float">
            <text:p>58891.234</text:p>
          </table:table-cell>
          <table:table-cell office:value-type="string" calcext:value-type="string">
            <text:p><text:s/>2020-02-12T05:36:54.750 </text:p>
          </table:table-cell>
          <table:table-cell office:value-type="float" office:value="53417.749" calcext:value-type="float">
            <text:p>53417.749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.3" calcext:value-type="float">
            <text:p>4.3</text:p>
          </table:table-cell>
          <table:table-cell office:value-type="float" office:value="0.345226" calcext:value-type="float">
            <text:p>0.34522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6.55936" calcext:value-type="float">
            <text:p>136.55936</text:p>
          </table:table-cell>
          <table:table-cell office:value-type="float" office:value="48.888957" calcext:value-type="float">
            <text:p>48.888957</text:p>
          </table:table-cell>
          <table:table-cell office:value-type="float" office:value="94.30456" calcext:value-type="float">
            <text:p>94.30456</text:p>
          </table:table-cell>
          <table:table-cell office:value-type="float" office:value="58891.237" calcext:value-type="float">
            <text:p>58891.237</text:p>
          </table:table-cell>
          <table:table-cell office:value-type="string" calcext:value-type="string">
            <text:p><text:s/>2020-02-12T05:40:42.375 </text:p>
          </table:table-cell>
          <table:table-cell office:value-type="float" office:value="53645.997" calcext:value-type="float">
            <text:p>53645.99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68.4" calcext:value-type="float">
            <text:p>68.4</text:p>
          </table:table-cell>
          <table:table-cell office:value-type="float" office:value="4.5" calcext:value-type="float">
            <text:p>4.5</text:p>
          </table:table-cell>
          <table:table-cell office:value-type="float" office:value="0.345226" calcext:value-type="float">
            <text:p>0.34522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7.93576" calcext:value-type="float">
            <text:p>137.93576</text:p>
          </table:table-cell>
          <table:table-cell office:value-type="float" office:value="49.499022" calcext:value-type="float">
            <text:p>49.499022</text:p>
          </table:table-cell>
          <table:table-cell office:value-type="float" office:value="96.411287" calcext:value-type="float">
            <text:p>96.411287</text:p>
          </table:table-cell>
          <table:table-cell office:value-type="float" office:value="58891.239" calcext:value-type="float">
            <text:p>58891.239</text:p>
          </table:table-cell>
          <table:table-cell office:value-type="string" calcext:value-type="string">
            <text:p><text:s/>2020-02-12T05:44:28.750 </text:p>
          </table:table-cell>
          <table:table-cell office:value-type="float" office:value="53872.992" calcext:value-type="float">
            <text:p>53872.99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9" calcext:value-type="float">
            <text:p>0.9</text:p>
          </table:table-cell>
          <table:table-cell office:value-type="float" office:value="69.6" calcext:value-type="float">
            <text:p>69.6</text:p>
          </table:table-cell>
          <table:table-cell office:value-type="float" office:value="4.7" calcext:value-type="float">
            <text:p>4.7</text:p>
          </table:table-cell>
          <table:table-cell office:value-type="float" office:value="0.353415" calcext:value-type="float">
            <text:p>0.35341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39.08072" calcext:value-type="float">
            <text:p>139.08072</text:p>
          </table:table-cell>
          <table:table-cell office:value-type="float" office:value="50.002781" calcext:value-type="float">
            <text:p>50.002781</text:p>
          </table:table-cell>
          <table:table-cell office:value-type="float" office:value="98.227395" calcext:value-type="float">
            <text:p>98.227395</text:p>
          </table:table-cell>
          <table:table-cell office:value-type="float" office:value="58891.242" calcext:value-type="float">
            <text:p>58891.242</text:p>
          </table:table-cell>
          <table:table-cell office:value-type="string" calcext:value-type="string">
            <text:p><text:s/>2020-02-12T05:48:15.125 </text:p>
          </table:table-cell>
          <table:table-cell office:value-type="float" office:value="54099.987" calcext:value-type="float">
            <text:p>54099.98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69.3" calcext:value-type="float">
            <text:p>69.3</text:p>
          </table:table-cell>
          <table:table-cell office:value-type="float" office:value="4.6" calcext:value-type="float">
            <text:p>4.6</text:p>
          </table:table-cell>
          <table:table-cell office:value-type="float" office:value="0.349328" calcext:value-type="float">
            <text:p>0.34932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40.25238" calcext:value-type="float">
            <text:p>140.25238</text:p>
          </table:table-cell>
          <table:table-cell office:value-type="float" office:value="50.445084" calcext:value-type="float">
            <text:p>50.445084</text:p>
          </table:table-cell>
          <table:table-cell office:value-type="float" office:value="100.03299" calcext:value-type="float">
            <text:p>100.03299</text:p>
          </table:table-cell>
          <table:table-cell office:value-type="float" office:value="58891.244" calcext:value-type="float">
            <text:p>58891.244</text:p>
          </table:table-cell>
          <table:table-cell office:value-type="string" calcext:value-type="string">
            <text:p><text:s/>2020-02-12T05:51:58.250 </text:p>
          </table:table-cell>
          <table:table-cell office:value-type="float" office:value="54323.723" calcext:value-type="float">
            <text:p>54323.72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9" calcext:value-type="float">
            <text:p>0.9</text:p>
          </table:table-cell>
          <table:table-cell office:value-type="float" office:value="69.8" calcext:value-type="float">
            <text:p>69.8</text:p>
          </table:table-cell>
          <table:table-cell office:value-type="float" office:value="4.5" calcext:value-type="float">
            <text:p>4.5</text:p>
          </table:table-cell>
          <table:table-cell office:value-type="float" office:value="0.340782" calcext:value-type="float">
            <text:p>0.34078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41.53876" calcext:value-type="float">
            <text:p>141.53876</text:p>
          </table:table-cell>
          <table:table-cell office:value-type="float" office:value="50.865132" calcext:value-type="float">
            <text:p>50.865132</text:p>
          </table:table-cell>
          <table:table-cell office:value-type="float" office:value="101.97801" calcext:value-type="float">
            <text:p>101.97801</text:p>
          </table:table-cell>
          <table:table-cell office:value-type="float" office:value="58891.247" calcext:value-type="float">
            <text:p>58891.247</text:p>
          </table:table-cell>
          <table:table-cell office:value-type="string" calcext:value-type="string">
            <text:p><text:s/>2020-02-12T05:55:46.500 </text:p>
          </table:table-cell>
          <table:table-cell office:value-type="float" office:value="54552.597" calcext:value-type="float">
            <text:p>54552.59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8" calcext:value-type="float">
            <text:p>0.8</text:p>
          </table:table-cell>
          <table:table-cell office:value-type="float" office:value="68.3" calcext:value-type="float">
            <text:p>68.3</text:p>
          </table:table-cell>
          <table:table-cell office:value-type="float" office:value="5.2" calcext:value-type="float">
            <text:p>5.2</text:p>
          </table:table-cell>
          <table:table-cell office:value-type="float" office:value="0.335808" calcext:value-type="float">
            <text:p>0.33580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43.03198" calcext:value-type="float">
            <text:p>143.03198</text:p>
          </table:table-cell>
          <table:table-cell office:value-type="float" office:value="51.418145" calcext:value-type="float">
            <text:p>51.418145</text:p>
          </table:table-cell>
          <table:table-cell office:value-type="float" office:value="104.43774" calcext:value-type="float">
            <text:p>104.43774</text:p>
          </table:table-cell>
          <table:table-cell office:value-type="float" office:value="58891.25" calcext:value-type="float">
            <text:p>58891.25</text:p>
          </table:table-cell>
          <table:table-cell office:value-type="string" calcext:value-type="string">
            <text:p><text:s/>2020-02-12T05:59:33.125 </text:p>
          </table:table-cell>
          <table:table-cell office:value-type="float" office:value="54779.843" calcext:value-type="float">
            <text:p>54779.84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8" calcext:value-type="float">
            <text:p>0.8</text:p>
          </table:table-cell>
          <table:table-cell office:value-type="float" office:value="68.4" calcext:value-type="float">
            <text:p>68.4</text:p>
          </table:table-cell>
          <table:table-cell office:value-type="float" office:value="6.1" calcext:value-type="float">
            <text:p>6.1</text:p>
          </table:table-cell>
          <table:table-cell office:value-type="float" office:value="0.338285" calcext:value-type="float">
            <text:p>0.33828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6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44.27038" calcext:value-type="float">
            <text:p>144.27038</text:p>
          </table:table-cell>
          <table:table-cell office:value-type="float" office:value="51.871853" calcext:value-type="float">
            <text:p>51.871853</text:p>
          </table:table-cell>
          <table:table-cell office:value-type="float" office:value="106.54863" calcext:value-type="float">
            <text:p>106.54863</text:p>
          </table:table-cell>
          <table:table-cell office:value-type="float" office:value="58891.252" calcext:value-type="float">
            <text:p>58891.252</text:p>
          </table:table-cell>
          <table:table-cell office:value-type="string" calcext:value-type="string">
            <text:p><text:s/>2020-02-12T06:03:18.875 </text:p>
          </table:table-cell>
          <table:table-cell office:value-type="float" office:value="55006.211" calcext:value-type="float">
            <text:p>55006.21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8" calcext:value-type="float">
            <text:p>0.8</text:p>
          </table:table-cell>
          <table:table-cell office:value-type="float" office:value="68.7" calcext:value-type="float">
            <text:p>68.7</text:p>
          </table:table-cell>
          <table:table-cell office:value-type="float" office:value="6.1" calcext:value-type="float">
            <text:p>6.1</text:p>
          </table:table-cell>
          <table:table-cell office:value-type="float" office:value="0.357391" calcext:value-type="float">
            <text:p>0.35739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45.54467" calcext:value-type="float">
            <text:p>145.54467</text:p>
          </table:table-cell>
          <table:table-cell office:value-type="float" office:value="52.266582" calcext:value-type="float">
            <text:p>52.266582</text:p>
          </table:table-cell>
          <table:table-cell office:value-type="float" office:value="108.66912" calcext:value-type="float">
            <text:p>108.66912</text:p>
          </table:table-cell>
          <table:table-cell office:value-type="float" office:value="58891.255" calcext:value-type="float">
            <text:p>58891.255</text:p>
          </table:table-cell>
          <table:table-cell office:value-type="string" calcext:value-type="string">
            <text:p><text:s/>2020-02-12T06:07:03.625 </text:p>
          </table:table-cell>
          <table:table-cell office:value-type="float" office:value="55231.576" calcext:value-type="float">
            <text:p>55231.57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" calcext:value-type="float">
            <text:p>1</text:p>
          </table:table-cell>
          <table:table-cell office:value-type="float" office:value="69.9" calcext:value-type="float">
            <text:p>69.9</text:p>
          </table:table-cell>
          <table:table-cell office:value-type="float" office:value="5.9" calcext:value-type="float">
            <text:p>5.9</text:p>
          </table:table-cell>
          <table:table-cell office:value-type="float" office:value="0.33704" calcext:value-type="float">
            <text:p>0.3370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46.92352" calcext:value-type="float">
            <text:p>146.92352</text:p>
          </table:table-cell>
          <table:table-cell office:value-type="float" office:value="52.629201" calcext:value-type="float">
            <text:p>52.629201</text:p>
          </table:table-cell>
          <table:table-cell office:value-type="float" office:value="110.93351" calcext:value-type="float">
            <text:p>110.93351</text:p>
          </table:table-cell>
          <table:table-cell office:value-type="float" office:value="58891.258" calcext:value-type="float">
            <text:p>58891.258</text:p>
          </table:table-cell>
          <table:table-cell office:value-type="string" calcext:value-type="string">
            <text:p><text:s/>2020-02-12T06:10:51.375 </text:p>
          </table:table-cell>
          <table:table-cell office:value-type="float" office:value="55459.95" calcext:value-type="float">
            <text:p>55459.95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.33704" calcext:value-type="float">
            <text:p>0.3370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40.54915" calcext:value-type="float">
            <text:p>140.54915</text:p>
          </table:table-cell>
          <table:table-cell office:value-type="float" office:value="54.548075" calcext:value-type="float">
            <text:p>54.548075</text:p>
          </table:table-cell>
          <table:table-cell office:value-type="float" office:value="106.81846" calcext:value-type="float">
            <text:p>106.81846</text:p>
          </table:table-cell>
          <table:table-cell office:value-type="float" office:value="58891.263" calcext:value-type="float">
            <text:p>58891.263</text:p>
          </table:table-cell>
          <table:table-cell office:value-type="string" calcext:value-type="string">
            <text:p><text:s/>2020-02-12T06:18:25.125 </text:p>
          </table:table-cell>
          <table:table-cell office:value-type="float" office:value="55914.942" calcext:value-type="float">
            <text:p>55914.94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1" calcext:value-type="float">
            <text:p>1.1</text:p>
          </table:table-cell>
          <table:table-cell office:value-type="float" office:value="70.5" calcext:value-type="float">
            <text:p>70.5</text:p>
          </table:table-cell>
          <table:table-cell office:value-type="float" office:value="5.7" calcext:value-type="float">
            <text:p>5.7</text:p>
          </table:table-cell>
          <table:table-cell office:value-type="float" office:value="0.326894" calcext:value-type="float">
            <text:p>0.32689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51.52797" calcext:value-type="float">
            <text:p>151.52797</text:p>
          </table:table-cell>
          <table:table-cell office:value-type="float" office:value="53.89119" calcext:value-type="float">
            <text:p>53.89119</text:p>
          </table:table-cell>
          <table:table-cell office:value-type="float" office:value="119.1884" calcext:value-type="float">
            <text:p>119.1884</text:p>
          </table:table-cell>
          <table:table-cell office:value-type="float" office:value="58891.266" calcext:value-type="float">
            <text:p>58891.266</text:p>
          </table:table-cell>
          <table:table-cell office:value-type="string" calcext:value-type="string">
            <text:p><text:s/>2020-02-12T06:22:23.875 </text:p>
          </table:table-cell>
          <table:table-cell office:value-type="float" office:value="56154.346" calcext:value-type="float">
            <text:p>56154.34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" calcext:value-type="float">
            <text:p>1</text:p>
          </table:table-cell>
          <table:table-cell office:value-type="float" office:value="69.7" calcext:value-type="float">
            <text:p>69.7</text:p>
          </table:table-cell>
          <table:table-cell office:value-type="float" office:value="6.5" calcext:value-type="float">
            <text:p>6.5</text:p>
          </table:table-cell>
          <table:table-cell office:value-type="float" office:value="0.340371" calcext:value-type="float">
            <text:p>0.34037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52.95325" calcext:value-type="float">
            <text:p>152.95325</text:p>
          </table:table-cell>
          <table:table-cell office:value-type="float" office:value="54.264736" calcext:value-type="float">
            <text:p>54.264736</text:p>
          </table:table-cell>
          <table:table-cell office:value-type="float" office:value="121.90131" calcext:value-type="float">
            <text:p>121.90131</text:p>
          </table:table-cell>
          <table:table-cell office:value-type="float" office:value="58891.268" calcext:value-type="float">
            <text:p>58891.268</text:p>
          </table:table-cell>
          <table:table-cell office:value-type="string" calcext:value-type="string">
            <text:p><text:s/>2020-02-12T06:26:15.250 </text:p>
          </table:table-cell>
          <table:table-cell office:value-type="float" office:value="56386.354" calcext:value-type="float">
            <text:p>56386.354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1" calcext:value-type="float">
            <text:p>1.1</text:p>
          </table:table-cell>
          <table:table-cell office:value-type="float" office:value="71.2" calcext:value-type="float">
            <text:p>71.2</text:p>
          </table:table-cell>
          <table:table-cell office:value-type="float" office:value="5.9" calcext:value-type="float">
            <text:p>5.9</text:p>
          </table:table-cell>
          <table:table-cell office:value-type="float" office:value="0.302243" calcext:value-type="float">
            <text:p>0.30224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54.36921" calcext:value-type="float">
            <text:p>154.36921</text:p>
          </table:table-cell>
          <table:table-cell office:value-type="float" office:value="54.567103" calcext:value-type="float">
            <text:p>54.567103</text:p>
          </table:table-cell>
          <table:table-cell office:value-type="float" office:value="124.55903" calcext:value-type="float">
            <text:p>124.55903</text:p>
          </table:table-cell>
          <table:table-cell office:value-type="float" office:value="58891.271" calcext:value-type="float">
            <text:p>58891.271</text:p>
          </table:table-cell>
          <table:table-cell office:value-type="string" calcext:value-type="string">
            <text:p><text:s/>2020-02-12T06:30:00.000 </text:p>
          </table:table-cell>
          <table:table-cell office:value-type="float" office:value="56611.72" calcext:value-type="float">
            <text:p>56611.7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1" calcext:value-type="float">
            <text:p>1.1</text:p>
          </table:table-cell>
          <table:table-cell office:value-type="float" office:value="70.9" calcext:value-type="float">
            <text:p>70.9</text:p>
          </table:table-cell>
          <table:table-cell office:value-type="float" office:value="5.4" calcext:value-type="float">
            <text:p>5.4</text:p>
          </table:table-cell>
          <table:table-cell office:value-type="float" office:value="0.32808" calcext:value-type="float">
            <text:p>0.3280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55.87508" calcext:value-type="float">
            <text:p>155.87508</text:p>
          </table:table-cell>
          <table:table-cell office:value-type="float" office:value="54.826215" calcext:value-type="float">
            <text:p>54.826215</text:p>
          </table:table-cell>
          <table:table-cell office:value-type="float" office:value="127.36824" calcext:value-type="float">
            <text:p>127.36824</text:p>
          </table:table-cell>
          <table:table-cell office:value-type="float" office:value="58891.273" calcext:value-type="float">
            <text:p>58891.273</text:p>
          </table:table-cell>
          <table:table-cell office:value-type="string" calcext:value-type="string">
            <text:p><text:s/>2020-02-12T06:33:46.000 </text:p>
          </table:table-cell>
          <table:table-cell office:value-type="float" office:value="56838.339" calcext:value-type="float">
            <text:p>56838.339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1" calcext:value-type="float">
            <text:p>1.1</text:p>
          </table:table-cell>
          <table:table-cell office:value-type="float" office:value="71.1" calcext:value-type="float">
            <text:p>71.1</text:p>
          </table:table-cell>
          <table:table-cell office:value-type="float" office:value="6" calcext:value-type="float">
            <text:p>6</text:p>
          </table:table-cell>
          <table:table-cell office:value-type="float" office:value="0.338996" calcext:value-type="float">
            <text:p>0.3389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57.65915" calcext:value-type="float">
            <text:p>157.65915</text:p>
          </table:table-cell>
          <table:table-cell office:value-type="float" office:value="55.19151" calcext:value-type="float">
            <text:p>55.19151</text:p>
          </table:table-cell>
          <table:table-cell office:value-type="float" office:value="130.91911" calcext:value-type="float">
            <text:p>130.91911</text:p>
          </table:table-cell>
          <table:table-cell office:value-type="float" office:value="58891.276" calcext:value-type="float">
            <text:p>58891.276</text:p>
          </table:table-cell>
          <table:table-cell office:value-type="string" calcext:value-type="string">
            <text:p><text:s/>2020-02-12T06:37:32.375 </text:p>
          </table:table-cell>
          <table:table-cell office:value-type="float" office:value="57065.333" calcext:value-type="float">
            <text:p>57065.33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.1" calcext:value-type="float">
            <text:p>1.1</text:p>
          </table:table-cell>
          <table:table-cell office:value-type="float" office:value="71.2" calcext:value-type="float">
            <text:p>71.2</text:p>
          </table:table-cell>
          <table:table-cell office:value-type="float" office:value="6.1" calcext:value-type="float">
            <text:p>6.1</text:p>
          </table:table-cell>
          <table:table-cell office:value-type="float" office:value="0.361797" calcext:value-type="float">
            <text:p>0.36179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59.16849" calcext:value-type="float">
            <text:p>159.16849</text:p>
          </table:table-cell>
          <table:table-cell office:value-type="float" office:value="55.492533" calcext:value-type="float">
            <text:p>55.492533</text:p>
          </table:table-cell>
          <table:table-cell office:value-type="float" office:value="134.00554" calcext:value-type="float">
            <text:p>134.00554</text:p>
          </table:table-cell>
          <table:table-cell office:value-type="float" office:value="58891.279" calcext:value-type="float">
            <text:p>58891.279</text:p>
          </table:table-cell>
          <table:table-cell office:value-type="string" calcext:value-type="string">
            <text:p><text:s/>2020-02-12T06:41:22.250 </text:p>
          </table:table-cell>
          <table:table-cell office:value-type="float" office:value="57295.838" calcext:value-type="float">
            <text:p>57295.838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.1" calcext:value-type="float">
            <text:p>1.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.344509" calcext:value-type="float">
            <text:p>0.34450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7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60.68238" calcext:value-type="float">
            <text:p>160.68238</text:p>
          </table:table-cell>
          <table:table-cell office:value-type="float" office:value="55.726545" calcext:value-type="float">
            <text:p>55.726545</text:p>
          </table:table-cell>
          <table:table-cell office:value-type="float" office:value="137.07573" calcext:value-type="float">
            <text:p>137.07573</text:p>
          </table:table-cell>
          <table:table-cell office:value-type="float" office:value="58891.281" calcext:value-type="float">
            <text:p>58891.281</text:p>
          </table:table-cell>
          <table:table-cell office:value-type="string" calcext:value-type="string">
            <text:p><text:s/>2020-02-12T06:45:09.250 </text:p>
          </table:table-cell>
          <table:table-cell office:value-type="float" office:value="57523.459" calcext:value-type="float">
            <text:p>57523.459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.1" calcext:value-type="float">
            <text:p>1.1</text:p>
          </table:table-cell>
          <table:table-cell office:value-type="float" office:value="69.7" calcext:value-type="float">
            <text:p>69.7</text:p>
          </table:table-cell>
          <table:table-cell office:value-type="float" office:value="6.6" calcext:value-type="float">
            <text:p>6.6</text:p>
          </table:table-cell>
          <table:table-cell office:value-type="float" office:value="0.369265" calcext:value-type="float">
            <text:p>0.36926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62.26352" calcext:value-type="float">
            <text:p>162.26352</text:p>
          </table:table-cell>
          <table:table-cell office:value-type="float" office:value="55.909475" calcext:value-type="float">
            <text:p>55.909475</text:p>
          </table:table-cell>
          <table:table-cell office:value-type="float" office:value="140.27656" calcext:value-type="float">
            <text:p>140.27656</text:p>
          </table:table-cell>
          <table:table-cell office:value-type="float" office:value="58891.284" calcext:value-type="float">
            <text:p>58891.284</text:p>
          </table:table-cell>
          <table:table-cell office:value-type="string" calcext:value-type="string">
            <text:p><text:s/>2020-02-12T06:48:54.875 </text:p>
          </table:table-cell>
          <table:table-cell office:value-type="float" office:value="57749.702" calcext:value-type="float">
            <text:p>57749.70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.9" calcext:value-type="float">
            <text:p>5.9</text:p>
          </table:table-cell>
          <table:table-cell office:value-type="float" office:value="0.400569" calcext:value-type="float">
            <text:p>0.40056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64.14102" calcext:value-type="float">
            <text:p>164.14102</text:p>
          </table:table-cell>
          <table:table-cell office:value-type="float" office:value="56.183086" calcext:value-type="float">
            <text:p>56.183086</text:p>
          </table:table-cell>
          <table:table-cell office:value-type="float" office:value="144.27977" calcext:value-type="float">
            <text:p>144.27977</text:p>
          </table:table-cell>
          <table:table-cell office:value-type="float" office:value="58891.287" calcext:value-type="float">
            <text:p>58891.287</text:p>
          </table:table-cell>
          <table:table-cell office:value-type="string" calcext:value-type="string">
            <text:p><text:s/>2020-02-12T06:52:40.625 </text:p>
          </table:table-cell>
          <table:table-cell office:value-type="float" office:value="57976.07" calcext:value-type="float">
            <text:p>57976.0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0.9" calcext:value-type="float">
            <text:p>0.9</text:p>
          </table:table-cell>
          <table:table-cell office:value-type="float" office:value="70.7" calcext:value-type="float">
            <text:p>70.7</text:p>
          </table:table-cell>
          <table:table-cell office:value-type="float" office:value="6.3" calcext:value-type="float">
            <text:p>6.3</text:p>
          </table:table-cell>
          <table:table-cell office:value-type="float" office:value="0.400569" calcext:value-type="float">
            <text:p>0.40056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65.71984" calcext:value-type="float">
            <text:p>165.71984</text:p>
          </table:table-cell>
          <table:table-cell office:value-type="float" office:value="56.405229" calcext:value-type="float">
            <text:p>56.405229</text:p>
          </table:table-cell>
          <table:table-cell office:value-type="float" office:value="147.71873" calcext:value-type="float">
            <text:p>147.71873</text:p>
          </table:table-cell>
          <table:table-cell office:value-type="float" office:value="58891.289" calcext:value-type="float">
            <text:p>58891.289</text:p>
          </table:table-cell>
          <table:table-cell office:value-type="string" calcext:value-type="string">
            <text:p><text:s/>2020-02-12T06:56:29.125 </text:p>
          </table:table-cell>
          <table:table-cell office:value-type="float" office:value="58205.196" calcext:value-type="float">
            <text:p>58205.19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9" calcext:value-type="float">
            <text:p>0.9</text:p>
          </table:table-cell>
          <table:table-cell office:value-type="float" office:value="71.7" calcext:value-type="float">
            <text:p>71.7</text:p>
          </table:table-cell>
          <table:table-cell office:value-type="float" office:value="6.4" calcext:value-type="float">
            <text:p>6.4</text:p>
          </table:table-cell>
          <table:table-cell office:value-type="float" office:value="0.37822" calcext:value-type="float">
            <text:p>0.3782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67.30035" calcext:value-type="float">
            <text:p>167.30035</text:p>
          </table:table-cell>
          <table:table-cell office:value-type="float" office:value="56.561036" calcext:value-type="float">
            <text:p>56.561036</text:p>
          </table:table-cell>
          <table:table-cell office:value-type="float" office:value="151.14672" calcext:value-type="float">
            <text:p>151.14672</text:p>
          </table:table-cell>
          <table:table-cell office:value-type="float" office:value="58891.292" calcext:value-type="float">
            <text:p>58891.292</text:p>
          </table:table-cell>
          <table:table-cell office:value-type="string" calcext:value-type="string">
            <text:p><text:s/>2020-02-12T07:00:16.125 </text:p>
          </table:table-cell>
          <table:table-cell office:value-type="float" office:value="58432.817" calcext:value-type="float">
            <text:p>58432.81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8" calcext:value-type="float">
            <text:p>0.8</text:p>
          </table:table-cell>
          <table:table-cell office:value-type="float" office:value="72.5" calcext:value-type="float">
            <text:p>72.5</text:p>
          </table:table-cell>
          <table:table-cell office:value-type="float" office:value="6.2" calcext:value-type="float">
            <text:p>6.2</text:p>
          </table:table-cell>
          <table:table-cell office:value-type="float" office:value="0.368313" calcext:value-type="float">
            <text:p>0.3683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68.92603" calcext:value-type="float">
            <text:p>168.92603</text:p>
          </table:table-cell>
          <table:table-cell office:value-type="float" office:value="56.66092" calcext:value-type="float">
            <text:p>56.66092</text:p>
          </table:table-cell>
          <table:table-cell office:value-type="float" office:value="154.67739" calcext:value-type="float">
            <text:p>154.67739</text:p>
          </table:table-cell>
          <table:table-cell office:value-type="float" office:value="58891.294" calcext:value-type="float">
            <text:p>58891.294</text:p>
          </table:table-cell>
          <table:table-cell office:value-type="string" calcext:value-type="string">
            <text:p><text:s/>2020-02-12T07:04:00.250 </text:p>
          </table:table-cell>
          <table:table-cell office:value-type="float" office:value="58657.556" calcext:value-type="float">
            <text:p>58657.55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8" calcext:value-type="float">
            <text:p>0.8</text:p>
          </table:table-cell>
          <table:table-cell office:value-type="float" office:value="73.1" calcext:value-type="float">
            <text:p>73.1</text:p>
          </table:table-cell>
          <table:table-cell office:value-type="float" office:value="5.5" calcext:value-type="float">
            <text:p>5.5</text:p>
          </table:table-cell>
          <table:table-cell office:value-type="float" office:value="0.394064" calcext:value-type="float">
            <text:p>0.39406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70.88776" calcext:value-type="float">
            <text:p>170.88776</text:p>
          </table:table-cell>
          <table:table-cell office:value-type="float" office:value="56.837212" calcext:value-type="float">
            <text:p>56.837212</text:p>
          </table:table-cell>
          <table:table-cell office:value-type="float" office:value="159.08996" calcext:value-type="float">
            <text:p>159.08996</text:p>
          </table:table-cell>
          <table:table-cell office:value-type="float" office:value="58891.297" calcext:value-type="float">
            <text:p>58891.297</text:p>
          </table:table-cell>
          <table:table-cell office:value-type="string" calcext:value-type="string">
            <text:p><text:s/>2020-02-12T07:07:47.375 </text:p>
          </table:table-cell>
          <table:table-cell office:value-type="float" office:value="58885.303" calcext:value-type="float">
            <text:p>58885.30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0.8" calcext:value-type="float">
            <text:p>0.8</text:p>
          </table:table-cell>
          <table:table-cell office:value-type="float" office:value="72.1" calcext:value-type="float">
            <text:p>72.1</text:p>
          </table:table-cell>
          <table:table-cell office:value-type="float" office:value="5.2" calcext:value-type="float">
            <text:p>5.2</text:p>
          </table:table-cell>
          <table:table-cell office:value-type="float" office:value="0.360891" calcext:value-type="float">
            <text:p>0.36089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72.51491" calcext:value-type="float">
            <text:p>172.51491</text:p>
          </table:table-cell>
          <table:table-cell office:value-type="float" office:value="56.975765" calcext:value-type="float">
            <text:p>56.975765</text:p>
          </table:table-cell>
          <table:table-cell office:value-type="float" office:value="162.79699" calcext:value-type="float">
            <text:p>162.79699</text:p>
          </table:table-cell>
          <table:table-cell office:value-type="float" office:value="58891.3" calcext:value-type="float">
            <text:p>58891.3</text:p>
          </table:table-cell>
          <table:table-cell office:value-type="string" calcext:value-type="string">
            <text:p><text:s/>2020-02-12T07:11:34.750 </text:p>
          </table:table-cell>
          <table:table-cell office:value-type="float" office:value="59113.3" calcext:value-type="float">
            <text:p>59113.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0.8" calcext:value-type="float">
            <text:p>0.8</text:p>
          </table:table-cell>
          <table:table-cell office:value-type="float" office:value="73.1" calcext:value-type="float">
            <text:p>73.1</text:p>
          </table:table-cell>
          <table:table-cell office:value-type="float" office:value="5.9" calcext:value-type="float">
            <text:p>5.9</text:p>
          </table:table-cell>
          <table:table-cell office:value-type="float" office:value="0.376485" calcext:value-type="float">
            <text:p>0.37648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74.13293" calcext:value-type="float">
            <text:p>174.13293</text:p>
          </table:table-cell>
          <table:table-cell office:value-type="float" office:value="57.048199" calcext:value-type="float">
            <text:p>57.048199</text:p>
          </table:table-cell>
          <table:table-cell office:value-type="float" office:value="166.47562" calcext:value-type="float">
            <text:p>166.47562</text:p>
          </table:table-cell>
          <table:table-cell office:value-type="float" office:value="58891.302" calcext:value-type="float">
            <text:p>58891.302</text:p>
          </table:table-cell>
          <table:table-cell office:value-type="string" calcext:value-type="string">
            <text:p><text:s/>2020-02-12T07:15:21.125 </text:p>
          </table:table-cell>
          <table:table-cell office:value-type="float" office:value="59340.295" calcext:value-type="float">
            <text:p>59340.295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0.9" calcext:value-type="float">
            <text:p>0.9</text:p>
          </table:table-cell>
          <table:table-cell office:value-type="float" office:value="72.1" calcext:value-type="float">
            <text:p>72.1</text:p>
          </table:table-cell>
          <table:table-cell office:value-type="float" office:value="6.3" calcext:value-type="float">
            <text:p>6.3</text:p>
          </table:table-cell>
          <table:table-cell office:value-type="float" office:value="0.363565" calcext:value-type="float">
            <text:p>0.36356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75.79377" calcext:value-type="float">
            <text:p>175.79377</text:p>
          </table:table-cell>
          <table:table-cell office:value-type="float" office:value="57.062755" calcext:value-type="float">
            <text:p>57.062755</text:p>
          </table:table-cell>
          <table:table-cell office:value-type="float" office:value="170.26163" calcext:value-type="float">
            <text:p>170.26163</text:p>
          </table:table-cell>
          <table:table-cell office:value-type="float" office:value="58891.305" calcext:value-type="float">
            <text:p>58891.305</text:p>
          </table:table-cell>
          <table:table-cell office:value-type="string" calcext:value-type="string">
            <text:p><text:s/>2020-02-12T07:19:06.000 </text:p>
          </table:table-cell>
          <table:table-cell office:value-type="float" office:value="59565.786" calcext:value-type="float">
            <text:p>59565.78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office:value-type="float" office:value="7.3" calcext:value-type="float">
            <text:p>7.3</text:p>
          </table:table-cell>
          <table:table-cell office:value-type="float" office:value="0.347925" calcext:value-type="float">
            <text:p>0.3479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8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77.80268" calcext:value-type="float">
            <text:p>177.80268</text:p>
          </table:table-cell>
          <table:table-cell office:value-type="float" office:value="57.135321" calcext:value-type="float">
            <text:p>57.135321</text:p>
          </table:table-cell>
          <table:table-cell office:value-type="float" office:value="174.90882" calcext:value-type="float">
            <text:p>174.90882</text:p>
          </table:table-cell>
          <table:table-cell office:value-type="float" office:value="58891.308" calcext:value-type="float">
            <text:p>58891.308</text:p>
          </table:table-cell>
          <table:table-cell office:value-type="string" calcext:value-type="string">
            <text:p><text:s/>2020-02-12T07:22:54.000 </text:p>
          </table:table-cell>
          <table:table-cell office:value-type="float" office:value="59794.41" calcext:value-type="float">
            <text:p>59794.4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2" calcext:value-type="float">
            <text:p>726.2</text:p>
          </table:table-cell>
          <table:table-cell office:value-type="float" office:value="1.2" calcext:value-type="float">
            <text:p>1.2</text:p>
          </table:table-cell>
          <table:table-cell office:value-type="float" office:value="70.5" calcext:value-type="float">
            <text:p>70.5</text:p>
          </table:table-cell>
          <table:table-cell office:value-type="float" office:value="6.8" calcext:value-type="float">
            <text:p>6.8</text:p>
          </table:table-cell>
          <table:table-cell office:value-type="float" office:value="0.338419" calcext:value-type="float">
            <text:p>0.33841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79.45035" calcext:value-type="float">
            <text:p>179.45035</text:p>
          </table:table-cell>
          <table:table-cell office:value-type="float" office:value="57.187491" calcext:value-type="float">
            <text:p>57.187491</text:p>
          </table:table-cell>
          <table:table-cell office:value-type="float" office:value="178.72451" calcext:value-type="float">
            <text:p>178.72451</text:p>
          </table:table-cell>
          <table:table-cell office:value-type="float" office:value="58891.31" calcext:value-type="float">
            <text:p>58891.31</text:p>
          </table:table-cell>
          <table:table-cell office:value-type="string" calcext:value-type="string">
            <text:p><text:s/>2020-02-12T07:26:40.375 </text:p>
          </table:table-cell>
          <table:table-cell office:value-type="float" office:value="60021.405" calcext:value-type="float">
            <text:p>60021.405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3" calcext:value-type="float">
            <text:p>1.3</text:p>
          </table:table-cell>
          <table:table-cell office:value-type="float" office:value="71.3" calcext:value-type="float">
            <text:p>71.3</text:p>
          </table:table-cell>
          <table:table-cell office:value-type="float" office:value="6.3" calcext:value-type="float">
            <text:p>6.3</text:p>
          </table:table-cell>
          <table:table-cell office:value-type="float" office:value="0.335178" calcext:value-type="float">
            <text:p>0.33517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81.08779" calcext:value-type="float">
            <text:p>181.08779</text:p>
          </table:table-cell>
          <table:table-cell office:value-type="float" office:value="57.174328" calcext:value-type="float">
            <text:p>57.174328</text:p>
          </table:table-cell>
          <table:table-cell office:value-type="float" office:value="-177.4885" calcext:value-type="float">
            <text:p>-177.4885</text:p>
          </table:table-cell>
          <table:table-cell office:value-type="float" office:value="58891.313" calcext:value-type="float">
            <text:p>58891.313</text:p>
          </table:table-cell>
          <table:table-cell office:value-type="string" calcext:value-type="string">
            <text:p><text:s/>2020-02-12T07:30:27.625 </text:p>
          </table:table-cell>
          <table:table-cell office:value-type="float" office:value="60249.277" calcext:value-type="float">
            <text:p>60249.277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2" calcext:value-type="float">
            <text:p>1.2</text:p>
          </table:table-cell>
          <table:table-cell office:value-type="float" office:value="72.3" calcext:value-type="float">
            <text:p>72.3</text:p>
          </table:table-cell>
          <table:table-cell office:value-type="float" office:value="7.2" calcext:value-type="float">
            <text:p>7.2</text:p>
          </table:table-cell>
          <table:table-cell office:value-type="float" office:value="0.335178" calcext:value-type="float">
            <text:p>0.33517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HD1503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0.16121" calcext:value-type="float">
            <text:p>250.16121</text:p>
          </table:table-cell>
          <table:table-cell office:value-type="float" office:value="4.2197222" calcext:value-type="float">
            <text:p>4.2197222</text:p>
          </table:table-cell>
          <table:table-cell office:value-type="float" office:value="182.74325" calcext:value-type="float">
            <text:p>182.74325</text:p>
          </table:table-cell>
          <table:table-cell office:value-type="float" office:value="57.101353" calcext:value-type="float">
            <text:p>57.101353</text:p>
          </table:table-cell>
          <table:table-cell office:value-type="float" office:value="-173.64742" calcext:value-type="float">
            <text:p>-173.64742</text:p>
          </table:table-cell>
          <table:table-cell office:value-type="float" office:value="58891.315" calcext:value-type="float">
            <text:p>58891.315</text:p>
          </table:table-cell>
          <table:table-cell office:value-type="string" calcext:value-type="string">
            <text:p><text:s/>2020-02-12T07:34:12.000 </text:p>
          </table:table-cell>
          <table:table-cell office:value-type="float" office:value="60474.266" calcext:value-type="float">
            <text:p>60474.266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.1" calcext:value-type="float">
            <text:p>1.1</text:p>
          </table:table-cell>
          <table:table-cell office:value-type="float" office:value="74" calcext:value-type="float">
            <text:p>74</text:p>
          </table:table-cell>
          <table:table-cell office:value-type="float" office:value="7.5" calcext:value-type="float">
            <text:p>7.5</text:p>
          </table:table-cell>
          <table:table-cell office:value-type="float" office:value="0.345525" calcext:value-type="float">
            <text:p>0.3455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6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76.84742" calcext:value-type="float">
            <text:p>176.84742</text:p>
          </table:table-cell>
          <table:table-cell office:value-type="float" office:value="60.558395" calcext:value-type="float">
            <text:p>60.558395</text:p>
          </table:table-cell>
          <table:table-cell office:value-type="float" office:value="173.7116" calcext:value-type="float">
            <text:p>173.7116</text:p>
          </table:table-cell>
          <table:table-cell office:value-type="float" office:value="58891.319" calcext:value-type="float">
            <text:p>58891.319</text:p>
          </table:table-cell>
          <table:table-cell office:value-type="string" calcext:value-type="string">
            <text:p><text:s/>2020-02-12T07:39:17.875 </text:p>
          </table:table-cell>
          <table:table-cell office:value-type="float" office:value="60780.979" calcext:value-type="float">
            <text:p>60780.97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.2</text:p>
          </table:table-cell>
          <table:table-cell office:value-type="float" office:value="7.3" calcext:value-type="float">
            <text:p>7.3</text:p>
          </table:table-cell>
          <table:table-cell office:value-type="float" office:value="0.352331" calcext:value-type="float">
            <text:p>0.35233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78.67328" calcext:value-type="float">
            <text:p>178.67328</text:p>
          </table:table-cell>
          <table:table-cell office:value-type="float" office:value="60.592566" calcext:value-type="float">
            <text:p>60.592566</text:p>
          </table:table-cell>
          <table:table-cell office:value-type="float" office:value="177.34973" calcext:value-type="float">
            <text:p>177.34973</text:p>
          </table:table-cell>
          <table:table-cell office:value-type="float" office:value="58891.321" calcext:value-type="float">
            <text:p>58891.321</text:p>
          </table:table-cell>
          <table:table-cell office:value-type="string" calcext:value-type="string">
            <text:p><text:s/>2020-02-12T07:42:54.625 </text:p>
          </table:table-cell>
          <table:table-cell office:value-type="float" office:value="60998.322" calcext:value-type="float">
            <text:p>60998.32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726.3" calcext:value-type="float">
            <text:p>726.3</text:p>
          </table:table-cell>
          <table:table-cell office:value-type="float" office:value="1" calcext:value-type="float">
            <text:p>1</text:p>
          </table:table-cell>
          <table:table-cell office:value-type="float" office:value="76.2" calcext:value-type="float">
            <text:p>76.2</text:p>
          </table:table-cell>
          <table:table-cell office:value-type="float" office:value="7.8" calcext:value-type="float">
            <text:p>7.8</text:p>
          </table:table-cell>
          <table:table-cell office:value-type="float" office:value="0.374585" calcext:value-type="float">
            <text:p>0.37458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79.90114" calcext:value-type="float">
            <text:p>179.90114</text:p>
          </table:table-cell>
          <table:table-cell office:value-type="float" office:value="60.597887" calcext:value-type="float">
            <text:p>60.597887</text:p>
          </table:table-cell>
          <table:table-cell office:value-type="float" office:value="179.79872" calcext:value-type="float">
            <text:p>179.79872</text:p>
          </table:table-cell>
          <table:table-cell office:value-type="float" office:value="58891.323" calcext:value-type="float">
            <text:p>58891.323</text:p>
          </table:table-cell>
          <table:table-cell office:value-type="string" calcext:value-type="string">
            <text:p><text:s/>2020-02-12T07:45:20.250 </text:p>
          </table:table-cell>
          <table:table-cell office:value-type="float" office:value="61144.346" calcext:value-type="float">
            <text:p>61144.34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726.3" calcext:value-type="float">
            <text:p>726.3</text:p>
          </table:table-cell>
          <table:table-cell office:value-type="float" office:value="0.9" calcext:value-type="float">
            <text:p>0.9</text:p>
          </table:table-cell>
          <table:table-cell office:value-type="float" office:value="77.1" calcext:value-type="float">
            <text:p>77.1</text:p>
          </table:table-cell>
          <table:table-cell office:value-type="float" office:value="8" calcext:value-type="float">
            <text:p>8</text:p>
          </table:table-cell>
          <table:table-cell office:value-type="float" office:value="0.374585" calcext:value-type="float">
            <text:p>0.37458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-178.87621" calcext:value-type="float">
            <text:p>-178.87621</text:p>
          </table:table-cell>
          <table:table-cell office:value-type="float" office:value="60.592847" calcext:value-type="float">
            <text:p>60.592847</text:p>
          </table:table-cell>
          <table:table-cell office:value-type="float" office:value="-177.76285" calcext:value-type="float">
            <text:p>-177.76285</text:p>
          </table:table-cell>
          <table:table-cell office:value-type="float" office:value="58891.325" calcext:value-type="float">
            <text:p>58891.325</text:p>
          </table:table-cell>
          <table:table-cell office:value-type="string" calcext:value-type="string">
            <text:p><text:s/>2020-02-12T07:47:45.250 </text:p>
          </table:table-cell>
          <table:table-cell office:value-type="float" office:value="61289.743" calcext:value-type="float">
            <text:p>61289.74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26.3" calcext:value-type="float">
            <text:p>726.3</text:p>
          </table:table-cell>
          <table:table-cell office:value-type="float" office:value="0.9" calcext:value-type="float">
            <text:p>0.9</text:p>
          </table:table-cell>
          <table:table-cell office:value-type="float" office:value="76.7" calcext:value-type="float">
            <text:p>76.7</text:p>
          </table:table-cell>
          <table:table-cell office:value-type="float" office:value="8.9" calcext:value-type="float">
            <text:p>8.9</text:p>
          </table:table-cell>
          <table:table-cell office:value-type="float" office:value="0.349175" calcext:value-type="float">
            <text:p>0.34917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9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85.18391" calcext:value-type="float">
            <text:p>185.18391</text:p>
          </table:table-cell>
          <table:table-cell office:value-type="float" office:value="60.50192" calcext:value-type="float">
            <text:p>60.50192</text:p>
          </table:table-cell>
          <table:table-cell office:value-type="float" office:value="-169.6791" calcext:value-type="float">
            <text:p>-169.6791</text:p>
          </table:table-cell>
          <table:table-cell office:value-type="float" office:value="58891.33" calcext:value-type="float">
            <text:p>58891.33</text:p>
          </table:table-cell>
          <table:table-cell office:value-type="string" calcext:value-type="string">
            <text:p><text:s/>2020-02-12T07:55:47.875 </text:p>
          </table:table-cell>
          <table:table-cell office:value-type="float" office:value="61773.689" calcext:value-type="float">
            <text:p>61773.68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4" calcext:value-type="float">
            <text:p>726.4</text:p>
          </table:table-cell>
          <table:table-cell office:value-type="float" office:value="1.3" calcext:value-type="float">
            <text:p>1.3</text:p>
          </table:table-cell>
          <table:table-cell office:value-type="float" office:value="71.7" calcext:value-type="float">
            <text:p>71.7</text:p>
          </table:table-cell>
          <table:table-cell office:value-type="float" office:value="7.5" calcext:value-type="float">
            <text:p>7.5</text:p>
          </table:table-cell>
          <table:table-cell office:value-type="float" office:value="0.380789" calcext:value-type="float">
            <text:p>0.38078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85.79668" calcext:value-type="float">
            <text:p>185.79668</text:p>
          </table:table-cell>
          <table:table-cell office:value-type="float" office:value="60.478237" calcext:value-type="float">
            <text:p>60.478237</text:p>
          </table:table-cell>
          <table:table-cell office:value-type="float" office:value="-168.46191" calcext:value-type="float">
            <text:p>-168.46191</text:p>
          </table:table-cell>
          <table:table-cell office:value-type="float" office:value="58891.331" calcext:value-type="float">
            <text:p>58891.331</text:p>
          </table:table-cell>
          <table:table-cell office:value-type="string" calcext:value-type="string">
            <text:p><text:s/>2020-02-12T07:57:01.000 </text:p>
          </table:table-cell>
          <table:table-cell office:value-type="float" office:value="61847.014" calcext:value-type="float">
            <text:p>61847.01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26.4" calcext:value-type="float">
            <text:p>726.4</text:p>
          </table:table-cell>
          <table:table-cell office:value-type="float" office:value="1.4" calcext:value-type="float">
            <text:p>1.4</text:p>
          </table:table-cell>
          <table:table-cell office:value-type="float" office:value="70.4" calcext:value-type="float">
            <text:p>70.4</text:p>
          </table:table-cell>
          <table:table-cell office:value-type="float" office:value="7.5" calcext:value-type="float">
            <text:p>7.5</text:p>
          </table:table-cell>
          <table:table-cell office:value-type="float" office:value="0.380789" calcext:value-type="float">
            <text:p>0.38078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86.39078" calcext:value-type="float">
            <text:p>186.39078</text:p>
          </table:table-cell>
          <table:table-cell office:value-type="float" office:value="60.452763" calcext:value-type="float">
            <text:p>60.452763</text:p>
          </table:table-cell>
          <table:table-cell office:value-type="float" office:value="-167.28354" calcext:value-type="float">
            <text:p>-167.28354</text:p>
          </table:table-cell>
          <table:table-cell office:value-type="float" office:value="58891.332" calcext:value-type="float">
            <text:p>58891.332</text:p>
          </table:table-cell>
          <table:table-cell office:value-type="string" calcext:value-type="string">
            <text:p><text:s/>2020-02-12T07:58:12.000 </text:p>
          </table:table-cell>
          <table:table-cell office:value-type="float" office:value="61918.209" calcext:value-type="float">
            <text:p>61918.20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726.4" calcext:value-type="float">
            <text:p>726.4</text:p>
          </table:table-cell>
          <table:table-cell office:value-type="float" office:value="1.4" calcext:value-type="float">
            <text:p>1.4</text:p>
          </table:table-cell>
          <table:table-cell office:value-type="float" office:value="70.4" calcext:value-type="float">
            <text:p>70.4</text:p>
          </table:table-cell>
          <table:table-cell office:value-type="float" office:value="7.8" calcext:value-type="float">
            <text:p>7.8</text:p>
          </table:table-cell>
          <table:table-cell office:value-type="float" office:value="0.380789" calcext:value-type="float">
            <text:p>0.38078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87.00691" calcext:value-type="float">
            <text:p>187.00691</text:p>
          </table:table-cell>
          <table:table-cell office:value-type="float" office:value="60.423723" calcext:value-type="float">
            <text:p>60.423723</text:p>
          </table:table-cell>
          <table:table-cell office:value-type="float" office:value="-166.063" calcext:value-type="float">
            <text:p>-166.063</text:p>
          </table:table-cell>
          <table:table-cell office:value-type="float" office:value="58891.333" calcext:value-type="float">
            <text:p>58891.333</text:p>
          </table:table-cell>
          <table:table-cell office:value-type="string" calcext:value-type="string">
            <text:p><text:s/>2020-02-12T07:59:25.750 </text:p>
          </table:table-cell>
          <table:table-cell office:value-type="float" office:value="61992.161" calcext:value-type="float">
            <text:p>61992.161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26.4" calcext:value-type="float">
            <text:p>726.4</text:p>
          </table:table-cell>
          <table:table-cell office:value-type="float" office:value="1.4" calcext:value-type="float">
            <text:p>1.4</text:p>
          </table:table-cell>
          <table:table-cell office:value-type="float" office:value="71.5" calcext:value-type="float">
            <text:p>71.5</text:p>
          </table:table-cell>
          <table:table-cell office:value-type="float" office:value="8" calcext:value-type="float">
            <text:p>8</text:p>
          </table:table-cell>
          <table:table-cell office:value-type="float" office:value="0.355522" calcext:value-type="float">
            <text:p>0.35552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1655+07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54.53764" calcext:value-type="float">
            <text:p>254.53764</text:p>
          </table:table-cell>
          <table:table-cell office:value-type="float" office:value="7.6907922" calcext:value-type="float">
            <text:p>7.6907922</text:p>
          </table:table-cell>
          <table:table-cell office:value-type="float" office:value="187.61256" calcext:value-type="float">
            <text:p>187.61256</text:p>
          </table:table-cell>
          <table:table-cell office:value-type="float" office:value="60.392564" calcext:value-type="float">
            <text:p>60.392564</text:p>
          </table:table-cell>
          <table:table-cell office:value-type="float" office:value="-164.8642" calcext:value-type="float">
            <text:p>-164.8642</text:p>
          </table:table-cell>
          <table:table-cell office:value-type="float" office:value="58891.334" calcext:value-type="float">
            <text:p>58891.334</text:p>
          </table:table-cell>
          <table:table-cell office:value-type="string" calcext:value-type="string">
            <text:p><text:s/>2020-02-12T08:00:38.375 </text:p>
          </table:table-cell>
          <table:table-cell office:value-type="float" office:value="62064.985" calcext:value-type="float">
            <text:p>62064.985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726.4" calcext:value-type="float">
            <text:p>726.4</text:p>
          </table:table-cell>
          <table:table-cell office:value-type="float" office:value="1.4" calcext:value-type="float">
            <text:p>1.4</text:p>
          </table:table-cell>
          <table:table-cell office:value-type="float" office:value="71.5" calcext:value-type="float">
            <text:p>71.5</text:p>
          </table:table-cell>
          <table:table-cell office:value-type="float" office:value="7.6" calcext:value-type="float">
            <text:p>7.6</text:p>
          </table:table-cell>
          <table:table-cell office:value-type="float" office:value="0.355522" calcext:value-type="float">
            <text:p>0.35552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3+370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3.86965" calcext:value-type="float">
            <text:p>303.86965</text:p>
          </table:table-cell>
          <table:table-cell office:value-type="float" office:value="37.183233" calcext:value-type="float">
            <text:p>37.183233</text:p>
          </table:table-cell>
          <table:table-cell office:value-type="float" office:value="76.269268" calcext:value-type="float">
            <text:p>76.269268</text:p>
          </table:table-cell>
          <table:table-cell office:value-type="float" office:value="56.041351" calcext:value-type="float">
            <text:p>56.041351</text:p>
          </table:table-cell>
          <table:table-cell office:value-type="float" office:value="57.516421" calcext:value-type="float">
            <text:p>57.516421</text:p>
          </table:table-cell>
          <table:table-cell office:value-type="float" office:value="58891.341" calcext:value-type="float">
            <text:p>58891.341</text:p>
          </table:table-cell>
          <table:table-cell office:value-type="string" calcext:value-type="string">
            <text:p><text:s/>2020-02-12T08:10:26.125 </text:p>
          </table:table-cell>
          <table:table-cell office:value-type="float" office:value="62654.344" calcext:value-type="float">
            <text:p>62654.34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4.7" calcext:value-type="float">
            <text:p>-4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5" calcext:value-type="float">
            <text:p>726.5</text:p>
          </table:table-cell>
          <table:table-cell office:value-type="float" office:value="1.4" calcext:value-type="float">
            <text:p>1.4</text:p>
          </table:table-cell>
          <table:table-cell office:value-type="float" office:value="71.8" calcext:value-type="float">
            <text:p>71.8</text:p>
          </table:table-cell>
          <table:table-cell office:value-type="float" office:value="8.9" calcext:value-type="float">
            <text:p>8.9</text:p>
          </table:table-cell>
          <table:table-cell office:value-type="float" office:value="0.413733" calcext:value-type="float">
            <text:p>0.41373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75.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5.43346" calcext:value-type="float">
            <text:p>305.43346</text:p>
          </table:table-cell>
          <table:table-cell office:value-type="float" office:value="37.443806" calcext:value-type="float">
            <text:p>37.443806</text:p>
          </table:table-cell>
          <table:table-cell office:value-type="float" office:value="75.682582" calcext:value-type="float">
            <text:p>75.682582</text:p>
          </table:table-cell>
          <table:table-cell office:value-type="float" office:value="55.826775" calcext:value-type="float">
            <text:p>55.826775</text:p>
          </table:table-cell>
          <table:table-cell office:value-type="float" office:value="57.027845" calcext:value-type="float">
            <text:p>57.027845</text:p>
          </table:table-cell>
          <table:table-cell office:value-type="float" office:value="58891.344" calcext:value-type="float">
            <text:p>58891.344</text:p>
          </table:table-cell>
          <table:table-cell office:value-type="string" calcext:value-type="string">
            <text:p><text:s/>2020-02-12T08:14:47.875 </text:p>
          </table:table-cell>
          <table:table-cell office:value-type="float" office:value="62916.81" calcext:value-type="float">
            <text:p>62916.81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5" calcext:value-type="float">
            <text:p>726.5</text:p>
          </table:table-cell>
          <table:table-cell office:value-type="float" office:value="1.3" calcext:value-type="float">
            <text:p>1.3</text:p>
          </table:table-cell>
          <table:table-cell office:value-type="float" office:value="76.9" calcext:value-type="float">
            <text:p>76.9</text:p>
          </table:table-cell>
          <table:table-cell office:value-type="float" office:value="8.2" calcext:value-type="float">
            <text:p>8.2</text:p>
          </table:table-cell>
          <table:table-cell office:value-type="float" office:value="0.370825" calcext:value-type="float">
            <text:p>0.3708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G75.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5.43346" calcext:value-type="float">
            <text:p>305.43346</text:p>
          </table:table-cell>
          <table:table-cell office:value-type="float" office:value="37.443806" calcext:value-type="float">
            <text:p>37.443806</text:p>
          </table:table-cell>
          <table:table-cell office:value-type="float" office:value="75.976014" calcext:value-type="float">
            <text:p>75.976014</text:p>
          </table:table-cell>
          <table:table-cell office:value-type="float" office:value="56.770876" calcext:value-type="float">
            <text:p>56.770876</text:p>
          </table:table-cell>
          <table:table-cell office:value-type="float" office:value="57.573556" calcext:value-type="float">
            <text:p>57.573556</text:p>
          </table:table-cell>
          <table:table-cell office:value-type="float" office:value="58891.347" calcext:value-type="float">
            <text:p>58891.347</text:p>
          </table:table-cell>
          <table:table-cell office:value-type="string" calcext:value-type="string">
            <text:p><text:s/>2020-02-12T08:20:02.250 </text:p>
          </table:table-cell>
          <table:table-cell office:value-type="float" office:value="63232.046" calcext:value-type="float">
            <text:p>63232.04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4" calcext:value-type="float">
            <text:p>726.4</text:p>
          </table:table-cell>
          <table:table-cell office:value-type="float" office:value="1.3" calcext:value-type="float">
            <text:p>1.3</text:p>
          </table:table-cell>
          <table:table-cell office:value-type="float" office:value="76.2" calcext:value-type="float">
            <text:p>76.2</text:p>
          </table:table-cell>
          <table:table-cell office:value-type="float" office:value="9" calcext:value-type="float">
            <text:p>9</text:p>
          </table:table-cell>
          <table:table-cell office:value-type="float" office:value="0.352476" calcext:value-type="float">
            <text:p>0.35247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75.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5.43346" calcext:value-type="float">
            <text:p>305.43346</text:p>
          </table:table-cell>
          <table:table-cell office:value-type="float" office:value="37.443806" calcext:value-type="float">
            <text:p>37.443806</text:p>
          </table:table-cell>
          <table:table-cell office:value-type="float" office:value="76.438983" calcext:value-type="float">
            <text:p>76.438983</text:p>
          </table:table-cell>
          <table:table-cell office:value-type="float" office:value="57.701159" calcext:value-type="float">
            <text:p>57.701159</text:p>
          </table:table-cell>
          <table:table-cell office:value-type="float" office:value="58.252066" calcext:value-type="float">
            <text:p>58.252066</text:p>
          </table:table-cell>
          <table:table-cell office:value-type="float" office:value="58891.351" calcext:value-type="float">
            <text:p>58891.351</text:p>
          </table:table-cell>
          <table:table-cell office:value-type="string" calcext:value-type="string">
            <text:p><text:s/>2020-02-12T08:25:17.500 </text:p>
          </table:table-cell>
          <table:table-cell office:value-type="float" office:value="63548.159" calcext:value-type="float">
            <text:p>63548.15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3" calcext:value-type="float">
            <text:p>726.3</text:p>
          </table:table-cell>
          <table:table-cell office:value-type="float" office:value="1.5" calcext:value-type="float">
            <text:p>1.5</text:p>
          </table:table-cell>
          <table:table-cell office:value-type="float" office:value="73.9" calcext:value-type="float">
            <text:p>73.9</text:p>
          </table:table-cell>
          <table:table-cell office:value-type="float" office:value="9.3" calcext:value-type="float">
            <text:p>9.3</text:p>
          </table:table-cell>
          <table:table-cell office:value-type="float" office:value="0.346936" calcext:value-type="float">
            <text:p>0.34693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75.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5.43346" calcext:value-type="float">
            <text:p>305.43346</text:p>
          </table:table-cell>
          <table:table-cell office:value-type="float" office:value="37.443806" calcext:value-type="float">
            <text:p>37.443806</text:p>
          </table:table-cell>
          <table:table-cell office:value-type="float" office:value="76.904352" calcext:value-type="float">
            <text:p>76.904352</text:p>
          </table:table-cell>
          <table:table-cell office:value-type="float" office:value="58.905652" calcext:value-type="float">
            <text:p>58.905652</text:p>
          </table:table-cell>
          <table:table-cell office:value-type="float" office:value="59.05989" calcext:value-type="float">
            <text:p>59.05989</text:p>
          </table:table-cell>
          <table:table-cell office:value-type="float" office:value="58891.355" calcext:value-type="float">
            <text:p>58891.355</text:p>
          </table:table-cell>
          <table:table-cell office:value-type="string" calcext:value-type="string">
            <text:p><text:s/>2020-02-12T08:30:38.500 </text:p>
          </table:table-cell>
          <table:table-cell office:value-type="float" office:value="63870.038" calcext:value-type="float">
            <text:p>63870.03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3" calcext:value-type="float">
            <text:p>726.3</text:p>
          </table:table-cell>
          <table:table-cell office:value-type="float" office:value="1.7" calcext:value-type="float">
            <text:p>1.7</text:p>
          </table:table-cell>
          <table:table-cell office:value-type="float" office:value="72.4" calcext:value-type="float">
            <text:p>72.4</text:p>
          </table:table-cell>
          <table:table-cell office:value-type="float" office:value="8.8" calcext:value-type="float">
            <text:p>8.8</text:p>
          </table:table-cell>
          <table:table-cell office:value-type="float" office:value="0.353321" calcext:value-type="float">
            <text:p>0.35332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0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75.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5.43346" calcext:value-type="float">
            <text:p>305.43346</text:p>
          </table:table-cell>
          <table:table-cell office:value-type="float" office:value="37.443806" calcext:value-type="float">
            <text:p>37.443806</text:p>
          </table:table-cell>
          <table:table-cell office:value-type="float" office:value="77.180612" calcext:value-type="float">
            <text:p>77.180612</text:p>
          </table:table-cell>
          <table:table-cell office:value-type="float" office:value="59.858315" calcext:value-type="float">
            <text:p>59.858315</text:p>
          </table:table-cell>
          <table:table-cell office:value-type="float" office:value="59.65138" calcext:value-type="float">
            <text:p>59.65138</text:p>
          </table:table-cell>
          <table:table-cell office:value-type="float" office:value="58891.358" calcext:value-type="float">
            <text:p>58891.358</text:p>
          </table:table-cell>
          <table:table-cell office:value-type="string" calcext:value-type="string">
            <text:p><text:s/>2020-02-12T08:35:54.375 </text:p>
          </table:table-cell>
          <table:table-cell office:value-type="float" office:value="64186.778" calcext:value-type="float">
            <text:p>64186.77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3" calcext:value-type="float">
            <text:p>726.3</text:p>
          </table:table-cell>
          <table:table-cell office:value-type="float" office:value="1.7" calcext:value-type="float">
            <text:p>1.7</text:p>
          </table:table-cell>
          <table:table-cell office:value-type="float" office:value="72.8" calcext:value-type="float">
            <text:p>72.8</text:p>
          </table:table-cell>
          <table:table-cell office:value-type="float" office:value="10.1" calcext:value-type="float">
            <text:p>10.1</text:p>
          </table:table-cell>
          <table:table-cell office:value-type="float" office:value="0.381689" calcext:value-type="float">
            <text:p>0.38168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75.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5.43346" calcext:value-type="float">
            <text:p>305.43346</text:p>
          </table:table-cell>
          <table:table-cell office:value-type="float" office:value="37.443806" calcext:value-type="float">
            <text:p>37.443806</text:p>
          </table:table-cell>
          <table:table-cell office:value-type="float" office:value="77.640897" calcext:value-type="float">
            <text:p>77.640897</text:p>
          </table:table-cell>
          <table:table-cell office:value-type="float" office:value="60.794838" calcext:value-type="float">
            <text:p>60.794838</text:p>
          </table:table-cell>
          <table:table-cell office:value-type="float" office:value="60.390377" calcext:value-type="float">
            <text:p>60.390377</text:p>
          </table:table-cell>
          <table:table-cell office:value-type="float" office:value="58891.362" calcext:value-type="float">
            <text:p>58891.362</text:p>
          </table:table-cell>
          <table:table-cell office:value-type="string" calcext:value-type="string">
            <text:p><text:s/>2020-02-12T08:41:09.750 </text:p>
          </table:table-cell>
          <table:table-cell office:value-type="float" office:value="64503.016" calcext:value-type="float">
            <text:p>64503.01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3" calcext:value-type="float">
            <text:p>726.3</text:p>
          </table:table-cell>
          <table:table-cell office:value-type="float" office:value="1.9" calcext:value-type="float">
            <text:p>1.9</text:p>
          </table:table-cell>
          <table:table-cell office:value-type="float" office:value="68.8" calcext:value-type="float">
            <text:p>68.8</text:p>
          </table:table-cell>
          <table:table-cell office:value-type="float" office:value="10.3" calcext:value-type="float">
            <text:p>10.3</text:p>
          </table:table-cell>
          <table:table-cell office:value-type="float" office:value="0.380334" calcext:value-type="float">
            <text:p>0.3803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3+370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3.86965" calcext:value-type="float">
            <text:p>303.86965</text:p>
          </table:table-cell>
          <table:table-cell office:value-type="float" office:value="37.183233" calcext:value-type="float">
            <text:p>37.183233</text:p>
          </table:table-cell>
          <table:table-cell office:value-type="float" office:value="79.365514" calcext:value-type="float">
            <text:p>79.365514</text:p>
          </table:table-cell>
          <table:table-cell office:value-type="float" office:value="63.761811" calcext:value-type="float">
            <text:p>63.761811</text:p>
          </table:table-cell>
          <table:table-cell office:value-type="float" office:value="63.070904" calcext:value-type="float">
            <text:p>63.070904</text:p>
          </table:table-cell>
          <table:table-cell office:value-type="float" office:value="58891.368" calcext:value-type="float">
            <text:p>58891.368</text:p>
          </table:table-cell>
          <table:table-cell office:value-type="string" calcext:value-type="string">
            <text:p><text:s/>2020-02-12T08:49:54.625 </text:p>
          </table:table-cell>
          <table:table-cell office:value-type="float" office:value="65029.328" calcext:value-type="float">
            <text:p>65029.32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4" calcext:value-type="float">
            <text:p>726.4</text:p>
          </table:table-cell>
          <table:table-cell office:value-type="float" office:value="2" calcext:value-type="float">
            <text:p>2</text:p>
          </table:table-cell>
          <table:table-cell office:value-type="float" office:value="68.3" calcext:value-type="float">
            <text:p>68.3</text:p>
          </table:table-cell>
          <table:table-cell office:value-type="float" office:value="10" calcext:value-type="float">
            <text:p>10</text:p>
          </table:table-cell>
          <table:table-cell office:value-type="float" office:value="0.382164" calcext:value-type="float">
            <text:p>0.38216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106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6.86154" calcext:value-type="float">
            <text:p>306.86154</text:p>
          </table:table-cell>
          <table:table-cell office:value-type="float" office:value="37.379917" calcext:value-type="float">
            <text:p>37.379917</text:p>
          </table:table-cell>
          <table:table-cell office:value-type="float" office:value="78.533956" calcext:value-type="float">
            <text:p>78.533956</text:p>
          </table:table-cell>
          <table:table-cell office:value-type="float" office:value="62.826757" calcext:value-type="float">
            <text:p>62.826757</text:p>
          </table:table-cell>
          <table:table-cell office:value-type="float" office:value="61.978768" calcext:value-type="float">
            <text:p>61.978768</text:p>
          </table:table-cell>
          <table:table-cell office:value-type="float" office:value="58891.373" calcext:value-type="float">
            <text:p>58891.373</text:p>
          </table:table-cell>
          <table:table-cell office:value-type="string" calcext:value-type="string">
            <text:p><text:s/>2020-02-12T08:56:27.750 </text:p>
          </table:table-cell>
          <table:table-cell office:value-type="float" office:value="65423.53" calcext:value-type="float">
            <text:p>65423.5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4" calcext:value-type="float">
            <text:p>726.4</text:p>
          </table:table-cell>
          <table:table-cell office:value-type="float" office:value="2.1" calcext:value-type="float">
            <text:p>2.1</text:p>
          </table:table-cell>
          <table:table-cell office:value-type="float" office:value="70.1" calcext:value-type="float">
            <text:p>70.1</text:p>
          </table:table-cell>
          <table:table-cell office:value-type="float" office:value="9.4" calcext:value-type="float">
            <text:p>9.4</text:p>
          </table:table-cell>
          <table:table-cell office:value-type="float" office:value="0.389315" calcext:value-type="float">
            <text:p>0.38931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106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6.86154" calcext:value-type="float">
            <text:p>306.86154</text:p>
          </table:table-cell>
          <table:table-cell office:value-type="float" office:value="37.379917" calcext:value-type="float">
            <text:p>37.379917</text:p>
          </table:table-cell>
          <table:table-cell office:value-type="float" office:value="78.78656" calcext:value-type="float">
            <text:p>78.78656</text:p>
          </table:table-cell>
          <table:table-cell office:value-type="float" office:value="63.785163" calcext:value-type="float">
            <text:p>63.785163</text:p>
          </table:table-cell>
          <table:table-cell office:value-type="float" office:value="62.625969" calcext:value-type="float">
            <text:p>62.625969</text:p>
          </table:table-cell>
          <table:table-cell office:value-type="float" office:value="58891.376" calcext:value-type="float">
            <text:p>58891.376</text:p>
          </table:table-cell>
          <table:table-cell office:value-type="string" calcext:value-type="string">
            <text:p><text:s/>2020-02-12T09:01:44.125 </text:p>
          </table:table-cell>
          <table:table-cell office:value-type="float" office:value="65740.771" calcext:value-type="float">
            <text:p>65740.771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5" calcext:value-type="float">
            <text:p>726.5</text:p>
          </table:table-cell>
          <table:table-cell office:value-type="float" office:value="2.2" calcext:value-type="float">
            <text:p>2.2</text:p>
          </table:table-cell>
          <table:table-cell office:value-type="float" office:value="65.6" calcext:value-type="float">
            <text:p>65.6</text:p>
          </table:table-cell>
          <table:table-cell office:value-type="float" office:value="9.7" calcext:value-type="float">
            <text:p>9.7</text:p>
          </table:table-cell>
          <table:table-cell office:value-type="float" office:value="0.397391" calcext:value-type="float">
            <text:p>0.39739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S106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6.86154" calcext:value-type="float">
            <text:p>306.86154</text:p>
          </table:table-cell>
          <table:table-cell office:value-type="float" office:value="37.379917" calcext:value-type="float">
            <text:p>37.379917</text:p>
          </table:table-cell>
          <table:table-cell office:value-type="float" office:value="79.250922" calcext:value-type="float">
            <text:p>79.250922</text:p>
          </table:table-cell>
          <table:table-cell office:value-type="float" office:value="64.733634" calcext:value-type="float">
            <text:p>64.733634</text:p>
          </table:table-cell>
          <table:table-cell office:value-type="float" office:value="63.452878" calcext:value-type="float">
            <text:p>63.452878</text:p>
          </table:table-cell>
          <table:table-cell office:value-type="float" office:value="58891.38" calcext:value-type="float">
            <text:p>58891.38</text:p>
          </table:table-cell>
          <table:table-cell office:value-type="string" calcext:value-type="string">
            <text:p><text:s/>2020-02-12T09:07:01.000 </text:p>
          </table:table-cell>
          <table:table-cell office:value-type="float" office:value="66058.514" calcext:value-type="float">
            <text:p>66058.514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5" calcext:value-type="float">
            <text:p>726.5</text:p>
          </table:table-cell>
          <table:table-cell office:value-type="float" office:value="2.3" calcext:value-type="float">
            <text:p>2.3</text:p>
          </table:table-cell>
          <table:table-cell office:value-type="float" office:value="66" calcext:value-type="float">
            <text:p>66</text:p>
          </table:table-cell>
          <table:table-cell office:value-type="float" office:value="9.3" calcext:value-type="float">
            <text:p>9.3</text:p>
          </table:table-cell>
          <table:table-cell office:value-type="float" office:value="0.406452" calcext:value-type="float">
            <text:p>0.40645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106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6.86154" calcext:value-type="float">
            <text:p>306.86154</text:p>
          </table:table-cell>
          <table:table-cell office:value-type="float" office:value="37.379917" calcext:value-type="float">
            <text:p>37.379917</text:p>
          </table:table-cell>
          <table:table-cell office:value-type="float" office:value="79.686693" calcext:value-type="float">
            <text:p>79.686693</text:p>
          </table:table-cell>
          <table:table-cell office:value-type="float" office:value="65.959283" calcext:value-type="float">
            <text:p>65.959283</text:p>
          </table:table-cell>
          <table:table-cell office:value-type="float" office:value="64.416366" calcext:value-type="float">
            <text:p>64.416366</text:p>
          </table:table-cell>
          <table:table-cell office:value-type="float" office:value="58891.384" calcext:value-type="float">
            <text:p>58891.384</text:p>
          </table:table-cell>
          <table:table-cell office:value-type="string" calcext:value-type="string">
            <text:p><text:s/>2020-02-12T09:12:24.625 </text:p>
          </table:table-cell>
          <table:table-cell office:value-type="float" office:value="66383.025" calcext:value-type="float">
            <text:p>66383.025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7" calcext:value-type="float">
            <text:p>726.7</text:p>
          </table:table-cell>
          <table:table-cell office:value-type="float" office:value="2.4" calcext:value-type="float">
            <text:p>2.4</text:p>
          </table:table-cell>
          <table:table-cell office:value-type="float" office:value="66.1" calcext:value-type="float">
            <text:p>66.1</text:p>
          </table:table-cell>
          <table:table-cell office:value-type="float" office:value="8.7" calcext:value-type="float">
            <text:p>8.7</text:p>
          </table:table-cell>
          <table:table-cell office:value-type="float" office:value="0.383099" calcext:value-type="float">
            <text:p>0.3830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106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6.86154" calcext:value-type="float">
            <text:p>306.86154</text:p>
          </table:table-cell>
          <table:table-cell office:value-type="float" office:value="37.379917" calcext:value-type="float">
            <text:p>37.379917</text:p>
          </table:table-cell>
          <table:table-cell office:value-type="float" office:value="79.912621" calcext:value-type="float">
            <text:p>79.912621</text:p>
          </table:table-cell>
          <table:table-cell office:value-type="float" office:value="66.922643" calcext:value-type="float">
            <text:p>66.922643</text:p>
          </table:table-cell>
          <table:table-cell office:value-type="float" office:value="65.09909" calcext:value-type="float">
            <text:p>65.09909</text:p>
          </table:table-cell>
          <table:table-cell office:value-type="float" office:value="58891.387" calcext:value-type="float">
            <text:p>58891.387</text:p>
          </table:table-cell>
          <table:table-cell office:value-type="string" calcext:value-type="string">
            <text:p><text:s/>2020-02-12T09:17:41.750 </text:p>
          </table:table-cell>
          <table:table-cell office:value-type="float" office:value="66701.018" calcext:value-type="float">
            <text:p>66701.01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7" calcext:value-type="float">
            <text:p>726.7</text:p>
          </table:table-cell>
          <table:table-cell office:value-type="float" office:value="2.3" calcext:value-type="float">
            <text:p>2.3</text:p>
          </table:table-cell>
          <table:table-cell office:value-type="float" office:value="69.7" calcext:value-type="float">
            <text:p>69.7</text:p>
          </table:table-cell>
          <table:table-cell office:value-type="float" office:value="7.8" calcext:value-type="float">
            <text:p>7.8</text:p>
          </table:table-cell>
          <table:table-cell office:value-type="float" office:value="0.39771" calcext:value-type="float">
            <text:p>0.3977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106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6.86154" calcext:value-type="float">
            <text:p>306.86154</text:p>
          </table:table-cell>
          <table:table-cell office:value-type="float" office:value="37.379917" calcext:value-type="float">
            <text:p>37.379917</text:p>
          </table:table-cell>
          <table:table-cell office:value-type="float" office:value="80.37838" calcext:value-type="float">
            <text:p>80.37838</text:p>
          </table:table-cell>
          <table:table-cell office:value-type="float" office:value="67.881129" calcext:value-type="float">
            <text:p>67.881129</text:p>
          </table:table-cell>
          <table:table-cell office:value-type="float" office:value="65.994019" calcext:value-type="float">
            <text:p>65.994019</text:p>
          </table:table-cell>
          <table:table-cell office:value-type="float" office:value="58891.391" calcext:value-type="float">
            <text:p>58891.391</text:p>
          </table:table-cell>
          <table:table-cell office:value-type="string" calcext:value-type="string">
            <text:p><text:s/>2020-02-12T09:23:00.250 </text:p>
          </table:table-cell>
          <table:table-cell office:value-type="float" office:value="67020.39" calcext:value-type="float">
            <text:p>67020.3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6" calcext:value-type="float">
            <text:p>726.6</text:p>
          </table:table-cell>
          <table:table-cell office:value-type="float" office:value="2.2" calcext:value-type="float">
            <text:p>2.2</text:p>
          </table:table-cell>
          <table:table-cell office:value-type="float" office:value="72.4" calcext:value-type="float">
            <text:p>72.4</text:p>
          </table:table-cell>
          <table:table-cell office:value-type="float" office:value="8.3" calcext:value-type="float">
            <text:p>8.3</text:p>
          </table:table-cell>
          <table:table-cell office:value-type="float" office:value="0.425002" calcext:value-type="float">
            <text:p>0.42500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3+370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3.86965" calcext:value-type="float">
            <text:p>303.86965</text:p>
          </table:table-cell>
          <table:table-cell office:value-type="float" office:value="37.183233" calcext:value-type="float">
            <text:p>37.183233</text:p>
          </table:table-cell>
          <table:table-cell office:value-type="float" office:value="82.812441" calcext:value-type="float">
            <text:p>82.812441</text:p>
          </table:table-cell>
          <table:table-cell office:value-type="float" office:value="73.105644" calcext:value-type="float">
            <text:p>73.105644</text:p>
          </table:table-cell>
          <table:table-cell office:value-type="float" office:value="71.12367" calcext:value-type="float">
            <text:p>71.12367</text:p>
          </table:table-cell>
          <table:table-cell office:value-type="float" office:value="58891.401" calcext:value-type="float">
            <text:p>58891.401</text:p>
          </table:table-cell>
          <table:table-cell office:value-type="string" calcext:value-type="string">
            <text:p><text:s/>2020-02-12T09:37:11.125 </text:p>
          </table:table-cell>
          <table:table-cell office:value-type="float" office:value="67873.595" calcext:value-type="float">
            <text:p>67873.59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7" calcext:value-type="float">
            <text:p>726.7</text:p>
          </table:table-cell>
          <table:table-cell office:value-type="float" office:value="2.1" calcext:value-type="float">
            <text:p>2.1</text:p>
          </table:table-cell>
          <table:table-cell office:value-type="float" office:value="73.2" calcext:value-type="float">
            <text:p>73.2</text:p>
          </table:table-cell>
          <table:table-cell office:value-type="float" office:value="7.5" calcext:value-type="float">
            <text:p>7.5</text:p>
          </table:table-cell>
          <table:table-cell office:value-type="float" office:value="0.394196" calcext:value-type="float">
            <text:p>0.3941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1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3-50A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0.44041" calcext:value-type="float">
            <text:p>300.44041</text:p>
          </table:table-cell>
          <table:table-cell office:value-type="float" office:value="33.545422" calcext:value-type="float">
            <text:p>33.545422</text:p>
          </table:table-cell>
          <table:table-cell office:value-type="float" office:value="99.713624" calcext:value-type="float">
            <text:p>99.713624</text:p>
          </table:table-cell>
          <table:table-cell office:value-type="float" office:value="76.345111" calcext:value-type="float">
            <text:p>76.345111</text:p>
          </table:table-cell>
          <table:table-cell office:value-type="float" office:value="89.160255" calcext:value-type="float">
            <text:p>89.160255</text:p>
          </table:table-cell>
          <table:table-cell office:value-type="float" office:value="58891.405" calcext:value-type="float">
            <text:p>58891.405</text:p>
          </table:table-cell>
          <table:table-cell office:value-type="string" calcext:value-type="string">
            <text:p><text:s/>2020-02-12T09:43:35.375 </text:p>
          </table:table-cell>
          <table:table-cell office:value-type="float" office:value="68258.897" calcext:value-type="float">
            <text:p>68258.89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726.7" calcext:value-type="float">
            <text:p>726.7</text:p>
          </table:table-cell>
          <table:table-cell office:value-type="float" office:value="2" calcext:value-type="float">
            <text:p>2</text:p>
          </table:table-cell>
          <table:table-cell office:value-type="float" office:value="73.3" calcext:value-type="float">
            <text:p>73.3</text:p>
          </table:table-cell>
          <table:table-cell office:value-type="float" office:value="7.7" calcext:value-type="float">
            <text:p>7.7</text:p>
          </table:table-cell>
          <table:table-cell office:value-type="float" office:value="0.429092" calcext:value-type="float">
            <text:p>0.42909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K3-50A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0.44041" calcext:value-type="float">
            <text:p>300.44041</text:p>
          </table:table-cell>
          <table:table-cell office:value-type="float" office:value="33.545422" calcext:value-type="float">
            <text:p>33.545422</text:p>
          </table:table-cell>
          <table:table-cell office:value-type="float" office:value="101.17958" calcext:value-type="float">
            <text:p>101.17958</text:p>
          </table:table-cell>
          <table:table-cell office:value-type="float" office:value="77.294133" calcext:value-type="float">
            <text:p>77.294133</text:p>
          </table:table-cell>
          <table:table-cell office:value-type="float" office:value="91.33558" calcext:value-type="float">
            <text:p>91.33558</text:p>
          </table:table-cell>
          <table:table-cell office:value-type="float" office:value="58891.409" calcext:value-type="float">
            <text:p>58891.409</text:p>
          </table:table-cell>
          <table:table-cell office:value-type="string" calcext:value-type="string">
            <text:p><text:s/>2020-02-12T09:48:22.875 </text:p>
          </table:table-cell>
          <table:table-cell office:value-type="float" office:value="68547.184" calcext:value-type="float">
            <text:p>68547.18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" calcext:value-type="float">
            <text:p>2</text:p>
          </table:table-cell>
          <table:table-cell office:value-type="float" office:value="71.3" calcext:value-type="float">
            <text:p>71.3</text:p>
          </table:table-cell>
          <table:table-cell office:value-type="float" office:value="7" calcext:value-type="float">
            <text:p>7</text:p>
          </table:table-cell>
          <table:table-cell office:value-type="float" office:value="0.373685" calcext:value-type="float">
            <text:p>0.37368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K3-50A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0.44041" calcext:value-type="float">
            <text:p>300.44041</text:p>
          </table:table-cell>
          <table:table-cell office:value-type="float" office:value="33.545422" calcext:value-type="float">
            <text:p>33.545422</text:p>
          </table:table-cell>
          <table:table-cell office:value-type="float" office:value="101.60748" calcext:value-type="float">
            <text:p>101.60748</text:p>
          </table:table-cell>
          <table:table-cell office:value-type="float" office:value="77.549685" calcext:value-type="float">
            <text:p>77.549685</text:p>
          </table:table-cell>
          <table:table-cell office:value-type="float" office:value="91.958856" calcext:value-type="float">
            <text:p>91.958856</text:p>
          </table:table-cell>
          <table:table-cell office:value-type="float" office:value="58891.41" calcext:value-type="float">
            <text:p>58891.41</text:p>
          </table:table-cell>
          <table:table-cell office:value-type="string" calcext:value-type="string">
            <text:p><text:s/>2020-02-12T09:49:41.000 </text:p>
          </table:table-cell>
          <table:table-cell office:value-type="float" office:value="68625.523" calcext:value-type="float">
            <text:p>68625.52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26.8" calcext:value-type="float">
            <text:p>726.8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7.5" calcext:value-type="float">
            <text:p>7.5</text:p>
          </table:table-cell>
          <table:table-cell office:value-type="float" office:value="0.30935" calcext:value-type="float">
            <text:p>0.3093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K3-50A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0.44041" calcext:value-type="float">
            <text:p>300.44041</text:p>
          </table:table-cell>
          <table:table-cell office:value-type="float" office:value="33.545422" calcext:value-type="float">
            <text:p>33.545422</text:p>
          </table:table-cell>
          <table:table-cell office:value-type="float" office:value="102.04273" calcext:value-type="float">
            <text:p>102.04273</text:p>
          </table:table-cell>
          <table:table-cell office:value-type="float" office:value="77.801164" calcext:value-type="float">
            <text:p>77.801164</text:p>
          </table:table-cell>
          <table:table-cell office:value-type="float" office:value="92.586477" calcext:value-type="float">
            <text:p>92.586477</text:p>
          </table:table-cell>
          <table:table-cell office:value-type="float" office:value="58891.41" calcext:value-type="float">
            <text:p>58891.41</text:p>
          </table:table-cell>
          <table:table-cell office:value-type="string" calcext:value-type="string">
            <text:p><text:s/>2020-02-12T09:50:58.250 </text:p>
          </table:table-cell>
          <table:table-cell office:value-type="float" office:value="68702.984" calcext:value-type="float">
            <text:p>68702.98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726.8" calcext:value-type="float">
            <text:p>726.8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7.2" calcext:value-type="float">
            <text:p>7.2</text:p>
          </table:table-cell>
          <table:table-cell office:value-type="float" office:value="0.30935" calcext:value-type="float">
            <text:p>0.3093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K3-50A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0.44041" calcext:value-type="float">
            <text:p>300.44041</text:p>
          </table:table-cell>
          <table:table-cell office:value-type="float" office:value="33.545422" calcext:value-type="float">
            <text:p>33.545422</text:p>
          </table:table-cell>
          <table:table-cell office:value-type="float" office:value="102.50259" calcext:value-type="float">
            <text:p>102.50259</text:p>
          </table:table-cell>
          <table:table-cell office:value-type="float" office:value="78.057909" calcext:value-type="float">
            <text:p>78.057909</text:p>
          </table:table-cell>
          <table:table-cell office:value-type="float" office:value="93.244651" calcext:value-type="float">
            <text:p>93.244651</text:p>
          </table:table-cell>
          <table:table-cell office:value-type="float" office:value="58891.411" calcext:value-type="float">
            <text:p>58891.411</text:p>
          </table:table-cell>
          <table:table-cell office:value-type="string" calcext:value-type="string">
            <text:p><text:s/>2020-02-12T09:52:17.000 </text:p>
          </table:table-cell>
          <table:table-cell office:value-type="float" office:value="68781.95" calcext:value-type="float">
            <text:p>68781.95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" calcext:value-type="float">
            <text:p>2</text:p>
          </table:table-cell>
          <table:table-cell office:value-type="float" office:value="69.9" calcext:value-type="float">
            <text:p>69.9</text:p>
          </table:table-cell>
          <table:table-cell office:value-type="float" office:value="7.7" calcext:value-type="float">
            <text:p>7.7</text:p>
          </table:table-cell>
          <table:table-cell office:value-type="float" office:value="0.30935" calcext:value-type="float">
            <text:p>0.3093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K3-50A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0.44041" calcext:value-type="float">
            <text:p>300.44041</text:p>
          </table:table-cell>
          <table:table-cell office:value-type="float" office:value="33.545422" calcext:value-type="float">
            <text:p>33.545422</text:p>
          </table:table-cell>
          <table:table-cell office:value-type="float" office:value="102.97371" calcext:value-type="float">
            <text:p>102.97371</text:p>
          </table:table-cell>
          <table:table-cell office:value-type="float" office:value="78.311743" calcext:value-type="float">
            <text:p>78.311743</text:p>
          </table:table-cell>
          <table:table-cell office:value-type="float" office:value="93.913123" calcext:value-type="float">
            <text:p>93.913123</text:p>
          </table:table-cell>
          <table:table-cell office:value-type="float" office:value="58891.412" calcext:value-type="float">
            <text:p>58891.412</text:p>
          </table:table-cell>
          <table:table-cell office:value-type="string" calcext:value-type="string">
            <text:p><text:s/>2020-02-12T09:53:35.125 </text:p>
          </table:table-cell>
          <table:table-cell office:value-type="float" office:value="68860.289" calcext:value-type="float">
            <text:p>68860.28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726.7" calcext:value-type="float">
            <text:p>726.7</text:p>
          </table:table-cell>
          <table:table-cell office:value-type="float" office:value="2.1" calcext:value-type="float">
            <text:p>2.1</text:p>
          </table:table-cell>
          <table:table-cell office:value-type="float" office:value="69.1" calcext:value-type="float">
            <text:p>69.1</text:p>
          </table:table-cell>
          <table:table-cell office:value-type="float" office:value="7.5" calcext:value-type="float">
            <text:p>7.5</text:p>
          </table:table-cell>
          <table:table-cell office:value-type="float" office:value="0.434131" calcext:value-type="float">
            <text:p>0.43413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3+370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3.86965" calcext:value-type="float">
            <text:p>303.86965</text:p>
          </table:table-cell>
          <table:table-cell office:value-type="float" office:value="37.183233" calcext:value-type="float">
            <text:p>37.183233</text:p>
          </table:table-cell>
          <table:table-cell office:value-type="float" office:value="84.158834" calcext:value-type="float">
            <text:p>84.158834</text:p>
          </table:table-cell>
          <table:table-cell office:value-type="float" office:value="77.187615" calcext:value-type="float">
            <text:p>77.187615</text:p>
          </table:table-cell>
          <table:table-cell office:value-type="float" office:value="74.981196" calcext:value-type="float">
            <text:p>74.981196</text:p>
          </table:table-cell>
          <table:table-cell office:value-type="float" office:value="58891.415" calcext:value-type="float">
            <text:p>58891.415</text:p>
          </table:table-cell>
          <table:table-cell office:value-type="string" calcext:value-type="string">
            <text:p><text:s/>2020-02-12T09:57:43.125 </text:p>
          </table:table-cell>
          <table:table-cell office:value-type="float" office:value="69108.968" calcext:value-type="float">
            <text:p>69108.96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7" calcext:value-type="float">
            <text:p>726.7</text:p>
          </table:table-cell>
          <table:table-cell office:value-type="float" office:value="2.2" calcext:value-type="float">
            <text:p>2.2</text:p>
          </table:table-cell>
          <table:table-cell office:value-type="float" office:value="66.4" calcext:value-type="float">
            <text:p>66.4</text:p>
          </table:table-cell>
          <table:table-cell office:value-type="float" office:value="8" calcext:value-type="float">
            <text:p>8</text:p>
          </table:table-cell>
          <table:table-cell office:value-type="float" office:value="0.356176" calcext:value-type="float">
            <text:p>0.35617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68.203997" calcext:value-type="float">
            <text:p>68.203997</text:p>
          </table:table-cell>
          <table:table-cell office:value-type="float" office:value="77.360798" calcext:value-type="float">
            <text:p>77.360798</text:p>
          </table:table-cell>
          <table:table-cell office:value-type="float" office:value="60.38059" calcext:value-type="float">
            <text:p>60.38059</text:p>
          </table:table-cell>
          <table:table-cell office:value-type="float" office:value="58891.428" calcext:value-type="float">
            <text:p>58891.428</text:p>
          </table:table-cell>
          <table:table-cell office:value-type="string" calcext:value-type="string">
            <text:p><text:s/>2020-02-12T10:17:00.625 </text:p>
          </table:table-cell>
          <table:table-cell office:value-type="float" office:value="70269.637" calcext:value-type="float">
            <text:p>70269.63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.1" calcext:value-type="float">
            <text:p>2.1</text:p>
          </table:table-cell>
          <table:table-cell office:value-type="float" office:value="68.8" calcext:value-type="float">
            <text:p>68.8</text:p>
          </table:table-cell>
          <table:table-cell office:value-type="float" office:value="7" calcext:value-type="float">
            <text:p>7</text:p>
          </table:table-cell>
          <table:table-cell office:value-type="float" office:value="0.38242" calcext:value-type="float">
            <text:p>0.3824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2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37+51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9.65424" calcext:value-type="float">
            <text:p>309.65424</text:p>
          </table:table-cell>
          <table:table-cell office:value-type="float" office:value="51.320191" calcext:value-type="float">
            <text:p>51.320191</text:p>
          </table:table-cell>
          <table:table-cell office:value-type="float" office:value="23.379862" calcext:value-type="float">
            <text:p>23.379862</text:p>
          </table:table-cell>
          <table:table-cell office:value-type="float" office:value="73.964349" calcext:value-type="float">
            <text:p>73.964349</text:p>
          </table:table-cell>
          <table:table-cell office:value-type="float" office:value="19.981251" calcext:value-type="float">
            <text:p>19.981251</text:p>
          </table:table-cell>
          <table:table-cell office:value-type="float" office:value="58891.447" calcext:value-type="float">
            <text:p>58891.447</text:p>
          </table:table-cell>
          <table:table-cell office:value-type="string" calcext:value-type="string">
            <text:p><text:s/>2020-02-12T10:44:14.000 </text:p>
          </table:table-cell>
          <table:table-cell office:value-type="float" office:value="71907.484" calcext:value-type="float">
            <text:p>71907.48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8.4" calcext:value-type="float">
            <text:p>-8.4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.2" calcext:value-type="float">
            <text:p>2.2</text:p>
          </table:table-cell>
          <table:table-cell office:value-type="float" office:value="70" calcext:value-type="float">
            <text:p>70</text:p>
          </table:table-cell>
          <table:table-cell office:value-type="float" office:value="8.8" calcext:value-type="float">
            <text:p>8.8</text:p>
          </table:table-cell>
          <table:table-cell office:value-type="float" office:value="0.449914" calcext:value-type="float">
            <text:p>0.44991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IRAS210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7.34017" calcext:value-type="float">
            <text:p>317.34017</text:p>
          </table:table-cell>
          <table:table-cell office:value-type="float" office:value="52.377083" calcext:value-type="float">
            <text:p>52.377083</text:p>
          </table:table-cell>
          <table:table-cell office:value-type="float" office:value="27.093421" calcext:value-type="float">
            <text:p>27.093421</text:p>
          </table:table-cell>
          <table:table-cell office:value-type="float" office:value="71.924148" calcext:value-type="float">
            <text:p>71.924148</text:p>
          </table:table-cell>
          <table:table-cell office:value-type="float" office:value="22.846303" calcext:value-type="float">
            <text:p>22.846303</text:p>
          </table:table-cell>
          <table:table-cell office:value-type="float" office:value="58891.459" calcext:value-type="float">
            <text:p>58891.459</text:p>
          </table:table-cell>
          <table:table-cell office:value-type="string" calcext:value-type="string">
            <text:p><text:s/>2020-02-12T11:01:26.750 </text:p>
          </table:table-cell>
          <table:table-cell office:value-type="float" office:value="72943.061" calcext:value-type="float">
            <text:p>72943.061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.8" calcext:value-type="float">
            <text:p>2.8</text:p>
          </table:table-cell>
          <table:table-cell office:value-type="float" office:value="64.5" calcext:value-type="float">
            <text:p>64.5</text:p>
          </table:table-cell>
          <table:table-cell office:value-type="float" office:value="8.4" calcext:value-type="float">
            <text:p>8.4</text:p>
          </table:table-cell>
          <table:table-cell office:value-type="float" office:value="0.395103" calcext:value-type="float">
            <text:p>0.39510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IRAS210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7.34017" calcext:value-type="float">
            <text:p>317.34017</text:p>
          </table:table-cell>
          <table:table-cell office:value-type="float" office:value="52.377083" calcext:value-type="float">
            <text:p>52.377083</text:p>
          </table:table-cell>
          <table:table-cell office:value-type="float" office:value="25.028602" calcext:value-type="float">
            <text:p>25.028602</text:p>
          </table:table-cell>
          <table:table-cell office:value-type="float" office:value="72.315077" calcext:value-type="float">
            <text:p>72.315077</text:p>
          </table:table-cell>
          <table:table-cell office:value-type="float" office:value="21.158684" calcext:value-type="float">
            <text:p>21.158684</text:p>
          </table:table-cell>
          <table:table-cell office:value-type="float" office:value="58891.463" calcext:value-type="float">
            <text:p>58891.463</text:p>
          </table:table-cell>
          <table:table-cell office:value-type="string" calcext:value-type="string">
            <text:p><text:s/>2020-02-12T11:06:52.125 </text:p>
          </table:table-cell>
          <table:table-cell office:value-type="float" office:value="73269.327" calcext:value-type="float">
            <text:p>73269.32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.8" calcext:value-type="float">
            <text:p>2.8</text:p>
          </table:table-cell>
          <table:table-cell office:value-type="float" office:value="65.6" calcext:value-type="float">
            <text:p>65.6</text:p>
          </table:table-cell>
          <table:table-cell office:value-type="float" office:value="7.4" calcext:value-type="float">
            <text:p>7.4</text:p>
          </table:table-cell>
          <table:table-cell office:value-type="float" office:value="0.38301" calcext:value-type="float">
            <text:p>0.3830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IRAS210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7.34017" calcext:value-type="float">
            <text:p>317.34017</text:p>
          </table:table-cell>
          <table:table-cell office:value-type="float" office:value="52.377083" calcext:value-type="float">
            <text:p>52.377083</text:p>
          </table:table-cell>
          <table:table-cell office:value-type="float" office:value="22.988086" calcext:value-type="float">
            <text:p>22.988086</text:p>
          </table:table-cell>
          <table:table-cell office:value-type="float" office:value="72.760493" calcext:value-type="float">
            <text:p>72.760493</text:p>
          </table:table-cell>
          <table:table-cell office:value-type="float" office:value="19.489311" calcext:value-type="float">
            <text:p>19.489311</text:p>
          </table:table-cell>
          <table:table-cell office:value-type="float" office:value="58891.467" calcext:value-type="float">
            <text:p>58891.467</text:p>
          </table:table-cell>
          <table:table-cell office:value-type="string" calcext:value-type="string">
            <text:p><text:s/>2020-02-12T11:12:21.625 </text:p>
          </table:table-cell>
          <table:table-cell office:value-type="float" office:value="73599.729" calcext:value-type="float">
            <text:p>73599.72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.7" calcext:value-type="float">
            <text:p>2.7</text:p>
          </table:table-cell>
          <table:table-cell office:value-type="float" office:value="65.9" calcext:value-type="float">
            <text:p>65.9</text:p>
          </table:table-cell>
          <table:table-cell office:value-type="float" office:value="7.1" calcext:value-type="float">
            <text:p>7.1</text:p>
          </table:table-cell>
          <table:table-cell office:value-type="float" office:value="0.345629" calcext:value-type="float">
            <text:p>0.34562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IRAS210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7.34017" calcext:value-type="float">
            <text:p>317.34017</text:p>
          </table:table-cell>
          <table:table-cell office:value-type="float" office:value="52.377083" calcext:value-type="float">
            <text:p>52.377083</text:p>
          </table:table-cell>
          <table:table-cell office:value-type="float" office:value="20.040755" calcext:value-type="float">
            <text:p>20.040755</text:p>
          </table:table-cell>
          <table:table-cell office:value-type="float" office:value="73.228916" calcext:value-type="float">
            <text:p>73.228916</text:p>
          </table:table-cell>
          <table:table-cell office:value-type="float" office:value="17.043767" calcext:value-type="float">
            <text:p>17.043767</text:p>
          </table:table-cell>
          <table:table-cell office:value-type="float" office:value="58891.471" calcext:value-type="float">
            <text:p>58891.471</text:p>
          </table:table-cell>
          <table:table-cell office:value-type="string" calcext:value-type="string">
            <text:p><text:s/>2020-02-12T11:17:42.125 </text:p>
          </table:table-cell>
          <table:table-cell office:value-type="float" office:value="73921.107" calcext:value-type="float">
            <text:p>73921.10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8" calcext:value-type="float">
            <text:p>726.8</text:p>
          </table:table-cell>
          <table:table-cell office:value-type="float" office:value="2.8" calcext:value-type="float">
            <text:p>2.8</text:p>
          </table:table-cell>
          <table:table-cell office:value-type="float" office:value="67.9" calcext:value-type="float">
            <text:p>67.9</text:p>
          </table:table-cell>
          <table:table-cell office:value-type="float" office:value="7.2" calcext:value-type="float">
            <text:p>7.2</text:p>
          </table:table-cell>
          <table:table-cell office:value-type="float" office:value="0.445646" calcext:value-type="float">
            <text:p>0.44564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IRAS210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7.34017" calcext:value-type="float">
            <text:p>317.34017</text:p>
          </table:table-cell>
          <table:table-cell office:value-type="float" office:value="52.377083" calcext:value-type="float">
            <text:p>52.377083</text:p>
          </table:table-cell>
          <table:table-cell office:value-type="float" office:value="17.591539" calcext:value-type="float">
            <text:p>17.591539</text:p>
          </table:table-cell>
          <table:table-cell office:value-type="float" office:value="73.505645" calcext:value-type="float">
            <text:p>73.505645</text:p>
          </table:table-cell>
          <table:table-cell office:value-type="float" office:value="14.987161" calcext:value-type="float">
            <text:p>14.987161</text:p>
          </table:table-cell>
          <table:table-cell office:value-type="float" office:value="58891.474" calcext:value-type="float">
            <text:p>58891.474</text:p>
          </table:table-cell>
          <table:table-cell office:value-type="string" calcext:value-type="string">
            <text:p><text:s/>2020-02-12T11:23:11.125 </text:p>
          </table:table-cell>
          <table:table-cell office:value-type="float" office:value="74251.008" calcext:value-type="float">
            <text:p>74251.00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7" calcext:value-type="float">
            <text:p>726.7</text:p>
          </table:table-cell>
          <table:table-cell office:value-type="float" office:value="2.7" calcext:value-type="float">
            <text:p>2.7</text:p>
          </table:table-cell>
          <table:table-cell office:value-type="float" office:value="69.4" calcext:value-type="float">
            <text:p>69.4</text:p>
          </table:table-cell>
          <table:table-cell office:value-type="float" office:value="6.6" calcext:value-type="float">
            <text:p>6.6</text:p>
          </table:table-cell>
          <table:table-cell office:value-type="float" office:value="0.393374" calcext:value-type="float">
            <text:p>0.39337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IRAS2107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7.34017" calcext:value-type="float">
            <text:p>317.34017</text:p>
          </table:table-cell>
          <table:table-cell office:value-type="float" office:value="52.377083" calcext:value-type="float">
            <text:p>52.377083</text:p>
          </table:table-cell>
          <table:table-cell office:value-type="float" office:value="15.19506" calcext:value-type="float">
            <text:p>15.19506</text:p>
          </table:table-cell>
          <table:table-cell office:value-type="float" office:value="73.827933" calcext:value-type="float">
            <text:p>73.827933</text:p>
          </table:table-cell>
          <table:table-cell office:value-type="float" office:value="12.971561" calcext:value-type="float">
            <text:p>12.971561</text:p>
          </table:table-cell>
          <table:table-cell office:value-type="float" office:value="58891.478" calcext:value-type="float">
            <text:p>58891.478</text:p>
          </table:table-cell>
          <table:table-cell office:value-type="string" calcext:value-type="string">
            <text:p><text:s/>2020-02-12T11:28:36.500 </text:p>
          </table:table-cell>
          <table:table-cell office:value-type="float" office:value="74577.274" calcext:value-type="float">
            <text:p>74577.274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6" calcext:value-type="float">
            <text:p>726.6</text:p>
          </table:table-cell>
          <table:table-cell office:value-type="float" office:value="2.6" calcext:value-type="float">
            <text:p>2.6</text:p>
          </table:table-cell>
          <table:table-cell office:value-type="float" office:value="69.6" calcext:value-type="float">
            <text:p>69.6</text:p>
          </table:table-cell>
          <table:table-cell office:value-type="float" office:value="7.9" calcext:value-type="float">
            <text:p>7.9</text:p>
          </table:table-cell>
          <table:table-cell office:value-type="float" office:value="0.391142" calcext:value-type="float">
            <text:p>0.39114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37+51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9.65424" calcext:value-type="float">
            <text:p>309.65424</text:p>
          </table:table-cell>
          <table:table-cell office:value-type="float" office:value="51.320191" calcext:value-type="float">
            <text:p>51.320191</text:p>
          </table:table-cell>
          <table:table-cell office:value-type="float" office:value="-7.5712998" calcext:value-type="float">
            <text:p>-7.5712998</text:p>
          </table:table-cell>
          <table:table-cell office:value-type="float" office:value="75.526601" calcext:value-type="float">
            <text:p>75.526601</text:p>
          </table:table-cell>
          <table:table-cell office:value-type="float" office:value="-6.5479399" calcext:value-type="float">
            <text:p>-6.5479399</text:p>
          </table:table-cell>
          <table:table-cell office:value-type="float" office:value="58891.484" calcext:value-type="float">
            <text:p>58891.484</text:p>
          </table:table-cell>
          <table:table-cell office:value-type="string" calcext:value-type="string">
            <text:p><text:s/>2020-02-12T11:36:38.500 </text:p>
          </table:table-cell>
          <table:table-cell office:value-type="float" office:value="75060.593" calcext:value-type="float">
            <text:p>75060.59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6" calcext:value-type="float">
            <text:p>726.6</text:p>
          </table:table-cell>
          <table:table-cell office:value-type="float" office:value="2.6" calcext:value-type="float">
            <text:p>2.6</text:p>
          </table:table-cell>
          <table:table-cell office:value-type="float" office:value="67.8" calcext:value-type="float">
            <text:p>67.8</text:p>
          </table:table-cell>
          <table:table-cell office:value-type="float" office:value="4.8" calcext:value-type="float">
            <text:p>4.8</text:p>
          </table:table-cell>
          <table:table-cell office:value-type="float" office:value="0.392726" calcext:value-type="float">
            <text:p>0.39272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3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G094.602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24.99271" calcext:value-type="float">
            <text:p>324.99271</text:p>
          </table:table-cell>
          <table:table-cell office:value-type="float" office:value="50.239139" calcext:value-type="float">
            <text:p>50.239139</text:p>
          </table:table-cell>
          <table:table-cell office:value-type="float" office:value="14.85911" calcext:value-type="float">
            <text:p>14.85911</text:p>
          </table:table-cell>
          <table:table-cell office:value-type="float" office:value="76.110728" calcext:value-type="float">
            <text:p>76.110728</text:p>
          </table:table-cell>
          <table:table-cell office:value-type="float" office:value="12.892847" calcext:value-type="float">
            <text:p>12.892847</text:p>
          </table:table-cell>
          <table:table-cell office:value-type="float" office:value="58891.502" calcext:value-type="float">
            <text:p>58891.502</text:p>
          </table:table-cell>
          <table:table-cell office:value-type="string" calcext:value-type="string">
            <text:p><text:s/>2020-02-12T12:03:32.250 </text:p>
          </table:table-cell>
          <table:table-cell office:value-type="float" office:value="76678.761" calcext:value-type="float">
            <text:p>76678.761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4" calcext:value-type="float">
            <text:p>726.4</text:p>
          </table:table-cell>
          <table:table-cell office:value-type="float" office:value="2.8" calcext:value-type="float">
            <text:p>2.8</text:p>
          </table:table-cell>
          <table:table-cell office:value-type="float" office:value="66.9" calcext:value-type="float">
            <text:p>66.9</text:p>
          </table:table-cell>
          <table:table-cell office:value-type="float" office:value="7.3" calcext:value-type="float">
            <text:p>7.3</text:p>
          </table:table-cell>
          <table:table-cell office:value-type="float" office:value="0.385249" calcext:value-type="float">
            <text:p>0.38524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G094.602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24.99271" calcext:value-type="float">
            <text:p>324.99271</text:p>
          </table:table-cell>
          <table:table-cell office:value-type="float" office:value="50.239139" calcext:value-type="float">
            <text:p>50.239139</text:p>
          </table:table-cell>
          <table:table-cell office:value-type="float" office:value="11.523715" calcext:value-type="float">
            <text:p>11.523715</text:p>
          </table:table-cell>
          <table:table-cell office:value-type="float" office:value="76.300025" calcext:value-type="float">
            <text:p>76.300025</text:p>
          </table:table-cell>
          <table:table-cell office:value-type="float" office:value="10.01204" calcext:value-type="float">
            <text:p>10.01204</text:p>
          </table:table-cell>
          <table:table-cell office:value-type="float" office:value="58891.506" calcext:value-type="float">
            <text:p>58891.506</text:p>
          </table:table-cell>
          <table:table-cell office:value-type="string" calcext:value-type="string">
            <text:p><text:s/>2020-02-12T12:09:10.250 </text:p>
          </table:table-cell>
          <table:table-cell office:value-type="float" office:value="77017.687" calcext:value-type="float">
            <text:p>77017.68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4" calcext:value-type="float">
            <text:p>726.4</text:p>
          </table:table-cell>
          <table:table-cell office:value-type="float" office:value="3" calcext:value-type="float">
            <text:p>3</text:p>
          </table:table-cell>
          <table:table-cell office:value-type="float" office:value="63.1" calcext:value-type="float">
            <text:p>63.1</text:p>
          </table:table-cell>
          <table:table-cell office:value-type="float" office:value="6.5" calcext:value-type="float">
            <text:p>6.5</text:p>
          </table:table-cell>
          <table:table-cell office:value-type="float" office:value="0.356545" calcext:value-type="float">
            <text:p>0.35654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1928+7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-13.202408" calcext:value-type="float">
            <text:p>-13.202408</text:p>
          </table:table-cell>
          <table:table-cell office:value-type="float" office:value="49.979675" calcext:value-type="float">
            <text:p>49.979675</text:p>
          </table:table-cell>
          <table:table-cell office:value-type="float" office:value="-10.508944" calcext:value-type="float">
            <text:p>-10.508944</text:p>
          </table:table-cell>
          <table:table-cell office:value-type="float" office:value="58891.515" calcext:value-type="float">
            <text:p>58891.515</text:p>
          </table:table-cell>
          <table:table-cell office:value-type="string" calcext:value-type="string">
            <text:p><text:s/>2020-02-12T12:20:58.875 </text:p>
          </table:table-cell>
          <table:table-cell office:value-type="float" office:value="77728.252" calcext:value-type="float">
            <text:p>77728.25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4" calcext:value-type="float">
            <text:p>726.4</text:p>
          </table:table-cell>
          <table:table-cell office:value-type="float" office:value="3.3" calcext:value-type="float">
            <text:p>3.3</text:p>
          </table:table-cell>
          <table:table-cell office:value-type="float" office:value="59.7" calcext:value-type="float">
            <text:p>59.7</text:p>
          </table:table-cell>
          <table:table-cell office:value-type="float" office:value="5.6" calcext:value-type="float">
            <text:p>5.6</text:p>
          </table:table-cell>
          <table:table-cell office:value-type="float" office:value="0.367138" calcext:value-type="float">
            <text:p>0.36713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345.94032" calcext:value-type="float">
            <text:p>345.94032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13.234177" calcext:value-type="float">
            <text:p>-13.234177</text:p>
          </table:table-cell>
          <table:table-cell office:value-type="float" office:value="58891.518" calcext:value-type="float">
            <text:p>58891.518</text:p>
          </table:table-cell>
          <table:table-cell office:value-type="string" calcext:value-type="string">
            <text:p><text:s/>2020-02-12T12:25:54.250 </text:p>
          </table:table-cell>
          <table:table-cell office:value-type="float" office:value="78024.436" calcext:value-type="float">
            <text:p>78024.436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3" calcext:value-type="float">
            <text:p>726.3</text:p>
          </table:table-cell>
          <table:table-cell office:value-type="float" office:value="3.8" calcext:value-type="float">
            <text:p>3.8</text:p>
          </table:table-cell>
          <table:table-cell office:value-type="float" office:value="58.1" calcext:value-type="float">
            <text:p>58.1</text:p>
          </table:table-cell>
          <table:table-cell office:value-type="float" office:value="4.2" calcext:value-type="float">
            <text:p>4.2</text:p>
          </table:table-cell>
          <table:table-cell office:value-type="float" office:value="0.387627" calcext:value-type="float">
            <text:p>0.38762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289.45449" calcext:value-type="float">
            <text:p>289.45449</text:p>
          </table:table-cell>
          <table:table-cell office:value-type="float" office:value="74.477374" calcext:value-type="float">
            <text:p>74.477374</text:p>
          </table:table-cell>
          <table:table-cell office:value-type="float" office:value="-60.985566" calcext:value-type="float">
            <text:p>-60.985566</text:p>
          </table:table-cell>
          <table:table-cell office:value-type="float" office:value="58891.525" calcext:value-type="float">
            <text:p>58891.525</text:p>
          </table:table-cell>
          <table:table-cell office:value-type="string" calcext:value-type="string">
            <text:p><text:s/>2020-02-12T12:36:38.125 </text:p>
          </table:table-cell>
          <table:table-cell office:value-type="float" office:value="78670.074" calcext:value-type="float">
            <text:p>78670.07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3" calcext:value-type="float">
            <text:p>726.3</text:p>
          </table:table-cell>
          <table:table-cell office:value-type="float" office:value="3.6" calcext:value-type="float">
            <text:p>3.6</text:p>
          </table:table-cell>
          <table:table-cell office:value-type="float" office:value="59.5" calcext:value-type="float">
            <text:p>59.5</text:p>
          </table:table-cell>
          <table:table-cell office:value-type="float" office:value="6.6" calcext:value-type="float">
            <text:p>6.6</text:p>
          </table:table-cell>
          <table:table-cell office:value-type="float" office:value="0.357387" calcext:value-type="float">
            <text:p>0.35738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289.008" calcext:value-type="float">
            <text:p>289.008</text:p>
          </table:table-cell>
          <table:table-cell office:value-type="float" office:value="73.675646" calcext:value-type="float">
            <text:p>73.675646</text:p>
          </table:table-cell>
          <table:table-cell office:value-type="float" office:value="-60.967707" calcext:value-type="float">
            <text:p>-60.967707</text:p>
          </table:table-cell>
          <table:table-cell office:value-type="float" office:value="58891.529" calcext:value-type="float">
            <text:p>58891.529</text:p>
          </table:table-cell>
          <table:table-cell office:value-type="string" calcext:value-type="string">
            <text:p><text:s/>2020-02-12T12:41:06.375 </text:p>
          </table:table-cell>
          <table:table-cell office:value-type="float" office:value="78939.058" calcext:value-type="float">
            <text:p>78939.058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2" calcext:value-type="float">
            <text:p>726.2</text:p>
          </table:table-cell>
          <table:table-cell office:value-type="float" office:value="3.5" calcext:value-type="float">
            <text:p>3.5</text:p>
          </table:table-cell>
          <table:table-cell office:value-type="float" office:value="57.3" calcext:value-type="float">
            <text:p>57.3</text:p>
          </table:table-cell>
          <table:table-cell office:value-type="float" office:value="6.4" calcext:value-type="float">
            <text:p>6.4</text:p>
          </table:table-cell>
          <table:table-cell office:value-type="float" office:value="0.363843" calcext:value-type="float">
            <text:p>0.36384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288.50563" calcext:value-type="float">
            <text:p>288.50563</text:p>
          </table:table-cell>
          <table:table-cell office:value-type="float" office:value="71.99716" calcext:value-type="float">
            <text:p>71.99716</text:p>
          </table:table-cell>
          <table:table-cell office:value-type="float" office:value="-60.563173" calcext:value-type="float">
            <text:p>-60.563173</text:p>
          </table:table-cell>
          <table:table-cell office:value-type="float" office:value="58891.535" calcext:value-type="float">
            <text:p>58891.535</text:p>
          </table:table-cell>
          <table:table-cell office:value-type="string" calcext:value-type="string">
            <text:p><text:s/>2020-02-12T12:49:58.750 </text:p>
          </table:table-cell>
          <table:table-cell office:value-type="float" office:value="79472.891" calcext:value-type="float">
            <text:p>79472.89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6.1" calcext:value-type="float">
            <text:p>726.1</text:p>
          </table:table-cell>
          <table:table-cell office:value-type="float" office:value="3.5" calcext:value-type="float">
            <text:p>3.5</text:p>
          </table:table-cell>
          <table:table-cell office:value-type="float" office:value="57" calcext:value-type="float">
            <text:p>57</text:p>
          </table:table-cell>
          <table:table-cell office:value-type="float" office:value="4.9" calcext:value-type="float">
            <text:p>4.9</text:p>
          </table:table-cell>
          <table:table-cell office:value-type="float" office:value="0.402496" calcext:value-type="float">
            <text:p>0.4024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4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288.31047" calcext:value-type="float">
            <text:p>288.31047</text:p>
          </table:table-cell>
          <table:table-cell office:value-type="float" office:value="70.463739" calcext:value-type="float">
            <text:p>70.463739</text:p>
          </table:table-cell>
          <table:table-cell office:value-type="float" office:value="-59.983215" calcext:value-type="float">
            <text:p>-59.983215</text:p>
          </table:table-cell>
          <table:table-cell office:value-type="float" office:value="58891.54" calcext:value-type="float">
            <text:p>58891.54</text:p>
          </table:table-cell>
          <table:table-cell office:value-type="string" calcext:value-type="string">
            <text:p><text:s/>2020-02-12T12:57:53.000 </text:p>
          </table:table-cell>
          <table:table-cell office:value-type="float" office:value="79948.439" calcext:value-type="float">
            <text:p>79948.43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726" calcext:value-type="float">
            <text:p>726</text:p>
          </table:table-cell>
          <table:table-cell office:value-type="float" office:value="3.8" calcext:value-type="float">
            <text:p>3.8</text:p>
          </table:table-cell>
          <table:table-cell office:value-type="float" office:value="55.6" calcext:value-type="float">
            <text:p>55.6</text:p>
          </table:table-cell>
          <table:table-cell office:value-type="float" office:value="4.6" calcext:value-type="float">
            <text:p>4.6</text:p>
          </table:table-cell>
          <table:table-cell office:value-type="float" office:value="0.380165" calcext:value-type="float">
            <text:p>0.38016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5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288.25194" calcext:value-type="float">
            <text:p>288.25194</text:p>
          </table:table-cell>
          <table:table-cell office:value-type="float" office:value="69.988063" calcext:value-type="float">
            <text:p>69.988063</text:p>
          </table:table-cell>
          <table:table-cell office:value-type="float" office:value="-59.807379" calcext:value-type="float">
            <text:p>-59.807379</text:p>
          </table:table-cell>
          <table:table-cell office:value-type="float" office:value="58891.542" calcext:value-type="float">
            <text:p>58891.542</text:p>
          </table:table-cell>
          <table:table-cell office:value-type="string" calcext:value-type="string">
            <text:p><text:s/>2020-02-12T13:00:23.375 </text:p>
          </table:table-cell>
          <table:table-cell office:value-type="float" office:value="80099.226" calcext:value-type="float">
            <text:p>80099.22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726.1" calcext:value-type="float">
            <text:p>726.1</text:p>
          </table:table-cell>
          <table:table-cell office:value-type="float" office:value="3.6" calcext:value-type="float">
            <text:p>3.6</text:p>
          </table:table-cell>
          <table:table-cell office:value-type="float" office:value="70" calcext:value-type="float">
            <text:p>70</text:p>
          </table:table-cell>
          <table:table-cell office:value-type="float" office:value="5.5" calcext:value-type="float">
            <text:p>5.5</text:p>
          </table:table-cell>
          <table:table-cell office:value-type="float" office:value="0.380165" calcext:value-type="float">
            <text:p>0.38016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5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288.19779" calcext:value-type="float">
            <text:p>288.19779</text:p>
          </table:table-cell>
          <table:table-cell office:value-type="float" office:value="69.408711" calcext:value-type="float">
            <text:p>69.408711</text:p>
          </table:table-cell>
          <table:table-cell office:value-type="float" office:value="-59.580569" calcext:value-type="float">
            <text:p>-59.580569</text:p>
          </table:table-cell>
          <table:table-cell office:value-type="float" office:value="58891.544" calcext:value-type="float">
            <text:p>58891.544</text:p>
          </table:table-cell>
          <table:table-cell office:value-type="string" calcext:value-type="string">
            <text:p><text:s/>2020-02-12T13:03:24.250 </text:p>
          </table:table-cell>
          <table:table-cell office:value-type="float" office:value="80280.596" calcext:value-type="float">
            <text:p>80280.59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office:value-type="float" office:value="726" calcext:value-type="float">
            <text:p>726</text:p>
          </table:table-cell>
          <table:table-cell office:value-type="float" office:value="3.4" calcext:value-type="float">
            <text:p>3.4</text:p>
          </table:table-cell>
          <table:table-cell office:value-type="float" office:value="72.4" calcext:value-type="float">
            <text:p>72.4</text:p>
          </table:table-cell>
          <table:table-cell office:value-type="float" office:value="4.6" calcext:value-type="float">
            <text:p>4.6</text:p>
          </table:table-cell>
          <table:table-cell office:value-type="float" office:value="0.377786" calcext:value-type="float">
            <text:p>0.37778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5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GC702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6.75663" calcext:value-type="float">
            <text:p>316.75663</text:p>
          </table:table-cell>
          <table:table-cell office:value-type="float" office:value="42.236162" calcext:value-type="float">
            <text:p>42.236162</text:p>
          </table:table-cell>
          <table:table-cell office:value-type="float" office:value="295.86208" calcext:value-type="float">
            <text:p>295.86208</text:p>
          </table:table-cell>
          <table:table-cell office:value-type="float" office:value="75.022412" calcext:value-type="float">
            <text:p>75.022412</text:p>
          </table:table-cell>
          <table:table-cell office:value-type="float" office:value="-55.584267" calcext:value-type="float">
            <text:p>-55.584267</text:p>
          </table:table-cell>
          <table:table-cell office:value-type="float" office:value="58891.546" calcext:value-type="float">
            <text:p>58891.546</text:p>
          </table:table-cell>
          <table:table-cell office:value-type="string" calcext:value-type="string">
            <text:p><text:s/>2020-02-12T13:06:29.250 </text:p>
          </table:table-cell>
          <table:table-cell office:value-type="float" office:value="80466.103" calcext:value-type="float">
            <text:p>80466.10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office:value-type="float" office:value="726" calcext:value-type="float">
            <text:p>726</text:p>
          </table:table-cell>
          <table:table-cell office:value-type="float" office:value="2.8" calcext:value-type="float">
            <text:p>2.8</text:p>
          </table:table-cell>
          <table:table-cell office:value-type="float" office:value="80.8" calcext:value-type="float">
            <text:p>80.8</text:p>
          </table:table-cell>
          <table:table-cell office:value-type="float" office:value="5.8" calcext:value-type="float">
            <text:p>5.8</text:p>
          </table:table-cell>
          <table:table-cell office:value-type="float" office:value="0.414794" calcext:value-type="float">
            <text:p>0.41479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5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CRL268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5.57811" calcext:value-type="float">
            <text:p>315.57811</text:p>
          </table:table-cell>
          <table:table-cell office:value-type="float" office:value="36.693828" calcext:value-type="float">
            <text:p>36.693828</text:p>
          </table:table-cell>
          <table:table-cell office:value-type="float" office:value="275.00736" calcext:value-type="float">
            <text:p>275.00736</text:p>
          </table:table-cell>
          <table:table-cell office:value-type="float" office:value="73.524405" calcext:value-type="float">
            <text:p>73.524405</text:p>
          </table:table-cell>
          <table:table-cell office:value-type="float" office:value="-73.356915" calcext:value-type="float">
            <text:p>-73.356915</text:p>
          </table:table-cell>
          <table:table-cell office:value-type="float" office:value="58891.549" calcext:value-type="float">
            <text:p>58891.549</text:p>
          </table:table-cell>
          <table:table-cell office:value-type="string" calcext:value-type="string">
            <text:p><text:s/>2020-02-12T13:11:14.125 </text:p>
          </table:table-cell>
          <table:table-cell office:value-type="float" office:value="80751.758" calcext:value-type="float">
            <text:p>80751.758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office:value-type="float" office:value="725.9" calcext:value-type="float">
            <text:p>725.9</text:p>
          </table:table-cell>
          <table:table-cell office:value-type="float" office:value="2.7" calcext:value-type="float">
            <text:p>2.7</text:p>
          </table:table-cell>
          <table:table-cell office:value-type="float" office:value="81.4" calcext:value-type="float">
            <text:p>81.4</text:p>
          </table:table-cell>
          <table:table-cell office:value-type="float" office:value="6.9" calcext:value-type="float">
            <text:p>6.9</text:p>
          </table:table-cell>
          <table:table-cell office:value-type="float" office:value="0.323101" calcext:value-type="float">
            <text:p>0.32310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5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275.06968" calcext:value-type="float">
            <text:p>275.06968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53.307565" calcext:value-type="float">
            <text:p>-53.307565</text:p>
          </table:table-cell>
          <table:table-cell office:value-type="float" office:value="58891.554" calcext:value-type="float">
            <text:p>58891.554</text:p>
          </table:table-cell>
          <table:table-cell office:value-type="string" calcext:value-type="string">
            <text:p><text:s/>2020-02-12T13:17:08.125 </text:p>
          </table:table-cell>
          <table:table-cell office:value-type="float" office:value="81106.727" calcext:value-type="float">
            <text:p>81106.727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office:value-type="float" office:value="726" calcext:value-type="float">
            <text:p>726</text:p>
          </table:table-cell>
          <table:table-cell office:value-type="float" office:value="2.8" calcext:value-type="float">
            <text:p>2.8</text:p>
          </table:table-cell>
          <table:table-cell office:value-type="float" office:value="81.1" calcext:value-type="float">
            <text:p>81.1</text:p>
          </table:table-cell>
          <table:table-cell office:value-type="float" office:value="4.6" calcext:value-type="float">
            <text:p>4.6</text:p>
          </table:table-cell>
          <table:table-cell office:value-type="float" office:value="0.325393" calcext:value-type="float">
            <text:p>0.32539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5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NGC702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6.75663" calcext:value-type="float">
            <text:p>316.75663</text:p>
          </table:table-cell>
          <table:table-cell office:value-type="float" office:value="42.236162" calcext:value-type="float">
            <text:p>42.236162</text:p>
          </table:table-cell>
          <table:table-cell office:value-type="float" office:value="293.16746" calcext:value-type="float">
            <text:p>293.16746</text:p>
          </table:table-cell>
          <table:table-cell office:value-type="float" office:value="70.690577" calcext:value-type="float">
            <text:p>70.690577</text:p>
          </table:table-cell>
          <table:table-cell office:value-type="float" office:value="-55.968454" calcext:value-type="float">
            <text:p>-55.968454</text:p>
          </table:table-cell>
          <table:table-cell office:value-type="float" office:value="58891.563" calcext:value-type="float">
            <text:p>58891.563</text:p>
          </table:table-cell>
          <table:table-cell office:value-type="string" calcext:value-type="string">
            <text:p><text:s/>2020-02-12T13:30:06.000 </text:p>
          </table:table-cell>
          <table:table-cell office:value-type="float" office:value="81886.731" calcext:value-type="float">
            <text:p>81886.731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25.9" calcext:value-type="float">
            <text:p>725.9</text:p>
          </table:table-cell>
          <table:table-cell office:value-type="float" office:value="2.9" calcext:value-type="float">
            <text:p>2.9</text:p>
          </table:table-cell>
          <table:table-cell office:value-type="float" office:value="76.8" calcext:value-type="float">
            <text:p>76.8</text:p>
          </table:table-cell>
          <table:table-cell office:value-type="float" office:value="6.6" calcext:value-type="float">
            <text:p>6.6</text:p>
          </table:table-cell>
          <table:table-cell office:value-type="float" office:value="0.307715" calcext:value-type="float">
            <text:p>0.30771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NGC702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6.75663" calcext:value-type="float">
            <text:p>316.75663</text:p>
          </table:table-cell>
          <table:table-cell office:value-type="float" office:value="42.236162" calcext:value-type="float">
            <text:p>42.236162</text:p>
          </table:table-cell>
          <table:table-cell office:value-type="float" office:value="292.91048" calcext:value-type="float">
            <text:p>292.91048</text:p>
          </table:table-cell>
          <table:table-cell office:value-type="float" office:value="69.995183" calcext:value-type="float">
            <text:p>69.995183</text:p>
          </table:table-cell>
          <table:table-cell office:value-type="float" office:value="-55.88488" calcext:value-type="float">
            <text:p>-55.88488</text:p>
          </table:table-cell>
          <table:table-cell office:value-type="float" office:value="58891.565" calcext:value-type="float">
            <text:p>58891.565</text:p>
          </table:table-cell>
          <table:table-cell office:value-type="string" calcext:value-type="string">
            <text:p><text:s/>2020-02-12T13:33:52.875 </text:p>
          </table:table-cell>
          <table:table-cell office:value-type="float" office:value="82114.228" calcext:value-type="float">
            <text:p>82114.228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725.9" calcext:value-type="float">
            <text:p>725.9</text:p>
          </table:table-cell>
          <table:table-cell office:value-type="float" office:value="2.8" calcext:value-type="float">
            <text:p>2.8</text:p>
          </table:table-cell>
          <table:table-cell office:value-type="float" office:value="72.9" calcext:value-type="float">
            <text:p>72.9</text:p>
          </table:table-cell>
          <table:table-cell office:value-type="float" office:value="6.2" calcext:value-type="float">
            <text:p>6.2</text:p>
          </table:table-cell>
          <table:table-cell office:value-type="float" office:value="0.280941" calcext:value-type="float">
            <text:p>0.28094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NGC75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8.43911" calcext:value-type="float">
            <text:p>348.43911</text:p>
          </table:table-cell>
          <table:table-cell office:value-type="float" office:value="61.469532" calcext:value-type="float">
            <text:p>61.469532</text:p>
          </table:table-cell>
          <table:table-cell office:value-type="float" office:value="5.2935859" calcext:value-type="float">
            <text:p>5.2935859</text:p>
          </table:table-cell>
          <table:table-cell office:value-type="float" office:value="65.311266" calcext:value-type="float">
            <text:p>65.311266</text:p>
          </table:table-cell>
          <table:table-cell office:value-type="float" office:value="4.3185445" calcext:value-type="float">
            <text:p>4.3185445</text:p>
          </table:table-cell>
          <table:table-cell office:value-type="float" office:value="58891.57" calcext:value-type="float">
            <text:p>58891.57</text:p>
          </table:table-cell>
          <table:table-cell office:value-type="string" calcext:value-type="string">
            <text:p><text:s/>2020-02-12T13:40:56.250 </text:p>
          </table:table-cell>
          <table:table-cell office:value-type="float" office:value="82538.762" calcext:value-type="float">
            <text:p>82538.76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office:value-type="float" office:value="725.8" calcext:value-type="float">
            <text:p>725.8</text:p>
          </table:table-cell>
          <table:table-cell office:value-type="float" office:value="2.7" calcext:value-type="float">
            <text:p>2.7</text:p>
          </table:table-cell>
          <table:table-cell office:value-type="float" office:value="74" calcext:value-type="float">
            <text:p>74</text:p>
          </table:table-cell>
          <table:table-cell office:value-type="float" office:value="4.8" calcext:value-type="float">
            <text:p>4.8</text:p>
          </table:table-cell>
          <table:table-cell office:value-type="float" office:value="0.406941" calcext:value-type="float">
            <text:p>0.40694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IRAS2303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6.35417" calcext:value-type="float">
            <text:p>346.35417</text:p>
          </table:table-cell>
          <table:table-cell office:value-type="float" office:value="60.137636" calcext:value-type="float">
            <text:p>60.137636</text:p>
          </table:table-cell>
          <table:table-cell office:value-type="float" office:value="0.82748204" calcext:value-type="float">
            <text:p>0.82748204</text:p>
          </table:table-cell>
          <table:table-cell office:value-type="float" office:value="66.768661" calcext:value-type="float">
            <text:p>66.768661</text:p>
          </table:table-cell>
          <table:table-cell office:value-type="float" office:value="0.67603911" calcext:value-type="float">
            <text:p>0.67603911</text:p>
          </table:table-cell>
          <table:table-cell office:value-type="float" office:value="58891.575" calcext:value-type="float">
            <text:p>58891.575</text:p>
          </table:table-cell>
          <table:table-cell office:value-type="string" calcext:value-type="string">
            <text:p><text:s/>2020-02-12T13:48:11.500 </text:p>
          </table:table-cell>
          <table:table-cell office:value-type="float" office:value="82975.203" calcext:value-type="float">
            <text:p>82975.20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6" calcext:value-type="float">
            <text:p>725.6</text:p>
          </table:table-cell>
          <table:table-cell office:value-type="float" office:value="2.9" calcext:value-type="float">
            <text:p>2.9</text:p>
          </table:table-cell>
          <table:table-cell office:value-type="float" office:value="74.1" calcext:value-type="float">
            <text:p>74.1</text:p>
          </table:table-cell>
          <table:table-cell office:value-type="float" office:value="4.3" calcext:value-type="float">
            <text:p>4.3</text:p>
          </table:table-cell>
          <table:table-cell office:value-type="float" office:value="0.472007" calcext:value-type="float">
            <text:p>0.47200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IRAS2303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6.35417" calcext:value-type="float">
            <text:p>346.35417</text:p>
          </table:table-cell>
          <table:table-cell office:value-type="float" office:value="60.137636" calcext:value-type="float">
            <text:p>60.137636</text:p>
          </table:table-cell>
          <table:table-cell office:value-type="float" office:value="-0.63622302" calcext:value-type="float">
            <text:p>-0.63622302</text:p>
          </table:table-cell>
          <table:table-cell office:value-type="float" office:value="66.724388" calcext:value-type="float">
            <text:p>66.724388</text:p>
          </table:table-cell>
          <table:table-cell office:value-type="float" office:value="-0.52700766" calcext:value-type="float">
            <text:p>-0.52700766</text:p>
          </table:table-cell>
          <table:table-cell office:value-type="float" office:value="58891.579" calcext:value-type="float">
            <text:p>58891.579</text:p>
          </table:table-cell>
          <table:table-cell office:value-type="string" calcext:value-type="string">
            <text:p><text:s/>2020-02-12T13:53:31.375 </text:p>
          </table:table-cell>
          <table:table-cell office:value-type="float" office:value="83295.954" calcext:value-type="float">
            <text:p>83295.954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5" calcext:value-type="float">
            <text:p>725.5</text:p>
          </table:table-cell>
          <table:table-cell office:value-type="float" office:value="3.1" calcext:value-type="float">
            <text:p>3.1</text:p>
          </table:table-cell>
          <table:table-cell office:value-type="float" office:value="65.7" calcext:value-type="float">
            <text:p>65.7</text:p>
          </table:table-cell>
          <table:table-cell office:value-type="float" office:value="4.1" calcext:value-type="float">
            <text:p>4.1</text:p>
          </table:table-cell>
          <table:table-cell office:value-type="float" office:value="0.396455" calcext:value-type="float">
            <text:p>0.39645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IRAS2303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6.35417" calcext:value-type="float">
            <text:p>346.35417</text:p>
          </table:table-cell>
          <table:table-cell office:value-type="float" office:value="60.137636" calcext:value-type="float">
            <text:p>60.137636</text:p>
          </table:table-cell>
          <table:table-cell office:value-type="float" office:value="-2.0952886" calcext:value-type="float">
            <text:p>-2.0952886</text:p>
          </table:table-cell>
          <table:table-cell office:value-type="float" office:value="66.752201" calcext:value-type="float">
            <text:p>66.752201</text:p>
          </table:table-cell>
          <table:table-cell office:value-type="float" office:value="-1.7260256" calcext:value-type="float">
            <text:p>-1.7260256</text:p>
          </table:table-cell>
          <table:table-cell office:value-type="float" office:value="58891.583" calcext:value-type="float">
            <text:p>58891.583</text:p>
          </table:table-cell>
          <table:table-cell office:value-type="string" calcext:value-type="string">
            <text:p><text:s/>2020-02-12T13:58:48.625 </text:p>
          </table:table-cell>
          <table:table-cell office:value-type="float" office:value="83614.073" calcext:value-type="float">
            <text:p>83614.07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6" calcext:value-type="float">
            <text:p>725.6</text:p>
          </table:table-cell>
          <table:table-cell office:value-type="float" office:value="3.4" calcext:value-type="float">
            <text:p>3.4</text:p>
          </table:table-cell>
          <table:table-cell office:value-type="float" office:value="70.9" calcext:value-type="float">
            <text:p>70.9</text:p>
          </table:table-cell>
          <table:table-cell office:value-type="float" office:value="5" calcext:value-type="float">
            <text:p>5</text:p>
          </table:table-cell>
          <table:table-cell office:value-type="float" office:value="0.398576" calcext:value-type="float">
            <text:p>0.39857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IRAS2303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6.35417" calcext:value-type="float">
            <text:p>346.35417</text:p>
          </table:table-cell>
          <table:table-cell office:value-type="float" office:value="60.137636" calcext:value-type="float">
            <text:p>60.137636</text:p>
          </table:table-cell>
          <table:table-cell office:value-type="float" office:value="-4.1699412" calcext:value-type="float">
            <text:p>-4.1699412</text:p>
          </table:table-cell>
          <table:table-cell office:value-type="float" office:value="66.675607" calcext:value-type="float">
            <text:p>66.675607</text:p>
          </table:table-cell>
          <table:table-cell office:value-type="float" office:value="-3.4292596" calcext:value-type="float">
            <text:p>-3.4292596</text:p>
          </table:table-cell>
          <table:table-cell office:value-type="float" office:value="58891.586" calcext:value-type="float">
            <text:p>58891.586</text:p>
          </table:table-cell>
          <table:table-cell office:value-type="string" calcext:value-type="string">
            <text:p><text:s/>2020-02-12T14:04:06.375 </text:p>
          </table:table-cell>
          <table:table-cell office:value-type="float" office:value="83932.693" calcext:value-type="float">
            <text:p>83932.69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6" calcext:value-type="float">
            <text:p>725.6</text:p>
          </table:table-cell>
          <table:table-cell office:value-type="float" office:value="3.3" calcext:value-type="float">
            <text:p>3.3</text:p>
          </table:table-cell>
          <table:table-cell office:value-type="float" office:value="68.5" calcext:value-type="float">
            <text:p>68.5</text:p>
          </table:table-cell>
          <table:table-cell office:value-type="float" office:value="6.2" calcext:value-type="float">
            <text:p>6.2</text:p>
          </table:table-cell>
          <table:table-cell office:value-type="float" office:value="0.423015" calcext:value-type="float">
            <text:p>0.42301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6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IRAS2303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6.35417" calcext:value-type="float">
            <text:p>346.35417</text:p>
          </table:table-cell>
          <table:table-cell office:value-type="float" office:value="60.137636" calcext:value-type="float">
            <text:p>60.137636</text:p>
          </table:table-cell>
          <table:table-cell office:value-type="float" office:value="-5.6144653" calcext:value-type="float">
            <text:p>-5.6144653</text:p>
          </table:table-cell>
          <table:table-cell office:value-type="float" office:value="66.549774" calcext:value-type="float">
            <text:p>66.549774</text:p>
          </table:table-cell>
          <table:table-cell office:value-type="float" office:value="-4.6131074" calcext:value-type="float">
            <text:p>-4.6131074</text:p>
          </table:table-cell>
          <table:table-cell office:value-type="float" office:value="58891.59" calcext:value-type="float">
            <text:p>58891.59</text:p>
          </table:table-cell>
          <table:table-cell office:value-type="string" calcext:value-type="string">
            <text:p><text:s/>2020-02-12T14:09:29.750 </text:p>
          </table:table-cell>
          <table:table-cell office:value-type="float" office:value="84256.953" calcext:value-type="float">
            <text:p>84256.95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5" calcext:value-type="float">
            <text:p>725.5</text:p>
          </table:table-cell>
          <table:table-cell office:value-type="float" office:value="3" calcext:value-type="float">
            <text:p>3</text:p>
          </table:table-cell>
          <table:table-cell office:value-type="float" office:value="71.6" calcext:value-type="float">
            <text:p>71.6</text:p>
          </table:table-cell>
          <table:table-cell office:value-type="float" office:value="3.4" calcext:value-type="float">
            <text:p>3.4</text:p>
          </table:table-cell>
          <table:table-cell office:value-type="float" office:value="0.396398" calcext:value-type="float">
            <text:p>0.39639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IRAS2303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6.35417" calcext:value-type="float">
            <text:p>346.35417</text:p>
          </table:table-cell>
          <table:table-cell office:value-type="float" office:value="60.137636" calcext:value-type="float">
            <text:p>60.137636</text:p>
          </table:table-cell>
          <table:table-cell office:value-type="float" office:value="-7.0558163" calcext:value-type="float">
            <text:p>-7.0558163</text:p>
          </table:table-cell>
          <table:table-cell office:value-type="float" office:value="66.496747" calcext:value-type="float">
            <text:p>66.496747</text:p>
          </table:table-cell>
          <table:table-cell office:value-type="float" office:value="-5.7944588" calcext:value-type="float">
            <text:p>-5.7944588</text:p>
          </table:table-cell>
          <table:table-cell office:value-type="float" office:value="58891.594" calcext:value-type="float">
            <text:p>58891.594</text:p>
          </table:table-cell>
          <table:table-cell office:value-type="string" calcext:value-type="string">
            <text:p><text:s/>2020-02-12T14:14:47.000 </text:p>
          </table:table-cell>
          <table:table-cell office:value-type="float" office:value="84575.072" calcext:value-type="float">
            <text:p>84575.072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5" calcext:value-type="float">
            <text:p>725.5</text:p>
          </table:table-cell>
          <table:table-cell office:value-type="float" office:value="2.8" calcext:value-type="float">
            <text:p>2.8</text:p>
          </table:table-cell>
          <table:table-cell office:value-type="float" office:value="72.5" calcext:value-type="float">
            <text:p>72.5</text:p>
          </table:table-cell>
          <table:table-cell office:value-type="float" office:value="5.3" calcext:value-type="float">
            <text:p>5.3</text:p>
          </table:table-cell>
          <table:table-cell office:value-type="float" office:value="0.421813" calcext:value-type="float">
            <text:p>0.4218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G108.7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4.69687" calcext:value-type="float">
            <text:p>344.69687</text:p>
          </table:table-cell>
          <table:table-cell office:value-type="float" office:value="58.750444" calcext:value-type="float">
            <text:p>58.750444</text:p>
          </table:table-cell>
          <table:table-cell office:value-type="float" office:value="-12.297461" calcext:value-type="float">
            <text:p>-12.297461</text:p>
          </table:table-cell>
          <table:table-cell office:value-type="float" office:value="67.36996" calcext:value-type="float">
            <text:p>67.36996</text:p>
          </table:table-cell>
          <table:table-cell office:value-type="float" office:value="-10.130569" calcext:value-type="float">
            <text:p>-10.130569</text:p>
          </table:table-cell>
          <table:table-cell office:value-type="float" office:value="58891.598" calcext:value-type="float">
            <text:p>58891.598</text:p>
          </table:table-cell>
          <table:table-cell office:value-type="string" calcext:value-type="string">
            <text:p><text:s/>2020-02-12T14:20:39.000 </text:p>
          </table:table-cell>
          <table:table-cell office:value-type="float" office:value="84928.036" calcext:value-type="float">
            <text:p>84928.03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5" calcext:value-type="float">
            <text:p>725.5</text:p>
          </table:table-cell>
          <table:table-cell office:value-type="float" office:value="2.9" calcext:value-type="float">
            <text:p>2.9</text:p>
          </table:table-cell>
          <table:table-cell office:value-type="float" office:value="69.7" calcext:value-type="float">
            <text:p>69.7</text:p>
          </table:table-cell>
          <table:table-cell office:value-type="float" office:value="4.5" calcext:value-type="float">
            <text:p>4.5</text:p>
          </table:table-cell>
          <table:table-cell office:value-type="float" office:value="0.406693" calcext:value-type="float">
            <text:p>0.40669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G108.7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4.69687" calcext:value-type="float">
            <text:p>344.69687</text:p>
          </table:table-cell>
          <table:table-cell office:value-type="float" office:value="58.750444" calcext:value-type="float">
            <text:p>58.750444</text:p>
          </table:table-cell>
          <table:table-cell office:value-type="float" office:value="-13.74596" calcext:value-type="float">
            <text:p>-13.74596</text:p>
          </table:table-cell>
          <table:table-cell office:value-type="float" office:value="67.112764" calcext:value-type="float">
            <text:p>67.112764</text:p>
          </table:table-cell>
          <table:table-cell office:value-type="float" office:value="-11.308774" calcext:value-type="float">
            <text:p>-11.308774</text:p>
          </table:table-cell>
          <table:table-cell office:value-type="float" office:value="58891.601" calcext:value-type="float">
            <text:p>58891.601</text:p>
          </table:table-cell>
          <table:table-cell office:value-type="string" calcext:value-type="string">
            <text:p><text:s/>2020-02-12T14:26:03.125 </text:p>
          </table:table-cell>
          <table:table-cell office:value-type="float" office:value="85253.048" calcext:value-type="float">
            <text:p>85253.04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5" calcext:value-type="float">
            <text:p>725.5</text:p>
          </table:table-cell>
          <table:table-cell office:value-type="float" office:value="3.1" calcext:value-type="float">
            <text:p>3.1</text:p>
          </table:table-cell>
          <table:table-cell office:value-type="float" office:value="68.8" calcext:value-type="float">
            <text:p>68.8</text:p>
          </table:table-cell>
          <table:table-cell office:value-type="float" office:value="5.7" calcext:value-type="float">
            <text:p>5.7</text:p>
          </table:table-cell>
          <table:table-cell office:value-type="float" office:value="0.43267" calcext:value-type="float">
            <text:p>0.4326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G108.7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4.69687" calcext:value-type="float">
            <text:p>344.69687</text:p>
          </table:table-cell>
          <table:table-cell office:value-type="float" office:value="58.750444" calcext:value-type="float">
            <text:p>58.750444</text:p>
          </table:table-cell>
          <table:table-cell office:value-type="float" office:value="-15.221561" calcext:value-type="float">
            <text:p>-15.221561</text:p>
          </table:table-cell>
          <table:table-cell office:value-type="float" office:value="66.925292" calcext:value-type="float">
            <text:p>66.925292</text:p>
          </table:table-cell>
          <table:table-cell office:value-type="float" office:value="-12.509588" calcext:value-type="float">
            <text:p>-12.509588</text:p>
          </table:table-cell>
          <table:table-cell office:value-type="float" office:value="58891.605" calcext:value-type="float">
            <text:p>58891.605</text:p>
          </table:table-cell>
          <table:table-cell office:value-type="string" calcext:value-type="string">
            <text:p><text:s/>2020-02-12T14:31:21.000 </text:p>
          </table:table-cell>
          <table:table-cell office:value-type="float" office:value="85571.793" calcext:value-type="float">
            <text:p>85571.79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5" calcext:value-type="float">
            <text:p>725.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.2</text:p>
          </table:table-cell>
          <table:table-cell office:value-type="float" office:value="0.43267" calcext:value-type="float">
            <text:p>0.4326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G108.7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4.69687" calcext:value-type="float">
            <text:p>344.69687</text:p>
          </table:table-cell>
          <table:table-cell office:value-type="float" office:value="58.750444" calcext:value-type="float">
            <text:p>58.750444</text:p>
          </table:table-cell>
          <table:table-cell office:value-type="float" office:value="-17.164516" calcext:value-type="float">
            <text:p>-17.164516</text:p>
          </table:table-cell>
          <table:table-cell office:value-type="float" office:value="66.554263" calcext:value-type="float">
            <text:p>66.554263</text:p>
          </table:table-cell>
          <table:table-cell office:value-type="float" office:value="-14.078288" calcext:value-type="float">
            <text:p>-14.078288</text:p>
          </table:table-cell>
          <table:table-cell office:value-type="float" office:value="58891.609" calcext:value-type="float">
            <text:p>58891.609</text:p>
          </table:table-cell>
          <table:table-cell office:value-type="string" calcext:value-type="string">
            <text:p><text:s/>2020-02-12T14:36:39.125 </text:p>
          </table:table-cell>
          <table:table-cell office:value-type="float" office:value="85890.789" calcext:value-type="float">
            <text:p>85890.78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4" calcext:value-type="float">
            <text:p>725.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.7" calcext:value-type="float">
            <text:p>4.7</text:p>
          </table:table-cell>
          <table:table-cell office:value-type="float" office:value="0.404887" calcext:value-type="float">
            <text:p>0.40488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G108.7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4.69687" calcext:value-type="float">
            <text:p>344.69687</text:p>
          </table:table-cell>
          <table:table-cell office:value-type="float" office:value="58.750444" calcext:value-type="float">
            <text:p>58.750444</text:p>
          </table:table-cell>
          <table:table-cell office:value-type="float" office:value="-18.449444" calcext:value-type="float">
            <text:p>-18.449444</text:p>
          </table:table-cell>
          <table:table-cell office:value-type="float" office:value="66.226052" calcext:value-type="float">
            <text:p>66.226052</text:p>
          </table:table-cell>
          <table:table-cell office:value-type="float" office:value="-15.107207" calcext:value-type="float">
            <text:p>-15.107207</text:p>
          </table:table-cell>
          <table:table-cell office:value-type="float" office:value="58891.613" calcext:value-type="float">
            <text:p>58891.613</text:p>
          </table:table-cell>
          <table:table-cell office:value-type="string" calcext:value-type="string">
            <text:p><text:s/>2020-02-12T14:42:00.375 </text:p>
          </table:table-cell>
          <table:table-cell office:value-type="float" office:value="86212.919" calcext:value-type="float">
            <text:p>86212.91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4" calcext:value-type="float">
            <text:p>725.4</text:p>
          </table:table-cell>
          <table:table-cell office:value-type="float" office:value="2.8" calcext:value-type="float">
            <text:p>2.8</text:p>
          </table:table-cell>
          <table:table-cell office:value-type="float" office:value="70.6" calcext:value-type="float">
            <text:p>70.6</text:p>
          </table:table-cell>
          <table:table-cell office:value-type="float" office:value="5.4" calcext:value-type="float">
            <text:p>5.4</text:p>
          </table:table-cell>
          <table:table-cell office:value-type="float" office:value="0.409939" calcext:value-type="float">
            <text:p>0.40993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G108.7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4.69687" calcext:value-type="float">
            <text:p>344.69687</text:p>
          </table:table-cell>
          <table:table-cell office:value-type="float" office:value="58.750444" calcext:value-type="float">
            <text:p>58.750444</text:p>
          </table:table-cell>
          <table:table-cell office:value-type="float" office:value="-19.791453" calcext:value-type="float">
            <text:p>-19.791453</text:p>
          </table:table-cell>
          <table:table-cell office:value-type="float" office:value="65.964512" calcext:value-type="float">
            <text:p>65.964512</text:p>
          </table:table-cell>
          <table:table-cell office:value-type="float" office:value="-16.183316" calcext:value-type="float">
            <text:p>-16.183316</text:p>
          </table:table-cell>
          <table:table-cell office:value-type="float" office:value="58891.616" calcext:value-type="float">
            <text:p>58891.616</text:p>
          </table:table-cell>
          <table:table-cell office:value-type="string" calcext:value-type="string">
            <text:p><text:s/>2020-02-12T14:47:17.000 </text:p>
          </table:table-cell>
          <table:table-cell office:value-type="float" office:value="130.41075" calcext:value-type="float">
            <text:p>130.41075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4" calcext:value-type="float">
            <text:p>725.4</text:p>
          </table:table-cell>
          <table:table-cell office:value-type="float" office:value="2.9" calcext:value-type="float">
            <text:p>2.9</text:p>
          </table:table-cell>
          <table:table-cell office:value-type="float" office:value="70.3" calcext:value-type="float">
            <text:p>70.3</text:p>
          </table:table-cell>
          <table:table-cell office:value-type="float" office:value="5" calcext:value-type="float">
            <text:p>5</text:p>
          </table:table-cell>
          <table:table-cell office:value-type="float" office:value="0.407784" calcext:value-type="float">
            <text:p>0.40778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IRAS2315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9.33754" calcext:value-type="float">
            <text:p>349.33754</text:p>
          </table:table-cell>
          <table:table-cell office:value-type="float" office:value="59.479858" calcext:value-type="float">
            <text:p>59.479858</text:p>
          </table:table-cell>
          <table:table-cell office:value-type="float" office:value="-15.748357" calcext:value-type="float">
            <text:p>-15.748357</text:p>
          </table:table-cell>
          <table:table-cell office:value-type="float" office:value="66.019151" calcext:value-type="float">
            <text:p>66.019151</text:p>
          </table:table-cell>
          <table:table-cell office:value-type="float" office:value="-12.889459" calcext:value-type="float">
            <text:p>-12.889459</text:p>
          </table:table-cell>
          <table:table-cell office:value-type="float" office:value="58891.62" calcext:value-type="float">
            <text:p>58891.62</text:p>
          </table:table-cell>
          <table:table-cell office:value-type="string" calcext:value-type="string">
            <text:p><text:s/>2020-02-12T14:53:03.750 </text:p>
          </table:table-cell>
          <table:table-cell office:value-type="float" office:value="478.11012" calcext:value-type="float">
            <text:p>478.11012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6" calcext:value-type="float">
            <text:p>2.6</text:p>
          </table:table-cell>
          <table:table-cell office:value-type="float" office:value="70.5" calcext:value-type="float">
            <text:p>70.5</text:p>
          </table:table-cell>
          <table:table-cell office:value-type="float" office:value="4.1" calcext:value-type="float">
            <text:p>4.1</text:p>
          </table:table-cell>
          <table:table-cell office:value-type="float" office:value="0.400619" calcext:value-type="float">
            <text:p>0.40061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IRAS2315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9.33754" calcext:value-type="float">
            <text:p>349.33754</text:p>
          </table:table-cell>
          <table:table-cell office:value-type="float" office:value="59.479858" calcext:value-type="float">
            <text:p>59.479858</text:p>
          </table:table-cell>
          <table:table-cell office:value-type="float" office:value="-17.001249" calcext:value-type="float">
            <text:p>-17.001249</text:p>
          </table:table-cell>
          <table:table-cell office:value-type="float" office:value="65.71313" calcext:value-type="float">
            <text:p>65.71313</text:p>
          </table:table-cell>
          <table:table-cell office:value-type="float" office:value="-13.89418" calcext:value-type="float">
            <text:p>-13.89418</text:p>
          </table:table-cell>
          <table:table-cell office:value-type="float" office:value="58891.624" calcext:value-type="float">
            <text:p>58891.624</text:p>
          </table:table-cell>
          <table:table-cell office:value-type="string" calcext:value-type="string">
            <text:p><text:s/>2020-02-12T14:58:25.625 </text:p>
          </table:table-cell>
          <table:table-cell office:value-type="float" office:value="800.86639" calcext:value-type="float">
            <text:p>800.8663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6" calcext:value-type="float">
            <text:p>2.6</text:p>
          </table:table-cell>
          <table:table-cell office:value-type="float" office:value="70.9" calcext:value-type="float">
            <text:p>70.9</text:p>
          </table:table-cell>
          <table:table-cell office:value-type="float" office:value="3.4" calcext:value-type="float">
            <text:p>3.4</text:p>
          </table:table-cell>
          <table:table-cell office:value-type="float" office:value="0.471225" calcext:value-type="float">
            <text:p>0.4712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7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IRAS2315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9.33754" calcext:value-type="float">
            <text:p>349.33754</text:p>
          </table:table-cell>
          <table:table-cell office:value-type="float" office:value="59.479858" calcext:value-type="float">
            <text:p>59.479858</text:p>
          </table:table-cell>
          <table:table-cell office:value-type="float" office:value="-18.306351" calcext:value-type="float">
            <text:p>-18.306351</text:p>
          </table:table-cell>
          <table:table-cell office:value-type="float" office:value="65.475671" calcext:value-type="float">
            <text:p>65.475671</text:p>
          </table:table-cell>
          <table:table-cell office:value-type="float" office:value="-14.942237" calcext:value-type="float">
            <text:p>-14.942237</text:p>
          </table:table-cell>
          <table:table-cell office:value-type="float" office:value="58891.628" calcext:value-type="float">
            <text:p>58891.628</text:p>
          </table:table-cell>
          <table:table-cell office:value-type="string" calcext:value-type="string">
            <text:p><text:s/>2020-02-12T15:03:42.500 </text:p>
          </table:table-cell>
          <table:table-cell office:value-type="float" office:value="1118.609" calcext:value-type="float">
            <text:p>1118.60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4" calcext:value-type="float">
            <text:p>725.4</text:p>
          </table:table-cell>
          <table:table-cell office:value-type="float" office:value="2.8" calcext:value-type="float">
            <text:p>2.8</text:p>
          </table:table-cell>
          <table:table-cell office:value-type="float" office:value="70.6" calcext:value-type="float">
            <text:p>70.6</text:p>
          </table:table-cell>
          <table:table-cell office:value-type="float" office:value="3.1" calcext:value-type="float">
            <text:p>3.1</text:p>
          </table:table-cell>
          <table:table-cell office:value-type="float" office:value="0.445362" calcext:value-type="float">
            <text:p>0.44536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IRAS2315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9.33754" calcext:value-type="float">
            <text:p>349.33754</text:p>
          </table:table-cell>
          <table:table-cell office:value-type="float" office:value="59.479858" calcext:value-type="float">
            <text:p>59.479858</text:p>
          </table:table-cell>
          <table:table-cell office:value-type="float" office:value="-20.020772" calcext:value-type="float">
            <text:p>-20.020772</text:p>
          </table:table-cell>
          <table:table-cell office:value-type="float" office:value="65.035879" calcext:value-type="float">
            <text:p>65.035879</text:p>
          </table:table-cell>
          <table:table-cell office:value-type="float" office:value="-16.306264" calcext:value-type="float">
            <text:p>-16.306264</text:p>
          </table:table-cell>
          <table:table-cell office:value-type="float" office:value="58891.631" calcext:value-type="float">
            <text:p>58891.631</text:p>
          </table:table-cell>
          <table:table-cell office:value-type="string" calcext:value-type="string">
            <text:p><text:s/>2020-02-12T15:09:02.500 </text:p>
          </table:table-cell>
          <table:table-cell office:value-type="float" office:value="1439.4851" calcext:value-type="float">
            <text:p>1439.4851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4" calcext:value-type="float">
            <text:p>725.4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4.2" calcext:value-type="float">
            <text:p>4.2</text:p>
          </table:table-cell>
          <table:table-cell office:value-type="float" office:value="0.575743" calcext:value-type="float">
            <text:p>0.57574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IRAS2315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9.33754" calcext:value-type="float">
            <text:p>349.33754</text:p>
          </table:table-cell>
          <table:table-cell office:value-type="float" office:value="59.479858" calcext:value-type="float">
            <text:p>59.479858</text:p>
          </table:table-cell>
          <table:table-cell office:value-type="float" office:value="-21.105592" calcext:value-type="float">
            <text:p>-21.105592</text:p>
          </table:table-cell>
          <table:table-cell office:value-type="float" office:value="64.67332" calcext:value-type="float">
            <text:p>64.67332</text:p>
          </table:table-cell>
          <table:table-cell office:value-type="float" office:value="-17.160732" calcext:value-type="float">
            <text:p>-17.160732</text:p>
          </table:table-cell>
          <table:table-cell office:value-type="float" office:value="58891.635" calcext:value-type="float">
            <text:p>58891.635</text:p>
          </table:table-cell>
          <table:table-cell office:value-type="string" calcext:value-type="string">
            <text:p><text:s/>2020-02-12T15:14:19.375 </text:p>
          </table:table-cell>
          <table:table-cell office:value-type="float" office:value="1757.2277" calcext:value-type="float">
            <text:p>1757.227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4" calcext:value-type="float">
            <text:p>725.4</text:p>
          </table:table-cell>
          <table:table-cell office:value-type="float" office:value="2.6" calcext:value-type="float">
            <text:p>2.6</text:p>
          </table:table-cell>
          <table:table-cell office:value-type="float" office:value="82.7" calcext:value-type="float">
            <text:p>82.7</text:p>
          </table:table-cell>
          <table:table-cell office:value-type="float" office:value="4.6" calcext:value-type="float">
            <text:p>4.6</text:p>
          </table:table-cell>
          <table:table-cell office:value-type="float" office:value="0.438892" calcext:value-type="float">
            <text:p>0.43889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37+51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9.65424" calcext:value-type="float">
            <text:p>309.65424</text:p>
          </table:table-cell>
          <table:table-cell office:value-type="float" office:value="51.320191" calcext:value-type="float">
            <text:p>51.320191</text:p>
          </table:table-cell>
          <table:table-cell office:value-type="float" office:value="308.84218" calcext:value-type="float">
            <text:p>308.84218</text:p>
          </table:table-cell>
          <table:table-cell office:value-type="float" office:value="45.736036" calcext:value-type="float">
            <text:p>45.736036</text:p>
          </table:table-cell>
          <table:table-cell office:value-type="float" office:value="-38.583294" calcext:value-type="float">
            <text:p>-38.583294</text:p>
          </table:table-cell>
          <table:table-cell office:value-type="float" office:value="58891.643" calcext:value-type="float">
            <text:p>58891.643</text:p>
          </table:table-cell>
          <table:table-cell office:value-type="string" calcext:value-type="string">
            <text:p><text:s/>2020-02-12T15:26:12.625 </text:p>
          </table:table-cell>
          <table:table-cell office:value-type="float" office:value="2472.4305" calcext:value-type="float">
            <text:p>2472.430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3" calcext:value-type="float">
            <text:p>2.3</text:p>
          </table:table-cell>
          <table:table-cell office:value-type="float" office:value="82.7" calcext:value-type="float">
            <text:p>82.7</text:p>
          </table:table-cell>
          <table:table-cell office:value-type="float" office:value="6" calcext:value-type="float">
            <text:p>6</text:p>
          </table:table-cell>
          <table:table-cell office:value-type="float" office:value="0.453707" calcext:value-type="float">
            <text:p>0.45370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S87IRS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6.58392" calcext:value-type="float">
            <text:p>296.58392</text:p>
          </table:table-cell>
          <table:table-cell office:value-type="float" office:value="24.591389" calcext:value-type="float">
            <text:p>24.591389</text:p>
          </table:table-cell>
          <table:table-cell office:value-type="float" office:value="-77.696852" calcext:value-type="float">
            <text:p>-77.696852</text:p>
          </table:table-cell>
          <table:table-cell office:value-type="float" office:value="26.077333" calcext:value-type="float">
            <text:p>26.077333</text:p>
          </table:table-cell>
          <table:table-cell office:value-type="float" office:value="-51.689972" calcext:value-type="float">
            <text:p>-51.689972</text:p>
          </table:table-cell>
          <table:table-cell office:value-type="float" office:value="58891.647" calcext:value-type="float">
            <text:p>58891.647</text:p>
          </table:table-cell>
          <table:table-cell office:value-type="string" calcext:value-type="string">
            <text:p><text:s/>2020-02-12T15:31:43.125 </text:p>
          </table:table-cell>
          <table:table-cell office:value-type="float" office:value="2803.8354" calcext:value-type="float">
            <text:p>2803.8354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2" calcext:value-type="float">
            <text:p>725.2</text:p>
          </table:table-cell>
          <table:table-cell office:value-type="float" office:value="2.5" calcext:value-type="float">
            <text:p>2.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.363299" calcext:value-type="float">
            <text:p>0.3632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S87IRS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6.58392" calcext:value-type="float">
            <text:p>296.58392</text:p>
          </table:table-cell>
          <table:table-cell office:value-type="float" office:value="24.591389" calcext:value-type="float">
            <text:p>24.591389</text:p>
          </table:table-cell>
          <table:table-cell office:value-type="float" office:value="-77.014867" calcext:value-type="float">
            <text:p>-77.014867</text:p>
          </table:table-cell>
          <table:table-cell office:value-type="float" office:value="25.143454" calcext:value-type="float">
            <text:p>25.143454</text:p>
          </table:table-cell>
          <table:table-cell office:value-type="float" office:value="-51.35735" calcext:value-type="float">
            <text:p>-51.35735</text:p>
          </table:table-cell>
          <table:table-cell office:value-type="float" office:value="58891.651" calcext:value-type="float">
            <text:p>58891.651</text:p>
          </table:table-cell>
          <table:table-cell office:value-type="string" calcext:value-type="string">
            <text:p><text:s/>2020-02-12T15:36:59.625 </text:p>
          </table:table-cell>
          <table:table-cell office:value-type="float" office:value="3121.2019" calcext:value-type="float">
            <text:p>3121.201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7" calcext:value-type="float">
            <text:p>2.7</text:p>
          </table:table-cell>
          <table:table-cell office:value-type="float" office:value="73.2" calcext:value-type="float">
            <text:p>73.2</text:p>
          </table:table-cell>
          <table:table-cell office:value-type="float" office:value="4.8" calcext:value-type="float">
            <text:p>4.8</text:p>
          </table:table-cell>
          <table:table-cell office:value-type="float" office:value="0.32563" calcext:value-type="float">
            <text:p>0.3256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S87IRS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6.58392" calcext:value-type="float">
            <text:p>296.58392</text:p>
          </table:table-cell>
          <table:table-cell office:value-type="float" office:value="24.591389" calcext:value-type="float">
            <text:p>24.591389</text:p>
          </table:table-cell>
          <table:table-cell office:value-type="float" office:value="-76.430424" calcext:value-type="float">
            <text:p>-76.430424</text:p>
          </table:table-cell>
          <table:table-cell office:value-type="float" office:value="24.172308" calcext:value-type="float">
            <text:p>24.172308</text:p>
          </table:table-cell>
          <table:table-cell office:value-type="float" office:value="-51.075913" calcext:value-type="float">
            <text:p>-51.075913</text:p>
          </table:table-cell>
          <table:table-cell office:value-type="float" office:value="58891.654" calcext:value-type="float">
            <text:p>58891.654</text:p>
          </table:table-cell>
          <table:table-cell office:value-type="string" calcext:value-type="string">
            <text:p><text:s/>2020-02-12T15:42:12.500 </text:p>
          </table:table-cell>
          <table:table-cell office:value-type="float" office:value="3434.9335" calcext:value-type="float">
            <text:p>3434.9335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7" calcext:value-type="float">
            <text:p>2.7</text:p>
          </table:table-cell>
          <table:table-cell office:value-type="float" office:value="72.5" calcext:value-type="float">
            <text:p>72.5</text:p>
          </table:table-cell>
          <table:table-cell office:value-type="float" office:value="4.5" calcext:value-type="float">
            <text:p>4.5</text:p>
          </table:table-cell>
          <table:table-cell office:value-type="float" office:value="0.39457" calcext:value-type="float">
            <text:p>0.3945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S87IRS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6.58392" calcext:value-type="float">
            <text:p>296.58392</text:p>
          </table:table-cell>
          <table:table-cell office:value-type="float" office:value="24.591389" calcext:value-type="float">
            <text:p>24.591389</text:p>
          </table:table-cell>
          <table:table-cell office:value-type="float" office:value="-75.641822" calcext:value-type="float">
            <text:p>-75.641822</text:p>
          </table:table-cell>
          <table:table-cell office:value-type="float" office:value="23.00266" calcext:value-type="float">
            <text:p>23.00266</text:p>
          </table:table-cell>
          <table:table-cell office:value-type="float" office:value="-50.729047" calcext:value-type="float">
            <text:p>-50.729047</text:p>
          </table:table-cell>
          <table:table-cell office:value-type="float" office:value="58891.658" calcext:value-type="float">
            <text:p>58891.658</text:p>
          </table:table-cell>
          <table:table-cell office:value-type="string" calcext:value-type="string">
            <text:p><text:s/>2020-02-12T15:47:31.000 </text:p>
          </table:table-cell>
          <table:table-cell office:value-type="float" office:value="3754.3056" calcext:value-type="float">
            <text:p>3754.305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2" calcext:value-type="float">
            <text:p>725.2</text:p>
          </table:table-cell>
          <table:table-cell office:value-type="float" office:value="2.8" calcext:value-type="float">
            <text:p>2.8</text:p>
          </table:table-cell>
          <table:table-cell office:value-type="float" office:value="71.7" calcext:value-type="float">
            <text:p>71.7</text:p>
          </table:table-cell>
          <table:table-cell office:value-type="float" office:value="4.9" calcext:value-type="float">
            <text:p>4.9</text:p>
          </table:table-cell>
          <table:table-cell office:value-type="float" office:value="0.421928" calcext:value-type="float">
            <text:p>0.42192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S87IRS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6.58392" calcext:value-type="float">
            <text:p>296.58392</text:p>
          </table:table-cell>
          <table:table-cell office:value-type="float" office:value="24.591389" calcext:value-type="float">
            <text:p>24.591389</text:p>
          </table:table-cell>
          <table:table-cell office:value-type="float" office:value="-74.957278" calcext:value-type="float">
            <text:p>-74.957278</text:p>
          </table:table-cell>
          <table:table-cell office:value-type="float" office:value="22.071215" calcext:value-type="float">
            <text:p>22.071215</text:p>
          </table:table-cell>
          <table:table-cell office:value-type="float" office:value="-50.450917" calcext:value-type="float">
            <text:p>-50.450917</text:p>
          </table:table-cell>
          <table:table-cell office:value-type="float" office:value="58891.662" calcext:value-type="float">
            <text:p>58891.662</text:p>
          </table:table-cell>
          <table:table-cell office:value-type="string" calcext:value-type="string">
            <text:p><text:s/>2020-02-12T15:52:49.500 </text:p>
          </table:table-cell>
          <table:table-cell office:value-type="float" office:value="4073.6776" calcext:value-type="float">
            <text:p>4073.677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2" calcext:value-type="float">
            <text:p>725.2</text:p>
          </table:table-cell>
          <table:table-cell office:value-type="float" office:value="2.9" calcext:value-type="float">
            <text:p>2.9</text:p>
          </table:table-cell>
          <table:table-cell office:value-type="float" office:value="69.1" calcext:value-type="float">
            <text:p>69.1</text:p>
          </table:table-cell>
          <table:table-cell office:value-type="float" office:value="4.2" calcext:value-type="float">
            <text:p>4.2</text:p>
          </table:table-cell>
          <table:table-cell office:value-type="float" office:value="0.392971" calcext:value-type="float">
            <text:p>0.39297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8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S87IRS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6.58392" calcext:value-type="float">
            <text:p>296.58392</text:p>
          </table:table-cell>
          <table:table-cell office:value-type="float" office:value="24.591389" calcext:value-type="float">
            <text:p>24.591389</text:p>
          </table:table-cell>
          <table:table-cell office:value-type="float" office:value="-74.371694" calcext:value-type="float">
            <text:p>-74.371694</text:p>
          </table:table-cell>
          <table:table-cell office:value-type="float" office:value="21.109668" calcext:value-type="float">
            <text:p>21.109668</text:p>
          </table:table-cell>
          <table:table-cell office:value-type="float" office:value="-50.223706" calcext:value-type="float">
            <text:p>-50.223706</text:p>
          </table:table-cell>
          <table:table-cell office:value-type="float" office:value="58891.665" calcext:value-type="float">
            <text:p>58891.665</text:p>
          </table:table-cell>
          <table:table-cell office:value-type="string" calcext:value-type="string">
            <text:p><text:s/>2020-02-12T15:58:01.875 </text:p>
          </table:table-cell>
          <table:table-cell office:value-type="float" office:value="4386.9078" calcext:value-type="float">
            <text:p>4386.907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3" calcext:value-type="float">
            <text:p>3</text:p>
          </table:table-cell>
          <table:table-cell office:value-type="float" office:value="67.7" calcext:value-type="float">
            <text:p>67.7</text:p>
          </table:table-cell>
          <table:table-cell office:value-type="float" office:value="3.6" calcext:value-type="float">
            <text:p>3.6</text:p>
          </table:table-cell>
          <table:table-cell office:value-type="float" office:value="0.397724" calcext:value-type="float">
            <text:p>0.39772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G084.950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3.88529" calcext:value-type="float">
            <text:p>313.88529</text:p>
          </table:table-cell>
          <table:table-cell office:value-type="float" office:value="44.102806" calcext:value-type="float">
            <text:p>44.102806</text:p>
          </table:table-cell>
          <table:table-cell office:value-type="float" office:value="-59.822072" calcext:value-type="float">
            <text:p>-59.822072</text:p>
          </table:table-cell>
          <table:table-cell office:value-type="float" office:value="40.80504" calcext:value-type="float">
            <text:p>40.80504</text:p>
          </table:table-cell>
          <table:table-cell office:value-type="float" office:value="-43.842388" calcext:value-type="float">
            <text:p>-43.842388</text:p>
          </table:table-cell>
          <table:table-cell office:value-type="float" office:value="58891.67" calcext:value-type="float">
            <text:p>58891.67</text:p>
          </table:table-cell>
          <table:table-cell office:value-type="string" calcext:value-type="string">
            <text:p><text:s/>2020-02-12T16:04:26.750 </text:p>
          </table:table-cell>
          <table:table-cell office:value-type="float" office:value="4772.8366" calcext:value-type="float">
            <text:p>4772.836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9" calcext:value-type="float">
            <text:p>2.9</text:p>
          </table:table-cell>
          <table:table-cell office:value-type="float" office:value="75.3" calcext:value-type="float">
            <text:p>75.3</text:p>
          </table:table-cell>
          <table:table-cell office:value-type="float" office:value="2.6" calcext:value-type="float">
            <text:p>2.6</text:p>
          </table:table-cell>
          <table:table-cell office:value-type="float" office:value="0.382363" calcext:value-type="float">
            <text:p>0.38236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G084.950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3.88529" calcext:value-type="float">
            <text:p>313.88529</text:p>
          </table:table-cell>
          <table:table-cell office:value-type="float" office:value="44.102806" calcext:value-type="float">
            <text:p>44.102806</text:p>
          </table:table-cell>
          <table:table-cell office:value-type="float" office:value="-59.452047" calcext:value-type="float">
            <text:p>-59.452047</text:p>
          </table:table-cell>
          <table:table-cell office:value-type="float" office:value="39.989837" calcext:value-type="float">
            <text:p>39.989837</text:p>
          </table:table-cell>
          <table:table-cell office:value-type="float" office:value="-43.571688" calcext:value-type="float">
            <text:p>-43.571688</text:p>
          </table:table-cell>
          <table:table-cell office:value-type="float" office:value="58891.673" calcext:value-type="float">
            <text:p>58891.673</text:p>
          </table:table-cell>
          <table:table-cell office:value-type="string" calcext:value-type="string">
            <text:p><text:s/>2020-02-12T16:09:42.625 </text:p>
          </table:table-cell>
          <table:table-cell office:value-type="float" office:value="5089.5764" calcext:value-type="float">
            <text:p>5089.5764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5" calcext:value-type="float">
            <text:p>2.5</text:p>
          </table:table-cell>
          <table:table-cell office:value-type="float" office:value="84.8" calcext:value-type="float">
            <text:p>84.8</text:p>
          </table:table-cell>
          <table:table-cell office:value-type="float" office:value="4" calcext:value-type="float">
            <text:p>4</text:p>
          </table:table-cell>
          <table:table-cell office:value-type="float" office:value="0.442105" calcext:value-type="float">
            <text:p>0.44210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G084.950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3.88529" calcext:value-type="float">
            <text:p>313.88529</text:p>
          </table:table-cell>
          <table:table-cell office:value-type="float" office:value="44.102806" calcext:value-type="float">
            <text:p>44.102806</text:p>
          </table:table-cell>
          <table:table-cell office:value-type="float" office:value="-59.197499" calcext:value-type="float">
            <text:p>-59.197499</text:p>
          </table:table-cell>
          <table:table-cell office:value-type="float" office:value="39.159979" calcext:value-type="float">
            <text:p>39.159979</text:p>
          </table:table-cell>
          <table:table-cell office:value-type="float" office:value="-43.378549" calcext:value-type="float">
            <text:p>-43.378549</text:p>
          </table:table-cell>
          <table:table-cell office:value-type="float" office:value="58891.677" calcext:value-type="float">
            <text:p>58891.677</text:p>
          </table:table-cell>
          <table:table-cell office:value-type="string" calcext:value-type="string">
            <text:p><text:s/>2020-02-12T16:14:54.375 </text:p>
          </table:table-cell>
          <table:table-cell office:value-type="float" office:value="5402.18" calcext:value-type="float">
            <text:p>5402.1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2" calcext:value-type="float">
            <text:p>725.2</text:p>
          </table:table-cell>
          <table:table-cell office:value-type="float" office:value="2.4" calcext:value-type="float">
            <text:p>2.4</text:p>
          </table:table-cell>
          <table:table-cell office:value-type="float" office:value="81.2" calcext:value-type="float">
            <text:p>81.2</text:p>
          </table:table-cell>
          <table:table-cell office:value-type="float" office:value="4.6" calcext:value-type="float">
            <text:p>4.6</text:p>
          </table:table-cell>
          <table:table-cell office:value-type="float" office:value="0.47942" calcext:value-type="float">
            <text:p>0.4794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G084.950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3.88529" calcext:value-type="float">
            <text:p>313.88529</text:p>
          </table:table-cell>
          <table:table-cell office:value-type="float" office:value="44.102806" calcext:value-type="float">
            <text:p>44.102806</text:p>
          </table:table-cell>
          <table:table-cell office:value-type="float" office:value="-58.768968" calcext:value-type="float">
            <text:p>-58.768968</text:p>
          </table:table-cell>
          <table:table-cell office:value-type="float" office:value="38.104365" calcext:value-type="float">
            <text:p>38.104365</text:p>
          </table:table-cell>
          <table:table-cell office:value-type="float" office:value="-43.083673" calcext:value-type="float">
            <text:p>-43.083673</text:p>
          </table:table-cell>
          <table:table-cell office:value-type="float" office:value="58891.681" calcext:value-type="float">
            <text:p>58891.681</text:p>
          </table:table-cell>
          <table:table-cell office:value-type="string" calcext:value-type="string">
            <text:p><text:s/>2020-02-12T16:20:08.875 </text:p>
          </table:table-cell>
          <table:table-cell office:value-type="float" office:value="5717.541" calcext:value-type="float">
            <text:p>5717.541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2" calcext:value-type="float">
            <text:p>725.2</text:p>
          </table:table-cell>
          <table:table-cell office:value-type="float" office:value="2.3" calcext:value-type="float">
            <text:p>2.3</text:p>
          </table:table-cell>
          <table:table-cell office:value-type="float" office:value="85.9" calcext:value-type="float">
            <text:p>85.9</text:p>
          </table:table-cell>
          <table:table-cell office:value-type="float" office:value="3.3" calcext:value-type="float">
            <text:p>3.3</text:p>
          </table:table-cell>
          <table:table-cell office:value-type="float" office:value="0.360416" calcext:value-type="float">
            <text:p>0.36041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G084.950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3.88529" calcext:value-type="float">
            <text:p>313.88529</text:p>
          </table:table-cell>
          <table:table-cell office:value-type="float" office:value="44.102806" calcext:value-type="float">
            <text:p>44.102806</text:p>
          </table:table-cell>
          <table:table-cell office:value-type="float" office:value="-58.37704" calcext:value-type="float">
            <text:p>-58.37704</text:p>
          </table:table-cell>
          <table:table-cell office:value-type="float" office:value="37.3031" calcext:value-type="float">
            <text:p>37.3031</text:p>
          </table:table-cell>
          <table:table-cell office:value-type="float" office:value="-42.830696" calcext:value-type="float">
            <text:p>-42.830696</text:p>
          </table:table-cell>
          <table:table-cell office:value-type="float" office:value="58891.684" calcext:value-type="float">
            <text:p>58891.684</text:p>
          </table:table-cell>
          <table:table-cell office:value-type="string" calcext:value-type="string">
            <text:p><text:s/>2020-02-12T16:25:23.625 </text:p>
          </table:table-cell>
          <table:table-cell office:value-type="float" office:value="6033.1528" calcext:value-type="float">
            <text:p>6033.152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2" calcext:value-type="float">
            <text:p>725.2</text:p>
          </table:table-cell>
          <table:table-cell office:value-type="float" office:value="2.2" calcext:value-type="float">
            <text:p>2.2</text:p>
          </table:table-cell>
          <table:table-cell office:value-type="float" office:value="73.8" calcext:value-type="float">
            <text:p>73.8</text:p>
          </table:table-cell>
          <table:table-cell office:value-type="float" office:value="3.3" calcext:value-type="float">
            <text:p>3.3</text:p>
          </table:table-cell>
          <table:table-cell office:value-type="float" office:value="0.494949" calcext:value-type="float">
            <text:p>0.49494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G084.950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3.88529" calcext:value-type="float">
            <text:p>313.88529</text:p>
          </table:table-cell>
          <table:table-cell office:value-type="float" office:value="44.102806" calcext:value-type="float">
            <text:p>44.102806</text:p>
          </table:table-cell>
          <table:table-cell office:value-type="float" office:value="-58.089384" calcext:value-type="float">
            <text:p>-58.089384</text:p>
          </table:table-cell>
          <table:table-cell office:value-type="float" office:value="36.469196" calcext:value-type="float">
            <text:p>36.469196</text:p>
          </table:table-cell>
          <table:table-cell office:value-type="float" office:value="-42.646915" calcext:value-type="float">
            <text:p>-42.646915</text:p>
          </table:table-cell>
          <table:table-cell office:value-type="float" office:value="58891.688" calcext:value-type="float">
            <text:p>58891.688</text:p>
          </table:table-cell>
          <table:table-cell office:value-type="string" calcext:value-type="string">
            <text:p><text:s/>2020-02-12T16:30:39.500 </text:p>
          </table:table-cell>
          <table:table-cell office:value-type="float" office:value="6349.8926" calcext:value-type="float">
            <text:p>6349.892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3" calcext:value-type="float">
            <text:p>725.3</text:p>
          </table:table-cell>
          <table:table-cell office:value-type="float" office:value="2.4" calcext:value-type="float">
            <text:p>2.4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0.32741" calcext:value-type="float">
            <text:p>0.3274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37+51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9.65424" calcext:value-type="float">
            <text:p>309.65424</text:p>
          </table:table-cell>
          <table:table-cell office:value-type="float" office:value="51.320191" calcext:value-type="float">
            <text:p>51.320191</text:p>
          </table:table-cell>
          <table:table-cell office:value-type="float" office:value="-48.115134" calcext:value-type="float">
            <text:p>-48.115134</text:p>
          </table:table-cell>
          <table:table-cell office:value-type="float" office:value="34.656455" calcext:value-type="float">
            <text:p>34.656455</text:p>
          </table:table-cell>
          <table:table-cell office:value-type="float" office:value="-36.634013" calcext:value-type="float">
            <text:p>-36.634013</text:p>
          </table:table-cell>
          <table:table-cell office:value-type="float" office:value="58891.694" calcext:value-type="float">
            <text:p>58891.694</text:p>
          </table:table-cell>
          <table:table-cell office:value-type="string" calcext:value-type="string">
            <text:p><text:s/>2020-02-12T16:38:44.375 </text:p>
          </table:table-cell>
          <table:table-cell office:value-type="float" office:value="6836.0952" calcext:value-type="float">
            <text:p>6836.095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totalPower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.2" calcext:value-type="float">
            <text:p>725.2</text:p>
          </table:table-cell>
          <table:table-cell office:value-type="float" office:value="2.3" calcext:value-type="float">
            <text:p>2.3</text:p>
          </table:table-cell>
          <table:table-cell office:value-type="float" office:value="71.7" calcext:value-type="float">
            <text:p>71.7</text:p>
          </table:table-cell>
          <table:table-cell office:value-type="float" office:value="4.8" calcext:value-type="float">
            <text:p>4.8</text:p>
          </table:table-cell>
          <table:table-cell office:value-type="float" office:value="0.396098" calcext:value-type="float">
            <text:p>0.39609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19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37+51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9.65424" calcext:value-type="float">
            <text:p>309.65424</text:p>
          </table:table-cell>
          <table:table-cell office:value-type="float" office:value="51.320191" calcext:value-type="float">
            <text:p>51.320191</text:p>
          </table:table-cell>
          <table:table-cell office:value-type="float" office:value="-47.622421" calcext:value-type="float">
            <text:p>-47.622421</text:p>
          </table:table-cell>
          <table:table-cell office:value-type="float" office:value="33.454779" calcext:value-type="float">
            <text:p>33.454779</text:p>
          </table:table-cell>
          <table:table-cell office:value-type="float" office:value="-36.398264" calcext:value-type="float">
            <text:p>-36.398264</text:p>
          </table:table-cell>
          <table:table-cell office:value-type="float" office:value="58891.699" calcext:value-type="float">
            <text:p>58891.699</text:p>
          </table:table-cell>
          <table:table-cell office:value-type="string" calcext:value-type="string">
            <text:p><text:s/>2020-02-12T16:46:53.500 </text:p>
          </table:table-cell>
          <table:table-cell office:value-type="float" office:value="7326.5594" calcext:value-type="float">
            <text:p>7326.559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25.2" calcext:value-type="float">
            <text:p>725.2</text:p>
          </table:table-cell>
          <table:table-cell office:value-type="float" office:value="2.4" calcext:value-type="float">
            <text:p>2.4</text:p>
          </table:table-cell>
          <table:table-cell office:value-type="float" office:value="71.7" calcext:value-type="float">
            <text:p>71.7</text:p>
          </table:table-cell>
          <table:table-cell office:value-type="float" office:value="4.8" calcext:value-type="float">
            <text:p>4.8</text:p>
          </table:table-cell>
          <table:table-cell office:value-type="float" office:value="0.511194" calcext:value-type="float">
            <text:p>0.51119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37+511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9.65424" calcext:value-type="float">
            <text:p>309.65424</text:p>
          </table:table-cell>
          <table:table-cell office:value-type="float" office:value="51.320191" calcext:value-type="float">
            <text:p>51.320191</text:p>
          </table:table-cell>
          <table:table-cell office:value-type="float" office:value="-47.470019" calcext:value-type="float">
            <text:p>-47.470019</text:p>
          </table:table-cell>
          <table:table-cell office:value-type="float" office:value="33.09533" calcext:value-type="float">
            <text:p>33.09533</text:p>
          </table:table-cell>
          <table:table-cell office:value-type="float" office:value="-36.327534" calcext:value-type="float">
            <text:p>-36.327534</text:p>
          </table:table-cell>
          <table:table-cell office:value-type="float" office:value="58891.701" calcext:value-type="float">
            <text:p>58891.701</text:p>
          </table:table-cell>
          <table:table-cell office:value-type="string" calcext:value-type="string">
            <text:p><text:s/>2020-02-12T16:49:19.875 </text:p>
          </table:table-cell>
          <table:table-cell office:value-type="float" office:value="7473.3351" calcext:value-type="float">
            <text:p>7473.3351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25.2" calcext:value-type="float">
            <text:p>725.2</text:p>
          </table:table-cell>
          <table:table-cell office:value-type="float" office:value="2.3" calcext:value-type="float">
            <text:p>2.3</text:p>
          </table:table-cell>
          <table:table-cell office:value-type="float" office:value="71.3" calcext:value-type="float">
            <text:p>71.3</text:p>
          </table:table-cell>
          <table:table-cell office:value-type="float" office:value="6" calcext:value-type="float">
            <text:p>6</text:p>
          </table:table-cell>
          <table:table-cell office:value-type="float" office:value="0.498615" calcext:value-type="float">
            <text:p>0.49861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G100.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34.04313" calcext:value-type="float">
            <text:p>334.04313</text:p>
          </table:table-cell>
          <table:table-cell office:value-type="float" office:value="52.359639" calcext:value-type="float">
            <text:p>52.359639</text:p>
          </table:table-cell>
          <table:table-cell office:value-type="float" office:value="-49.632982" calcext:value-type="float">
            <text:p>-49.632982</text:p>
          </table:table-cell>
          <table:table-cell office:value-type="float" office:value="47.286848" calcext:value-type="float">
            <text:p>47.286848</text:p>
          </table:table-cell>
          <table:table-cell office:value-type="float" office:value="-37.634164" calcext:value-type="float">
            <text:p>-37.634164</text:p>
          </table:table-cell>
          <table:table-cell office:value-type="float" office:value="58891.704" calcext:value-type="float">
            <text:p>58891.704</text:p>
          </table:table-cell>
          <table:table-cell office:value-type="string" calcext:value-type="string">
            <text:p><text:s/>2020-02-12T16:53:36.375 </text:p>
          </table:table-cell>
          <table:table-cell office:value-type="float" office:value="7730.5374" calcext:value-type="float">
            <text:p>7730.5374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1" calcext:value-type="float">
            <text:p>725.1</text:p>
          </table:table-cell>
          <table:table-cell office:value-type="float" office:value="2.1" calcext:value-type="float">
            <text:p>2.1</text:p>
          </table:table-cell>
          <table:table-cell office:value-type="float" office:value="73.4" calcext:value-type="float">
            <text:p>73.4</text:p>
          </table:table-cell>
          <table:table-cell office:value-type="float" office:value="6.3" calcext:value-type="float">
            <text:p>6.3</text:p>
          </table:table-cell>
          <table:table-cell office:value-type="float" office:value="0.622127" calcext:value-type="float">
            <text:p>0.62212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G100.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34.04313" calcext:value-type="float">
            <text:p>334.04313</text:p>
          </table:table-cell>
          <table:table-cell office:value-type="float" office:value="52.359639" calcext:value-type="float">
            <text:p>52.359639</text:p>
          </table:table-cell>
          <table:table-cell office:value-type="float" office:value="-49.507528" calcext:value-type="float">
            <text:p>-49.507528</text:p>
          </table:table-cell>
          <table:table-cell office:value-type="float" office:value="46.569148" calcext:value-type="float">
            <text:p>46.569148</text:p>
          </table:table-cell>
          <table:table-cell office:value-type="float" office:value="-37.509752" calcext:value-type="float">
            <text:p>-37.509752</text:p>
          </table:table-cell>
          <table:table-cell office:value-type="float" office:value="58891.708" calcext:value-type="float">
            <text:p>58891.708</text:p>
          </table:table-cell>
          <table:table-cell office:value-type="string" calcext:value-type="string">
            <text:p><text:s/>2020-02-12T16:58:53.250 </text:p>
          </table:table-cell>
          <table:table-cell office:value-type="float" office:value="8048.28" calcext:value-type="float">
            <text:p>8048.2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2" calcext:value-type="float">
            <text:p>725.2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4.9" calcext:value-type="float">
            <text:p>4.9</text:p>
          </table:table-cell>
          <table:table-cell office:value-type="float" office:value="0.486629" calcext:value-type="float">
            <text:p>0.48662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G100.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34.04313" calcext:value-type="float">
            <text:p>334.04313</text:p>
          </table:table-cell>
          <table:table-cell office:value-type="float" office:value="52.359639" calcext:value-type="float">
            <text:p>52.359639</text:p>
          </table:table-cell>
          <table:table-cell office:value-type="float" office:value="-49.505335" calcext:value-type="float">
            <text:p>-49.505335</text:p>
          </table:table-cell>
          <table:table-cell office:value-type="float" office:value="45.844357" calcext:value-type="float">
            <text:p>45.844357</text:p>
          </table:table-cell>
          <table:table-cell office:value-type="float" office:value="-37.474071" calcext:value-type="float">
            <text:p>-37.474071</text:p>
          </table:table-cell>
          <table:table-cell office:value-type="float" office:value="58891.711" calcext:value-type="float">
            <text:p>58891.711</text:p>
          </table:table-cell>
          <table:table-cell office:value-type="string" calcext:value-type="string">
            <text:p><text:s/>2020-02-12T17:04:10.000 </text:p>
          </table:table-cell>
          <table:table-cell office:value-type="float" office:value="8365.8972" calcext:value-type="float">
            <text:p>8365.8972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2" calcext:value-type="float">
            <text:p>725.2</text:p>
          </table:table-cell>
          <table:table-cell office:value-type="float" office:value="1.8" calcext:value-type="float">
            <text:p>1.8</text:p>
          </table:table-cell>
          <table:table-cell office:value-type="float" office:value="76" calcext:value-type="float">
            <text:p>76</text:p>
          </table:table-cell>
          <table:table-cell office:value-type="float" office:value="5.9" calcext:value-type="float">
            <text:p>5.9</text:p>
          </table:table-cell>
          <table:table-cell office:value-type="float" office:value="0.477112" calcext:value-type="float">
            <text:p>0.47711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G100.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34.04313" calcext:value-type="float">
            <text:p>334.04313</text:p>
          </table:table-cell>
          <table:table-cell office:value-type="float" office:value="52.359639" calcext:value-type="float">
            <text:p>52.359639</text:p>
          </table:table-cell>
          <table:table-cell office:value-type="float" office:value="-49.376388" calcext:value-type="float">
            <text:p>-49.376388</text:p>
          </table:table-cell>
          <table:table-cell office:value-type="float" office:value="44.87887" calcext:value-type="float">
            <text:p>44.87887</text:p>
          </table:table-cell>
          <table:table-cell office:value-type="float" office:value="-37.348671" calcext:value-type="float">
            <text:p>-37.348671</text:p>
          </table:table-cell>
          <table:table-cell office:value-type="float" office:value="58891.715" calcext:value-type="float">
            <text:p>58891.715</text:p>
          </table:table-cell>
          <table:table-cell office:value-type="string" calcext:value-type="string">
            <text:p><text:s/>2020-02-12T17:09:26.125 </text:p>
          </table:table-cell>
          <table:table-cell office:value-type="float" office:value="8682.8877" calcext:value-type="float">
            <text:p>8682.887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3" calcext:value-type="float">
            <text:p>725.3</text:p>
          </table:table-cell>
          <table:table-cell office:value-type="float" office:value="1.7" calcext:value-type="float">
            <text:p>1.7</text:p>
          </table:table-cell>
          <table:table-cell office:value-type="float" office:value="76.8" calcext:value-type="float">
            <text:p>76.8</text:p>
          </table:table-cell>
          <table:table-cell office:value-type="float" office:value="5.9" calcext:value-type="float">
            <text:p>5.9</text:p>
          </table:table-cell>
          <table:table-cell office:value-type="float" office:value="0.447332" calcext:value-type="float">
            <text:p>0.44733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G100.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34.04313" calcext:value-type="float">
            <text:p>334.04313</text:p>
          </table:table-cell>
          <table:table-cell office:value-type="float" office:value="52.359639" calcext:value-type="float">
            <text:p>52.359639</text:p>
          </table:table-cell>
          <table:table-cell office:value-type="float" office:value="-49.204891" calcext:value-type="float">
            <text:p>-49.204891</text:p>
          </table:table-cell>
          <table:table-cell office:value-type="float" office:value="44.168421" calcext:value-type="float">
            <text:p>44.168421</text:p>
          </table:table-cell>
          <table:table-cell office:value-type="float" office:value="-37.210714" calcext:value-type="float">
            <text:p>-37.210714</text:p>
          </table:table-cell>
          <table:table-cell office:value-type="float" office:value="58891.719" calcext:value-type="float">
            <text:p>58891.719</text:p>
          </table:table-cell>
          <table:table-cell office:value-type="string" calcext:value-type="string">
            <text:p><text:s/>2020-02-12T17:14:42.250 </text:p>
          </table:table-cell>
          <table:table-cell office:value-type="float" office:value="8999.8782" calcext:value-type="float">
            <text:p>8999.8782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2" calcext:value-type="float">
            <text:p>725.2</text:p>
          </table:table-cell>
          <table:table-cell office:value-type="float" office:value="1.6" calcext:value-type="float">
            <text:p>1.6</text:p>
          </table:table-cell>
          <table:table-cell office:value-type="float" office:value="77.9" calcext:value-type="float">
            <text:p>77.9</text:p>
          </table:table-cell>
          <table:table-cell office:value-type="float" office:value="5.2" calcext:value-type="float">
            <text:p>5.2</text:p>
          </table:table-cell>
          <table:table-cell office:value-type="float" office:value="0.466253" calcext:value-type="float">
            <text:p>0.46625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G100.3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34.04313" calcext:value-type="float">
            <text:p>334.04313</text:p>
          </table:table-cell>
          <table:table-cell office:value-type="float" office:value="52.359639" calcext:value-type="float">
            <text:p>52.359639</text:p>
          </table:table-cell>
          <table:table-cell office:value-type="float" office:value="-49.152115" calcext:value-type="float">
            <text:p>-49.152115</text:p>
          </table:table-cell>
          <table:table-cell office:value-type="float" office:value="43.446851" calcext:value-type="float">
            <text:p>43.446851</text:p>
          </table:table-cell>
          <table:table-cell office:value-type="float" office:value="-37.157157" calcext:value-type="float">
            <text:p>-37.157157</text:p>
          </table:table-cell>
          <table:table-cell office:value-type="float" office:value="58891.722" calcext:value-type="float">
            <text:p>58891.722</text:p>
          </table:table-cell>
          <table:table-cell office:value-type="string" calcext:value-type="string">
            <text:p><text:s/>2020-02-12T17:19:58.000 </text:p>
          </table:table-cell>
          <table:table-cell office:value-type="float" office:value="9316.4927" calcext:value-type="float">
            <text:p>9316.492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2" calcext:value-type="float">
            <text:p>725.2</text:p>
          </table:table-cell>
          <table:table-cell office:value-type="float" office:value="1.4" calcext:value-type="float">
            <text:p>1.4</text:p>
          </table:table-cell>
          <table:table-cell office:value-type="float" office:value="78.6" calcext:value-type="float">
            <text:p>78.6</text:p>
          </table:table-cell>
          <table:table-cell office:value-type="float" office:value="5.8" calcext:value-type="float">
            <text:p>5.8</text:p>
          </table:table-cell>
          <table:table-cell office:value-type="float" office:value="0.479211" calcext:value-type="float">
            <text:p>0.47921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0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IRAS2338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55.22667" calcext:value-type="float">
            <text:p>355.22667</text:p>
          </table:table-cell>
          <table:table-cell office:value-type="float" office:value="61.17445" calcext:value-type="float">
            <text:p>61.17445</text:p>
          </table:table-cell>
          <table:table-cell office:value-type="float" office:value="-34.408587" calcext:value-type="float">
            <text:p>-34.408587</text:p>
          </table:table-cell>
          <table:table-cell office:value-type="float" office:value="53.042004" calcext:value-type="float">
            <text:p>53.042004</text:p>
          </table:table-cell>
          <table:table-cell office:value-type="float" office:value="-26.912594" calcext:value-type="float">
            <text:p>-26.912594</text:p>
          </table:table-cell>
          <table:table-cell office:value-type="float" office:value="58891.727" calcext:value-type="float">
            <text:p>58891.727</text:p>
          </table:table-cell>
          <table:table-cell office:value-type="string" calcext:value-type="string">
            <text:p><text:s/>2020-02-12T17:26:12.125 </text:p>
          </table:table-cell>
          <table:table-cell office:value-type="float" office:value="9691.6421" calcext:value-type="float">
            <text:p>9691.6421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2" calcext:value-type="float">
            <text:p>725.2</text:p>
          </table:table-cell>
          <table:table-cell office:value-type="float" office:value="1.2" calcext:value-type="float">
            <text:p>1.2</text:p>
          </table:table-cell>
          <table:table-cell office:value-type="float" office:value="80.2" calcext:value-type="float">
            <text:p>80.2</text:p>
          </table:table-cell>
          <table:table-cell office:value-type="float" office:value="4.8" calcext:value-type="float">
            <text:p>4.8</text:p>
          </table:table-cell>
          <table:table-cell office:value-type="float" office:value="0.535574" calcext:value-type="float">
            <text:p>0.53557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IRAS2338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55.22667" calcext:value-type="float">
            <text:p>355.22667</text:p>
          </table:table-cell>
          <table:table-cell office:value-type="float" office:value="61.17445" calcext:value-type="float">
            <text:p>61.17445</text:p>
          </table:table-cell>
          <table:table-cell office:value-type="float" office:value="-34.636361" calcext:value-type="float">
            <text:p>-34.636361</text:p>
          </table:table-cell>
          <table:table-cell office:value-type="float" office:value="52.511684" calcext:value-type="float">
            <text:p>52.511684</text:p>
          </table:table-cell>
          <table:table-cell office:value-type="float" office:value="-27.063628" calcext:value-type="float">
            <text:p>-27.063628</text:p>
          </table:table-cell>
          <table:table-cell office:value-type="float" office:value="58891.73" calcext:value-type="float">
            <text:p>58891.73</text:p>
          </table:table-cell>
          <table:table-cell office:value-type="string" calcext:value-type="string">
            <text:p><text:s/>2020-02-12T17:31:26.625 </text:p>
          </table:table-cell>
          <table:table-cell office:value-type="float" office:value="10007.003" calcext:value-type="float">
            <text:p>10007.00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2" calcext:value-type="float">
            <text:p>725.2</text:p>
          </table:table-cell>
          <table:table-cell office:value-type="float" office:value="1" calcext:value-type="float">
            <text:p>1</text:p>
          </table:table-cell>
          <table:table-cell office:value-type="float" office:value="79.7" calcext:value-type="float">
            <text:p>79.7</text:p>
          </table:table-cell>
          <table:table-cell office:value-type="float" office:value="6.5" calcext:value-type="float">
            <text:p>6.5</text:p>
          </table:table-cell>
          <table:table-cell office:value-type="float" office:value="0.450035" calcext:value-type="float">
            <text:p>0.45003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IRAS2338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55.22667" calcext:value-type="float">
            <text:p>355.22667</text:p>
          </table:table-cell>
          <table:table-cell office:value-type="float" office:value="61.17445" calcext:value-type="float">
            <text:p>61.17445</text:p>
          </table:table-cell>
          <table:table-cell office:value-type="float" office:value="-34.993879" calcext:value-type="float">
            <text:p>-34.993879</text:p>
          </table:table-cell>
          <table:table-cell office:value-type="float" office:value="52.003552" calcext:value-type="float">
            <text:p>52.003552</text:p>
          </table:table-cell>
          <table:table-cell office:value-type="float" office:value="-27.313948" calcext:value-type="float">
            <text:p>-27.313948</text:p>
          </table:table-cell>
          <table:table-cell office:value-type="float" office:value="58891.734" calcext:value-type="float">
            <text:p>58891.734</text:p>
          </table:table-cell>
          <table:table-cell office:value-type="string" calcext:value-type="string">
            <text:p><text:s/>2020-02-12T17:36:42.625 </text:p>
          </table:table-cell>
          <table:table-cell office:value-type="float" office:value="10323.868" calcext:value-type="float">
            <text:p>10323.86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2" calcext:value-type="float">
            <text:p>725.2</text:p>
          </table:table-cell>
          <table:table-cell office:value-type="float" office:value="1" calcext:value-type="float">
            <text:p>1</text:p>
          </table:table-cell>
          <table:table-cell office:value-type="float" office:value="79.7" calcext:value-type="float">
            <text:p>79.7</text:p>
          </table:table-cell>
          <table:table-cell office:value-type="float" office:value="5.8" calcext:value-type="float">
            <text:p>5.8</text:p>
          </table:table-cell>
          <table:table-cell office:value-type="float" office:value="0.458967" calcext:value-type="float">
            <text:p>0.45896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IRAS2338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55.22667" calcext:value-type="float">
            <text:p>355.22667</text:p>
          </table:table-cell>
          <table:table-cell office:value-type="float" office:value="61.17445" calcext:value-type="float">
            <text:p>61.17445</text:p>
          </table:table-cell>
          <table:table-cell office:value-type="float" office:value="-35.355562" calcext:value-type="float">
            <text:p>-35.355562</text:p>
          </table:table-cell>
          <table:table-cell office:value-type="float" office:value="51.235567" calcext:value-type="float">
            <text:p>51.235567</text:p>
          </table:table-cell>
          <table:table-cell office:value-type="float" office:value="-27.559478" calcext:value-type="float">
            <text:p>-27.559478</text:p>
          </table:table-cell>
          <table:table-cell office:value-type="float" office:value="58891.737" calcext:value-type="float">
            <text:p>58891.737</text:p>
          </table:table-cell>
          <table:table-cell office:value-type="string" calcext:value-type="string">
            <text:p><text:s/>2020-02-12T17:41:59.125 </text:p>
          </table:table-cell>
          <table:table-cell office:value-type="float" office:value="10641.235" calcext:value-type="float">
            <text:p>10641.235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3" calcext:value-type="float">
            <text:p>725.3</text:p>
          </table:table-cell>
          <table:table-cell office:value-type="float" office:value="0.8" calcext:value-type="float">
            <text:p>0.8</text:p>
          </table:table-cell>
          <table:table-cell office:value-type="float" office:value="81.7" calcext:value-type="float">
            <text:p>81.7</text:p>
          </table:table-cell>
          <table:table-cell office:value-type="float" office:value="5.7" calcext:value-type="float">
            <text:p>5.7</text:p>
          </table:table-cell>
          <table:table-cell office:value-type="float" office:value="0.483536" calcext:value-type="float">
            <text:p>0.48353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RAS2338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55.22667" calcext:value-type="float">
            <text:p>355.22667</text:p>
          </table:table-cell>
          <table:table-cell office:value-type="float" office:value="61.17445" calcext:value-type="float">
            <text:p>61.17445</text:p>
          </table:table-cell>
          <table:table-cell office:value-type="float" office:value="-35.513032" calcext:value-type="float">
            <text:p>-35.513032</text:p>
          </table:table-cell>
          <table:table-cell office:value-type="float" office:value="50.694662" calcext:value-type="float">
            <text:p>50.694662</text:p>
          </table:table-cell>
          <table:table-cell office:value-type="float" office:value="-27.661896" calcext:value-type="float">
            <text:p>-27.661896</text:p>
          </table:table-cell>
          <table:table-cell office:value-type="float" office:value="58891.741" calcext:value-type="float">
            <text:p>58891.741</text:p>
          </table:table-cell>
          <table:table-cell office:value-type="string" calcext:value-type="string">
            <text:p><text:s/>2020-02-12T17:47:14.750 </text:p>
          </table:table-cell>
          <table:table-cell office:value-type="float" office:value="10957.724" calcext:value-type="float">
            <text:p>10957.724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3" calcext:value-type="float">
            <text:p>725.3</text:p>
          </table:table-cell>
          <table:table-cell office:value-type="float" office:value="0.7" calcext:value-type="float">
            <text:p>0.7</text:p>
          </table:table-cell>
          <table:table-cell office:value-type="float" office:value="81.3" calcext:value-type="float">
            <text:p>81.3</text:p>
          </table:table-cell>
          <table:table-cell office:value-type="float" office:value="4.8" calcext:value-type="float">
            <text:p>4.8</text:p>
          </table:table-cell>
          <table:table-cell office:value-type="float" office:value="0.46446" calcext:value-type="float">
            <text:p>0.4644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IRAS2338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55.22667" calcext:value-type="float">
            <text:p>355.22667</text:p>
          </table:table-cell>
          <table:table-cell office:value-type="float" office:value="61.17445" calcext:value-type="float">
            <text:p>61.17445</text:p>
          </table:table-cell>
          <table:table-cell office:value-type="float" office:value="-35.798932" calcext:value-type="float">
            <text:p>-35.798932</text:p>
          </table:table-cell>
          <table:table-cell office:value-type="float" office:value="50.17013" calcext:value-type="float">
            <text:p>50.17013</text:p>
          </table:table-cell>
          <table:table-cell office:value-type="float" office:value="-27.861166" calcext:value-type="float">
            <text:p>-27.861166</text:p>
          </table:table-cell>
          <table:table-cell office:value-type="float" office:value="58891.745" calcext:value-type="float">
            <text:p>58891.745</text:p>
          </table:table-cell>
          <table:table-cell office:value-type="string" calcext:value-type="string">
            <text:p><text:s/>2020-02-12T17:52:31.625 </text:p>
          </table:table-cell>
          <table:table-cell office:value-type="float" office:value="11275.467" calcext:value-type="float">
            <text:p>11275.46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3" calcext:value-type="float">
            <text:p>725.3</text:p>
          </table:table-cell>
          <table:table-cell office:value-type="float" office:value="0.6" calcext:value-type="float">
            <text:p>0.6</text:p>
          </table:table-cell>
          <table:table-cell office:value-type="float" office:value="80.9" calcext:value-type="float">
            <text:p>80.9</text:p>
          </table:table-cell>
          <table:table-cell office:value-type="float" office:value="4.1" calcext:value-type="float">
            <text:p>4.1</text:p>
          </table:table-cell>
          <table:table-cell office:value-type="float" office:value="0.529505" calcext:value-type="float">
            <text:p>0.52950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254+61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4.07472" calcext:value-type="float">
            <text:p>344.07472</text:p>
          </table:table-cell>
          <table:table-cell office:value-type="float" office:value="62.030429" calcext:value-type="float">
            <text:p>62.030429</text:p>
          </table:table-cell>
          <table:table-cell office:value-type="float" office:value="-35.903301" calcext:value-type="float">
            <text:p>-35.903301</text:p>
          </table:table-cell>
          <table:table-cell office:value-type="float" office:value="43.555895" calcext:value-type="float">
            <text:p>43.555895</text:p>
          </table:table-cell>
          <table:table-cell office:value-type="float" office:value="-27.941342" calcext:value-type="float">
            <text:p>-27.941342</text:p>
          </table:table-cell>
          <table:table-cell office:value-type="float" office:value="58891.752" calcext:value-type="float">
            <text:p>58891.752</text:p>
          </table:table-cell>
          <table:table-cell office:value-type="string" calcext:value-type="string">
            <text:p><text:s/>2020-02-12T18:02:35.250 </text:p>
          </table:table-cell>
          <table:table-cell office:value-type="float" office:value="11880.744" calcext:value-type="float">
            <text:p>11880.74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3" calcext:value-type="float">
            <text:p>725.3</text:p>
          </table:table-cell>
          <table:table-cell office:value-type="float" office:value="0.4" calcext:value-type="float">
            <text:p>0.4</text:p>
          </table:table-cell>
          <table:table-cell office:value-type="float" office:value="79" calcext:value-type="float">
            <text:p>79</text:p>
          </table:table-cell>
          <table:table-cell office:value-type="float" office:value="5.2" calcext:value-type="float">
            <text:p>5.2</text:p>
          </table:table-cell>
          <table:table-cell office:value-type="float" office:value="0.417385" calcext:value-type="float">
            <text:p>0.41738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NGC7538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8.43692" calcext:value-type="float">
            <text:p>348.43692</text:p>
          </table:table-cell>
          <table:table-cell office:value-type="float" office:value="61.446694" calcext:value-type="float">
            <text:p>61.446694</text:p>
          </table:table-cell>
          <table:table-cell office:value-type="float" office:value="-36.500215" calcext:value-type="float">
            <text:p>-36.500215</text:p>
          </table:table-cell>
          <table:table-cell office:value-type="float" office:value="45.134005" calcext:value-type="float">
            <text:p>45.134005</text:p>
          </table:table-cell>
          <table:table-cell office:value-type="float" office:value="-28.345228" calcext:value-type="float">
            <text:p>-28.345228</text:p>
          </table:table-cell>
          <table:table-cell office:value-type="float" office:value="58891.754" calcext:value-type="float">
            <text:p>58891.754</text:p>
          </table:table-cell>
          <table:table-cell office:value-type="string" calcext:value-type="string">
            <text:p><text:s/>2020-02-12T18:06:11.250 </text:p>
          </table:table-cell>
          <table:table-cell office:value-type="float" office:value="12097.336" calcext:value-type="float">
            <text:p>12097.33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3" calcext:value-type="float">
            <text:p>725.3</text:p>
          </table:table-cell>
          <table:table-cell office:value-type="float" office:value="0.1" calcext:value-type="float">
            <text:p>0.1</text:p>
          </table:table-cell>
          <table:table-cell office:value-type="float" office:value="80.5" calcext:value-type="float">
            <text:p>80.5</text:p>
          </table:table-cell>
          <table:table-cell office:value-type="float" office:value="4" calcext:value-type="float">
            <text:p>4</text:p>
          </table:table-cell>
          <table:table-cell office:value-type="float" office:value="0.478838" calcext:value-type="float">
            <text:p>0.47883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NGC7538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8.43692" calcext:value-type="float">
            <text:p>348.43692</text:p>
          </table:table-cell>
          <table:table-cell office:value-type="float" office:value="61.446694" calcext:value-type="float">
            <text:p>61.446694</text:p>
          </table:table-cell>
          <table:table-cell office:value-type="float" office:value="-36.476575" calcext:value-type="float">
            <text:p>-36.476575</text:p>
          </table:table-cell>
          <table:table-cell office:value-type="float" office:value="44.586786" calcext:value-type="float">
            <text:p>44.586786</text:p>
          </table:table-cell>
          <table:table-cell office:value-type="float" office:value="-28.33533" calcext:value-type="float">
            <text:p>-28.33533</text:p>
          </table:table-cell>
          <table:table-cell office:value-type="float" office:value="58891.758" calcext:value-type="float">
            <text:p>58891.758</text:p>
          </table:table-cell>
          <table:table-cell office:value-type="string" calcext:value-type="string">
            <text:p><text:s/>2020-02-12T18:11:28.375 </text:p>
          </table:table-cell>
          <table:table-cell office:value-type="float" office:value="12415.329" calcext:value-type="float">
            <text:p>12415.329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5.2" calcext:value-type="float">
            <text:p>5.2</text:p>
          </table:table-cell>
          <table:table-cell office:value-type="float" office:value="0.513898" calcext:value-type="float">
            <text:p>0.51389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NGC7538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8.43692" calcext:value-type="float">
            <text:p>348.43692</text:p>
          </table:table-cell>
          <table:table-cell office:value-type="float" office:value="61.446694" calcext:value-type="float">
            <text:p>61.446694</text:p>
          </table:table-cell>
          <table:table-cell office:value-type="float" office:value="-36.572955" calcext:value-type="float">
            <text:p>-36.572955</text:p>
          </table:table-cell>
          <table:table-cell office:value-type="float" office:value="44.045852" calcext:value-type="float">
            <text:p>44.045852</text:p>
          </table:table-cell>
          <table:table-cell office:value-type="float" office:value="-28.41432" calcext:value-type="float">
            <text:p>-28.41432</text:p>
          </table:table-cell>
          <table:table-cell office:value-type="float" office:value="58891.762" calcext:value-type="float">
            <text:p>58891.762</text:p>
          </table:table-cell>
          <table:table-cell office:value-type="string" calcext:value-type="string">
            <text:p><text:s/>2020-02-12T18:16:43.000 </text:p>
          </table:table-cell>
          <table:table-cell office:value-type="float" office:value="12730.815" calcext:value-type="float">
            <text:p>12730.815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1" calcext:value-type="float">
            <text:p>-0.1</text:p>
          </table:table-cell>
          <table:table-cell office:value-type="float" office:value="80.8" calcext:value-type="float">
            <text:p>80.8</text:p>
          </table:table-cell>
          <table:table-cell office:value-type="float" office:value="4.3" calcext:value-type="float">
            <text:p>4.3</text:p>
          </table:table-cell>
          <table:table-cell office:value-type="float" office:value="0.535948" calcext:value-type="float">
            <text:p>0.53594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1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NGC7538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8.43692" calcext:value-type="float">
            <text:p>348.43692</text:p>
          </table:table-cell>
          <table:table-cell office:value-type="float" office:value="61.446694" calcext:value-type="float">
            <text:p>61.446694</text:p>
          </table:table-cell>
          <table:table-cell office:value-type="float" office:value="-36.58141" calcext:value-type="float">
            <text:p>-36.58141</text:p>
          </table:table-cell>
          <table:table-cell office:value-type="float" office:value="43.255927" calcext:value-type="float">
            <text:p>43.255927</text:p>
          </table:table-cell>
          <table:table-cell office:value-type="float" office:value="-28.437878" calcext:value-type="float">
            <text:p>-28.437878</text:p>
          </table:table-cell>
          <table:table-cell office:value-type="float" office:value="58891.765" calcext:value-type="float">
            <text:p>58891.765</text:p>
          </table:table-cell>
          <table:table-cell office:value-type="string" calcext:value-type="string">
            <text:p><text:s/>2020-02-12T18:21:57.125 </text:p>
          </table:table-cell>
          <table:table-cell office:value-type="float" office:value="13045.8" calcext:value-type="float">
            <text:p>13045.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2" calcext:value-type="float">
            <text:p>-0.2</text:p>
          </table:table-cell>
          <table:table-cell office:value-type="float" office:value="80.8" calcext:value-type="float">
            <text:p>80.8</text:p>
          </table:table-cell>
          <table:table-cell office:value-type="float" office:value="5.5" calcext:value-type="float">
            <text:p>5.5</text:p>
          </table:table-cell>
          <table:table-cell office:value-type="float" office:value="0.480668" calcext:value-type="float">
            <text:p>0.48066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NGC7538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8.43692" calcext:value-type="float">
            <text:p>348.43692</text:p>
          </table:table-cell>
          <table:table-cell office:value-type="float" office:value="61.446694" calcext:value-type="float">
            <text:p>61.446694</text:p>
          </table:table-cell>
          <table:table-cell office:value-type="float" office:value="-36.512625" calcext:value-type="float">
            <text:p>-36.512625</text:p>
          </table:table-cell>
          <table:table-cell office:value-type="float" office:value="42.710025" calcext:value-type="float">
            <text:p>42.710025</text:p>
          </table:table-cell>
          <table:table-cell office:value-type="float" office:value="-28.403302" calcext:value-type="float">
            <text:p>-28.403302</text:p>
          </table:table-cell>
          <table:table-cell office:value-type="float" office:value="58891.769" calcext:value-type="float">
            <text:p>58891.769</text:p>
          </table:table-cell>
          <table:table-cell office:value-type="string" calcext:value-type="string">
            <text:p><text:s/>2020-02-12T18:27:14.625 </text:p>
          </table:table-cell>
          <table:table-cell office:value-type="float" office:value="13364.17" calcext:value-type="float">
            <text:p>13364.1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2" calcext:value-type="float">
            <text:p>-0.2</text:p>
          </table:table-cell>
          <table:table-cell office:value-type="float" office:value="81.3" calcext:value-type="float">
            <text:p>81.3</text:p>
          </table:table-cell>
          <table:table-cell office:value-type="float" office:value="6.9" calcext:value-type="float">
            <text:p>6.9</text:p>
          </table:table-cell>
          <table:table-cell office:value-type="float" office:value="0.567617" calcext:value-type="float">
            <text:p>0.56761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NGC7538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8.43692" calcext:value-type="float">
            <text:p>348.43692</text:p>
          </table:table-cell>
          <table:table-cell office:value-type="float" office:value="61.446694" calcext:value-type="float">
            <text:p>61.446694</text:p>
          </table:table-cell>
          <table:table-cell office:value-type="float" office:value="-36.561342" calcext:value-type="float">
            <text:p>-36.561342</text:p>
          </table:table-cell>
          <table:table-cell office:value-type="float" office:value="42.166642" calcext:value-type="float">
            <text:p>42.166642</text:p>
          </table:table-cell>
          <table:table-cell office:value-type="float" office:value="-28.45499" calcext:value-type="float">
            <text:p>-28.45499</text:p>
          </table:table-cell>
          <table:table-cell office:value-type="float" office:value="58891.773" calcext:value-type="float">
            <text:p>58891.773</text:p>
          </table:table-cell>
          <table:table-cell office:value-type="string" calcext:value-type="string">
            <text:p><text:s/>2020-02-12T18:32:28.875 </text:p>
          </table:table-cell>
          <table:table-cell office:value-type="float" office:value="13679.28" calcext:value-type="float">
            <text:p>13679.28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2" calcext:value-type="float">
            <text:p>-0.2</text:p>
          </table:table-cell>
          <table:table-cell office:value-type="float" office:value="80.4" calcext:value-type="float">
            <text:p>80.4</text:p>
          </table:table-cell>
          <table:table-cell office:value-type="float" office:value="5.4" calcext:value-type="float">
            <text:p>5.4</text:p>
          </table:table-cell>
          <table:table-cell office:value-type="float" office:value="0.59255" calcext:value-type="float">
            <text:p>0.5925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W3IRS4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6.380083" calcext:value-type="float">
            <text:p>36.380083</text:p>
          </table:table-cell>
          <table:table-cell office:value-type="float" office:value="62.105833" calcext:value-type="float">
            <text:p>62.105833</text:p>
          </table:table-cell>
          <table:table-cell office:value-type="float" office:value="-21.301534" calcext:value-type="float">
            <text:p>-21.301534</text:p>
          </table:table-cell>
          <table:table-cell office:value-type="float" office:value="61.416909" calcext:value-type="float">
            <text:p>61.416909</text:p>
          </table:table-cell>
          <table:table-cell office:value-type="float" office:value="-17.122897" calcext:value-type="float">
            <text:p>-17.122897</text:p>
          </table:table-cell>
          <table:table-cell office:value-type="float" office:value="58891.777" calcext:value-type="float">
            <text:p>58891.777</text:p>
          </table:table-cell>
          <table:table-cell office:value-type="string" calcext:value-type="string">
            <text:p><text:s/>2020-02-12T18:38:27.875 </text:p>
          </table:table-cell>
          <table:table-cell office:value-type="float" office:value="14039.263" calcext:value-type="float">
            <text:p>14039.263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2" calcext:value-type="float">
            <text:p>-0.2</text:p>
          </table:table-cell>
          <table:table-cell office:value-type="float" office:value="79.1" calcext:value-type="float">
            <text:p>79.1</text:p>
          </table:table-cell>
          <table:table-cell office:value-type="float" office:value="4.5" calcext:value-type="float">
            <text:p>4.5</text:p>
          </table:table-cell>
          <table:table-cell office:value-type="float" office:value="0.489883" calcext:value-type="float">
            <text:p>0.48988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W3IRS4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6.380083" calcext:value-type="float">
            <text:p>36.380083</text:p>
          </table:table-cell>
          <table:table-cell office:value-type="float" office:value="62.105833" calcext:value-type="float">
            <text:p>62.105833</text:p>
          </table:table-cell>
          <table:table-cell office:value-type="float" office:value="-22.095219" calcext:value-type="float">
            <text:p>-22.095219</text:p>
          </table:table-cell>
          <table:table-cell office:value-type="float" office:value="61.04479" calcext:value-type="float">
            <text:p>61.04479</text:p>
          </table:table-cell>
          <table:table-cell office:value-type="float" office:value="-17.735573" calcext:value-type="float">
            <text:p>-17.735573</text:p>
          </table:table-cell>
          <table:table-cell office:value-type="float" office:value="58891.78" calcext:value-type="float">
            <text:p>58891.78</text:p>
          </table:table-cell>
          <table:table-cell office:value-type="string" calcext:value-type="string">
            <text:p><text:s/>2020-02-12T18:43:44.500 </text:p>
          </table:table-cell>
          <table:table-cell office:value-type="float" office:value="14356.755" calcext:value-type="float">
            <text:p>14356.755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1" calcext:value-type="float">
            <text:p>-0.1</text:p>
          </table:table-cell>
          <table:table-cell office:value-type="float" office:value="78" calcext:value-type="float">
            <text:p>78</text:p>
          </table:table-cell>
          <table:table-cell office:value-type="float" office:value="5.3" calcext:value-type="float">
            <text:p>5.3</text:p>
          </table:table-cell>
          <table:table-cell office:value-type="float" office:value="0.504745" calcext:value-type="float">
            <text:p>0.50474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W3IRS4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6.380083" calcext:value-type="float">
            <text:p>36.380083</text:p>
          </table:table-cell>
          <table:table-cell office:value-type="float" office:value="62.105833" calcext:value-type="float">
            <text:p>62.105833</text:p>
          </table:table-cell>
          <table:table-cell office:value-type="float" office:value="-22.988021" calcext:value-type="float">
            <text:p>-22.988021</text:p>
          </table:table-cell>
          <table:table-cell office:value-type="float" office:value="60.732454" calcext:value-type="float">
            <text:p>60.732454</text:p>
          </table:table-cell>
          <table:table-cell office:value-type="float" office:value="-18.428639" calcext:value-type="float">
            <text:p>-18.428639</text:p>
          </table:table-cell>
          <table:table-cell office:value-type="float" office:value="58891.784" calcext:value-type="float">
            <text:p>58891.784</text:p>
          </table:table-cell>
          <table:table-cell office:value-type="string" calcext:value-type="string">
            <text:p><text:s/>2020-02-12T18:49:00.500 </text:p>
          </table:table-cell>
          <table:table-cell office:value-type="float" office:value="14673.62" calcext:value-type="float">
            <text:p>14673.62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1" calcext:value-type="float">
            <text:p>-0.1</text:p>
          </table:table-cell>
          <table:table-cell office:value-type="float" office:value="76.8" calcext:value-type="float">
            <text:p>76.8</text:p>
          </table:table-cell>
          <table:table-cell office:value-type="float" office:value="5" calcext:value-type="float">
            <text:p>5</text:p>
          </table:table-cell>
          <table:table-cell office:value-type="float" office:value="0.504745" calcext:value-type="float">
            <text:p>0.50474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3IRS4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6.380083" calcext:value-type="float">
            <text:p>36.380083</text:p>
          </table:table-cell>
          <table:table-cell office:value-type="float" office:value="62.105833" calcext:value-type="float">
            <text:p>62.105833</text:p>
          </table:table-cell>
          <table:table-cell office:value-type="float" office:value="-24.150751" calcext:value-type="float">
            <text:p>-24.150751</text:p>
          </table:table-cell>
          <table:table-cell office:value-type="float" office:value="60.186599" calcext:value-type="float">
            <text:p>60.186599</text:p>
          </table:table-cell>
          <table:table-cell office:value-type="float" office:value="-19.320889" calcext:value-type="float">
            <text:p>-19.320889</text:p>
          </table:table-cell>
          <table:table-cell office:value-type="float" office:value="58891.788" calcext:value-type="float">
            <text:p>58891.788</text:p>
          </table:table-cell>
          <table:table-cell office:value-type="string" calcext:value-type="string">
            <text:p><text:s/>2020-02-12T18:54:22.125 </text:p>
          </table:table-cell>
          <table:table-cell office:value-type="float" office:value="14996.126" calcext:value-type="float">
            <text:p>14996.126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1" calcext:value-type="float">
            <text:p>-0.1</text:p>
          </table:table-cell>
          <table:table-cell office:value-type="float" office:value="77.2" calcext:value-type="float">
            <text:p>77.2</text:p>
          </table:table-cell>
          <table:table-cell office:value-type="float" office:value="5.7" calcext:value-type="float">
            <text:p>5.7</text:p>
          </table:table-cell>
          <table:table-cell office:value-type="float" office:value="0.571921" calcext:value-type="float">
            <text:p>0.57192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W3IRS4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6.380083" calcext:value-type="float">
            <text:p>36.380083</text:p>
          </table:table-cell>
          <table:table-cell office:value-type="float" office:value="62.105833" calcext:value-type="float">
            <text:p>62.105833</text:p>
          </table:table-cell>
          <table:table-cell office:value-type="float" office:value="-24.832226" calcext:value-type="float">
            <text:p>-24.832226</text:p>
          </table:table-cell>
          <table:table-cell office:value-type="float" office:value="59.777161" calcext:value-type="float">
            <text:p>59.777161</text:p>
          </table:table-cell>
          <table:table-cell office:value-type="float" office:value="-19.837366" calcext:value-type="float">
            <text:p>-19.837366</text:p>
          </table:table-cell>
          <table:table-cell office:value-type="float" office:value="58891.791" calcext:value-type="float">
            <text:p>58891.791</text:p>
          </table:table-cell>
          <table:table-cell office:value-type="string" calcext:value-type="string">
            <text:p><text:s/>2020-02-12T18:59:38.500 </text:p>
          </table:table-cell>
          <table:table-cell office:value-type="float" office:value="15313.367" calcext:value-type="float">
            <text:p>15313.367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1" calcext:value-type="float">
            <text:p>-0.1</text:p>
          </table:table-cell>
          <table:table-cell office:value-type="float" office:value="78.2" calcext:value-type="float">
            <text:p>78.2</text:p>
          </table:table-cell>
          <table:table-cell office:value-type="float" office:value="5.4" calcext:value-type="float">
            <text:p>5.4</text:p>
          </table:table-cell>
          <table:table-cell office:value-type="float" office:value="0.521354" calcext:value-type="float">
            <text:p>0.52135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W3IRS4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43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6.380083" calcext:value-type="float">
            <text:p>36.380083</text:p>
          </table:table-cell>
          <table:table-cell office:value-type="float" office:value="62.105833" calcext:value-type="float">
            <text:p>62.105833</text:p>
          </table:table-cell>
          <table:table-cell office:value-type="float" office:value="-25.623388" calcext:value-type="float">
            <text:p>-25.623388</text:p>
          </table:table-cell>
          <table:table-cell office:value-type="float" office:value="59.421931" calcext:value-type="float">
            <text:p>59.421931</text:p>
          </table:table-cell>
          <table:table-cell office:value-type="float" office:value="-20.441557" calcext:value-type="float">
            <text:p>-20.441557</text:p>
          </table:table-cell>
          <table:table-cell office:value-type="float" office:value="58891.795" calcext:value-type="float">
            <text:p>58891.795</text:p>
          </table:table-cell>
          <table:table-cell office:value-type="string" calcext:value-type="string">
            <text:p><text:s/>2020-02-12T19:04:54.500 </text:p>
          </table:table-cell>
          <table:table-cell office:value-type="float" office:value="15630.232" calcext:value-type="float">
            <text:p>15630.232</text:p>
          </table:table-cell>
          <table:table-cell office:value-type="float" office:value="287.3" calcext:value-type="float">
            <text:p>287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5" calcext:value-type="float">
            <text:p>725.5</text:p>
          </table:table-cell>
          <table:table-cell office:value-type="float" office:value="-0.2" calcext:value-type="float">
            <text:p>-0.2</text:p>
          </table:table-cell>
          <table:table-cell office:value-type="float" office:value="79.2" calcext:value-type="float">
            <text:p>79.2</text:p>
          </table:table-cell>
          <table:table-cell office:value-type="float" office:value="4.3" calcext:value-type="float">
            <text:p>4.3</text:p>
          </table:table-cell>
          <table:table-cell office:value-type="float" office:value="0.527467" calcext:value-type="float">
            <text:p>0.52746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332.70199" calcext:value-type="float">
            <text:p>332.70199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24.502666" calcext:value-type="float">
            <text:p>-24.502666</text:p>
          </table:table-cell>
          <table:table-cell office:value-type="float" office:value="58891.8" calcext:value-type="float">
            <text:p>58891.8</text:p>
          </table:table-cell>
          <table:table-cell office:value-type="string" calcext:value-type="string">
            <text:p><text:s/>2020-02-12T19:12:01.500 </text:p>
          </table:table-cell>
          <table:table-cell office:value-type="float" office:value="16058.401" calcext:value-type="float">
            <text:p>16058.401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5" calcext:value-type="float">
            <text:p>725.5</text:p>
          </table:table-cell>
          <table:table-cell office:value-type="float" office:value="-0.3" calcext:value-type="float">
            <text:p>-0.3</text:p>
          </table:table-cell>
          <table:table-cell office:value-type="float" office:value="79.2" calcext:value-type="float">
            <text:p>79.2</text:p>
          </table:table-cell>
          <table:table-cell office:value-type="float" office:value="5" calcext:value-type="float">
            <text:p>5</text:p>
          </table:table-cell>
          <table:table-cell office:value-type="float" office:value="0.548296" calcext:value-type="float">
            <text:p>0.5482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2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332.04638" calcext:value-type="float">
            <text:p>332.04638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25.016925" calcext:value-type="float">
            <text:p>-25.016925</text:p>
          </table:table-cell>
          <table:table-cell office:value-type="float" office:value="58891.813" calcext:value-type="float">
            <text:p>58891.813</text:p>
          </table:table-cell>
          <table:table-cell office:value-type="string" calcext:value-type="string">
            <text:p><text:s/>2020-02-12T19:30:02.750 </text:p>
          </table:table-cell>
          <table:table-cell office:value-type="float" office:value="17142.611" calcext:value-type="float">
            <text:p>17142.611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4" calcext:value-type="float">
            <text:p>725.4</text:p>
          </table:table-cell>
          <table:table-cell office:value-type="float" office:value="-0.4" calcext:value-type="float">
            <text:p>-0.4</text:p>
          </table:table-cell>
          <table:table-cell office:value-type="float" office:value="80.8" calcext:value-type="float">
            <text:p>80.8</text:p>
          </table:table-cell>
          <table:table-cell office:value-type="float" office:value="4.2" calcext:value-type="float">
            <text:p>4.2</text:p>
          </table:table-cell>
          <table:table-cell office:value-type="float" office:value="0.463261" calcext:value-type="float">
            <text:p>0.46326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3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8281" calcext:value-type="float">
            <text:p>31.058281</text:p>
          </table:table-cell>
          <table:table-cell office:value-type="float" office:value="12.105325" calcext:value-type="float">
            <text:p>12.105325</text:p>
          </table:table-cell>
          <table:table-cell office:value-type="float" office:value="248.66271" calcext:value-type="float">
            <text:p>248.66271</text:p>
          </table:table-cell>
          <table:table-cell office:value-type="float" office:value="43.936437" calcext:value-type="float">
            <text:p>43.936437</text:p>
          </table:table-cell>
          <table:table-cell office:value-type="float" office:value="-72.686494" calcext:value-type="float">
            <text:p>-72.686494</text:p>
          </table:table-cell>
          <table:table-cell office:value-type="float" office:value="58891.821" calcext:value-type="float">
            <text:p>58891.821</text:p>
          </table:table-cell>
          <table:table-cell office:value-type="string" calcext:value-type="string">
            <text:p><text:s/>2020-02-12T19:41:52.875 </text:p>
          </table:table-cell>
          <table:table-cell office:value-type="float" office:value="17854.681" calcext:value-type="float">
            <text:p>17854.68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725.5" calcext:value-type="float">
            <text:p>725.5</text:p>
          </table:table-cell>
          <table:table-cell office:value-type="float" office:value="-0.4" calcext:value-type="float">
            <text:p>-0.4</text:p>
          </table:table-cell>
          <table:table-cell office:value-type="float" office:value="81.4" calcext:value-type="float">
            <text:p>81.4</text:p>
          </table:table-cell>
          <table:table-cell office:value-type="float" office:value="5.1" calcext:value-type="float">
            <text:p>5.1</text:p>
          </table:table-cell>
          <table:table-cell office:value-type="float" office:value="0.542768" calcext:value-type="float">
            <text:p>0.54276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3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8385" calcext:value-type="float">
            <text:p>31.058385</text:p>
          </table:table-cell>
          <table:table-cell office:value-type="float" office:value="12.105365" calcext:value-type="float">
            <text:p>12.105365</text:p>
          </table:table-cell>
          <table:table-cell office:value-type="float" office:value="249.94749" calcext:value-type="float">
            <text:p>249.94749</text:p>
          </table:table-cell>
          <table:table-cell office:value-type="float" office:value="42.839903" calcext:value-type="float">
            <text:p>42.839903</text:p>
          </table:table-cell>
          <table:table-cell office:value-type="float" office:value="-71.209653" calcext:value-type="float">
            <text:p>-71.209653</text:p>
          </table:table-cell>
          <table:table-cell office:value-type="float" office:value="58891.825" calcext:value-type="float">
            <text:p>58891.825</text:p>
          </table:table-cell>
          <table:table-cell office:value-type="string" calcext:value-type="string">
            <text:p><text:s/>2020-02-12T19:47:46.625 </text:p>
          </table:table-cell>
          <table:table-cell office:value-type="float" office:value="18209.399" calcext:value-type="float">
            <text:p>18209.39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" calcext:value-type="float">
            <text:p>-1.35</text:p>
          </table:table-cell>
          <table:table-cell office:value-type="float" office:value="725.5" calcext:value-type="float">
            <text:p>725.5</text:p>
          </table:table-cell>
          <table:table-cell office:value-type="float" office:value="-0.5" calcext:value-type="float">
            <text:p>-0.5</text:p>
          </table:table-cell>
          <table:table-cell office:value-type="float" office:value="81.9" calcext:value-type="float">
            <text:p>81.9</text:p>
          </table:table-cell>
          <table:table-cell office:value-type="float" office:value="4.6" calcext:value-type="float">
            <text:p>4.6</text:p>
          </table:table-cell>
          <table:table-cell office:value-type="float" office:value="0.789278" calcext:value-type="float">
            <text:p>0.78927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3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845" calcext:value-type="float">
            <text:p>31.05845</text:p>
          </table:table-cell>
          <table:table-cell office:value-type="float" office:value="12.105389" calcext:value-type="float">
            <text:p>12.105389</text:p>
          </table:table-cell>
          <table:table-cell office:value-type="float" office:value="250.72053" calcext:value-type="float">
            <text:p>250.72053</text:p>
          </table:table-cell>
          <table:table-cell office:value-type="float" office:value="42.15536" calcext:value-type="float">
            <text:p>42.15536</text:p>
          </table:table-cell>
          <table:table-cell office:value-type="float" office:value="-70.338087" calcext:value-type="float">
            <text:p>-70.338087</text:p>
          </table:table-cell>
          <table:table-cell office:value-type="float" office:value="58891.827" calcext:value-type="float">
            <text:p>58891.827</text:p>
          </table:table-cell>
          <table:table-cell office:value-type="string" calcext:value-type="string">
            <text:p><text:s/>2020-02-12T19:51:24.625 </text:p>
          </table:table-cell>
          <table:table-cell office:value-type="float" office:value="18427.996" calcext:value-type="float">
            <text:p>18427.99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25.5" calcext:value-type="float">
            <text:p>725.5</text:p>
          </table:table-cell>
          <table:table-cell office:value-type="float" office:value="-0.5" calcext:value-type="float">
            <text:p>-0.5</text:p>
          </table:table-cell>
          <table:table-cell office:value-type="float" office:value="81.4" calcext:value-type="float">
            <text:p>81.4</text:p>
          </table:table-cell>
          <table:table-cell office:value-type="float" office:value="4.5" calcext:value-type="float">
            <text:p>4.5</text:p>
          </table:table-cell>
          <table:table-cell office:value-type="float" office:value="0.746398" calcext:value-type="float">
            <text:p>0.74639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3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8585" calcext:value-type="float">
            <text:p>31.058585</text:p>
          </table:table-cell>
          <table:table-cell office:value-type="float" office:value="12.105442" calcext:value-type="float">
            <text:p>12.105442</text:p>
          </table:table-cell>
          <table:table-cell office:value-type="float" office:value="252.30759" calcext:value-type="float">
            <text:p>252.30759</text:p>
          </table:table-cell>
          <table:table-cell office:value-type="float" office:value="40.701026" calcext:value-type="float">
            <text:p>40.701026</text:p>
          </table:table-cell>
          <table:table-cell office:value-type="float" office:value="-68.599038" calcext:value-type="float">
            <text:p>-68.599038</text:p>
          </table:table-cell>
          <table:table-cell office:value-type="float" office:value="58891.833" calcext:value-type="float">
            <text:p>58891.833</text:p>
          </table:table-cell>
          <table:table-cell office:value-type="string" calcext:value-type="string">
            <text:p><text:s/>2020-02-12T19:59:04.500 </text:p>
          </table:table-cell>
          <table:table-cell office:value-type="float" office:value="18889.13" calcext:value-type="float">
            <text:p>18889.1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5.5" calcext:value-type="float">
            <text:p>725.5</text:p>
          </table:table-cell>
          <table:table-cell office:value-type="float" office:value="-0.5" calcext:value-type="float">
            <text:p>-0.5</text:p>
          </table:table-cell>
          <table:table-cell office:value-type="float" office:value="81" calcext:value-type="float">
            <text:p>81</text:p>
          </table:table-cell>
          <table:table-cell office:value-type="float" office:value="4.3" calcext:value-type="float">
            <text:p>4.3</text:p>
          </table:table-cell>
          <table:table-cell office:value-type="float" office:value="1.27556" calcext:value-type="float">
            <text:p>1.2755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3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865" calcext:value-type="float">
            <text:p>31.05865</text:p>
          </table:table-cell>
          <table:table-cell office:value-type="float" office:value="12.105466" calcext:value-type="float">
            <text:p>12.105466</text:p>
          </table:table-cell>
          <table:table-cell office:value-type="float" office:value="253.04128" calcext:value-type="float">
            <text:p>253.04128</text:p>
          </table:table-cell>
          <table:table-cell office:value-type="float" office:value="40.006305" calcext:value-type="float">
            <text:p>40.006305</text:p>
          </table:table-cell>
          <table:table-cell office:value-type="float" office:value="-67.818747" calcext:value-type="float">
            <text:p>-67.818747</text:p>
          </table:table-cell>
          <table:table-cell office:value-type="float" office:value="58891.835" calcext:value-type="float">
            <text:p>58891.835</text:p>
          </table:table-cell>
          <table:table-cell office:value-type="string" calcext:value-type="string">
            <text:p><text:s/>2020-02-12T20:02:42.750 </text:p>
          </table:table-cell>
          <table:table-cell office:value-type="float" office:value="19107.978" calcext:value-type="float">
            <text:p>19107.978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25.6" calcext:value-type="float">
            <text:p>725.6</text:p>
          </table:table-cell>
          <table:table-cell office:value-type="float" office:value="-0.5" calcext:value-type="float">
            <text:p>-0.5</text:p>
          </table:table-cell>
          <table:table-cell office:value-type="float" office:value="81.4" calcext:value-type="float">
            <text:p>81.4</text:p>
          </table:table-cell>
          <table:table-cell office:value-type="float" office:value="4.8" calcext:value-type="float">
            <text:p>4.8</text:p>
          </table:table-cell>
          <table:table-cell office:value-type="float" office:value="0.671071" calcext:value-type="float">
            <text:p>0.67107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8734" calcext:value-type="float">
            <text:p>31.058734</text:p>
          </table:table-cell>
          <table:table-cell office:value-type="float" office:value="12.105499" calcext:value-type="float">
            <text:p>12.105499</text:p>
          </table:table-cell>
          <table:table-cell office:value-type="float" office:value="253.98084" calcext:value-type="float">
            <text:p>253.98084</text:p>
          </table:table-cell>
          <table:table-cell office:value-type="float" office:value="39.088891" calcext:value-type="float">
            <text:p>39.088891</text:p>
          </table:table-cell>
          <table:table-cell office:value-type="float" office:value="-66.837455" calcext:value-type="float">
            <text:p>-66.837455</text:p>
          </table:table-cell>
          <table:table-cell office:value-type="float" office:value="58891.839" calcext:value-type="float">
            <text:p>58891.839</text:p>
          </table:table-cell>
          <table:table-cell office:value-type="string" calcext:value-type="string">
            <text:p><text:s/>2020-02-12T20:07:27.500 </text:p>
          </table:table-cell>
          <table:table-cell office:value-type="float" office:value="19393.507" calcext:value-type="float">
            <text:p>19393.50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6" calcext:value-type="float">
            <text:p>725.6</text:p>
          </table:table-cell>
          <table:table-cell office:value-type="float" office:value="-0.6" calcext:value-type="float">
            <text:p>-0.6</text:p>
          </table:table-cell>
          <table:table-cell office:value-type="float" office:value="81.6" calcext:value-type="float">
            <text:p>81.6</text:p>
          </table:table-cell>
          <table:table-cell office:value-type="float" office:value="4.4" calcext:value-type="float">
            <text:p>4.4</text:p>
          </table:table-cell>
          <table:table-cell office:value-type="float" office:value="0.719244" calcext:value-type="float">
            <text:p>0.71924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8804" calcext:value-type="float">
            <text:p>31.058804</text:p>
          </table:table-cell>
          <table:table-cell office:value-type="float" office:value="12.105526" calcext:value-type="float">
            <text:p>12.105526</text:p>
          </table:table-cell>
          <table:table-cell office:value-type="float" office:value="254.66738" calcext:value-type="float">
            <text:p>254.66738</text:p>
          </table:table-cell>
          <table:table-cell office:value-type="float" office:value="38.258325" calcext:value-type="float">
            <text:p>38.258325</text:p>
          </table:table-cell>
          <table:table-cell office:value-type="float" office:value="-66.0522" calcext:value-type="float">
            <text:p>-66.0522</text:p>
          </table:table-cell>
          <table:table-cell office:value-type="float" office:value="58891.841" calcext:value-type="float">
            <text:p>58891.841</text:p>
          </table:table-cell>
          <table:table-cell office:value-type="string" calcext:value-type="string">
            <text:p><text:s/>2020-02-12T20:11:25.750 </text:p>
          </table:table-cell>
          <table:table-cell office:value-type="float" office:value="19632.41" calcext:value-type="float">
            <text:p>19632.41</text:p>
          </table:table-cell>
          <table:table-cell office:value-type="float" office:value="774" calcext:value-type="float">
            <text:p>7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7" calcext:value-type="float">
            <text:p>725.7</text:p>
          </table:table-cell>
          <table:table-cell office:value-type="float" office:value="-0.1" calcext:value-type="float">
            <text:p>-0.1</text:p>
          </table:table-cell>
          <table:table-cell office:value-type="float" office:value="76.4" calcext:value-type="float">
            <text:p>76.4</text:p>
          </table:table-cell>
          <table:table-cell office:value-type="float" office:value="4.6" calcext:value-type="float">
            <text:p>4.6</text:p>
          </table:table-cell>
          <table:table-cell office:value-type="float" office:value="0.669601" calcext:value-type="float">
            <text:p>0.66960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9204" calcext:value-type="float">
            <text:p>31.059204</text:p>
          </table:table-cell>
          <table:table-cell office:value-type="float" office:value="12.105679" calcext:value-type="float">
            <text:p>12.105679</text:p>
          </table:table-cell>
          <table:table-cell office:value-type="float" office:value="258.88307" calcext:value-type="float">
            <text:p>258.88307</text:p>
          </table:table-cell>
          <table:table-cell office:value-type="float" office:value="33.971855" calcext:value-type="float">
            <text:p>33.971855</text:p>
          </table:table-cell>
          <table:table-cell office:value-type="float" office:value="-62.183934" calcext:value-type="float">
            <text:p>-62.183934</text:p>
          </table:table-cell>
          <table:table-cell office:value-type="float" office:value="58891.857" calcext:value-type="float">
            <text:p>58891.857</text:p>
          </table:table-cell>
          <table:table-cell office:value-type="string" calcext:value-type="string">
            <text:p><text:s/>2020-02-12T20:33:59.250 </text:p>
          </table:table-cell>
          <table:table-cell office:value-type="float" office:value="20989.615" calcext:value-type="float">
            <text:p>20989.615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7" calcext:value-type="float">
            <text:p>725.7</text:p>
          </table:table-cell>
          <table:table-cell office:value-type="float" office:value="-0.1" calcext:value-type="float">
            <text:p>-0.1</text:p>
          </table:table-cell>
          <table:table-cell office:value-type="float" office:value="76.3" calcext:value-type="float">
            <text:p>76.3</text:p>
          </table:table-cell>
          <table:table-cell office:value-type="float" office:value="4.2" calcext:value-type="float">
            <text:p>4.2</text:p>
          </table:table-cell>
          <table:table-cell office:value-type="float" office:value="0.7618" calcext:value-type="float">
            <text:p>0.761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9272" calcext:value-type="float">
            <text:p>31.059272</text:p>
          </table:table-cell>
          <table:table-cell office:value-type="float" office:value="12.105705" calcext:value-type="float">
            <text:p>12.105705</text:p>
          </table:table-cell>
          <table:table-cell office:value-type="float" office:value="259.50471" calcext:value-type="float">
            <text:p>259.50471</text:p>
          </table:table-cell>
          <table:table-cell office:value-type="float" office:value="33.114551" calcext:value-type="float">
            <text:p>33.114551</text:p>
          </table:table-cell>
          <table:table-cell office:value-type="float" office:value="-61.575876" calcext:value-type="float">
            <text:p>-61.575876</text:p>
          </table:table-cell>
          <table:table-cell office:value-type="float" office:value="58891.86" calcext:value-type="float">
            <text:p>58891.86</text:p>
          </table:table-cell>
          <table:table-cell office:value-type="string" calcext:value-type="string">
            <text:p><text:s/>2020-02-12T20:37:48.250 </text:p>
          </table:table-cell>
          <table:table-cell office:value-type="float" office:value="21219.242" calcext:value-type="float">
            <text:p>21219.242</text:p>
          </table:table-cell>
          <table:table-cell office:value-type="float" office:value="930" calcext:value-type="float">
            <text:p>9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7" calcext:value-type="float">
            <text:p>725.7</text:p>
          </table:table-cell>
          <table:table-cell office:value-type="float" office:value="-0.3" calcext:value-type="float">
            <text:p>-0.3</text:p>
          </table:table-cell>
          <table:table-cell office:value-type="float" office:value="78.8" calcext:value-type="float">
            <text:p>78.8</text:p>
          </table:table-cell>
          <table:table-cell office:value-type="float" office:value="4.8" calcext:value-type="float">
            <text:p>4.8</text:p>
          </table:table-cell>
          <table:table-cell office:value-type="float" office:value="1.01824" calcext:value-type="float">
            <text:p>1.0182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59673" calcext:value-type="float">
            <text:p>31.059673</text:p>
          </table:table-cell>
          <table:table-cell office:value-type="float" office:value="12.105858" calcext:value-type="float">
            <text:p>12.105858</text:p>
          </table:table-cell>
          <table:table-cell office:value-type="float" office:value="263.36502" calcext:value-type="float">
            <text:p>263.36502</text:p>
          </table:table-cell>
          <table:table-cell office:value-type="float" office:value="28.761709" calcext:value-type="float">
            <text:p>28.761709</text:p>
          </table:table-cell>
          <table:table-cell office:value-type="float" office:value="-58.625085" calcext:value-type="float">
            <text:p>-58.625085</text:p>
          </table:table-cell>
          <table:table-cell office:value-type="float" office:value="58891.875" calcext:value-type="float">
            <text:p>58891.875</text:p>
          </table:table-cell>
          <table:table-cell office:value-type="string" calcext:value-type="string">
            <text:p><text:s/>2020-02-12T21:00:21.125 </text:p>
          </table:table-cell>
          <table:table-cell office:value-type="float" office:value="22575.821" calcext:value-type="float">
            <text:p>22575.8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7" calcext:value-type="float">
            <text:p>725.7</text:p>
          </table:table-cell>
          <table:table-cell office:value-type="float" office:value="-0.3" calcext:value-type="float">
            <text:p>-0.3</text:p>
          </table:table-cell>
          <table:table-cell office:value-type="float" office:value="78.9" calcext:value-type="float">
            <text:p>78.9</text:p>
          </table:table-cell>
          <table:table-cell office:value-type="float" office:value="4.4" calcext:value-type="float">
            <text:p>4.4</text:p>
          </table:table-cell>
          <table:table-cell office:value-type="float" office:value="0.748312" calcext:value-type="float">
            <text:p>0.74831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263.47287" calcext:value-type="float">
            <text:p>263.47287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55.785033" calcext:value-type="float">
            <text:p>-55.785033</text:p>
          </table:table-cell>
          <table:table-cell office:value-type="float" office:value="58891.878" calcext:value-type="float">
            <text:p>58891.878</text:p>
          </table:table-cell>
          <table:table-cell office:value-type="string" calcext:value-type="string">
            <text:p><text:s/>2020-02-12T21:04:26.625 </text:p>
          </table:table-cell>
          <table:table-cell office:value-type="float" office:value="22821.994" calcext:value-type="float">
            <text:p>22821.994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7" calcext:value-type="float">
            <text:p>725.7</text:p>
          </table:table-cell>
          <table:table-cell office:value-type="float" office:value="-0.3" calcext:value-type="float">
            <text:p>-0.3</text:p>
          </table:table-cell>
          <table:table-cell office:value-type="float" office:value="78.7" calcext:value-type="float">
            <text:p>78.7</text:p>
          </table:table-cell>
          <table:table-cell office:value-type="float" office:value="4.2" calcext:value-type="float">
            <text:p>4.2</text:p>
          </table:table-cell>
          <table:table-cell office:value-type="float" office:value="0.673403" calcext:value-type="float">
            <text:p>0.67340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262.96339" calcext:value-type="float">
            <text:p>262.96339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55.871948" calcext:value-type="float">
            <text:p>-55.871948</text:p>
          </table:table-cell>
          <table:table-cell office:value-type="float" office:value="58891.885" calcext:value-type="float">
            <text:p>58891.885</text:p>
          </table:table-cell>
          <table:table-cell office:value-type="string" calcext:value-type="string">
            <text:p><text:s/>2020-02-12T21:14:04.875 </text:p>
          </table:table-cell>
          <table:table-cell office:value-type="float" office:value="23401.827" calcext:value-type="float">
            <text:p>23401.827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6" calcext:value-type="float">
            <text:p>725.6</text:p>
          </table:table-cell>
          <table:table-cell office:value-type="float" office:value="-0.3" calcext:value-type="float">
            <text:p>-0.3</text:p>
          </table:table-cell>
          <table:table-cell office:value-type="float" office:value="79.1" calcext:value-type="float">
            <text:p>79.1</text:p>
          </table:table-cell>
          <table:table-cell office:value-type="float" office:value="4.2" calcext:value-type="float">
            <text:p>4.2</text:p>
          </table:table-cell>
          <table:table-cell office:value-type="float" office:value="0.641302" calcext:value-type="float">
            <text:p>0.64130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292.83829" calcext:value-type="float">
            <text:p>292.83829</text:p>
          </table:table-cell>
          <table:table-cell office:value-type="float" office:value="50.939318" calcext:value-type="float">
            <text:p>50.939318</text:p>
          </table:table-cell>
          <table:table-cell office:value-type="float" office:value="-49.865748" calcext:value-type="float">
            <text:p>-49.865748</text:p>
          </table:table-cell>
          <table:table-cell office:value-type="float" office:value="58891.895" calcext:value-type="float">
            <text:p>58891.895</text:p>
          </table:table-cell>
          <table:table-cell office:value-type="string" calcext:value-type="string">
            <text:p><text:s/>2020-02-12T21:28:43.500 </text:p>
          </table:table-cell>
          <table:table-cell office:value-type="float" office:value="24282.857" calcext:value-type="float">
            <text:p>24282.85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6" calcext:value-type="float">
            <text:p>725.6</text:p>
          </table:table-cell>
          <table:table-cell office:value-type="float" office:value="-0.4" calcext:value-type="float">
            <text:p>-0.4</text:p>
          </table:table-cell>
          <table:table-cell office:value-type="float" office:value="79.8" calcext:value-type="float">
            <text:p>79.8</text:p>
          </table:table-cell>
          <table:table-cell office:value-type="float" office:value="5" calcext:value-type="float">
            <text:p>5</text:p>
          </table:table-cell>
          <table:table-cell office:value-type="float" office:value="0.518091" calcext:value-type="float">
            <text:p>0.51809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4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292.97871" calcext:value-type="float">
            <text:p>292.97871</text:p>
          </table:table-cell>
          <table:table-cell office:value-type="float" office:value="50.391374" calcext:value-type="float">
            <text:p>50.391374</text:p>
          </table:table-cell>
          <table:table-cell office:value-type="float" office:value="-49.656011" calcext:value-type="float">
            <text:p>-49.656011</text:p>
          </table:table-cell>
          <table:table-cell office:value-type="float" office:value="58891.897" calcext:value-type="float">
            <text:p>58891.897</text:p>
          </table:table-cell>
          <table:table-cell office:value-type="string" calcext:value-type="string">
            <text:p><text:s/>2020-02-12T21:31:55.750 </text:p>
          </table:table-cell>
          <table:table-cell office:value-type="float" office:value="24475.634" calcext:value-type="float">
            <text:p>24475.634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6" calcext:value-type="float">
            <text:p>725.6</text:p>
          </table:table-cell>
          <table:table-cell office:value-type="float" office:value="-0.4" calcext:value-type="float">
            <text:p>-0.4</text:p>
          </table:table-cell>
          <table:table-cell office:value-type="float" office:value="79.8" calcext:value-type="float">
            <text:p>79.8</text:p>
          </table:table-cell>
          <table:table-cell office:value-type="float" office:value="7.1" calcext:value-type="float">
            <text:p>7.1</text:p>
          </table:table-cell>
          <table:table-cell office:value-type="float" office:value="0.559352" calcext:value-type="float">
            <text:p>0.55935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293.71234" calcext:value-type="float">
            <text:p>293.71234</text:p>
          </table:table-cell>
          <table:table-cell office:value-type="float" office:value="48.118864" calcext:value-type="float">
            <text:p>48.118864</text:p>
          </table:table-cell>
          <table:table-cell office:value-type="float" office:value="-48.735433" calcext:value-type="float">
            <text:p>-48.735433</text:p>
          </table:table-cell>
          <table:table-cell office:value-type="float" office:value="58891.906" calcext:value-type="float">
            <text:p>58891.906</text:p>
          </table:table-cell>
          <table:table-cell office:value-type="string" calcext:value-type="string">
            <text:p><text:s/>2020-02-12T21:44:18.750 </text:p>
          </table:table-cell>
          <table:table-cell office:value-type="float" office:value="25220.668" calcext:value-type="float">
            <text:p>25220.668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6" calcext:value-type="float">
            <text:p>725.6</text:p>
          </table:table-cell>
          <table:table-cell office:value-type="float" office:value="-1" calcext:value-type="float">
            <text:p>-1</text:p>
          </table:table-cell>
          <table:table-cell office:value-type="float" office:value="87.9" calcext:value-type="float">
            <text:p>87.9</text:p>
          </table:table-cell>
          <table:table-cell office:value-type="float" office:value="5.2" calcext:value-type="float">
            <text:p>5.2</text:p>
          </table:table-cell>
          <table:table-cell office:value-type="float" office:value="0.621555" calcext:value-type="float">
            <text:p>0.62155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TipCurrentAzimuth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293.52567" calcext:value-type="float">
            <text:p>293.52567</text:p>
          </table:table-cell>
          <table:table-cell office:value-type="float" office:value="19.139476" calcext:value-type="float">
            <text:p>19.139476</text:p>
          </table:table-cell>
          <table:table-cell office:value-type="float" office:value="-47.342514" calcext:value-type="float">
            <text:p>-47.342514</text:p>
          </table:table-cell>
          <table:table-cell office:value-type="float" office:value="58891.91" calcext:value-type="float">
            <text:p>58891.91</text:p>
          </table:table-cell>
          <table:table-cell office:value-type="string" calcext:value-type="string">
            <text:p><text:s/>2020-02-12T21:50:01.125 </text:p>
          </table:table-cell>
          <table:table-cell office:value-type="float" office:value="25563.98" calcext:value-type="float">
            <text:p>25563.98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DIY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6" calcext:value-type="float">
            <text:p>725.6</text:p>
          </table:table-cell>
          <table:table-cell office:value-type="float" office:value="-0.9" calcext:value-type="float">
            <text:p>-0.9</text:p>
          </table:table-cell>
          <table:table-cell office:value-type="float" office:value="84.5" calcext:value-type="float">
            <text:p>84.5</text:p>
          </table:table-cell>
          <table:table-cell office:value-type="float" office:value="5.6" calcext:value-type="float">
            <text:p>5.6</text:p>
          </table:table-cell>
          <table:table-cell office:value-type="float" office:value="0.547401" calcext:value-type="float">
            <text:p>0.54740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NCP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082723847" calcext:value-type="float">
            <text:p>-0.082723847</text:p>
          </table:table-cell>
          <table:table-cell office:value-type="float" office:value="37.288158" calcext:value-type="float">
            <text:p>37.288158</text:p>
          </table:table-cell>
          <table:table-cell office:value-type="float" office:value="-0.071496228" calcext:value-type="float">
            <text:p>-0.071496228</text:p>
          </table:table-cell>
          <table:table-cell office:value-type="float" office:value="58891.947" calcext:value-type="float">
            <text:p>58891.947</text:p>
          </table:table-cell>
          <table:table-cell office:value-type="string" calcext:value-type="string">
            <text:p><text:s/>2020-02-12T22:43:48.750 </text:p>
          </table:table-cell>
          <table:table-cell office:value-type="float" office:value="28800.442" calcext:value-type="float">
            <text:p>28800.442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4" calcext:value-type="float">
            <text:p>725.4</text:p>
          </table:table-cell>
          <table:table-cell office:value-type="float" office:value="-0.9" calcext:value-type="float">
            <text:p>-0.9</text:p>
          </table:table-cell>
          <table:table-cell office:value-type="float" office:value="87.5" calcext:value-type="float">
            <text:p>87.5</text:p>
          </table:table-cell>
          <table:table-cell office:value-type="float" office:value="5.9" calcext:value-type="float">
            <text:p>5.9</text:p>
          </table:table-cell>
          <table:table-cell office:value-type="float" office:value="0.57279" calcext:value-type="float">
            <text:p>0.5727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NCP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086175737" calcext:value-type="float">
            <text:p>-0.086175737</text:p>
          </table:table-cell>
          <table:table-cell office:value-type="float" office:value="37.293067" calcext:value-type="float">
            <text:p>37.293067</text:p>
          </table:table-cell>
          <table:table-cell office:value-type="float" office:value="-0.074477064" calcext:value-type="float">
            <text:p>-0.074477064</text:p>
          </table:table-cell>
          <table:table-cell office:value-type="float" office:value="58891.955" calcext:value-type="float">
            <text:p>58891.955</text:p>
          </table:table-cell>
          <table:table-cell office:value-type="string" calcext:value-type="string">
            <text:p><text:s/>2020-02-12T22:55:06.625 </text:p>
          </table:table-cell>
          <table:table-cell office:value-type="float" office:value="29480.173" calcext:value-type="float">
            <text:p>29480.173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3" calcext:value-type="float">
            <text:p>725.3</text:p>
          </table:table-cell>
          <table:table-cell office:value-type="float" office:value="-0.8" calcext:value-type="float">
            <text:p>-0.8</text:p>
          </table:table-cell>
          <table:table-cell office:value-type="float" office:value="87.3" calcext:value-type="float">
            <text:p>87.3</text:p>
          </table:table-cell>
          <table:table-cell office:value-type="float" office:value="7.5" calcext:value-type="float">
            <text:p>7.5</text:p>
          </table:table-cell>
          <table:table-cell office:value-type="float" office:value="0.520135" calcext:value-type="float">
            <text:p>0.52013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CP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089928379" calcext:value-type="float">
            <text:p>-0.089928379</text:p>
          </table:table-cell>
          <table:table-cell office:value-type="float" office:value="37.297836" calcext:value-type="float">
            <text:p>37.297836</text:p>
          </table:table-cell>
          <table:table-cell office:value-type="float" office:value="-0.077512356" calcext:value-type="float">
            <text:p>-0.077512356</text:p>
          </table:table-cell>
          <table:table-cell office:value-type="float" office:value="58891.963" calcext:value-type="float">
            <text:p>58891.963</text:p>
          </table:table-cell>
          <table:table-cell office:value-type="string" calcext:value-type="string">
            <text:p><text:s/>2020-02-12T23:06:24.500 </text:p>
          </table:table-cell>
          <table:table-cell office:value-type="float" office:value="30159.904" calcext:value-type="float">
            <text:p>30159.904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3" calcext:value-type="float">
            <text:p>725.3</text:p>
          </table:table-cell>
          <table:table-cell office:value-type="float" office:value="-0.8" calcext:value-type="float">
            <text:p>-0.8</text:p>
          </table:table-cell>
          <table:table-cell office:value-type="float" office:value="86.2" calcext:value-type="float">
            <text:p>86.2</text:p>
          </table:table-cell>
          <table:table-cell office:value-type="float" office:value="8.2" calcext:value-type="float">
            <text:p>8.2</text:p>
          </table:table-cell>
          <table:table-cell office:value-type="float" office:value="0.5216" calcext:value-type="float">
            <text:p>0.521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NCP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093975887" calcext:value-type="float">
            <text:p>-0.093975887</text:p>
          </table:table-cell>
          <table:table-cell office:value-type="float" office:value="37.302456" calcext:value-type="float">
            <text:p>37.302456</text:p>
          </table:table-cell>
          <table:table-cell office:value-type="float" office:value="-0.081006546" calcext:value-type="float">
            <text:p>-0.081006546</text:p>
          </table:table-cell>
          <table:table-cell office:value-type="float" office:value="58891.971" calcext:value-type="float">
            <text:p>58891.971</text:p>
          </table:table-cell>
          <table:table-cell office:value-type="string" calcext:value-type="string">
            <text:p><text:s/>2020-02-12T23:17:43.000 </text:p>
          </table:table-cell>
          <table:table-cell office:value-type="float" office:value="30840.262" calcext:value-type="float">
            <text:p>30840.262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4" calcext:value-type="float">
            <text:p>725.4</text:p>
          </table:table-cell>
          <table:table-cell office:value-type="float" office:value="-0.9" calcext:value-type="float">
            <text:p>-0.9</text:p>
          </table:table-cell>
          <table:table-cell office:value-type="float" office:value="86.8" calcext:value-type="float">
            <text:p>86.8</text:p>
          </table:table-cell>
          <table:table-cell office:value-type="float" office:value="8" calcext:value-type="float">
            <text:p>8</text:p>
          </table:table-cell>
          <table:table-cell office:value-type="float" office:value="0.530801" calcext:value-type="float">
            <text:p>0.53080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NCP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098314929" calcext:value-type="float">
            <text:p>-0.098314929</text:p>
          </table:table-cell>
          <table:table-cell office:value-type="float" office:value="37.306921" calcext:value-type="float">
            <text:p>37.306921</text:p>
          </table:table-cell>
          <table:table-cell office:value-type="float" office:value="-0.08451877" calcext:value-type="float">
            <text:p>-0.08451877</text:p>
          </table:table-cell>
          <table:table-cell office:value-type="float" office:value="58891.979" calcext:value-type="float">
            <text:p>58891.979</text:p>
          </table:table-cell>
          <table:table-cell office:value-type="string" calcext:value-type="string">
            <text:p><text:s/>2020-02-12T23:29:03.000 </text:p>
          </table:table-cell>
          <table:table-cell office:value-type="float" office:value="31522.124" calcext:value-type="float">
            <text:p>31522.124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3" calcext:value-type="float">
            <text:p>725.3</text:p>
          </table:table-cell>
          <table:table-cell office:value-type="float" office:value="-1" calcext:value-type="float">
            <text:p>-1</text:p>
          </table:table-cell>
          <table:table-cell office:value-type="float" office:value="86.9" calcext:value-type="float">
            <text:p>86.9</text:p>
          </table:table-cell>
          <table:table-cell office:value-type="float" office:value="7.8" calcext:value-type="float">
            <text:p>7.8</text:p>
          </table:table-cell>
          <table:table-cell office:value-type="float" office:value="0.528075" calcext:value-type="float">
            <text:p>0.52807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NCP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10390927" calcext:value-type="float">
            <text:p>-0.10390927</text:p>
          </table:table-cell>
          <table:table-cell office:value-type="float" office:value="37.312069" calcext:value-type="float">
            <text:p>37.312069</text:p>
          </table:table-cell>
          <table:table-cell office:value-type="float" office:value="-0.089205344" calcext:value-type="float">
            <text:p>-0.089205344</text:p>
          </table:table-cell>
          <table:table-cell office:value-type="float" office:value="58891.988" calcext:value-type="float">
            <text:p>58891.988</text:p>
          </table:table-cell>
          <table:table-cell office:value-type="string" calcext:value-type="string">
            <text:p><text:s/>2020-02-12T23:42:43.125 </text:p>
          </table:table-cell>
          <table:table-cell office:value-type="float" office:value="32344.494" calcext:value-type="float">
            <text:p>32344.494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3" calcext:value-type="float">
            <text:p>725.3</text:p>
          </table:table-cell>
          <table:table-cell office:value-type="float" office:value="-1" calcext:value-type="float">
            <text:p>-1</text:p>
          </table:table-cell>
          <table:table-cell office:value-type="float" office:value="88.7" calcext:value-type="float">
            <text:p>88.7</text:p>
          </table:table-cell>
          <table:table-cell office:value-type="float" office:value="8.1" calcext:value-type="float">
            <text:p>8.1</text:p>
          </table:table-cell>
          <table:table-cell office:value-type="float" office:value="0.519831" calcext:value-type="float">
            <text:p>0.51983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NCP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10883289" calcext:value-type="float">
            <text:p>-0.10883289</text:p>
          </table:table-cell>
          <table:table-cell office:value-type="float" office:value="37.316129" calcext:value-type="float">
            <text:p>37.316129</text:p>
          </table:table-cell>
          <table:table-cell office:value-type="float" office:value="-0.093232941" calcext:value-type="float">
            <text:p>-0.093232941</text:p>
          </table:table-cell>
          <table:table-cell office:value-type="float" office:value="58891.996" calcext:value-type="float">
            <text:p>58891.996</text:p>
          </table:table-cell>
          <table:table-cell office:value-type="string" calcext:value-type="string">
            <text:p><text:s/>2020-02-12T23:54:02.875 </text:p>
          </table:table-cell>
          <table:table-cell office:value-type="float" office:value="33026.105" calcext:value-type="float">
            <text:p>33026.105</text:p>
          </table:table-cell>
          <table:table-cell office:value-type="float" office:value="628" calcext:value-type="float">
            <text:p>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.3" calcext:value-type="float">
            <text:p>725.3</text:p>
          </table:table-cell>
          <table:table-cell office:value-type="float" office:value="-1.1" calcext:value-type="float">
            <text:p>-1.1</text:p>
          </table:table-cell>
          <table:table-cell office:value-type="float" office:value="85.2" calcext:value-type="float">
            <text:p>85.2</text:p>
          </table:table-cell>
          <table:table-cell office:value-type="float" office:value="7.2" calcext:value-type="float">
            <text:p>7.2</text:p>
          </table:table-cell>
          <table:table-cell office:value-type="float" office:value="0.5245" calcext:value-type="float">
            <text:p>0.524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2s25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W3OH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6.766172" calcext:value-type="float">
            <text:p>36.766172</text:p>
          </table:table-cell>
          <table:table-cell office:value-type="float" office:value="61.873492" calcext:value-type="float">
            <text:p>61.873492</text:p>
          </table:table-cell>
          <table:table-cell office:value-type="float" office:value="-23.173803" calcext:value-type="float">
            <text:p>-23.173803</text:p>
          </table:table-cell>
          <table:table-cell office:value-type="float" office:value="17.778445" calcext:value-type="float">
            <text:p>17.778445</text:p>
          </table:table-cell>
          <table:table-cell office:value-type="float" office:value="-21.453074" calcext:value-type="float">
            <text:p>-21.453074</text:p>
          </table:table-cell>
          <table:table-cell office:value-type="float" office:value="58892.07" calcext:value-type="float">
            <text:p>58892.07</text:p>
          </table:table-cell>
          <table:table-cell office:value-type="string" calcext:value-type="string">
            <text:p><text:s/>2020-02-13T01:41:11.375 </text:p>
          </table:table-cell>
          <table:table-cell office:value-type="float" office:value="39472.198" calcext:value-type="float">
            <text:p>39472.198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725" calcext:value-type="float">
            <text:p>725</text:p>
          </table:table-cell>
          <table:table-cell office:value-type="float" office:value="-1.3" calcext:value-type="float">
            <text:p>-1.3</text:p>
          </table:table-cell>
          <table:table-cell office:value-type="float" office:value="92.2" calcext:value-type="float">
            <text:p>92.2</text:p>
          </table:table-cell>
          <table:table-cell office:value-type="float" office:value="7.1" calcext:value-type="float">
            <text:p>7.1</text:p>
          </table:table-cell>
          <table:table-cell office:value-type="float" office:value="0.546442" calcext:value-type="float">
            <text:p>0.54644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1633+382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48.81452" calcext:value-type="float">
            <text:p>248.81452</text:p>
          </table:table-cell>
          <table:table-cell office:value-type="float" office:value="38.134562" calcext:value-type="float">
            <text:p>38.134562</text:p>
          </table:table-cell>
          <table:table-cell office:value-type="float" office:value="290.75145" calcext:value-type="float">
            <text:p>290.75145</text:p>
          </table:table-cell>
          <table:table-cell office:value-type="float" office:value="42.665512" calcext:value-type="float">
            <text:p>42.665512</text:p>
          </table:table-cell>
          <table:table-cell office:value-type="float" office:value="-49.62106" calcext:value-type="float">
            <text:p>-49.62106</text:p>
          </table:table-cell>
          <table:table-cell office:value-type="float" office:value="58892.473" calcext:value-type="float">
            <text:p>58892.473</text:p>
          </table:table-cell>
          <table:table-cell office:value-type="string" calcext:value-type="string">
            <text:p><text:s/>2020-02-13T11:21:07.375 </text:p>
          </table:table-cell>
          <table:table-cell office:value-type="float" office:value="74363.466" calcext:value-type="float">
            <text:p>74363.46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726.1" calcext:value-type="float">
            <text:p>726.1</text:p>
          </table:table-cell>
          <table:table-cell office:value-type="float" office:value="2.7" calcext:value-type="float">
            <text:p>2.7</text:p>
          </table:table-cell>
          <table:table-cell office:value-type="float" office:value="56.9" calcext:value-type="float">
            <text:p>56.9</text:p>
          </table:table-cell>
          <table:table-cell office:value-type="float" office:value="4.6" calcext:value-type="float">
            <text:p>4.6</text:p>
          </table:table-cell>
          <table:table-cell office:value-type="float" office:value="0.259199" calcext:value-type="float">
            <text:p>0.2591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1633+382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48.81452" calcext:value-type="float">
            <text:p>248.81452</text:p>
          </table:table-cell>
          <table:table-cell office:value-type="float" office:value="38.134562" calcext:value-type="float">
            <text:p>38.134562</text:p>
          </table:table-cell>
          <table:table-cell office:value-type="float" office:value="290.85633" calcext:value-type="float">
            <text:p>290.85633</text:p>
          </table:table-cell>
          <table:table-cell office:value-type="float" office:value="42.437322" calcext:value-type="float">
            <text:p>42.437322</text:p>
          </table:table-cell>
          <table:table-cell office:value-type="float" office:value="-49.525012" calcext:value-type="float">
            <text:p>-49.525012</text:p>
          </table:table-cell>
          <table:table-cell office:value-type="float" office:value="58892.474" calcext:value-type="float">
            <text:p>58892.474</text:p>
          </table:table-cell>
          <table:table-cell office:value-type="string" calcext:value-type="string">
            <text:p><text:s/>2020-02-13T11:22:20.500 </text:p>
          </table:table-cell>
          <table:table-cell office:value-type="float" office:value="74436.791" calcext:value-type="float">
            <text:p>74436.791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6" calcext:value-type="float">
            <text:p>726</text:p>
          </table:table-cell>
          <table:table-cell office:value-type="float" office:value="2.7" calcext:value-type="float">
            <text:p>2.7</text:p>
          </table:table-cell>
          <table:table-cell office:value-type="float" office:value="55.7" calcext:value-type="float">
            <text:p>55.7</text:p>
          </table:table-cell>
          <table:table-cell office:value-type="float" office:value="4.1" calcext:value-type="float">
            <text:p>4.1</text:p>
          </table:table-cell>
          <table:table-cell office:value-type="float" office:value="0.259199" calcext:value-type="float">
            <text:p>0.2591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1633+382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48.81452" calcext:value-type="float">
            <text:p>248.81452</text:p>
          </table:table-cell>
          <table:table-cell office:value-type="float" office:value="38.134562" calcext:value-type="float">
            <text:p>38.134562</text:p>
          </table:table-cell>
          <table:table-cell office:value-type="float" office:value="290.95876" calcext:value-type="float">
            <text:p>290.95876</text:p>
          </table:table-cell>
          <table:table-cell office:value-type="float" office:value="42.215126" calcext:value-type="float">
            <text:p>42.215126</text:p>
          </table:table-cell>
          <table:table-cell office:value-type="float" office:value="-49.431918" calcext:value-type="float">
            <text:p>-49.431918</text:p>
          </table:table-cell>
          <table:table-cell office:value-type="float" office:value="58892.475" calcext:value-type="float">
            <text:p>58892.475</text:p>
          </table:table-cell>
          <table:table-cell office:value-type="string" calcext:value-type="string">
            <text:p><text:s/>2020-02-13T11:23:32.000 </text:p>
          </table:table-cell>
          <table:table-cell office:value-type="float" office:value="74508.487" calcext:value-type="float">
            <text:p>74508.48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26" calcext:value-type="float">
            <text:p>726</text:p>
          </table:table-cell>
          <table:table-cell office:value-type="float" office:value="2.7" calcext:value-type="float">
            <text:p>2.7</text:p>
          </table:table-cell>
          <table:table-cell office:value-type="float" office:value="55.7" calcext:value-type="float">
            <text:p>55.7</text:p>
          </table:table-cell>
          <table:table-cell office:value-type="float" office:value="3.6" calcext:value-type="float">
            <text:p>3.6</text:p>
          </table:table-cell>
          <table:table-cell office:value-type="float" office:value="0.259199" calcext:value-type="float">
            <text:p>0.2591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1633+382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48.81452" calcext:value-type="float">
            <text:p>248.81452</text:p>
          </table:table-cell>
          <table:table-cell office:value-type="float" office:value="38.134562" calcext:value-type="float">
            <text:p>38.134562</text:p>
          </table:table-cell>
          <table:table-cell office:value-type="float" office:value="291.06468" calcext:value-type="float">
            <text:p>291.06468</text:p>
          </table:table-cell>
          <table:table-cell office:value-type="float" office:value="41.986085" calcext:value-type="float">
            <text:p>41.986085</text:p>
          </table:table-cell>
          <table:table-cell office:value-type="float" office:value="-49.336804" calcext:value-type="float">
            <text:p>-49.336804</text:p>
          </table:table-cell>
          <table:table-cell office:value-type="float" office:value="58892.476" calcext:value-type="float">
            <text:p>58892.476</text:p>
          </table:table-cell>
          <table:table-cell office:value-type="string" calcext:value-type="string">
            <text:p><text:s/>2020-02-13T11:24:45.625 </text:p>
          </table:table-cell>
          <table:table-cell office:value-type="float" office:value="74582.313" calcext:value-type="float">
            <text:p>74582.31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726" calcext:value-type="float">
            <text:p>726</text:p>
          </table:table-cell>
          <table:table-cell office:value-type="float" office:value="2.7" calcext:value-type="float">
            <text:p>2.7</text:p>
          </table:table-cell>
          <table:table-cell office:value-type="float" office:value="55.4" calcext:value-type="float">
            <text:p>55.4</text:p>
          </table:table-cell>
          <table:table-cell office:value-type="float" office:value="4" calcext:value-type="float">
            <text:p>4</text:p>
          </table:table-cell>
          <table:table-cell office:value-type="float" office:value="0.259199" calcext:value-type="float">
            <text:p>0.2591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633+382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48.81452" calcext:value-type="float">
            <text:p>248.81452</text:p>
          </table:table-cell>
          <table:table-cell office:value-type="float" office:value="38.134562" calcext:value-type="float">
            <text:p>38.134562</text:p>
          </table:table-cell>
          <table:table-cell office:value-type="float" office:value="291.16796" calcext:value-type="float">
            <text:p>291.16796</text:p>
          </table:table-cell>
          <table:table-cell office:value-type="float" office:value="41.763422" calcext:value-type="float">
            <text:p>41.763422</text:p>
          </table:table-cell>
          <table:table-cell office:value-type="float" office:value="-49.24495" calcext:value-type="float">
            <text:p>-49.24495</text:p>
          </table:table-cell>
          <table:table-cell office:value-type="float" office:value="58892.476" calcext:value-type="float">
            <text:p>58892.476</text:p>
          </table:table-cell>
          <table:table-cell office:value-type="string" calcext:value-type="string">
            <text:p><text:s/>2020-02-13T11:25:57.250 </text:p>
          </table:table-cell>
          <table:table-cell office:value-type="float" office:value="74654.134" calcext:value-type="float">
            <text:p>74654.13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26" calcext:value-type="float">
            <text:p>726</text:p>
          </table:table-cell>
          <table:table-cell office:value-type="float" office:value="2.7" calcext:value-type="float">
            <text:p>2.7</text:p>
          </table:table-cell>
          <table:table-cell office:value-type="float" office:value="55.4" calcext:value-type="float">
            <text:p>55.4</text:p>
          </table:table-cell>
          <table:table-cell office:value-type="float" office:value="4" calcext:value-type="float">
            <text:p>4</text:p>
          </table:table-cell>
          <table:table-cell office:value-type="float" office:value="0.259199" calcext:value-type="float">
            <text:p>0.2591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251+158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3.4906" calcext:value-type="float">
            <text:p>343.4906</text:p>
          </table:table-cell>
          <table:table-cell office:value-type="float" office:value="16.148236" calcext:value-type="float">
            <text:p>16.148236</text:p>
          </table:table-cell>
          <table:table-cell office:value-type="float" office:value="120.69262" calcext:value-type="float">
            <text:p>120.69262</text:p>
          </table:table-cell>
          <table:table-cell office:value-type="float" office:value="56.72275" calcext:value-type="float">
            <text:p>56.72275</text:p>
          </table:table-cell>
          <table:table-cell office:value-type="float" office:value="90.875163" calcext:value-type="float">
            <text:p>90.875163</text:p>
          </table:table-cell>
          <table:table-cell office:value-type="float" office:value="58892.485" calcext:value-type="float">
            <text:p>58892.485</text:p>
          </table:table-cell>
          <table:table-cell office:value-type="string" calcext:value-type="string">
            <text:p><text:s/>2020-02-13T11:38:56.000 </text:p>
          </table:table-cell>
          <table:table-cell office:value-type="float" office:value="75435.017" calcext:value-type="float">
            <text:p>75435.01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726.1" calcext:value-type="float">
            <text:p>726.1</text:p>
          </table:table-cell>
          <table:table-cell office:value-type="float" office:value="2.7" calcext:value-type="float">
            <text:p>2.7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.3</text:p>
          </table:table-cell>
          <table:table-cell office:value-type="float" office:value="0.313724" calcext:value-type="float">
            <text:p>0.31372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251+158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3.4906" calcext:value-type="float">
            <text:p>343.4906</text:p>
          </table:table-cell>
          <table:table-cell office:value-type="float" office:value="16.148236" calcext:value-type="float">
            <text:p>16.148236</text:p>
          </table:table-cell>
          <table:table-cell office:value-type="float" office:value="121.07652" calcext:value-type="float">
            <text:p>121.07652</text:p>
          </table:table-cell>
          <table:table-cell office:value-type="float" office:value="56.936443" calcext:value-type="float">
            <text:p>56.936443</text:p>
          </table:table-cell>
          <table:table-cell office:value-type="float" office:value="91.428814" calcext:value-type="float">
            <text:p>91.428814</text:p>
          </table:table-cell>
          <table:table-cell office:value-type="float" office:value="58892.486" calcext:value-type="float">
            <text:p>58892.486</text:p>
          </table:table-cell>
          <table:table-cell office:value-type="string" calcext:value-type="string">
            <text:p><text:s/>2020-02-13T11:40:10.750 </text:p>
          </table:table-cell>
          <table:table-cell office:value-type="float" office:value="75509.971" calcext:value-type="float">
            <text:p>75509.971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726" calcext:value-type="float">
            <text:p>726</text:p>
          </table:table-cell>
          <table:table-cell office:value-type="float" office:value="2.7" calcext:value-type="float">
            <text:p>2.7</text:p>
          </table:table-cell>
          <table:table-cell office:value-type="float" office:value="48.8" calcext:value-type="float">
            <text:p>48.8</text:p>
          </table:table-cell>
          <table:table-cell office:value-type="float" office:value="4.2" calcext:value-type="float">
            <text:p>4.2</text:p>
          </table:table-cell>
          <table:table-cell office:value-type="float" office:value="0.313724" calcext:value-type="float">
            <text:p>0.31372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251+158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3.4906" calcext:value-type="float">
            <text:p>343.4906</text:p>
          </table:table-cell>
          <table:table-cell office:value-type="float" office:value="16.148236" calcext:value-type="float">
            <text:p>16.148236</text:p>
          </table:table-cell>
          <table:table-cell office:value-type="float" office:value="121.45446" calcext:value-type="float">
            <text:p>121.45446</text:p>
          </table:table-cell>
          <table:table-cell office:value-type="float" office:value="57.143938" calcext:value-type="float">
            <text:p>57.143938</text:p>
          </table:table-cell>
          <table:table-cell office:value-type="float" office:value="91.973897" calcext:value-type="float">
            <text:p>91.973897</text:p>
          </table:table-cell>
          <table:table-cell office:value-type="float" office:value="58892.487" calcext:value-type="float">
            <text:p>58892.487</text:p>
          </table:table-cell>
          <table:table-cell office:value-type="string" calcext:value-type="string">
            <text:p><text:s/>2020-02-13T11:41:23.625 </text:p>
          </table:table-cell>
          <table:table-cell office:value-type="float" office:value="75583.046" calcext:value-type="float">
            <text:p>75583.04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26" calcext:value-type="float">
            <text:p>726</text:p>
          </table:table-cell>
          <table:table-cell office:value-type="float" office:value="2.7" calcext:value-type="float">
            <text:p>2.7</text:p>
          </table:table-cell>
          <table:table-cell office:value-type="float" office:value="50.3" calcext:value-type="float">
            <text:p>50.3</text:p>
          </table:table-cell>
          <table:table-cell office:value-type="float" office:value="4.9" calcext:value-type="float">
            <text:p>4.9</text:p>
          </table:table-cell>
          <table:table-cell office:value-type="float" office:value="0.458834" calcext:value-type="float">
            <text:p>0.4588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251+158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3.4906" calcext:value-type="float">
            <text:p>343.4906</text:p>
          </table:table-cell>
          <table:table-cell office:value-type="float" office:value="16.148236" calcext:value-type="float">
            <text:p>16.148236</text:p>
          </table:table-cell>
          <table:table-cell office:value-type="float" office:value="121.83805" calcext:value-type="float">
            <text:p>121.83805</text:p>
          </table:table-cell>
          <table:table-cell office:value-type="float" office:value="57.351652" calcext:value-type="float">
            <text:p>57.351652</text:p>
          </table:table-cell>
          <table:table-cell office:value-type="float" office:value="92.529003" calcext:value-type="float">
            <text:p>92.529003</text:p>
          </table:table-cell>
          <table:table-cell office:value-type="float" office:value="58892.488" calcext:value-type="float">
            <text:p>58892.488</text:p>
          </table:table-cell>
          <table:table-cell office:value-type="string" calcext:value-type="string">
            <text:p><text:s/>2020-02-13T11:42:36.875 </text:p>
          </table:table-cell>
          <table:table-cell office:value-type="float" office:value="75656.496" calcext:value-type="float">
            <text:p>75656.49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725.9" calcext:value-type="float">
            <text:p>725.9</text:p>
          </table:table-cell>
          <table:table-cell office:value-type="float" office:value="2.7" calcext:value-type="float">
            <text:p>2.7</text:p>
          </table:table-cell>
          <table:table-cell office:value-type="float" office:value="51.3" calcext:value-type="float">
            <text:p>51.3</text:p>
          </table:table-cell>
          <table:table-cell office:value-type="float" office:value="3.3" calcext:value-type="float">
            <text:p>3.3</text:p>
          </table:table-cell>
          <table:table-cell office:value-type="float" office:value="0.458834" calcext:value-type="float">
            <text:p>0.4588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3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251+158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3.4906" calcext:value-type="float">
            <text:p>343.4906</text:p>
          </table:table-cell>
          <table:table-cell office:value-type="float" office:value="16.148236" calcext:value-type="float">
            <text:p>16.148236</text:p>
          </table:table-cell>
          <table:table-cell office:value-type="float" office:value="122.21546" calcext:value-type="float">
            <text:p>122.21546</text:p>
          </table:table-cell>
          <table:table-cell office:value-type="float" office:value="57.553213" calcext:value-type="float">
            <text:p>57.553213</text:p>
          </table:table-cell>
          <table:table-cell office:value-type="float" office:value="93.076927" calcext:value-type="float">
            <text:p>93.076927</text:p>
          </table:table-cell>
          <table:table-cell office:value-type="float" office:value="58892.489" calcext:value-type="float">
            <text:p>58892.489</text:p>
          </table:table-cell>
          <table:table-cell office:value-type="string" calcext:value-type="string">
            <text:p><text:s/>2020-02-13T11:43:48.250 </text:p>
          </table:table-cell>
          <table:table-cell office:value-type="float" office:value="75728.067" calcext:value-type="float">
            <text:p>75728.06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25.9" calcext:value-type="float">
            <text:p>725.9</text:p>
          </table:table-cell>
          <table:table-cell office:value-type="float" office:value="2.7" calcext:value-type="float">
            <text:p>2.7</text:p>
          </table:table-cell>
          <table:table-cell office:value-type="float" office:value="51.3" calcext:value-type="float">
            <text:p>51.3</text:p>
          </table:table-cell>
          <table:table-cell office:value-type="float" office:value="3.5" calcext:value-type="float">
            <text:p>3.5</text:p>
          </table:table-cell>
          <table:table-cell office:value-type="float" office:value="0.458834" calcext:value-type="float">
            <text:p>0.45883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4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1928+738 </text:p>
          </table:table-cell>
          <table:table-cell office:value-type="string" calcext:value-type="string">
            <text:p><text:s/>IRAM </text:p>
          </table:table-cell>
          <table:table-cell office:value-type="string" calcext:value-type="string">
            <text:p><text:s/>Commissioning team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-11.53139" calcext:value-type="float">
            <text:p>-11.53139</text:p>
          </table:table-cell>
          <table:table-cell office:value-type="float" office:value="50.817195" calcext:value-type="float">
            <text:p>50.817195</text:p>
          </table:table-cell>
          <table:table-cell office:value-type="float" office:value="-9.182005" calcext:value-type="float">
            <text:p>-9.182005</text:p>
          </table:table-cell>
          <table:table-cell office:value-type="float" office:value="58892.498" calcext:value-type="float">
            <text:p>58892.498</text:p>
          </table:table-cell>
          <table:table-cell office:value-type="string" calcext:value-type="string">
            <text:p><text:s/>2020-02-13T11:57:25.250 </text:p>
          </table:table-cell>
          <table:table-cell office:value-type="float" office:value="76547.304" calcext:value-type="float">
            <text:p>76547.304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726" calcext:value-type="float">
            <text:p>726</text:p>
          </table:table-cell>
          <table:table-cell office:value-type="float" office:value="2.7" calcext:value-type="float">
            <text:p>2.7</text:p>
          </table:table-cell>
          <table:table-cell office:value-type="float" office:value="47.2" calcext:value-type="float">
            <text:p>47.2</text:p>
          </table:table-cell>
          <table:table-cell office:value-type="float" office:value="3.7" calcext:value-type="float">
            <text:p>3.7</text:p>
          </table:table-cell>
          <table:table-cell office:value-type="float" office:value="0.348966" calcext:value-type="float">
            <text:p>0.34896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4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NGC6946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71792" calcext:value-type="float">
            <text:p>308.71792</text:p>
          </table:table-cell>
          <table:table-cell office:value-type="float" office:value="60.153889" calcext:value-type="float">
            <text:p>60.153889</text:p>
          </table:table-cell>
          <table:table-cell office:value-type="float" office:value="-15.004797" calcext:value-type="float">
            <text:p>-15.004797</text:p>
          </table:table-cell>
          <table:table-cell office:value-type="float" office:value="65.493258" calcext:value-type="float">
            <text:p>65.493258</text:p>
          </table:table-cell>
          <table:table-cell office:value-type="float" office:value="-12.256033" calcext:value-type="float">
            <text:p>-12.256033</text:p>
          </table:table-cell>
          <table:table-cell office:value-type="float" office:value="58892.504" calcext:value-type="float">
            <text:p>58892.504</text:p>
          </table:table-cell>
          <table:table-cell office:value-type="string" calcext:value-type="string">
            <text:p><text:s/>2020-02-13T12:05:04.625 </text:p>
          </table:table-cell>
          <table:table-cell office:value-type="float" office:value="77007.936" calcext:value-type="float">
            <text:p>77007.936</text:p>
          </table:table-cell>
          <table:table-cell office:value-type="float" office:value="770.45" calcext:value-type="float">
            <text:p>770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725.8" calcext:value-type="float">
            <text:p>725.8</text:p>
          </table:table-cell>
          <table:table-cell office:value-type="float" office:value="3.2" calcext:value-type="float">
            <text:p>3.2</text:p>
          </table:table-cell>
          <table:table-cell office:value-type="float" office:value="43.7" calcext:value-type="float">
            <text:p>43.7</text:p>
          </table:table-cell>
          <table:table-cell office:value-type="float" office:value="3.9" calcext:value-type="float">
            <text:p>3.9</text:p>
          </table:table-cell>
          <table:table-cell office:value-type="float" office:value="0.326384" calcext:value-type="float">
            <text:p>0.32638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4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NGC6946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71792" calcext:value-type="float">
            <text:p>308.71792</text:p>
          </table:table-cell>
          <table:table-cell office:value-type="float" office:value="60.153889" calcext:value-type="float">
            <text:p>60.153889</text:p>
          </table:table-cell>
          <table:table-cell office:value-type="float" office:value="-18.859029" calcext:value-type="float">
            <text:p>-18.859029</text:p>
          </table:table-cell>
          <table:table-cell office:value-type="float" office:value="64.63048" calcext:value-type="float">
            <text:p>64.63048</text:p>
          </table:table-cell>
          <table:table-cell office:value-type="float" office:value="-15.339501" calcext:value-type="float">
            <text:p>-15.339501</text:p>
          </table:table-cell>
          <table:table-cell office:value-type="float" office:value="58892.514" calcext:value-type="float">
            <text:p>58892.514</text:p>
          </table:table-cell>
          <table:table-cell office:value-type="string" calcext:value-type="string">
            <text:p><text:s/>2020-02-13T12:19:51.750 </text:p>
          </table:table-cell>
          <table:table-cell office:value-type="float" office:value="77897.49" calcext:value-type="float">
            <text:p>77897.49</text:p>
          </table:table-cell>
          <table:table-cell office:value-type="float" office:value="770.45" calcext:value-type="float">
            <text:p>770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725.7" calcext:value-type="float">
            <text:p>725.7</text:p>
          </table:table-cell>
          <table:table-cell office:value-type="float" office:value="3.3" calcext:value-type="float">
            <text:p>3.3</text:p>
          </table:table-cell>
          <table:table-cell office:value-type="float" office:value="41.7" calcext:value-type="float">
            <text:p>41.7</text:p>
          </table:table-cell>
          <table:table-cell office:value-type="float" office:value="3.6" calcext:value-type="float">
            <text:p>3.6</text:p>
          </table:table-cell>
          <table:table-cell office:value-type="float" office:value="0.336525" calcext:value-type="float">
            <text:p>0.3365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4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NGC6946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71792" calcext:value-type="float">
            <text:p>308.71792</text:p>
          </table:table-cell>
          <table:table-cell office:value-type="float" office:value="60.153889" calcext:value-type="float">
            <text:p>60.153889</text:p>
          </table:table-cell>
          <table:table-cell office:value-type="float" office:value="-22.042465" calcext:value-type="float">
            <text:p>-22.042465</text:p>
          </table:table-cell>
          <table:table-cell office:value-type="float" office:value="63.991494" calcext:value-type="float">
            <text:p>63.991494</text:p>
          </table:table-cell>
          <table:table-cell office:value-type="float" office:value="-17.87021" calcext:value-type="float">
            <text:p>-17.87021</text:p>
          </table:table-cell>
          <table:table-cell office:value-type="float" office:value="58892.523" calcext:value-type="float">
            <text:p>58892.523</text:p>
          </table:table-cell>
          <table:table-cell office:value-type="string" calcext:value-type="string">
            <text:p><text:s/>2020-02-13T12:33:27.375 </text:p>
          </table:table-cell>
          <table:table-cell office:value-type="float" office:value="78715.348" calcext:value-type="float">
            <text:p>78715.348</text:p>
          </table:table-cell>
          <table:table-cell office:value-type="float" office:value="770.45" calcext:value-type="float">
            <text:p>770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725.7" calcext:value-type="float">
            <text:p>725.7</text:p>
          </table:table-cell>
          <table:table-cell office:value-type="float" office:value="3.4" calcext:value-type="float">
            <text:p>3.4</text:p>
          </table:table-cell>
          <table:table-cell office:value-type="float" office:value="45.4" calcext:value-type="float">
            <text:p>45.4</text:p>
          </table:table-cell>
          <table:table-cell office:value-type="float" office:value="5" calcext:value-type="float">
            <text:p>5</text:p>
          </table:table-cell>
          <table:table-cell office:value-type="float" office:value="0.325074" calcext:value-type="float">
            <text:p>0.32507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4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1928+738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-15.495008" calcext:value-type="float">
            <text:p>-15.495008</text:p>
          </table:table-cell>
          <table:table-cell office:value-type="float" office:value="48.438984" calcext:value-type="float">
            <text:p>48.438984</text:p>
          </table:table-cell>
          <table:table-cell office:value-type="float" office:value="-12.330981" calcext:value-type="float">
            <text:p>-12.330981</text:p>
          </table:table-cell>
          <table:table-cell office:value-type="float" office:value="58892.533" calcext:value-type="float">
            <text:p>58892.533</text:p>
          </table:table-cell>
          <table:table-cell office:value-type="string" calcext:value-type="string">
            <text:p><text:s/>2020-02-13T12:48:11.375 </text:p>
          </table:table-cell>
          <table:table-cell office:value-type="float" office:value="79601.769" calcext:value-type="float">
            <text:p>79601.76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725.7" calcext:value-type="float">
            <text:p>725.7</text:p>
          </table:table-cell>
          <table:table-cell office:value-type="float" office:value="3.6" calcext:value-type="float">
            <text:p>3.6</text:p>
          </table:table-cell>
          <table:table-cell office:value-type="float" office:value="46.1" calcext:value-type="float">
            <text:p>46.1</text:p>
          </table:table-cell>
          <table:table-cell office:value-type="float" office:value="4.8" calcext:value-type="float">
            <text:p>4.8</text:p>
          </table:table-cell>
          <table:table-cell office:value-type="float" office:value="0.325654" calcext:value-type="float">
            <text:p>0.32565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4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928+738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-16.08371" calcext:value-type="float">
            <text:p>-16.08371</text:p>
          </table:table-cell>
          <table:table-cell office:value-type="float" office:value="47.947986" calcext:value-type="float">
            <text:p>47.947986</text:p>
          </table:table-cell>
          <table:table-cell office:value-type="float" office:value="-12.800166" calcext:value-type="float">
            <text:p>-12.800166</text:p>
          </table:table-cell>
          <table:table-cell office:value-type="float" office:value="58892.54" calcext:value-type="float">
            <text:p>58892.54</text:p>
          </table:table-cell>
          <table:table-cell office:value-type="string" calcext:value-type="string">
            <text:p><text:s/>2020-02-13T12:57:22.375 </text:p>
          </table:table-cell>
          <table:table-cell office:value-type="float" office:value="80154.277" calcext:value-type="float">
            <text:p>80154.27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725.6" calcext:value-type="float">
            <text:p>725.6</text:p>
          </table:table-cell>
          <table:table-cell office:value-type="float" office:value="3.7" calcext:value-type="float">
            <text:p>3.7</text:p>
          </table:table-cell>
          <table:table-cell office:value-type="float" office:value="44.1" calcext:value-type="float">
            <text:p>44.1</text:p>
          </table:table-cell>
          <table:table-cell office:value-type="float" office:value="4.9" calcext:value-type="float">
            <text:p>4.9</text:p>
          </table:table-cell>
          <table:table-cell office:value-type="float" office:value="0.291713" calcext:value-type="float">
            <text:p>0.2917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4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928+738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-16.379201" calcext:value-type="float">
            <text:p>-16.379201</text:p>
          </table:table-cell>
          <table:table-cell office:value-type="float" office:value="47.676999" calcext:value-type="float">
            <text:p>47.676999</text:p>
          </table:table-cell>
          <table:table-cell office:value-type="float" office:value="-13.036481" calcext:value-type="float">
            <text:p>-13.036481</text:p>
          </table:table-cell>
          <table:table-cell office:value-type="float" office:value="58892.543" calcext:value-type="float">
            <text:p>58892.543</text:p>
          </table:table-cell>
          <table:table-cell office:value-type="string" calcext:value-type="string">
            <text:p><text:s/>2020-02-13T13:02:14.250 </text:p>
          </table:table-cell>
          <table:table-cell office:value-type="float" office:value="80446.951" calcext:value-type="float">
            <text:p>80446.951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25.7" calcext:value-type="float">
            <text:p>725.7</text:p>
          </table:table-cell>
          <table:table-cell office:value-type="float" office:value="3.7" calcext:value-type="float">
            <text:p>3.7</text:p>
          </table:table-cell>
          <table:table-cell office:value-type="float" office:value="42.7" calcext:value-type="float">
            <text:p>42.7</text:p>
          </table:table-cell>
          <table:table-cell office:value-type="float" office:value="3.5" calcext:value-type="float">
            <text:p>3.5</text:p>
          </table:table-cell>
          <table:table-cell office:value-type="float" office:value="0.373052" calcext:value-type="float">
            <text:p>0.37305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5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1928+738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-16.695233" calcext:value-type="float">
            <text:p>-16.695233</text:p>
          </table:table-cell>
          <table:table-cell office:value-type="float" office:value="47.369344" calcext:value-type="float">
            <text:p>47.369344</text:p>
          </table:table-cell>
          <table:table-cell office:value-type="float" office:value="-13.2904" calcext:value-type="float">
            <text:p>-13.2904</text:p>
          </table:table-cell>
          <table:table-cell office:value-type="float" office:value="58892.547" calcext:value-type="float">
            <text:p>58892.547</text:p>
          </table:table-cell>
          <table:table-cell office:value-type="string" calcext:value-type="string">
            <text:p><text:s/>2020-02-13T13:07:39.625 </text:p>
          </table:table-cell>
          <table:table-cell office:value-type="float" office:value="80773.217" calcext:value-type="float">
            <text:p>80773.21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25.6" calcext:value-type="float">
            <text:p>725.6</text:p>
          </table:table-cell>
          <table:table-cell office:value-type="float" office:value="3.9" calcext:value-type="float">
            <text:p>3.9</text:p>
          </table:table-cell>
          <table:table-cell office:value-type="float" office:value="43.4" calcext:value-type="float">
            <text:p>43.4</text:p>
          </table:table-cell>
          <table:table-cell office:value-type="float" office:value="4.3" calcext:value-type="float">
            <text:p>4.3</text:p>
          </table:table-cell>
          <table:table-cell office:value-type="float" office:value="0.321178" calcext:value-type="float">
            <text:p>0.32117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5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1928+738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91.95191" calcext:value-type="float">
            <text:p>291.95191</text:p>
          </table:table-cell>
          <table:table-cell office:value-type="float" office:value="73.967109" calcext:value-type="float">
            <text:p>73.967109</text:p>
          </table:table-cell>
          <table:table-cell office:value-type="float" office:value="-16.902422" calcext:value-type="float">
            <text:p>-16.902422</text:p>
          </table:table-cell>
          <table:table-cell office:value-type="float" office:value="47.15656" calcext:value-type="float">
            <text:p>47.15656</text:p>
          </table:table-cell>
          <table:table-cell office:value-type="float" office:value="-13.456543" calcext:value-type="float">
            <text:p>-13.456543</text:p>
          </table:table-cell>
          <table:table-cell office:value-type="float" office:value="58892.55" calcext:value-type="float">
            <text:p>58892.55</text:p>
          </table:table-cell>
          <table:table-cell office:value-type="string" calcext:value-type="string">
            <text:p><text:s/>2020-02-13T13:11:21.250 </text:p>
          </table:table-cell>
          <table:table-cell office:value-type="float" office:value="80995.449" calcext:value-type="float">
            <text:p>80995.44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725.5" calcext:value-type="float">
            <text:p>725.5</text:p>
          </table:table-cell>
          <table:table-cell office:value-type="float" office:value="4.1" calcext:value-type="float">
            <text:p>4.1</text:p>
          </table:table-cell>
          <table:table-cell office:value-type="float" office:value="42.5" calcext:value-type="float">
            <text:p>42.5</text:p>
          </table:table-cell>
          <table:table-cell office:value-type="float" office:value="3.6" calcext:value-type="float">
            <text:p>3.6</text:p>
          </table:table-cell>
          <table:table-cell office:value-type="float" office:value="0.282468" calcext:value-type="float">
            <text:p>0.28246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5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232789" calcext:value-type="float">
            <text:p>-14.232789</text:p>
          </table:table-cell>
          <table:table-cell office:value-type="float" office:value="40.410971" calcext:value-type="float">
            <text:p>40.410971</text:p>
          </table:table-cell>
          <table:table-cell office:value-type="float" office:value="-11.545112" calcext:value-type="float">
            <text:p>-11.545112</text:p>
          </table:table-cell>
          <table:table-cell office:value-type="float" office:value="58892.553" calcext:value-type="float">
            <text:p>58892.553</text:p>
          </table:table-cell>
          <table:table-cell office:value-type="string" calcext:value-type="string">
            <text:p><text:s/>2020-02-13T13:16:21.375 </text:p>
          </table:table-cell>
          <table:table-cell office:value-type="float" office:value="81296.396" calcext:value-type="float">
            <text:p>81296.396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725.5" calcext:value-type="float">
            <text:p>725.5</text:p>
          </table:table-cell>
          <table:table-cell office:value-type="float" office:value="4.3" calcext:value-type="float">
            <text:p>4.3</text:p>
          </table:table-cell>
          <table:table-cell office:value-type="float" office:value="43.4" calcext:value-type="float">
            <text:p>43.4</text:p>
          </table:table-cell>
          <table:table-cell office:value-type="float" office:value="3.7" calcext:value-type="float">
            <text:p>3.7</text:p>
          </table:table-cell>
          <table:table-cell office:value-type="float" office:value="0.335296" calcext:value-type="float">
            <text:p>0.3352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5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297593" calcext:value-type="float">
            <text:p>-14.297593</text:p>
          </table:table-cell>
          <table:table-cell office:value-type="float" office:value="40.169944" calcext:value-type="float">
            <text:p>40.169944</text:p>
          </table:table-cell>
          <table:table-cell office:value-type="float" office:value="-11.606705" calcext:value-type="float">
            <text:p>-11.606705</text:p>
          </table:table-cell>
          <table:table-cell office:value-type="float" office:value="58892.556" calcext:value-type="float">
            <text:p>58892.556</text:p>
          </table:table-cell>
          <table:table-cell office:value-type="string" calcext:value-type="string">
            <text:p><text:s/>2020-02-13T13:21:15.875 </text:p>
          </table:table-cell>
          <table:table-cell office:value-type="float" office:value="81591.702" calcext:value-type="float">
            <text:p>81591.70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725.5" calcext:value-type="float">
            <text:p>725.5</text:p>
          </table:table-cell>
          <table:table-cell office:value-type="float" office:value="4.3" calcext:value-type="float">
            <text:p>4.3</text:p>
          </table:table-cell>
          <table:table-cell office:value-type="float" office:value="44.4" calcext:value-type="float">
            <text:p>44.4</text:p>
          </table:table-cell>
          <table:table-cell office:value-type="float" office:value="3.3" calcext:value-type="float">
            <text:p>3.3</text:p>
          </table:table-cell>
          <table:table-cell office:value-type="float" office:value="0.209669" calcext:value-type="float">
            <text:p>0.20966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6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345844" calcext:value-type="float">
            <text:p>-14.345844</text:p>
          </table:table-cell>
          <table:table-cell office:value-type="float" office:value="39.962778" calcext:value-type="float">
            <text:p>39.962778</text:p>
          </table:table-cell>
          <table:table-cell office:value-type="float" office:value="-11.653842" calcext:value-type="float">
            <text:p>-11.653842</text:p>
          </table:table-cell>
          <table:table-cell office:value-type="float" office:value="58892.559" calcext:value-type="float">
            <text:p>58892.559</text:p>
          </table:table-cell>
          <table:table-cell office:value-type="string" calcext:value-type="string">
            <text:p><text:s/>2020-02-13T13:25:19.375 </text:p>
          </table:table-cell>
          <table:table-cell office:value-type="float" office:value="81835.869" calcext:value-type="float">
            <text:p>81835.869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725.5" calcext:value-type="float">
            <text:p>725.5</text:p>
          </table:table-cell>
          <table:table-cell office:value-type="float" office:value="4.3" calcext:value-type="float">
            <text:p>4.3</text:p>
          </table:table-cell>
          <table:table-cell office:value-type="float" office:value="43.9" calcext:value-type="float">
            <text:p>43.9</text:p>
          </table:table-cell>
          <table:table-cell office:value-type="float" office:value="4.1" calcext:value-type="float">
            <text:p>4.1</text:p>
          </table:table-cell>
          <table:table-cell office:value-type="float" office:value="0.314223" calcext:value-type="float">
            <text:p>0.31422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6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402568" calcext:value-type="float">
            <text:p>-14.402568</text:p>
          </table:table-cell>
          <table:table-cell office:value-type="float" office:value="39.695504" calcext:value-type="float">
            <text:p>39.695504</text:p>
          </table:table-cell>
          <table:table-cell office:value-type="float" office:value="-11.710675" calcext:value-type="float">
            <text:p>-11.710675</text:p>
          </table:table-cell>
          <table:table-cell office:value-type="float" office:value="58892.563" calcext:value-type="float">
            <text:p>58892.563</text:p>
          </table:table-cell>
          <table:table-cell office:value-type="string" calcext:value-type="string">
            <text:p><text:s/>2020-02-13T13:30:43.625 </text:p>
          </table:table-cell>
          <table:table-cell office:value-type="float" office:value="82161.006" calcext:value-type="float">
            <text:p>82161.00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725.5" calcext:value-type="float">
            <text:p>725.5</text:p>
          </table:table-cell>
          <table:table-cell office:value-type="float" office:value="4.3" calcext:value-type="float">
            <text:p>4.3</text:p>
          </table:table-cell>
          <table:table-cell office:value-type="float" office:value="42.3" calcext:value-type="float">
            <text:p>42.3</text:p>
          </table:table-cell>
          <table:table-cell office:value-type="float" office:value="4.1" calcext:value-type="float">
            <text:p>4.1</text:p>
          </table:table-cell>
          <table:table-cell office:value-type="float" office:value="0.184705" calcext:value-type="float">
            <text:p>0.18470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6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441807" calcext:value-type="float">
            <text:p>-14.441807</text:p>
          </table:table-cell>
          <table:table-cell office:value-type="float" office:value="39.481232" calcext:value-type="float">
            <text:p>39.481232</text:p>
          </table:table-cell>
          <table:table-cell office:value-type="float" office:value="-11.751336" calcext:value-type="float">
            <text:p>-11.751336</text:p>
          </table:table-cell>
          <table:table-cell office:value-type="float" office:value="58892.566" calcext:value-type="float">
            <text:p>58892.566</text:p>
          </table:table-cell>
          <table:table-cell office:value-type="string" calcext:value-type="string">
            <text:p><text:s/>2020-02-13T13:35:02.625 </text:p>
          </table:table-cell>
          <table:table-cell office:value-type="float" office:value="82420.716" calcext:value-type="float">
            <text:p>82420.71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725.5" calcext:value-type="float">
            <text:p>725.5</text:p>
          </table:table-cell>
          <table:table-cell office:value-type="float" office:value="4.4" calcext:value-type="float">
            <text:p>4.4</text:p>
          </table:table-cell>
          <table:table-cell office:value-type="float" office:value="45.1" calcext:value-type="float">
            <text:p>45.1</text:p>
          </table:table-cell>
          <table:table-cell office:value-type="float" office:value="3" calcext:value-type="float">
            <text:p>3</text:p>
          </table:table-cell>
          <table:table-cell office:value-type="float" office:value="0.48099" calcext:value-type="float">
            <text:p>0.4809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7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477012" calcext:value-type="float">
            <text:p>-14.477012</text:p>
          </table:table-cell>
          <table:table-cell office:value-type="float" office:value="39.264187" calcext:value-type="float">
            <text:p>39.264187</text:p>
          </table:table-cell>
          <table:table-cell office:value-type="float" office:value="-11.789301" calcext:value-type="float">
            <text:p>-11.789301</text:p>
          </table:table-cell>
          <table:table-cell office:value-type="float" office:value="58892.569" calcext:value-type="float">
            <text:p>58892.569</text:p>
          </table:table-cell>
          <table:table-cell office:value-type="string" calcext:value-type="string">
            <text:p><text:s/>2020-02-13T13:39:32.625 </text:p>
          </table:table-cell>
          <table:table-cell office:value-type="float" office:value="82691.455" calcext:value-type="float">
            <text:p>82691.455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725.5" calcext:value-type="float">
            <text:p>725.5</text:p>
          </table:table-cell>
          <table:table-cell office:value-type="float" office:value="4.4" calcext:value-type="float">
            <text:p>4.4</text:p>
          </table:table-cell>
          <table:table-cell office:value-type="float" office:value="43.3" calcext:value-type="float">
            <text:p>43.3</text:p>
          </table:table-cell>
          <table:table-cell office:value-type="float" office:value="3.6" calcext:value-type="float">
            <text:p>3.6</text:p>
          </table:table-cell>
          <table:table-cell office:value-type="float" office:value="0.319764" calcext:value-type="float">
            <text:p>0.31976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7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50856" calcext:value-type="float">
            <text:p>-14.50856</text:p>
          </table:table-cell>
          <table:table-cell office:value-type="float" office:value="39.021341" calcext:value-type="float">
            <text:p>39.021341</text:p>
          </table:table-cell>
          <table:table-cell office:value-type="float" office:value="-11.82542" calcext:value-type="float">
            <text:p>-11.82542</text:p>
          </table:table-cell>
          <table:table-cell office:value-type="float" office:value="58892.573" calcext:value-type="float">
            <text:p>58892.573</text:p>
          </table:table-cell>
          <table:table-cell office:value-type="string" calcext:value-type="string">
            <text:p><text:s/>2020-02-13T13:44:24.875 </text:p>
          </table:table-cell>
          <table:table-cell office:value-type="float" office:value="82984.505" calcext:value-type="float">
            <text:p>82984.505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725.4" calcext:value-type="float">
            <text:p>725.4</text:p>
          </table:table-cell>
          <table:table-cell office:value-type="float" office:value="4.3" calcext:value-type="float">
            <text:p>4.3</text:p>
          </table:table-cell>
          <table:table-cell office:value-type="float" office:value="43.8" calcext:value-type="float">
            <text:p>43.8</text:p>
          </table:table-cell>
          <table:table-cell office:value-type="float" office:value="4.2" calcext:value-type="float">
            <text:p>4.2</text:p>
          </table:table-cell>
          <table:table-cell office:value-type="float" office:value="0.201" calcext:value-type="float">
            <text:p>0.20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7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524112" calcext:value-type="float">
            <text:p>-14.524112</text:p>
          </table:table-cell>
          <table:table-cell office:value-type="float" office:value="38.869881" calcext:value-type="float">
            <text:p>38.869881</text:p>
          </table:table-cell>
          <table:table-cell office:value-type="float" office:value="-11.844964" calcext:value-type="float">
            <text:p>-11.844964</text:p>
          </table:table-cell>
          <table:table-cell office:value-type="float" office:value="58892.575" calcext:value-type="float">
            <text:p>58892.575</text:p>
          </table:table-cell>
          <table:table-cell office:value-type="string" calcext:value-type="string">
            <text:p><text:s/>2020-02-13T13:47:18.375 </text:p>
          </table:table-cell>
          <table:table-cell office:value-type="float" office:value="83158.48" calcext:value-type="float">
            <text:p>83158.4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5.4" calcext:value-type="float">
            <text:p>725.4</text:p>
          </table:table-cell>
          <table:table-cell office:value-type="float" office:value="4.4" calcext:value-type="float">
            <text:p>4.4</text:p>
          </table:table-cell>
          <table:table-cell office:value-type="float" office:value="43.4" calcext:value-type="float">
            <text:p>43.4</text:p>
          </table:table-cell>
          <table:table-cell office:value-type="float" office:value="5.5" calcext:value-type="float">
            <text:p>5.5</text:p>
          </table:table-cell>
          <table:table-cell office:value-type="float" office:value="0.201" calcext:value-type="float">
            <text:p>0.20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8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NGC6946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71792" calcext:value-type="float">
            <text:p>308.71792</text:p>
          </table:table-cell>
          <table:table-cell office:value-type="float" office:value="60.153889" calcext:value-type="float">
            <text:p>60.153889</text:p>
          </table:table-cell>
          <table:table-cell office:value-type="float" office:value="-34.23614" calcext:value-type="float">
            <text:p>-34.23614</text:p>
          </table:table-cell>
          <table:table-cell office:value-type="float" office:value="56.118573" calcext:value-type="float">
            <text:p>56.118573</text:p>
          </table:table-cell>
          <table:table-cell office:value-type="float" office:value="-26.935356" calcext:value-type="float">
            <text:p>-26.935356</text:p>
          </table:table-cell>
          <table:table-cell office:value-type="float" office:value="58892.577" calcext:value-type="float">
            <text:p>58892.577</text:p>
          </table:table-cell>
          <table:table-cell office:value-type="string" calcext:value-type="string">
            <text:p><text:s/>2020-02-13T13:51:34.750 </text:p>
          </table:table-cell>
          <table:table-cell office:value-type="float" office:value="83415.557" calcext:value-type="float">
            <text:p>83415.557</text:p>
          </table:table-cell>
          <table:table-cell office:value-type="float" office:value="770.45" calcext:value-type="float">
            <text:p>770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5.3" calcext:value-type="float">
            <text:p>725.3</text:p>
          </table:table-cell>
          <table:table-cell office:value-type="float" office:value="4.1" calcext:value-type="float">
            <text:p>4.1</text:p>
          </table:table-cell>
          <table:table-cell office:value-type="float" office:value="45.1" calcext:value-type="float">
            <text:p>45.1</text:p>
          </table:table-cell>
          <table:table-cell office:value-type="float" office:value="3.8" calcext:value-type="float">
            <text:p>3.8</text:p>
          </table:table-cell>
          <table:table-cell office:value-type="float" office:value="0.284613" calcext:value-type="float">
            <text:p>0.2846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8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NGC6946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71792" calcext:value-type="float">
            <text:p>308.71792</text:p>
          </table:table-cell>
          <table:table-cell office:value-type="float" office:value="60.153889" calcext:value-type="float">
            <text:p>60.153889</text:p>
          </table:table-cell>
          <table:table-cell office:value-type="float" office:value="-35.676861" calcext:value-type="float">
            <text:p>-35.676861</text:p>
          </table:table-cell>
          <table:table-cell office:value-type="float" office:value="54.840941" calcext:value-type="float">
            <text:p>54.840941</text:p>
          </table:table-cell>
          <table:table-cell office:value-type="float" office:value="-27.955521" calcext:value-type="float">
            <text:p>-27.955521</text:p>
          </table:table-cell>
          <table:table-cell office:value-type="float" office:value="58892.587" calcext:value-type="float">
            <text:p>58892.587</text:p>
          </table:table-cell>
          <table:table-cell office:value-type="string" calcext:value-type="string">
            <text:p><text:s/>2020-02-13T14:05:08.125 </text:p>
          </table:table-cell>
          <table:table-cell office:value-type="float" office:value="84231.159" calcext:value-type="float">
            <text:p>84231.159</text:p>
          </table:table-cell>
          <table:table-cell office:value-type="float" office:value="770.45" calcext:value-type="float">
            <text:p>770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5.3" calcext:value-type="float">
            <text:p>725.3</text:p>
          </table:table-cell>
          <table:table-cell office:value-type="float" office:value="4.3" calcext:value-type="float">
            <text:p>4.3</text:p>
          </table:table-cell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.3</text:p>
          </table:table-cell>
          <table:table-cell office:value-type="float" office:value="0.25217" calcext:value-type="float">
            <text:p>0.2521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8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NGC6946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71792" calcext:value-type="float">
            <text:p>308.71792</text:p>
          </table:table-cell>
          <table:table-cell office:value-type="float" office:value="60.153889" calcext:value-type="float">
            <text:p>60.153889</text:p>
          </table:table-cell>
          <table:table-cell office:value-type="float" office:value="-36.362279" calcext:value-type="float">
            <text:p>-36.362279</text:p>
          </table:table-cell>
          <table:table-cell office:value-type="float" office:value="52.973476" calcext:value-type="float">
            <text:p>52.973476</text:p>
          </table:table-cell>
          <table:table-cell office:value-type="float" office:value="-28.37595" calcext:value-type="float">
            <text:p>-28.37595</text:p>
          </table:table-cell>
          <table:table-cell office:value-type="float" office:value="58892.596" calcext:value-type="float">
            <text:p>58892.596</text:p>
          </table:table-cell>
          <table:table-cell office:value-type="string" calcext:value-type="string">
            <text:p><text:s/>2020-02-13T14:18:44.500 </text:p>
          </table:table-cell>
          <table:table-cell office:value-type="float" office:value="85049.769" calcext:value-type="float">
            <text:p>85049.769</text:p>
          </table:table-cell>
          <table:table-cell office:value-type="float" office:value="770.45" calcext:value-type="float">
            <text:p>770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5.3" calcext:value-type="float">
            <text:p>725.3</text:p>
          </table:table-cell>
          <table:table-cell office:value-type="float" office:value="4.7" calcext:value-type="float">
            <text:p>4.7</text:p>
          </table:table-cell>
          <table:table-cell office:value-type="float" office:value="32.7" calcext:value-type="float">
            <text:p>32.7</text:p>
          </table:table-cell>
          <table:table-cell office:value-type="float" office:value="3" calcext:value-type="float">
            <text:p>3</text:p>
          </table:table-cell>
          <table:table-cell office:value-type="float" office:value="0.249878" calcext:value-type="float">
            <text:p>0.24987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8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NGC6946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160-16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71792" calcext:value-type="float">
            <text:p>308.71792</text:p>
          </table:table-cell>
          <table:table-cell office:value-type="float" office:value="60.153889" calcext:value-type="float">
            <text:p>60.153889</text:p>
          </table:table-cell>
          <table:table-cell office:value-type="float" office:value="-37.413274" calcext:value-type="float">
            <text:p>-37.413274</text:p>
          </table:table-cell>
          <table:table-cell office:value-type="float" office:value="51.602878" calcext:value-type="float">
            <text:p>51.602878</text:p>
          </table:table-cell>
          <table:table-cell office:value-type="float" office:value="-29.100812" calcext:value-type="float">
            <text:p>-29.100812</text:p>
          </table:table-cell>
          <table:table-cell office:value-type="float" office:value="58892.606" calcext:value-type="float">
            <text:p>58892.606</text:p>
          </table:table-cell>
          <table:table-cell office:value-type="string" calcext:value-type="string">
            <text:p><text:s/>2020-02-13T14:32:16.750 </text:p>
          </table:table-cell>
          <table:table-cell office:value-type="float" office:value="85864.243" calcext:value-type="float">
            <text:p>85864.243</text:p>
          </table:table-cell>
          <table:table-cell office:value-type="float" office:value="770.45" calcext:value-type="float">
            <text:p>770.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5.3" calcext:value-type="float">
            <text:p>725.3</text:p>
          </table:table-cell>
          <table:table-cell office:value-type="float" office:value="5.1" calcext:value-type="float">
            <text:p>5.1</text:p>
          </table:table-cell>
          <table:table-cell office:value-type="float" office:value="29.4" calcext:value-type="float">
            <text:p>29.4</text:p>
          </table:table-cell>
          <table:table-cell office:value-type="float" office:value="3.9" calcext:value-type="float">
            <text:p>3.9</text:p>
          </table:table-cell>
          <table:table-cell office:value-type="float" office:value="0.230102" calcext:value-type="float">
            <text:p>0.23010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8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270586" calcext:value-type="float">
            <text:p>-14.270586</text:p>
          </table:table-cell>
          <table:table-cell office:value-type="float" office:value="35.611697" calcext:value-type="float">
            <text:p>35.611697</text:p>
          </table:table-cell>
          <table:table-cell office:value-type="float" office:value="-11.811482" calcext:value-type="float">
            <text:p>-11.811482</text:p>
          </table:table-cell>
          <table:table-cell office:value-type="float" office:value="58892.62" calcext:value-type="float">
            <text:p>58892.62</text:p>
          </table:table-cell>
          <table:table-cell office:value-type="string" calcext:value-type="string">
            <text:p><text:s/>2020-02-13T14:52:46.250 </text:p>
          </table:table-cell>
          <table:table-cell office:value-type="float" office:value="697.10918" calcext:value-type="float">
            <text:p>697.10918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25.3" calcext:value-type="float">
            <text:p>725.3</text:p>
          </table:table-cell>
          <table:table-cell office:value-type="float" office:value="5.2" calcext:value-type="float">
            <text:p>5.2</text:p>
          </table:table-cell>
          <table:table-cell office:value-type="float" office:value="24.3" calcext:value-type="float">
            <text:p>24.3</text:p>
          </table:table-cell>
          <table:table-cell office:value-type="float" office:value="3.3" calcext:value-type="float">
            <text:p>3.3</text:p>
          </table:table-cell>
          <table:table-cell office:value-type="float" office:value="0.226414" calcext:value-type="float">
            <text:p>0.22641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8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1803+784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270.19009" calcext:value-type="float">
            <text:p>270.19009</text:p>
          </table:table-cell>
          <table:table-cell office:value-type="float" office:value="78.467784" calcext:value-type="float">
            <text:p>78.467784</text:p>
          </table:table-cell>
          <table:table-cell office:value-type="float" office:value="-14.224856" calcext:value-type="float">
            <text:p>-14.224856</text:p>
          </table:table-cell>
          <table:table-cell office:value-type="float" office:value="35.435501" calcext:value-type="float">
            <text:p>35.435501</text:p>
          </table:table-cell>
          <table:table-cell office:value-type="float" office:value="-11.784854" calcext:value-type="float">
            <text:p>-11.784854</text:p>
          </table:table-cell>
          <table:table-cell office:value-type="float" office:value="58892.622" calcext:value-type="float">
            <text:p>58892.622</text:p>
          </table:table-cell>
          <table:table-cell office:value-type="string" calcext:value-type="string">
            <text:p><text:s/>2020-02-13T14:56:21.750 </text:p>
          </table:table-cell>
          <table:table-cell office:value-type="float" office:value="913.1992" calcext:value-type="float">
            <text:p>913.199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725.4" calcext:value-type="float">
            <text:p>725.4</text:p>
          </table:table-cell>
          <table:table-cell office:value-type="float" office:value="5.3" calcext:value-type="float">
            <text:p>5.3</text:p>
          </table:table-cell>
          <table:table-cell office:value-type="float" office:value="26.5" calcext:value-type="float">
            <text:p>26.5</text:p>
          </table:table-cell>
          <table:table-cell office:value-type="float" office:value="3.3" calcext:value-type="float">
            <text:p>3.3</text:p>
          </table:table-cell>
          <table:table-cell office:value-type="float" office:value="0.211697" calcext:value-type="float">
            <text:p>0.21169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9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552+398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88.878087" calcext:value-type="float">
            <text:p>88.878087</text:p>
          </table:table-cell>
          <table:table-cell office:value-type="float" office:value="39.813646" calcext:value-type="float">
            <text:p>39.813646</text:p>
          </table:table-cell>
          <table:table-cell office:value-type="float" office:value="58.818179" calcext:value-type="float">
            <text:p>58.818179</text:p>
          </table:table-cell>
          <table:table-cell office:value-type="float" office:value="26.849585" calcext:value-type="float">
            <text:p>26.849585</text:p>
          </table:table-cell>
          <table:table-cell office:value-type="float" office:value="43.290844" calcext:value-type="float">
            <text:p>43.290844</text:p>
          </table:table-cell>
          <table:table-cell office:value-type="float" office:value="58892.627" calcext:value-type="float">
            <text:p>58892.627</text:p>
          </table:table-cell>
          <table:table-cell office:value-type="string" calcext:value-type="string">
            <text:p><text:s/>2020-02-13T15:02:38.625 </text:p>
          </table:table-cell>
          <table:table-cell office:value-type="float" office:value="1291.106" calcext:value-type="float">
            <text:p>1291.10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725.4" calcext:value-type="float">
            <text:p>725.4</text:p>
          </table:table-cell>
          <table:table-cell office:value-type="float" office:value="5.2" calcext:value-type="float">
            <text:p>5.2</text:p>
          </table:table-cell>
          <table:table-cell office:value-type="float" office:value="40.3" calcext:value-type="float">
            <text:p>40.3</text:p>
          </table:table-cell>
          <table:table-cell office:value-type="float" office:value="3.2" calcext:value-type="float">
            <text:p>3.2</text:p>
          </table:table-cell>
          <table:table-cell office:value-type="float" office:value="0.215142" calcext:value-type="float">
            <text:p>0.215142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9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68.482758" calcext:value-type="float">
            <text:p>68.482758</text:p>
          </table:table-cell>
          <table:table-cell office:value-type="float" office:value="56.560669" calcext:value-type="float">
            <text:p>56.560669</text:p>
          </table:table-cell>
          <table:table-cell office:value-type="float" office:value="52.181358" calcext:value-type="float">
            <text:p>52.181358</text:p>
          </table:table-cell>
          <table:table-cell office:value-type="float" office:value="58892.631" calcext:value-type="float">
            <text:p>58892.631</text:p>
          </table:table-cell>
          <table:table-cell office:value-type="string" calcext:value-type="string">
            <text:p><text:s/>2020-02-13T15:09:03.125 </text:p>
          </table:table-cell>
          <table:table-cell office:value-type="float" office:value="1676.6588" calcext:value-type="float">
            <text:p>1676.658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725.4" calcext:value-type="float">
            <text:p>725.4</text:p>
          </table:table-cell>
          <table:table-cell office:value-type="float" office:value="5.2" calcext:value-type="float">
            <text:p>5.2</text:p>
          </table:table-cell>
          <table:table-cell office:value-type="float" office:value="32.8" calcext:value-type="float">
            <text:p>32.8</text:p>
          </table:table-cell>
          <table:table-cell office:value-type="float" office:value="3.3" calcext:value-type="float">
            <text:p>3.3</text:p>
          </table:table-cell>
          <table:table-cell office:value-type="float" office:value="0.221208" calcext:value-type="float">
            <text:p>0.221208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9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68.660194" calcext:value-type="float">
            <text:p>68.660194</text:p>
          </table:table-cell>
          <table:table-cell office:value-type="float" office:value="57.42347" calcext:value-type="float">
            <text:p>57.42347</text:p>
          </table:table-cell>
          <table:table-cell office:value-type="float" office:value="52.560733" calcext:value-type="float">
            <text:p>52.560733</text:p>
          </table:table-cell>
          <table:table-cell office:value-type="float" office:value="58892.634" calcext:value-type="float">
            <text:p>58892.634</text:p>
          </table:table-cell>
          <table:table-cell office:value-type="string" calcext:value-type="string">
            <text:p><text:s/>2020-02-13T15:13:38.750 </text:p>
          </table:table-cell>
          <table:table-cell office:value-type="float" office:value="1953.0384" calcext:value-type="float">
            <text:p>1953.038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5.4" calcext:value-type="float">
            <text:p>725.4</text:p>
          </table:table-cell>
          <table:table-cell office:value-type="float" office:value="5.2" calcext:value-type="float">
            <text:p>5.2</text:p>
          </table:table-cell>
          <table:table-cell office:value-type="float" office:value="36.5" calcext:value-type="float">
            <text:p>36.5</text:p>
          </table:table-cell>
          <table:table-cell office:value-type="float" office:value="4.3" calcext:value-type="float">
            <text:p>4.3</text:p>
          </table:table-cell>
          <table:table-cell office:value-type="float" office:value="0.231935" calcext:value-type="float">
            <text:p>0.23193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9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68.792068" calcext:value-type="float">
            <text:p>68.792068</text:p>
          </table:table-cell>
          <table:table-cell office:value-type="float" office:value="58.105729" calcext:value-type="float">
            <text:p>58.105729</text:p>
          </table:table-cell>
          <table:table-cell office:value-type="float" office:value="52.862391" calcext:value-type="float">
            <text:p>52.862391</text:p>
          </table:table-cell>
          <table:table-cell office:value-type="float" office:value="58892.637" calcext:value-type="float">
            <text:p>58892.637</text:p>
          </table:table-cell>
          <table:table-cell office:value-type="string" calcext:value-type="string">
            <text:p><text:s/>2020-02-13T15:17:18.250 </text:p>
          </table:table-cell>
          <table:table-cell office:value-type="float" office:value="2173.1394" calcext:value-type="float">
            <text:p>2173.139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25.5" calcext:value-type="float">
            <text:p>725.5</text:p>
          </table:table-cell>
          <table:table-cell office:value-type="float" office:value="5.2" calcext:value-type="float">
            <text:p>5.2</text:p>
          </table:table-cell>
          <table:table-cell office:value-type="float" office:value="28.1" calcext:value-type="float">
            <text:p>28.1</text:p>
          </table:table-cell>
          <table:table-cell office:value-type="float" office:value="4.2" calcext:value-type="float">
            <text:p>4.2</text:p>
          </table:table-cell>
          <table:table-cell office:value-type="float" office:value="0.227484" calcext:value-type="float">
            <text:p>0.22748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9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1st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68.932718" calcext:value-type="float">
            <text:p>68.932718</text:p>
          </table:table-cell>
          <table:table-cell office:value-type="float" office:value="58.883902" calcext:value-type="float">
            <text:p>58.883902</text:p>
          </table:table-cell>
          <table:table-cell office:value-type="float" office:value="53.207371" calcext:value-type="float">
            <text:p>53.207371</text:p>
          </table:table-cell>
          <table:table-cell office:value-type="float" office:value="58892.64" calcext:value-type="float">
            <text:p>58892.64</text:p>
          </table:table-cell>
          <table:table-cell office:value-type="string" calcext:value-type="string">
            <text:p><text:s/>2020-02-13T15:21:30.500 </text:p>
          </table:table-cell>
          <table:table-cell office:value-type="float" office:value="2426.08" calcext:value-type="float">
            <text:p>2426.0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5.5" calcext:value-type="float">
            <text:p>725.5</text:p>
          </table:table-cell>
          <table:table-cell office:value-type="float" office:value="5.1" calcext:value-type="float">
            <text:p>5.1</text:p>
          </table:table-cell>
          <table:table-cell office:value-type="float" office:value="29.9" calcext:value-type="float">
            <text:p>29.9</text:p>
          </table:table-cell>
          <table:table-cell office:value-type="float" office:value="4.3" calcext:value-type="float">
            <text:p>4.3</text:p>
          </table:table-cell>
          <table:table-cell office:value-type="float" office:value="0.221625" calcext:value-type="float">
            <text:p>0.2216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98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B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32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6.895833" calcext:value-type="float">
            <text:p>56.895833</text:p>
          </table:table-cell>
          <table:table-cell office:value-type="float" office:value="32.922222" calcext:value-type="float">
            <text:p>32.922222</text:p>
          </table:table-cell>
          <table:table-cell office:value-type="float" office:value="82.106127" calcext:value-type="float">
            <text:p>82.106127</text:p>
          </table:table-cell>
          <table:table-cell office:value-type="float" office:value="52.794234" calcext:value-type="float">
            <text:p>52.794234</text:p>
          </table:table-cell>
          <table:table-cell office:value-type="float" office:value="60.268071" calcext:value-type="float">
            <text:p>60.268071</text:p>
          </table:table-cell>
          <table:table-cell office:value-type="float" office:value="58892.644" calcext:value-type="float">
            <text:p>58892.644</text:p>
          </table:table-cell>
          <table:table-cell office:value-type="string" calcext:value-type="string">
            <text:p><text:s/>2020-02-13T15:26:48.750 </text:p>
          </table:table-cell>
          <table:table-cell office:value-type="float" office:value="2745.2014" calcext:value-type="float">
            <text:p>2745.2014</text:p>
          </table:table-cell>
          <table:table-cell office:value-type="float" office:value="890" calcext:value-type="float">
            <text:p>8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5.6" calcext:value-type="float">
            <text:p>725.6</text:p>
          </table:table-cell>
          <table:table-cell office:value-type="float" office:value="5.1" calcext:value-type="float">
            <text:p>5.1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0.220796" calcext:value-type="float">
            <text:p>0.22079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19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B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32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6.895833" calcext:value-type="float">
            <text:p>56.895833</text:p>
          </table:table-cell>
          <table:table-cell office:value-type="float" office:value="32.922222" calcext:value-type="float">
            <text:p>32.922222</text:p>
          </table:table-cell>
          <table:table-cell office:value-type="float" office:value="83.874352" calcext:value-type="float">
            <text:p>83.874352</text:p>
          </table:table-cell>
          <table:table-cell office:value-type="float" office:value="55.94636" calcext:value-type="float">
            <text:p>55.94636</text:p>
          </table:table-cell>
          <table:table-cell office:value-type="float" office:value="62.800579" calcext:value-type="float">
            <text:p>62.800579</text:p>
          </table:table-cell>
          <table:table-cell office:value-type="float" office:value="58892.655" calcext:value-type="float">
            <text:p>58892.655</text:p>
          </table:table-cell>
          <table:table-cell office:value-type="string" calcext:value-type="string">
            <text:p><text:s/>2020-02-13T15:42:40.500 </text:p>
          </table:table-cell>
          <table:table-cell office:value-type="float" office:value="3699.5572" calcext:value-type="float">
            <text:p>3699.5572</text:p>
          </table:table-cell>
          <table:table-cell office:value-type="float" office:value="890" calcext:value-type="float">
            <text:p>8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5.7" calcext:value-type="float">
            <text:p>725.7</text:p>
          </table:table-cell>
          <table:table-cell office:value-type="float" office:value="5.1" calcext:value-type="float">
            <text:p>5.1</text:p>
          </table:table-cell>
          <table:table-cell office:value-type="float" office:value="27.5" calcext:value-type="float">
            <text:p>27.5</text:p>
          </table:table-cell>
          <table:table-cell office:value-type="float" office:value="2.2" calcext:value-type="float">
            <text:p>2.2</text:p>
          </table:table-cell>
          <table:table-cell office:value-type="float" office:value="0.255213" calcext:value-type="float">
            <text:p>0.25521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B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32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6.895833" calcext:value-type="float">
            <text:p>56.895833</text:p>
          </table:table-cell>
          <table:table-cell office:value-type="float" office:value="32.922222" calcext:value-type="float">
            <text:p>32.922222</text:p>
          </table:table-cell>
          <table:table-cell office:value-type="float" office:value="86.004999" calcext:value-type="float">
            <text:p>86.004999</text:p>
          </table:table-cell>
          <table:table-cell office:value-type="float" office:value="59.068534" calcext:value-type="float">
            <text:p>59.068534</text:p>
          </table:table-cell>
          <table:table-cell office:value-type="float" office:value="65.832084" calcext:value-type="float">
            <text:p>65.832084</text:p>
          </table:table-cell>
          <table:table-cell office:value-type="float" office:value="58892.666" calcext:value-type="float">
            <text:p>58892.666</text:p>
          </table:table-cell>
          <table:table-cell office:value-type="string" calcext:value-type="string">
            <text:p><text:s/>2020-02-13T15:58:30.250 </text:p>
          </table:table-cell>
          <table:table-cell office:value-type="float" office:value="4651.9075" calcext:value-type="float">
            <text:p>4651.9075</text:p>
          </table:table-cell>
          <table:table-cell office:value-type="float" office:value="890" calcext:value-type="float">
            <text:p>8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5.8" calcext:value-type="float">
            <text:p>725.8</text:p>
          </table:table-cell>
          <table:table-cell office:value-type="float" office:value="4.9" calcext:value-type="float">
            <text:p>4.9</text:p>
          </table:table-cell>
          <table:table-cell office:value-type="float" office:value="26.5" calcext:value-type="float">
            <text:p>26.5</text:p>
          </table:table-cell>
          <table:table-cell office:value-type="float" office:value="2.3" calcext:value-type="float">
            <text:p>2.3</text:p>
          </table:table-cell>
          <table:table-cell office:value-type="float" office:value="0.168351" calcext:value-type="float">
            <text:p>0.16835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316+413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32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49.950642" calcext:value-type="float">
            <text:p>49.950642</text:p>
          </table:table-cell>
          <table:table-cell office:value-type="float" office:value="41.511711" calcext:value-type="float">
            <text:p>41.511711</text:p>
          </table:table-cell>
          <table:table-cell office:value-type="float" office:value="69.197295" calcext:value-type="float">
            <text:p>69.197295</text:p>
          </table:table-cell>
          <table:table-cell office:value-type="float" office:value="69.02449" calcext:value-type="float">
            <text:p>69.02449</text:p>
          </table:table-cell>
          <table:table-cell office:value-type="float" office:value="57.219959" calcext:value-type="float">
            <text:p>57.219959</text:p>
          </table:table-cell>
          <table:table-cell office:value-type="float" office:value="58892.678" calcext:value-type="float">
            <text:p>58892.678</text:p>
          </table:table-cell>
          <table:table-cell office:value-type="string" calcext:value-type="string">
            <text:p><text:s/>2020-02-13T16:15:39.125 </text:p>
          </table:table-cell>
          <table:table-cell office:value-type="float" office:value="5683.5995" calcext:value-type="float">
            <text:p>5683.599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5.7" calcext:value-type="float">
            <text:p>725.7</text:p>
          </table:table-cell>
          <table:table-cell office:value-type="float" office:value="4.9" calcext:value-type="float">
            <text:p>4.9</text:p>
          </table:table-cell>
          <table:table-cell office:value-type="float" office:value="25.2" calcext:value-type="float">
            <text:p>25.2</text:p>
          </table:table-cell>
          <table:table-cell office:value-type="float" office:value="1.2" calcext:value-type="float">
            <text:p>1.2</text:p>
          </table:table-cell>
          <table:table-cell office:value-type="float" office:value="0.168351" calcext:value-type="float">
            <text:p>0.168351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B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32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6.895833" calcext:value-type="float">
            <text:p>56.895833</text:p>
          </table:table-cell>
          <table:table-cell office:value-type="float" office:value="32.922222" calcext:value-type="float">
            <text:p>32.922222</text:p>
          </table:table-cell>
          <table:table-cell office:value-type="float" office:value="89.689546" calcext:value-type="float">
            <text:p>89.689546</text:p>
          </table:table-cell>
          <table:table-cell office:value-type="float" office:value="64.598568" calcext:value-type="float">
            <text:p>64.598568</text:p>
          </table:table-cell>
          <table:table-cell office:value-type="float" office:value="71.809188" calcext:value-type="float">
            <text:p>71.809188</text:p>
          </table:table-cell>
          <table:table-cell office:value-type="float" office:value="58892.685" calcext:value-type="float">
            <text:p>58892.685</text:p>
          </table:table-cell>
          <table:table-cell office:value-type="string" calcext:value-type="string">
            <text:p><text:s/>2020-02-13T16:26:02.125 </text:p>
          </table:table-cell>
          <table:table-cell office:value-type="float" office:value="6308.3052" calcext:value-type="float">
            <text:p>6308.3052</text:p>
          </table:table-cell>
          <table:table-cell office:value-type="float" office:value="890" calcext:value-type="float">
            <text:p>8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5.8" calcext:value-type="float">
            <text:p>725.8</text:p>
          </table:table-cell>
          <table:table-cell office:value-type="float" office:value="3.5" calcext:value-type="float">
            <text:p>3.5</text:p>
          </table:table-cell>
          <table:table-cell office:value-type="float" office:value="23.3" calcext:value-type="float">
            <text:p>23.3</text:p>
          </table:table-cell>
          <table:table-cell office:value-type="float" office:value="2.1" calcext:value-type="float">
            <text:p>2.1</text:p>
          </table:table-cell>
          <table:table-cell office:value-type="float" office:value="0.191549" calcext:value-type="float">
            <text:p>0.19154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B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32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6.895833" calcext:value-type="float">
            <text:p>56.895833</text:p>
          </table:table-cell>
          <table:table-cell office:value-type="float" office:value="32.922222" calcext:value-type="float">
            <text:p>32.922222</text:p>
          </table:table-cell>
          <table:table-cell office:value-type="float" office:value="92.08304" calcext:value-type="float">
            <text:p>92.08304</text:p>
          </table:table-cell>
          <table:table-cell office:value-type="float" office:value="67.789499" calcext:value-type="float">
            <text:p>67.789499</text:p>
          </table:table-cell>
          <table:table-cell office:value-type="float" office:value="75.866472" calcext:value-type="float">
            <text:p>75.866472</text:p>
          </table:table-cell>
          <table:table-cell office:value-type="float" office:value="58892.696" calcext:value-type="float">
            <text:p>58892.696</text:p>
          </table:table-cell>
          <table:table-cell office:value-type="string" calcext:value-type="string">
            <text:p><text:s/>2020-02-13T16:41:58.750 </text:p>
          </table:table-cell>
          <table:table-cell office:value-type="float" office:value="7267.5493" calcext:value-type="float">
            <text:p>7267.5493</text:p>
          </table:table-cell>
          <table:table-cell office:value-type="float" office:value="890" calcext:value-type="float">
            <text:p>8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5.9" calcext:value-type="float">
            <text:p>725.9</text:p>
          </table:table-cell>
          <table:table-cell office:value-type="float" office:value="3.3" calcext:value-type="float">
            <text:p>3.3</text:p>
          </table:table-cell>
          <table:table-cell office:value-type="float" office:value="20.4" calcext:value-type="float">
            <text:p>20.4</text:p>
          </table:table-cell>
          <table:table-cell office:value-type="float" office:value="1.4" calcext:value-type="float">
            <text:p>1.4</text:p>
          </table:table-cell>
          <table:table-cell office:value-type="float" office:value="0.210337" calcext:value-type="float">
            <text:p>0.21033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B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132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56.895833" calcext:value-type="float">
            <text:p>56.895833</text:p>
          </table:table-cell>
          <table:table-cell office:value-type="float" office:value="32.922222" calcext:value-type="float">
            <text:p>32.922222</text:p>
          </table:table-cell>
          <table:table-cell office:value-type="float" office:value="95.311721" calcext:value-type="float">
            <text:p>95.311721</text:p>
          </table:table-cell>
          <table:table-cell office:value-type="float" office:value="70.943736" calcext:value-type="float">
            <text:p>70.943736</text:p>
          </table:table-cell>
          <table:table-cell office:value-type="float" office:value="80.928493" calcext:value-type="float">
            <text:p>80.928493</text:p>
          </table:table-cell>
          <table:table-cell office:value-type="float" office:value="58892.707" calcext:value-type="float">
            <text:p>58892.707</text:p>
          </table:table-cell>
          <table:table-cell office:value-type="string" calcext:value-type="string">
            <text:p><text:s/>2020-02-13T16:57:56.250 </text:p>
          </table:table-cell>
          <table:table-cell office:value-type="float" office:value="8227.6709" calcext:value-type="float">
            <text:p>8227.6709</text:p>
          </table:table-cell>
          <table:table-cell office:value-type="float" office:value="890" calcext:value-type="float">
            <text:p>8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6" calcext:value-type="float">
            <text:p>726</text:p>
          </table:table-cell>
          <table:table-cell office:value-type="float" office:value="3.9" calcext:value-type="float">
            <text:p>3.9</text:p>
          </table:table-cell>
          <table:table-cell office:value-type="float" office:value="17.6" calcext:value-type="float">
            <text:p>17.6</text:p>
          </table:table-cell>
          <table:table-cell office:value-type="float" office:value="1.2" calcext:value-type="float">
            <text:p>1.2</text:p>
          </table:table-cell>
          <table:table-cell office:value-type="float" office:value="0.188703" calcext:value-type="float">
            <text:p>0.18870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5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-54.646596" calcext:value-type="float">
            <text:p>-54.646596</text:p>
          </table:table-cell>
          <table:table-cell office:value-type="float" office:value="21.719723" calcext:value-type="float">
            <text:p>21.719723</text:p>
          </table:table-cell>
          <table:table-cell office:value-type="float" office:value="-41.667895" calcext:value-type="float">
            <text:p>-41.667895</text:p>
          </table:table-cell>
          <table:table-cell office:value-type="float" office:value="58892.724" calcext:value-type="float">
            <text:p>58892.724</text:p>
          </table:table-cell>
          <table:table-cell office:value-type="string" calcext:value-type="string">
            <text:p><text:s/>2020-02-13T17:22:59.250 </text:p>
          </table:table-cell>
          <table:table-cell office:value-type="float" office:value="9734.786" calcext:value-type="float">
            <text:p>9734.786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726" calcext:value-type="float">
            <text:p>726</text:p>
          </table:table-cell>
          <table:table-cell office:value-type="float" office:value="3.5" calcext:value-type="float">
            <text:p>3.5</text:p>
          </table:table-cell>
          <table:table-cell office:value-type="float" office:value="18.3" calcext:value-type="float">
            <text:p>18.3</text:p>
          </table:table-cell>
          <table:table-cell office:value-type="float" office:value="1.1" calcext:value-type="float">
            <text:p>1.1</text:p>
          </table:table-cell>
          <table:table-cell office:value-type="float" office:value="0.21125" calcext:value-type="float">
            <text:p>0.21125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-53.916483" calcext:value-type="float">
            <text:p>-53.916483</text:p>
          </table:table-cell>
          <table:table-cell office:value-type="float" office:value="20.6078" calcext:value-type="float">
            <text:p>20.6078</text:p>
          </table:table-cell>
          <table:table-cell office:value-type="float" office:value="-41.45323" calcext:value-type="float">
            <text:p>-41.45323</text:p>
          </table:table-cell>
          <table:table-cell office:value-type="float" office:value="58892.729" calcext:value-type="float">
            <text:p>58892.729</text:p>
          </table:table-cell>
          <table:table-cell office:value-type="string" calcext:value-type="string">
            <text:p><text:s/>2020-02-13T17:29:52.875 </text:p>
          </table:table-cell>
          <table:table-cell office:value-type="float" office:value="10149.543" calcext:value-type="float">
            <text:p>10149.54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6" calcext:value-type="float">
            <text:p>726</text:p>
          </table:table-cell>
          <table:table-cell office:value-type="float" office:value="3.5" calcext:value-type="float">
            <text:p>3.5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  <table:table-cell office:value-type="float" office:value="0.205719" calcext:value-type="float">
            <text:p>0.20571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0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-53.525257" calcext:value-type="float">
            <text:p>-53.525257</text:p>
          </table:table-cell>
          <table:table-cell office:value-type="float" office:value="20.020245" calcext:value-type="float">
            <text:p>20.020245</text:p>
          </table:table-cell>
          <table:table-cell office:value-type="float" office:value="-41.343672" calcext:value-type="float">
            <text:p>-41.343672</text:p>
          </table:table-cell>
          <table:table-cell office:value-type="float" office:value="58892.732" calcext:value-type="float">
            <text:p>58892.732</text:p>
          </table:table-cell>
          <table:table-cell office:value-type="string" calcext:value-type="string">
            <text:p><text:s/>2020-02-13T17:33:31.625 </text:p>
          </table:table-cell>
          <table:table-cell office:value-type="float" office:value="10368.892" calcext:value-type="float">
            <text:p>10368.89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26" calcext:value-type="float">
            <text:p>726</text:p>
          </table:table-cell>
          <table:table-cell office:value-type="float" office:value="3.6" calcext:value-type="float">
            <text:p>3.6</text:p>
          </table:table-cell>
          <table:table-cell office:value-type="float" office:value="11.5" calcext:value-type="float">
            <text:p>11.5</text:p>
          </table:table-cell>
          <table:table-cell office:value-type="float" office:value="2.2" calcext:value-type="float">
            <text:p>2.2</text:p>
          </table:table-cell>
          <table:table-cell office:value-type="float" office:value="0.205719" calcext:value-type="float">
            <text:p>0.20571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10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-53.110981" calcext:value-type="float">
            <text:p>-53.110981</text:p>
          </table:table-cell>
          <table:table-cell office:value-type="float" office:value="19.400016" calcext:value-type="float">
            <text:p>19.400016</text:p>
          </table:table-cell>
          <table:table-cell office:value-type="float" office:value="-41.232088" calcext:value-type="float">
            <text:p>-41.232088</text:p>
          </table:table-cell>
          <table:table-cell office:value-type="float" office:value="58892.734" calcext:value-type="float">
            <text:p>58892.734</text:p>
          </table:table-cell>
          <table:table-cell office:value-type="string" calcext:value-type="string">
            <text:p><text:s/>2020-02-13T17:37:21.125 </text:p>
          </table:table-cell>
          <table:table-cell office:value-type="float" office:value="10599.021" calcext:value-type="float">
            <text:p>10599.02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1" calcext:value-type="float">
            <text:p>726.1</text:p>
          </table:table-cell>
          <table:table-cell office:value-type="float" office:value="3.7" calcext:value-type="float">
            <text:p>3.7</text:p>
          </table:table-cell>
          <table:table-cell office:value-type="float" office:value="15.1" calcext:value-type="float">
            <text:p>15.1</text:p>
          </table:table-cell>
          <table:table-cell office:value-type="float" office:value="1.4" calcext:value-type="float">
            <text:p>1.4</text:p>
          </table:table-cell>
          <table:table-cell office:value-type="float" office:value="0.196643" calcext:value-type="float">
            <text:p>0.19664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12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MWC349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08.18933" calcext:value-type="float">
            <text:p>308.18933</text:p>
          </table:table-cell>
          <table:table-cell office:value-type="float" office:value="40.660222" calcext:value-type="float">
            <text:p>40.660222</text:p>
          </table:table-cell>
          <table:table-cell office:value-type="float" office:value="-52.864979" calcext:value-type="float">
            <text:p>-52.864979</text:p>
          </table:table-cell>
          <table:table-cell office:value-type="float" office:value="19.043343" calcext:value-type="float">
            <text:p>19.043343</text:p>
          </table:table-cell>
          <table:table-cell office:value-type="float" office:value="-41.166183" calcext:value-type="float">
            <text:p>-41.166183</text:p>
          </table:table-cell>
          <table:table-cell office:value-type="float" office:value="58892.736" calcext:value-type="float">
            <text:p>58892.736</text:p>
          </table:table-cell>
          <table:table-cell office:value-type="string" calcext:value-type="string">
            <text:p><text:s/>2020-02-13T17:39:50.875 </text:p>
          </table:table-cell>
          <table:table-cell office:value-type="float" office:value="10749.181" calcext:value-type="float">
            <text:p>10749.18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1" calcext:value-type="float">
            <text:p>726.1</text:p>
          </table:table-cell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.5" calcext:value-type="float">
            <text:p>1.5</text:p>
          </table:table-cell>
          <table:table-cell office:value-type="float" office:value="0.196966" calcext:value-type="float">
            <text:p>0.19696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13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NGC7027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6.75663" calcext:value-type="float">
            <text:p>316.75663</text:p>
          </table:table-cell>
          <table:table-cell office:value-type="float" office:value="42.236162" calcext:value-type="float">
            <text:p>42.236162</text:p>
          </table:table-cell>
          <table:table-cell office:value-type="float" office:value="-54.52189" calcext:value-type="float">
            <text:p>-54.52189</text:p>
          </table:table-cell>
          <table:table-cell office:value-type="float" office:value="24.715912" calcext:value-type="float">
            <text:p>24.715912</text:p>
          </table:table-cell>
          <table:table-cell office:value-type="float" office:value="-41.228178" calcext:value-type="float">
            <text:p>-41.228178</text:p>
          </table:table-cell>
          <table:table-cell office:value-type="float" office:value="58892.739" calcext:value-type="float">
            <text:p>58892.739</text:p>
          </table:table-cell>
          <table:table-cell office:value-type="string" calcext:value-type="string">
            <text:p><text:s/>2020-02-13T17:43:53.250 </text:p>
          </table:table-cell>
          <table:table-cell office:value-type="float" office:value="10992.219" calcext:value-type="float">
            <text:p>10992.219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onTheFlyMap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1" calcext:value-type="float">
            <text:p>726.1</text:p>
          </table:table-cell>
          <table:table-cell office:value-type="float" office:value="3.7" calcext:value-type="float">
            <text:p>3.7</text:p>
          </table:table-cell>
          <table:table-cell office:value-type="float" office:value="13.8" calcext:value-type="float">
            <text:p>13.8</text:p>
          </table:table-cell>
          <table:table-cell office:value-type="float" office:value="1.3" calcext:value-type="float">
            <text:p>1.3</text:p>
          </table:table-cell>
          <table:table-cell office:value-type="float" office:value="0.179444" calcext:value-type="float">
            <text:p>0.17944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1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251+158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3.4906" calcext:value-type="float">
            <text:p>343.4906</text:p>
          </table:table-cell>
          <table:table-cell office:value-type="float" office:value="16.148236" calcext:value-type="float">
            <text:p>16.148236</text:p>
          </table:table-cell>
          <table:table-cell office:value-type="float" office:value="268.31289" calcext:value-type="float">
            <text:p>268.31289</text:p>
          </table:table-cell>
          <table:table-cell office:value-type="float" office:value="29.813073" calcext:value-type="float">
            <text:p>29.813073</text:p>
          </table:table-cell>
          <table:table-cell office:value-type="float" office:value="-57.367227" calcext:value-type="float">
            <text:p>-57.367227</text:p>
          </table:table-cell>
          <table:table-cell office:value-type="float" office:value="58892.746" calcext:value-type="float">
            <text:p>58892.746</text:p>
          </table:table-cell>
          <table:table-cell office:value-type="string" calcext:value-type="string">
            <text:p><text:s/>2020-02-13T17:54:00.750 </text:p>
          </table:table-cell>
          <table:table-cell office:value-type="float" office:value="11601.383" calcext:value-type="float">
            <text:p>11601.383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2" calcext:value-type="float">
            <text:p>726.2</text:p>
          </table:table-cell>
          <table:table-cell office:value-type="float" office:value="3.8" calcext:value-type="float">
            <text:p>3.8</text:p>
          </table:table-cell>
          <table:table-cell office:value-type="float" office:value="12.6" calcext:value-type="float">
            <text:p>12.6</text:p>
          </table:table-cell>
          <table:table-cell office:value-type="float" office:value="1.4" calcext:value-type="float">
            <text:p>1.4</text:p>
          </table:table-cell>
          <table:table-cell office:value-type="float" office:value="0.194004" calcext:value-type="float">
            <text:p>0.194004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17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Mercury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42.76066" calcext:value-type="float">
            <text:p>342.76066</text:p>
          </table:table-cell>
          <table:table-cell office:value-type="float" office:value="-5.6227863" calcext:value-type="float">
            <text:p>-5.6227863</text:p>
          </table:table-cell>
          <table:table-cell office:value-type="float" office:value="-109.30456" calcext:value-type="float">
            <text:p>-109.30456</text:p>
          </table:table-cell>
          <table:table-cell office:value-type="float" office:value="15.022911" calcext:value-type="float">
            <text:p>15.022911</text:p>
          </table:table-cell>
          <table:table-cell office:value-type="float" office:value="-55.748564" calcext:value-type="float">
            <text:p>-55.748564</text:p>
          </table:table-cell>
          <table:table-cell office:value-type="float" office:value="58892.748" calcext:value-type="float">
            <text:p>58892.748</text:p>
          </table:table-cell>
          <table:table-cell office:value-type="string" calcext:value-type="string">
            <text:p><text:s/>2020-02-13T17:57:10.625 </text:p>
          </table:table-cell>
          <table:table-cell office:value-type="float" office:value="11791.777" calcext:value-type="float">
            <text:p>11791.777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2" calcext:value-type="float">
            <text:p>726.2</text:p>
          </table:table-cell>
          <table:table-cell office:value-type="float" office:value="3.6" calcext:value-type="float">
            <text:p>3.6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95287" calcext:value-type="float">
            <text:p>0.195287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19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454-234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74.263181" calcext:value-type="float">
            <text:p>74.263181</text:p>
          </table:table-cell>
          <table:table-cell office:value-type="float" office:value="-23.414546" calcext:value-type="float">
            <text:p>-23.414546</text:p>
          </table:table-cell>
          <table:table-cell office:value-type="float" office:value="155.58547" calcext:value-type="float">
            <text:p>155.58547</text:p>
          </table:table-cell>
          <table:table-cell office:value-type="float" office:value="25.470716" calcext:value-type="float">
            <text:p>25.470716</text:p>
          </table:table-cell>
          <table:table-cell office:value-type="float" office:value="55.137072" calcext:value-type="float">
            <text:p>55.137072</text:p>
          </table:table-cell>
          <table:table-cell office:value-type="float" office:value="58892.752" calcext:value-type="float">
            <text:p>58892.752</text:p>
          </table:table-cell>
          <table:table-cell office:value-type="string" calcext:value-type="string">
            <text:p><text:s/>2020-02-13T18:02:45.000 </text:p>
          </table:table-cell>
          <table:table-cell office:value-type="float" office:value="12127.068" calcext:value-type="float">
            <text:p>12127.06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4" calcext:value-type="float">
            <text:p>726.4</text:p>
          </table:table-cell>
          <table:table-cell office:value-type="float" office:value="3.4" calcext:value-type="float">
            <text:p>3.4</text:p>
          </table:table-cell>
          <table:table-cell office:value-type="float" office:value="14.2" calcext:value-type="float">
            <text:p>14.2</text:p>
          </table:table-cell>
          <table:table-cell office:value-type="float" office:value="1.3" calcext:value-type="float">
            <text:p>1.3</text:p>
          </table:table-cell>
          <table:table-cell office:value-type="float" office:value="0.212949" calcext:value-type="float">
            <text:p>0.212949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21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605-085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91.998717" calcext:value-type="float">
            <text:p>91.998717</text:p>
          </table:table-cell>
          <table:table-cell office:value-type="float" office:value="-8.5805522" calcext:value-type="float">
            <text:p>-8.5805522</text:p>
          </table:table-cell>
          <table:table-cell office:value-type="float" office:value="131.56896" calcext:value-type="float">
            <text:p>131.56896</text:p>
          </table:table-cell>
          <table:table-cell office:value-type="float" office:value="30.599364" calcext:value-type="float">
            <text:p>30.599364</text:p>
          </table:table-cell>
          <table:table-cell office:value-type="float" office:value="67.45117" calcext:value-type="float">
            <text:p>67.45117</text:p>
          </table:table-cell>
          <table:table-cell office:value-type="float" office:value="58892.755" calcext:value-type="float">
            <text:p>58892.755</text:p>
          </table:table-cell>
          <table:table-cell office:value-type="string" calcext:value-type="string">
            <text:p><text:s/>2020-02-13T18:07:10.500 </text:p>
          </table:table-cell>
          <table:table-cell office:value-type="float" office:value="12393.295" calcext:value-type="float">
            <text:p>12393.29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4" calcext:value-type="float">
            <text:p>726.4</text:p>
          </table:table-cell>
          <table:table-cell office:value-type="float" office:value="3.1" calcext:value-type="float">
            <text:p>3.1</text:p>
          </table:table-cell>
          <table:table-cell office:value-type="float" office:value="13.6" calcext:value-type="float">
            <text:p>13.6</text:p>
          </table:table-cell>
          <table:table-cell office:value-type="float" office:value="1.4" calcext:value-type="float">
            <text:p>1.4</text:p>
          </table:table-cell>
          <table:table-cell office:value-type="float" office:value="0.194126" calcext:value-type="float">
            <text:p>0.194126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24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Uranus </text:p>
          </table:table-cell>
          <table:table-cell table:number-columns-repeated="2" office:value-type="string" calcext:value-type="string">
            <text:p><text:s/>NIKA2pool </text:p>
          </table:table-cell>
          <table:table-cell office:value-type="string" calcext:value-type="string">
            <text:p><text:s/>nikaw-1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un53_X </text:p>
          </table:table-cell>
          <table:table-cell office:value-type="float" office:value="31.083391" calcext:value-type="float">
            <text:p>31.083391</text:p>
          </table:table-cell>
          <table:table-cell office:value-type="float" office:value="12.114699" calcext:value-type="float">
            <text:p>12.114699</text:p>
          </table:table-cell>
          <table:table-cell office:value-type="float" office:value="225.94678" calcext:value-type="float">
            <text:p>225.94678</text:p>
          </table:table-cell>
          <table:table-cell office:value-type="float" office:value="57.440865" calcext:value-type="float">
            <text:p>57.440865</text:p>
          </table:table-cell>
          <table:table-cell office:value-type="float" office:value="-104.10249" calcext:value-type="float">
            <text:p>-104.10249</text:p>
          </table:table-cell>
          <table:table-cell office:value-type="float" office:value="58892.763" calcext:value-type="float">
            <text:p>58892.763</text:p>
          </table:table-cell>
          <table:table-cell office:value-type="string" calcext:value-type="string">
            <text:p><text:s/>2020-02-13T18:18:15.875 </text:p>
          </table:table-cell>
          <table:table-cell office:value-type="float" office:value="13060.492" calcext:value-type="float">
            <text:p>13060.49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pointing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smyth <text:s text:c="8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totalPower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726.5" calcext:value-type="float">
            <text:p>726.5</text:p>
          </table:table-cell>
          <table:table-cell office:value-type="float" office:value="2.8" calcext:value-type="float">
            <text:p>2.8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  <table:table-cell office:value-type="float" office:value="0.21983" calcext:value-type="float">
            <text:p>0.21983</text:p>
          </table:table-cell>
          <table:table-cell table:number-columns-repeated="4" office:value-type="float" office:value="-32768" calcext:value-type="float">
            <text:p>-32768</text:p>
          </table:table-cell>
          <table:table-cell office:value-type="string" calcext:value-type="string">
            <text:p><text:s/>/home/desert/NIKA/AntennaImbfits </text:p>
          </table:table-cell>
          <table:table-cell office:value-type="string" calcext:value-type="string">
            <text:p><text:s/>iram30m-antenna-20200213s226-imb.fits 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string" calcext:value-type="string">
            <text:p><text:s/>none</text:p>
          </table:table-cell>
        </table:table-row>
      </table:table>
      <table:named-expressions/>
      <table:database-ranges>
        <table:database-range table:name="__Anonymous_Sheet_DB__0" table:target-range-address="Log_Iram_tel_N2P4_v0.A1:Log_Iram_tel_N2P4_v0.GE3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19:25:48.632823383</dc:date>
    <meta:editing-duration>PT56S</meta:editing-duration>
    <meta:editing-cycles>2</meta:editing-cycles>
    <meta:generator>LibreOffice/4.3.3.2$Linux_X86_64 LibreOffice_project/430m0$Build-2</meta:generator>
    <meta:document-statistic meta:table-count="1" meta:cell-count="64702" meta:object-count="0"/>
  </office:meta>
</office:document-meta>
</file>